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2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8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39" style:family="graphic" style:parent-style-name="standard">
      <style:graphic-properties svg:stroke-color="#708090" draw:opacity="100%" draw:textarea-horizontal-align="justify" draw:textarea-vertical-align="middle" draw:auto-grow-height="false" fo:min-height="0cm" fo:min-width="0.051cm"/>
    </style:style>
    <style:style style:name="gr40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6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7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2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3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2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vertical-align="middle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6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3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4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6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6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7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88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89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2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3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4" style:family="graphic" style:parent-style-name="objectwithoutfill">
      <style:graphic-properties draw:marker-end="Symmetric_20_Arrow" draw:marker-end-width="0.3cm" draw:fill="solid" draw:textarea-vertical-align="middle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98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0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4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5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6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07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08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09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1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2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29" style:family="graphic" style:parent-style-name="standard">
      <style:graphic-properties svg:stroke-color="#708090" draw:fill-color="#ffffff" draw:textarea-vertical-align="middle"/>
    </style:style>
    <style:style style:name="gr13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2" style:family="graphic" style:parent-style-name="standard">
      <style:graphic-properties svg:stroke-color="#708090" draw:textarea-vertical-align="middle"/>
      <style:paragraph-properties style:writing-mode="lr-tb"/>
    </style:style>
    <style:style style:name="gr13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3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3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3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5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5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5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6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6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6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1" style:family="graphic" style:parent-style-name="standard">
      <style:graphic-properties draw:fill="none" draw:textarea-vertical-align="middle" draw:auto-grow-height="false" fo:min-height="3.065cm" fo:min-width="0cm"/>
    </style:style>
    <style:style style:name="gr172" style:family="graphic" style:parent-style-name="standard">
      <style:graphic-properties draw:fill="none" draw:textarea-vertical-align="middle" draw:auto-grow-height="false" fo:min-height="3.948cm" fo:min-width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6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1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2" style:family="graphic" style:parent-style-name="standard">
      <style:graphic-properties draw:fill="none" draw:textarea-vertical-align="middle" draw:auto-grow-height="false" fo:min-height="6.342cm" fo:min-width="0cm"/>
    </style:style>
    <style:style style:name="gr193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4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2.88cm" fo:min-width="0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99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0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3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4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5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07" style:family="graphic" style:parent-style-name="objectwithoutfill">
      <style:graphic-properties draw:marker-end="Arrow_20_concave" draw:marker-end-width="0.203cm" draw:fill="solid" draw:textarea-vertical-align="middle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3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2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3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4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3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3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5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8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9" style:family="graphic" style:parent-style-name="standard">
      <style:graphic-properties svg:stroke-color="#708090" draw:fill="solid" draw:fill-color="#0000c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0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4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1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67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6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69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1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6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9" style:family="graphic" style:parent-style-name="standard">
      <style:graphic-properties draw:textarea-vertical-align="middle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1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9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2" style:family="graphic" style:parent-style-name="standard" style:list-style-name="L1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93" style:family="graphic" style:parent-style-name="standard" style:list-style-name="L1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1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3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fill-color="#ffffff" draw:textarea-horizontal-align="justify" draw:textarea-vertical-align="middle" draw:auto-grow-height="false" fo:min-height="0.045cm" fo:min-width="0.327cm"/>
      <style:paragraph-properties style:writing-mode="lr-tb"/>
    </style:style>
    <style:style style:name="gr308" style:family="graphic" style:parent-style-name="standard">
      <style:graphic-properties draw:fill-color="#87cefa" draw:textarea-horizontal-align="justify" draw:textarea-vertical-align="middle" draw:auto-grow-height="false" fo:min-height="0.045cm" fo:min-width="0.322cm"/>
      <style:paragraph-properties style:writing-mode="lr-tb"/>
    </style:style>
    <style:style style:name="gr309" style:family="graphic" style:parent-style-name="standard">
      <style:graphic-properties draw:fill-color="#ffffff" draw:textarea-horizontal-align="justify" draw:textarea-vertical-align="middle" draw:auto-grow-height="false" fo:min-height="0.045cm" fo:min-width="0.322cm"/>
      <style:paragraph-properties style:writing-mode="lr-tb"/>
    </style:style>
    <style:style style:name="gr310" style:family="graphic" style:parent-style-name="standard">
      <style:graphic-properties draw:fill-color="#ffff00" draw:textarea-horizontal-align="justify" draw:textarea-vertical-align="middle" draw:auto-grow-height="false" fo:min-height="0.045cm" fo:min-width="0.326cm"/>
      <style:paragraph-properties style:writing-mode="lr-tb"/>
    </style:style>
    <style:style style:name="gr311" style:family="graphic" style:parent-style-name="standard">
      <style:graphic-properties draw:fill-color="#87cefa" draw:textarea-horizontal-align="justify" draw:textarea-vertical-align="middle" draw:auto-grow-height="false" fo:min-height="0.045cm" fo:min-width="0.326cm"/>
      <style:paragraph-properties style:writing-mode="lr-tb"/>
    </style:style>
    <style:style style:name="gr3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1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634cm" fo:min-width="5.195cm"/>
      <style:paragraph-properties style:writing-mode="lr-tb"/>
    </style:style>
    <style:style style:name="gr31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216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19" style:family="graphic" style:parent-style-name="standard">
      <style:graphic-properties draw:fill="none" draw:textarea-vertical-align="middle" draw:auto-grow-height="false" fo:min-height="2.912cm" fo:min-width="0cm"/>
    </style:style>
    <style:style style:name="gr320" style:family="graphic" style:parent-style-name="standard">
      <style:graphic-properties draw:fill="none" draw:textarea-vertical-align="middle" draw:auto-grow-height="false" fo:min-height="2.748cm" fo:min-width="0cm"/>
    </style:style>
    <style:style style:name="gr321" style:family="graphic" style:parent-style-name="standard">
      <style:graphic-properties draw:fill="none" draw:textarea-vertical-align="middle" draw:auto-grow-height="false" fo:min-height="2.977cm" fo:min-width="0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3" style:family="graphic" style:parent-style-name="standard">
      <style:graphic-properties draw:opacity="0%" draw:textarea-horizontal-align="justify" draw:textarea-vertical-align="middle" draw:auto-grow-height="false" fo:min-height="14.278cm" fo:min-width="26.127cm"/>
    </style:style>
    <style:style style:name="gr324" style:family="graphic" style:parent-style-name="standard">
      <style:graphic-properties draw:fill-color="#ffff00" draw:textarea-horizontal-align="justify" draw:textarea-vertical-align="middle" draw:auto-grow-height="false" fo:min-height="0.045cm" fo:min-width="0.322cm"/>
      <style:paragraph-properties style:writing-mode="lr-tb"/>
    </style:style>
    <style:style style:name="gr3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26" style:family="graphic" style:parent-style-name="standard">
      <style:graphic-properties draw:fill-color="#ffa500" draw:textarea-horizontal-align="justify" draw:textarea-vertical-align="middle" draw:auto-grow-height="false" fo:min-height="0.045cm" fo:min-width="0.327cm"/>
      <style:paragraph-properties style:writing-mode="lr-tb"/>
    </style:style>
    <style:style style:name="gr327" style:family="graphic" style:parent-style-name="standard">
      <style:graphic-properties draw:fill-color="#ffa500" draw:textarea-horizontal-align="justify" draw:textarea-vertical-align="middle" draw:auto-grow-height="false" fo:min-height="0.045cm" fo:min-width="0.322cm"/>
      <style:paragraph-properties style:writing-mode="lr-tb"/>
    </style:style>
    <style:style style:name="gr328" style:family="graphic" style:parent-style-name="standard">
      <style:graphic-properties draw:fill-color="#ffa500" draw:textarea-horizontal-align="justify" draw:textarea-vertical-align="middle" draw:auto-grow-height="false" fo:min-height="0.045cm" fo:min-width="0.326cm"/>
      <style:paragraph-properties style:writing-mode="lr-tb"/>
    </style:style>
    <style:style style:name="gr329" style:family="graphic" style:parent-style-name="standard">
      <style:graphic-properties draw:fill-color="#ffffff" draw:textarea-horizontal-align="justify" draw:textarea-vertical-align="middle" draw:auto-grow-height="false" fo:min-height="0.045cm" fo:min-width="0.326cm"/>
      <style:paragraph-properties style:writing-mode="lr-tb"/>
    </style:style>
    <style:style style:name="gr330" style:family="graphic" style:parent-style-name="standard">
      <style:graphic-properties draw:opacity="0%" draw:textarea-horizontal-align="justify" draw:textarea-vertical-align="middle" draw:auto-grow-height="false" fo:min-height="8.121cm" fo:min-width="18.911cm"/>
    </style:style>
    <style:style style:name="gr33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32" style:family="graphic" style:parent-style-name="standard">
      <style:graphic-properties draw:fill-color="#ffffff" draw:textarea-horizontal-align="justify" draw:textarea-vertical-align="middle" draw:auto-grow-height="false" fo:min-height="0.005cm" fo:min-width="0.217cm"/>
      <style:paragraph-properties style:writing-mode="lr-tb"/>
    </style:style>
    <style:style style:name="gr333" style:family="graphic" style:parent-style-name="standard">
      <style:graphic-properties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34" style:family="graphic" style:parent-style-name="standard">
      <style:graphic-properties draw:fill-color="#ffffff" draw:textarea-horizontal-align="justify" draw:textarea-vertical-align="middle" draw:auto-grow-height="false" fo:min-height="0.005cm" fo:min-width="0.212cm"/>
      <style:paragraph-properties style:writing-mode="lr-tb"/>
    </style:style>
    <style:style style:name="gr335" style:family="graphic" style:parent-style-name="standard">
      <style:graphic-properties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36" style:family="graphic" style:parent-style-name="standard">
      <style:graphic-properties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337" style:family="graphic" style:parent-style-name="standard">
      <style:graphic-properties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338" style:family="graphic" style:parent-style-name="standard">
      <style:graphic-properties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339" style:family="graphic" style:parent-style-name="standard">
      <style:graphic-properties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340" style:family="graphic" style:parent-style-name="standard">
      <style:graphic-properties draw:fill-color="#ffffff" draw:textarea-horizontal-align="justify" draw:textarea-vertical-align="middle" draw:auto-grow-height="false" fo:min-height="0.004cm" fo:min-width="0.215cm"/>
      <style:paragraph-properties style:writing-mode="lr-tb"/>
    </style:style>
    <style:style style:name="gr341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0.596cm"/>
      <style:paragraph-properties style:writing-mode="lr-tb"/>
    </style:style>
    <style:style style:name="gr34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0.758cm"/>
      <style:paragraph-properties style:writing-mode="lr-tb"/>
    </style:style>
    <style:style style:name="gr34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6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0.758cm"/>
      <style:paragraph-properties style:writing-mode="lr-tb"/>
    </style:style>
    <style:style style:name="gr3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48" style:family="graphic" style:parent-style-name="standard">
      <style:graphic-properties draw:fill="none" draw:textarea-vertical-align="middle" draw:auto-grow-height="false" fo:min-height="5.238cm" fo:min-width="0cm"/>
    </style:style>
    <style:style style:name="gr349" style:family="graphic" style:parent-style-name="standard">
      <style:graphic-properties draw:fill="none" draw:textarea-vertical-align="middle" draw:auto-grow-height="false" fo:min-height="4.66cm" fo:min-width="0cm"/>
    </style:style>
    <style:style style:name="gr350" style:family="graphic" style:parent-style-name="standard">
      <style:graphic-properties draw:opacity="0%" draw:textarea-horizontal-align="justify" draw:textarea-vertical-align="middle" draw:auto-grow-height="false" fo:min-height="13.414cm" fo:min-width="24.443cm"/>
    </style:style>
    <style:style style:name="gr351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7.992cm" fo:min-width="0.854cm"/>
      <style:paragraph-properties style:writing-mode="lr-tb"/>
    </style:style>
    <style:style style:name="gr35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666cm" fo:min-width="1.029cm"/>
      <style:paragraph-properties style:writing-mode="lr-tb"/>
    </style:style>
    <style:style style:name="gr353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374cm" fo:min-width="0.544cm"/>
      <style:paragraph-properties style:writing-mode="lr-tb"/>
    </style:style>
    <style:style style:name="gr354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4.025cm" fo:min-width="0.345cm"/>
      <style:paragraph-properties style:writing-mode="lr-tb"/>
    </style:style>
    <style:style style:name="gr3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56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7cm"/>
      <style:paragraph-properties style:writing-mode="lr-tb"/>
    </style:style>
    <style:style style:name="gr357" style:family="graphic" style:parent-style-name="standard">
      <style:graphic-properties draw:fill-color="#ffffff" draw:opacity="0%" draw:textarea-horizontal-align="justify" draw:textarea-vertical-align="middle" draw:auto-grow-height="false" fo:min-height="0.007cm" fo:min-width="0.212cm"/>
      <style:paragraph-properties style:writing-mode="lr-tb"/>
    </style:style>
    <style:style style:name="gr358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359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6cm"/>
      <style:paragraph-properties style:writing-mode="lr-tb"/>
    </style:style>
    <style:style style:name="gr360" style:family="graphic" style:parent-style-name="standard">
      <style:graphic-properties draw:fill-color="#87cefa" draw:opacity="100%" draw:textarea-horizontal-align="justify" draw:textarea-vertical-align="middle" draw:auto-grow-height="false" fo:min-height="0.007cm" fo:min-width="0.215cm"/>
      <style:paragraph-properties style:writing-mode="lr-tb"/>
    </style:style>
    <style:style style:name="gr361" style:family="graphic" style:parent-style-name="standard">
      <style:graphic-properties draw:fill-color="#ffffff" draw:opacity="0%" draw:textarea-horizontal-align="justify" draw:textarea-vertical-align="middle" draw:auto-grow-height="false" fo:min-height="0.005cm" fo:min-width="0.214cm"/>
      <style:paragraph-properties style:writing-mode="lr-tb"/>
    </style:style>
    <style:style style:name="gr362" style:family="graphic" style:parent-style-name="standard">
      <style:graphic-properties draw:fill-color="#ffffff" draw:opacity="0%" draw:textarea-horizontal-align="justify" draw:textarea-vertical-align="middle" draw:auto-grow-height="false" fo:min-height="0.004cm" fo:min-width="0.214cm"/>
      <style:paragraph-properties style:writing-mode="lr-tb"/>
    </style:style>
    <style:style style:name="gr363" style:family="graphic" style:parent-style-name="standard">
      <style:graphic-properties draw:fill-color="#ffffff" draw:opacity="0%" draw:textarea-horizontal-align="justify" draw:textarea-vertical-align="middle" draw:auto-grow-height="false" fo:min-height="0.006cm" fo:min-width="0.216cm"/>
      <style:paragraph-properties style:writing-mode="lr-tb"/>
    </style:style>
    <style:style style:name="gr364" style:family="graphic" style:parent-style-name="standard">
      <style:graphic-properties draw:fill-color="#87cefa" draw:opacity="100%" draw:textarea-horizontal-align="justify" draw:textarea-vertical-align="middle" draw:auto-grow-height="false" fo:min-height="0.004cm" fo:min-width="0.215cm"/>
      <style:paragraph-properties style:writing-mode="lr-tb"/>
    </style:style>
    <style:style style:name="gr3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69" style:family="graphic" style:parent-style-name="standard">
      <style:graphic-properties draw:fill="none" draw:textarea-vertical-align="middle" draw:auto-grow-height="false" fo:min-height="10.328cm" fo:min-width="0cm"/>
    </style:style>
    <style:style style:name="gr370" style:family="graphic" style:parent-style-name="standard">
      <style:graphic-properties draw:fill-color="#ffa500" draw:textarea-horizontal-align="justify" draw:textarea-vertical-align="middle" draw:auto-grow-height="false" fo:min-height="0.005cm" fo:min-width="0.217cm"/>
      <style:paragraph-properties style:writing-mode="lr-tb"/>
    </style:style>
    <style:style style:name="gr371" style:family="graphic" style:parent-style-name="standard">
      <style:graphic-properties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372" style:family="graphic" style:parent-style-name="standard">
      <style:graphic-properties draw:fill-color="#ffa500" draw:textarea-horizontal-align="justify" draw:textarea-vertical-align="middle" draw:auto-grow-height="false" fo:min-height="0.005cm" fo:min-width="0.212cm"/>
      <style:paragraph-properties style:writing-mode="lr-tb"/>
    </style:style>
    <style:style style:name="gr373" style:family="graphic" style:parent-style-name="standard">
      <style:graphic-properties draw:fill-color="#ffa500" draw:textarea-horizontal-align="justify" draw:textarea-vertical-align="middle" draw:auto-grow-height="false" fo:min-height="0.005cm" fo:min-width="0.216cm"/>
      <style:paragraph-properties style:writing-mode="lr-tb"/>
    </style:style>
    <style:style style:name="gr374" style:family="graphic" style:parent-style-name="standard">
      <style:graphic-properties draw:fill-color="#ffa500" draw:textarea-horizontal-align="justify" draw:textarea-vertical-align="middle" draw:auto-grow-height="false" fo:min-height="0.007cm" fo:min-width="0.215cm"/>
      <style:paragraph-properties style:writing-mode="lr-tb"/>
    </style:style>
    <style:style style:name="gr375" style:family="graphic" style:parent-style-name="standard">
      <style:graphic-properties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376" style:family="graphic" style:parent-style-name="standard">
      <style:graphic-properties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377" style:family="graphic" style:parent-style-name="standard">
      <style:graphic-properties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378" style:family="graphic" style:parent-style-name="standard">
      <style:graphic-properties draw:fill-color="#ffa500" draw:textarea-horizontal-align="justify" draw:textarea-vertical-align="middle" draw:auto-grow-height="false" fo:min-height="0.004cm" fo:min-width="0.215cm"/>
      <style:paragraph-properties style:writing-mode="lr-tb"/>
    </style:style>
    <style:style style:name="gr379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2.686cm" fo:min-width="3.5cm"/>
      <style:paragraph-properties style:writing-mode="lr-tb"/>
    </style:style>
    <style:style style:name="gr380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3.065cm" fo:min-width="0.854cm"/>
      <style:paragraph-properties style:writing-mode="lr-tb"/>
    </style:style>
    <style:style style:name="gr38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387" style:family="graphic" style:parent-style-name="standard">
      <style:graphic-properties draw:fill="none" draw:textarea-vertical-align="middle" draw:auto-grow-height="false" fo:min-height="10.5cm" fo:min-width="0cm"/>
    </style:style>
    <style:style style:name="gr38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389" style:family="graphic" style:parent-style-name="standard">
      <style:graphic-properties draw:fill-color="#87cefa" draw:textarea-horizontal-align="justify" draw:textarea-vertical-align="middle" draw:auto-grow-height="false" fo:min-height="0.005cm" fo:min-width="0.217cm"/>
      <style:paragraph-properties style:writing-mode="lr-tb"/>
    </style:style>
    <style:style style:name="gr390" style:family="graphic" style:parent-style-name="standard">
      <style:graphic-properties draw:fill-color="#87cefa" draw:textarea-horizontal-align="justify" draw:textarea-vertical-align="middle" draw:auto-grow-height="false" fo:min-height="0.005cm" fo:min-width="0.212cm"/>
      <style:paragraph-properties style:writing-mode="lr-tb"/>
    </style:style>
    <style:style style:name="gr391" style:family="graphic" style:parent-style-name="standard">
      <style:graphic-properties draw:fill-color="#87cefa" draw:textarea-horizontal-align="justify" draw:textarea-vertical-align="middle" draw:auto-grow-height="false" fo:min-height="0.005cm" fo:min-width="0.216cm"/>
      <style:paragraph-properties style:writing-mode="lr-tb"/>
    </style:style>
    <style:style style:name="gr392" style:family="graphic" style:parent-style-name="standard">
      <style:graphic-properties draw:fill-color="#87cefa" draw:textarea-horizontal-align="justify" draw:textarea-vertical-align="middle" draw:auto-grow-height="false" fo:min-height="0.007cm" fo:min-width="0.215cm"/>
      <style:paragraph-properties style:writing-mode="lr-tb"/>
    </style:style>
    <style:style style:name="gr393" style:family="graphic" style:parent-style-name="standard">
      <style:graphic-properties draw:fill-color="#87cefa" draw:textarea-horizontal-align="justify" draw:textarea-vertical-align="middle" draw:auto-grow-height="false" fo:min-height="0.004cm" fo:min-width="0.215cm"/>
      <style:paragraph-properties style:writing-mode="lr-tb"/>
    </style:style>
    <style:style style:name="gr394" style:family="graphic" style:parent-style-name="standard">
      <style:graphic-properties draw:fill-color="#ffe4e1" draw:opacity="100%" draw:textarea-horizontal-align="justify" draw:textarea-vertical-align="middle" draw:auto-grow-height="false" fo:min-height="0.394cm" fo:min-width="1.926cm"/>
      <style:paragraph-properties style:writing-mode="lr-tb"/>
    </style:style>
    <style:style style:name="gr39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96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97" style:family="graphic" style:parent-style-name="standard">
      <style:graphic-properties draw:stroke="dash" draw:stroke-dash="Long_20_Dash" draw:textarea-vertical-align="middle"/>
    </style:style>
    <style:style style:name="gr398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99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400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401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402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40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4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40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09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6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5cm"/>
      <style:paragraph-properties style:writing-mode="lr-tb"/>
    </style:style>
    <style:style style:name="gr41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413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41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1.196cm" fo:min-width="4.042cm"/>
      <style:paragraph-properties style:writing-mode="lr-tb"/>
    </style:style>
    <style:style style:name="gr41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722cm" fo:min-width="1.194cm"/>
      <style:paragraph-properties style:writing-mode="lr-tb"/>
    </style:style>
    <style:style style:name="gr417" style:family="graphic" style:parent-style-name="standard">
      <style:graphic-properties draw:fill-color="#ffa500" draw:textarea-horizontal-align="justify" draw:textarea-vertical-align="middle" draw:auto-grow-height="false" fo:min-height="0.021cm" fo:min-width="0.17cm"/>
      <style:paragraph-properties style:writing-mode="lr-tb"/>
    </style:style>
    <style:style style:name="gr418" style:family="graphic" style:parent-style-name="standard">
      <style:graphic-properties draw:fill-color="#ffff00" draw:textarea-horizontal-align="justify" draw:textarea-vertical-align="middle" draw:auto-grow-height="false" fo:min-height="0.02cm" fo:min-width="0.17cm"/>
      <style:paragraph-properties style:writing-mode="lr-tb"/>
    </style:style>
    <style:style style:name="gr419" style:family="graphic" style:parent-style-name="standard">
      <style:graphic-properties draw:textarea-horizontal-align="justify" draw:textarea-vertical-align="middle" draw:auto-grow-height="false" fo:min-height="0.02cm" fo:min-width="0.169cm"/>
      <style:paragraph-properties style:writing-mode="lr-tb"/>
    </style:style>
    <style:style style:name="gr420" style:family="graphic" style:parent-style-name="standard">
      <style:graphic-properties draw:fill-color="#ffffff" draw:textarea-horizontal-align="justify" draw:textarea-vertical-align="middle" draw:auto-grow-height="false" fo:min-height="0.018cm" fo:min-width="0.168cm"/>
      <style:paragraph-properties style:writing-mode="lr-tb"/>
    </style:style>
    <style:style style:name="gr421" style:family="graphic" style:parent-style-name="standard">
      <style:graphic-properties draw:fill-color="#ffa500" draw:textarea-horizontal-align="justify" draw:textarea-vertical-align="middle" draw:auto-grow-height="false" fo:min-height="0.02cm" fo:min-width="0.17cm"/>
      <style:paragraph-properties style:writing-mode="lr-tb"/>
    </style:style>
    <style:style style:name="gr422" style:family="graphic" style:parent-style-name="standard">
      <style:graphic-properties draw:fill-color="#ffa500" draw:textarea-horizontal-align="justify" draw:textarea-vertical-align="middle" draw:auto-grow-height="false" fo:min-height="0.02cm" fo:min-width="0.169cm"/>
      <style:paragraph-properties style:writing-mode="lr-tb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5.294cm"/>
      <style:paragraph-properties style:writing-mode="lr-tb"/>
    </style:style>
    <style:style style:name="gr42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426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5.479cm" fo:min-width="4.416cm"/>
      <style:paragraph-properties style:writing-mode="lr-tb"/>
    </style:style>
    <style:style style:name="gr427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132cm" fo:min-width="3.025cm"/>
      <style:paragraph-properties style:writing-mode="lr-tb"/>
    </style:style>
    <style:style style:name="gr42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30" style:family="graphic" style:parent-style-name="standard">
      <style:graphic-properties draw:fill-color="#ffe4c4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431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17cm"/>
      <style:paragraph-properties style:writing-mode="lr-tb"/>
    </style:style>
    <style:style style:name="gr432" style:family="graphic" style:parent-style-name="standard">
      <style:graphic-properties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433" style:family="graphic" style:parent-style-name="standard">
      <style:graphic-properties draw:fill-color="#ffe4c4" draw:opacity="100%" draw:textarea-horizontal-align="justify" draw:textarea-vertical-align="middle" draw:auto-grow-height="false" fo:min-height="0.018cm" fo:min-width="0.168cm"/>
      <style:paragraph-properties style:writing-mode="lr-tb"/>
    </style:style>
    <style:style style:name="gr434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35" style:family="graphic" style:parent-style-name="standard">
      <style:graphic-properties draw:fill-color="#ffffff" draw:textarea-horizontal-align="justify" draw:textarea-vertical-align="middle" draw:auto-grow-height="false" fo:min-height="0.02cm" fo:min-width="0.169cm"/>
      <style:paragraph-properties style:writing-mode="lr-tb"/>
    </style:style>
    <style:style style:name="gr436" style:family="graphic" style:parent-style-name="standard">
      <style:graphic-properties draw:fill-color="#ffffff" draw:textarea-horizontal-align="justify" draw:textarea-vertical-align="middle" draw:auto-grow-height="false" fo:min-height="0.02cm" fo:min-width="0.17cm"/>
      <style:paragraph-properties style:writing-mode="lr-tb"/>
    </style:style>
    <style:style style:name="gr437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438" style:family="graphic" style:parent-style-name="standard">
      <style:graphic-properties draw:fill-color="#ffffff" draw:textarea-horizontal-align="justify" draw:textarea-vertical-align="middle" draw:auto-grow-height="false" fo:min-height="0.021cm" fo:min-width="0.17cm"/>
      <style:paragraph-properties style:writing-mode="lr-tb"/>
    </style:style>
    <style:style style:name="gr439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40" style:family="graphic" style:parent-style-name="standard">
      <style:graphic-properties draw:fill-color="#87cefa" draw:textarea-horizontal-align="justify" draw:textarea-vertical-align="middle" draw:auto-grow-height="false" fo:min-height="0.02cm" fo:min-width="0.17cm"/>
      <style:paragraph-properties style:writing-mode="lr-tb"/>
    </style:style>
    <style:style style:name="gr441" style:family="graphic" style:parent-style-name="standard">
      <style:graphic-properties draw:fill-color="#87cefa" draw:textarea-horizontal-align="justify" draw:textarea-vertical-align="middle" draw:auto-grow-height="false" fo:min-height="0.02cm" fo:min-width="0.169cm"/>
      <style:paragraph-properties style:writing-mode="lr-tb"/>
    </style:style>
    <style:style style:name="gr442" style:family="graphic" style:parent-style-name="standard">
      <style:graphic-properties draw:fill-color="#ffffff" draw:opacity="15%" draw:textarea-horizontal-align="justify" draw:textarea-vertical-align="middle" draw:auto-grow-height="false" fo:min-height="0.018cm" fo:min-width="0.168cm"/>
      <style:paragraph-properties style:writing-mode="lr-tb"/>
    </style:style>
    <style:style style:name="gr443" style:family="graphic" style:parent-style-name="standard">
      <style:graphic-properties draw:fill-color="#ffffff" draw:opacity="15%" draw:textarea-horizontal-align="justify" draw:textarea-vertical-align="middle" draw:auto-grow-height="false" fo:min-height="0.02cm" fo:min-width="0.17cm"/>
      <style:paragraph-properties style:writing-mode="lr-tb"/>
    </style:style>
    <style:style style:name="gr444" style:family="graphic" style:parent-style-name="standard">
      <style:graphic-properties svg:stroke-color="#708090" draw:fill-color="#ffe4c4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4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448cm" fo:min-width="5.801cm"/>
      <style:paragraph-properties style:writing-mode="lr-tb"/>
    </style:style>
    <style:style style:name="gr446" style:family="graphic" style:parent-style-name="standard">
      <style:graphic-properties draw:stroke="solid" draw:stroke-dash="Long_20_Dash" draw:fill-color="#ffe4c4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4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4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5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2" style:family="graphic" style:parent-style-name="standard">
      <style:graphic-properties draw:opacity="0%" draw:textarea-horizontal-align="justify" draw:textarea-vertical-align="middle" draw:auto-grow-height="false" fo:min-height="12.546cm" fo:min-width="26.782cm"/>
    </style:style>
    <style:style style:name="gr453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5.478cm" fo:min-width="4.416cm"/>
      <style:paragraph-properties style:writing-mode="lr-tb"/>
    </style:style>
    <style:style style:name="gr45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131cm" fo:min-width="3.025cm"/>
      <style:paragraph-properties style:writing-mode="lr-tb"/>
    </style:style>
    <style:style style:name="gr4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5.916cm" fo:min-width="5.115cm"/>
      <style:paragraph-properties style:writing-mode="lr-tb"/>
    </style:style>
    <style:style style:name="gr46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5.916cm" fo:min-width="4.201cm"/>
      <style:paragraph-properties style:writing-mode="lr-tb"/>
    </style:style>
    <style:style style:name="gr466" style:family="graphic" style:parent-style-name="standard">
      <style:graphic-properties draw:stroke="solid" draw:stroke-dash="Long_20_Dash" draw:fill-color="#0000ff" draw:opacity="20%" draw:textarea-horizontal-align="justify" draw:textarea-vertical-align="middle" draw:auto-grow-height="false" fo:min-height="0.168cm" fo:min-width="0cm"/>
      <style:paragraph-properties style:writing-mode="lr-tb"/>
    </style:style>
    <style:style style:name="gr467" style:family="graphic" style:parent-style-name="standard">
      <style:graphic-properties draw:stroke="solid" draw:stroke-dash="Long_20_Dash" draw:fill-color="#ffffff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4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46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7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71" style:family="graphic" style:parent-style-name="standard">
      <style:graphic-properties draw:opacity="0%" draw:textarea-horizontal-align="justify" draw:textarea-vertical-align="middle" draw:auto-grow-height="false" fo:min-height="12.704cm" fo:min-width="12.346cm"/>
    </style:style>
    <style:style style:name="gr47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4.988cm" fo:min-width="0.854cm"/>
      <style:paragraph-properties style:writing-mode="lr-tb"/>
    </style:style>
    <style:style style:name="gr473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24cm" fo:min-width="0.854cm"/>
      <style:paragraph-properties style:writing-mode="lr-tb"/>
    </style:style>
    <style:style style:name="gr474" style:family="graphic" style:parent-style-name="standard">
      <style:graphic-properties draw:stroke="solid" draw:stroke-dash="Long_20_Dash" draw:fill="solid" draw:fill-color="#0000ff" draw:opacity="5%" draw:textarea-horizontal-align="justify" draw:textarea-vertical-align="middle" draw:auto-grow-height="false" fo:min-height="4.212cm" fo:min-width="3.456cm"/>
      <style:paragraph-properties style:writing-mode="lr-tb"/>
    </style:style>
    <style:style style:name="gr475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457cm" fo:min-width="0.854cm"/>
      <style:paragraph-properties style:writing-mode="lr-tb"/>
    </style:style>
    <style:style style:name="gr476" style:family="graphic" style:parent-style-name="standard">
      <style:graphic-properties svg:stroke-color="#708090" draw:fill-color="#ffe4c4" draw:textarea-horizontal-align="justify" draw:textarea-vertical-align="middle" draw:auto-grow-height="false" fo:min-height="0.118cm" fo:min-width="0.319cm"/>
      <style:paragraph-properties style:writing-mode="lr-tb"/>
    </style:style>
    <style:style style:name="gr477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319cm"/>
      <style:paragraph-properties style:writing-mode="lr-tb"/>
    </style:style>
    <style:style style:name="gr478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4.2cm" fo:min-width="3.476cm"/>
      <style:paragraph-properties style:writing-mode="lr-tb"/>
    </style:style>
    <style:style style:name="gr479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1.463cm" fo:min-width="0.854cm"/>
      <style:paragraph-properties style:writing-mode="lr-tb"/>
    </style:style>
    <style:style style:name="gr480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319cm"/>
      <style:paragraph-properties style:writing-mode="lr-tb"/>
    </style:style>
    <style:style style:name="gr4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6.639cm"/>
      <style:paragraph-properties style:writing-mode="lr-tb"/>
    </style:style>
    <style:style style:name="gr4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6.639cm"/>
      <style:paragraph-properties style:writing-mode="lr-tb"/>
    </style:style>
    <style:style style:name="gr485" style:family="graphic" style:parent-style-name="standard">
      <style:graphic-properties draw:opacity="0%" draw:textarea-horizontal-align="justify" draw:textarea-vertical-align="middle" draw:auto-grow-height="false" fo:min-height="10.672cm" fo:min-width="13.978cm"/>
    </style:style>
    <style:style style:name="gr486" style:family="graphic" style:parent-style-name="standard">
      <style:graphic-properties draw:stroke="solid" draw:stroke-dash="Long_20_Dash" draw:fill="solid" draw:fill-color="#0000ff" draw:opacity="5%" draw:textarea-horizontal-align="justify" draw:textarea-vertical-align="middle" draw:auto-grow-height="false" fo:min-height="4.96cm" fo:min-width="4.052cm"/>
      <style:paragraph-properties style:writing-mode="lr-tb"/>
    </style:style>
    <style:style style:name="gr487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4.95cm" fo:min-width="4.022cm"/>
      <style:paragraph-properties style:writing-mode="lr-tb"/>
    </style:style>
    <style:style style:name="gr488" style:family="graphic" style:parent-style-name="standard">
      <style:graphic-properties draw:stroke="solid" draw:stroke-dash="Long_20_Dash" draw:fill="solid" draw:fill-color="#228b22" draw:opacity="20%" draw:textarea-horizontal-align="justify" draw:textarea-vertical-align="middle" draw:auto-grow-height="false" fo:min-height="6.618cm" fo:min-width="0.854cm"/>
      <style:paragraph-properties style:writing-mode="lr-tb"/>
    </style:style>
    <style:style style:name="gr489" style:family="graphic" style:parent-style-name="standard">
      <style:graphic-properties draw:stroke="solid" draw:stroke-dash="Long_20_Dash" draw:fill="solid" draw:fill-color="#0000ff" draw:opacity="5%" draw:textarea-horizontal-align="justify" draw:textarea-vertical-align="middle" draw:auto-grow-height="false" fo:min-height="3.046cm" fo:min-width="2.12cm"/>
      <style:paragraph-properties style:writing-mode="lr-tb"/>
    </style:style>
    <style:style style:name="gr490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7.79cm" fo:min-width="0.854cm"/>
      <style:paragraph-properties style:writing-mode="lr-tb"/>
    </style:style>
    <style:style style:name="gr491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5.275cm" fo:min-width="0.854cm"/>
      <style:paragraph-properties style:writing-mode="lr-tb"/>
    </style:style>
    <style:style style:name="gr49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618cm" fo:min-width="0.854cm"/>
      <style:paragraph-properties style:writing-mode="lr-tb"/>
    </style:style>
    <style:style style:name="gr49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9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9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6.639cm"/>
      <style:paragraph-properties style:writing-mode="lr-tb"/>
    </style:style>
    <style:style style:name="gr4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6.639cm"/>
      <style:paragraph-properties style:writing-mode="lr-tb"/>
    </style:style>
    <style:style style:name="gr497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5.563cm" fo:min-width="0.854cm"/>
      <style:paragraph-properties style:writing-mode="lr-tb"/>
    </style:style>
    <style:style style:name="gr498" style:family="graphic" style:parent-style-name="standard">
      <style:graphic-properties draw:opacity="0%" draw:textarea-horizontal-align="justify" draw:textarea-vertical-align="middle" draw:auto-grow-height="false" fo:min-height="10.926cm" fo:min-width="15.502cm"/>
    </style:style>
    <style:style style:name="gr499" style:family="graphic" style:parent-style-name="standard">
      <style:graphic-properties draw:textarea-horizontal-align="justify" draw:textarea-vertical-align="middle" draw:auto-grow-height="false" fo:min-height="0.021cm" fo:min-width="0.17cm"/>
      <style:paragraph-properties style:writing-mode="lr-tb"/>
    </style:style>
    <style:style style:name="gr500" style:family="graphic" style:parent-style-name="standard">
      <style:graphic-properties draw:textarea-horizontal-align="justify" draw:textarea-vertical-align="middle" draw:auto-grow-height="false" fo:min-height="0.02cm" fo:min-width="0.17cm"/>
      <style:paragraph-properties style:writing-mode="lr-tb"/>
    </style:style>
    <style:style style:name="gr501" style:family="graphic" style:parent-style-name="standard">
      <style:graphic-properties draw:textarea-horizontal-align="justify" draw:textarea-vertical-align="middle" draw:auto-grow-height="false" fo:min-height="0.021cm" fo:min-width="0.168cm"/>
      <style:paragraph-properties style:writing-mode="lr-tb"/>
    </style:style>
    <style:style style:name="gr5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03" style:family="graphic" style:parent-style-name="standard">
      <style:graphic-properties draw:textarea-horizontal-align="justify" draw:textarea-vertical-align="middle" draw:auto-grow-height="false" fo:min-height="14.228cm" fo:min-width="33.028cm"/>
    </style:style>
    <style:style style:name="gr5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05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7.97cm" fo:min-width="0.93cm"/>
      <style:paragraph-properties style:writing-mode="lr-tb"/>
    </style:style>
    <style:style style:name="gr506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07" style:family="graphic" style:parent-style-name="standard">
      <style:graphic-properties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08" style:family="graphic" style:parent-style-name="standard">
      <style:graphic-properties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509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076cm"/>
      <style:paragraph-properties style:writing-mode="lr-tb"/>
    </style:style>
    <style:style style:name="gr510" style:family="graphic" style:parent-style-name="standard">
      <style:graphic-properties draw:fill-color="#ffffff" draw:textarea-horizontal-align="justify" draw:textarea-vertical-align="middle" draw:auto-grow-height="false" fo:min-height="0.02cm" fo:min-width="0.076cm"/>
      <style:paragraph-properties style:writing-mode="lr-tb"/>
    </style:style>
    <style:style style:name="gr511" style:family="graphic" style:parent-style-name="standard">
      <style:graphic-properties draw:textarea-horizontal-align="justify" draw:textarea-vertical-align="middle" draw:auto-grow-height="false" fo:min-height="0.02cm" fo:min-width="0.076cm"/>
      <style:paragraph-properties style:writing-mode="lr-tb"/>
    </style:style>
    <style:style style:name="gr512" style:family="graphic" style:parent-style-name="standard">
      <style:graphic-properties draw:textarea-horizontal-align="justify" draw:textarea-vertical-align="middle" draw:auto-grow-height="false" fo:min-height="0.021cm" fo:min-width="0.076cm"/>
      <style:paragraph-properties style:writing-mode="lr-tb"/>
    </style:style>
    <style:style style:name="gr513" style:family="graphic" style:parent-style-name="standard">
      <style:graphic-properties draw:textarea-horizontal-align="justify" draw:textarea-vertical-align="middle" draw:auto-grow-height="false" fo:min-height="0.021cm" fo:min-width="0.074cm"/>
      <style:paragraph-properties style:writing-mode="lr-tb"/>
    </style:style>
    <style:style style:name="gr514" style:family="graphic" style:parent-style-name="standard">
      <style:graphic-properties draw:textarea-horizontal-align="justify" draw:textarea-vertical-align="middle" draw:auto-grow-height="false" fo:min-height="0.02cm" fo:min-width="0.077cm"/>
      <style:paragraph-properties style:writing-mode="lr-tb"/>
    </style:style>
    <style:style style:name="gr515" style:family="graphic" style:parent-style-name="standard">
      <style:graphic-properties draw:textarea-horizontal-align="justify" draw:textarea-vertical-align="middle" draw:auto-grow-height="false" fo:min-height="0.021cm" fo:min-width="0.077cm"/>
      <style:paragraph-properties style:writing-mode="lr-tb"/>
    </style:style>
    <style:style style:name="gr516" style:family="graphic" style:parent-style-name="standard">
      <style:graphic-properties draw:textarea-horizontal-align="justify" draw:textarea-vertical-align="middle" draw:auto-grow-height="false" fo:min-height="0.021cm" fo:min-width="0.078cm"/>
      <style:paragraph-properties style:writing-mode="lr-tb"/>
    </style:style>
    <style:style style:name="gr517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518" style:family="graphic" style:parent-style-name="standard">
      <style:graphic-properties draw:fill-color="#ffffff" draw:textarea-horizontal-align="justify" draw:textarea-vertical-align="middle" draw:auto-grow-height="false" fo:min-height="0.021cm" fo:min-width="0.077cm"/>
      <style:paragraph-properties style:writing-mode="lr-tb"/>
    </style:style>
    <style:style style:name="gr519" style:family="graphic" style:parent-style-name="standard">
      <style:graphic-properties draw:fill-color="#ffffff" draw:textarea-horizontal-align="justify" draw:textarea-vertical-align="middle" draw:auto-grow-height="false" fo:min-height="0.018cm" fo:min-width="0.076cm"/>
      <style:paragraph-properties style:writing-mode="lr-tb"/>
    </style:style>
    <style:style style:name="gr520" style:family="graphic" style:parent-style-name="standard">
      <style:graphic-properties draw:fill-color="#ffffff" draw:textarea-horizontal-align="justify" draw:textarea-vertical-align="middle" draw:auto-grow-height="false" fo:min-height="0.02cm" fo:min-width="0.077cm"/>
      <style:paragraph-properties style:writing-mode="lr-tb"/>
    </style:style>
    <style:style style:name="gr521" style:family="graphic" style:parent-style-name="standard">
      <style:graphic-properties draw:textarea-horizontal-align="justify" draw:textarea-vertical-align="middle" draw:auto-grow-height="false" fo:min-height="0.021cm" fo:min-width="0.075cm"/>
      <style:paragraph-properties style:writing-mode="lr-tb"/>
    </style:style>
    <style:style style:name="gr522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523" style:family="graphic" style:parent-style-name="standard">
      <style:graphic-properties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524" style:family="graphic" style:parent-style-name="standard">
      <style:graphic-properties draw:fill-color="#ffffff" draw:textarea-horizontal-align="justify" draw:textarea-vertical-align="middle" draw:auto-grow-height="false" fo:min-height="0.02cm" fo:min-width="0.075cm"/>
      <style:paragraph-properties style:writing-mode="lr-tb"/>
    </style:style>
    <style:style style:name="gr525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6.708cm" fo:min-width="7.059cm"/>
      <style:paragraph-properties style:writing-mode="lr-tb"/>
    </style:style>
    <style:style style:name="gr526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383cm" fo:min-width="3.866cm"/>
      <style:paragraph-properties style:writing-mode="lr-tb"/>
    </style:style>
    <style:style style:name="gr527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28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529" style:family="graphic" style:parent-style-name="standard">
      <style:graphic-properties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30" style:family="graphic" style:parent-style-name="standard">
      <style:graphic-properties draw:fill-color="#87cefa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31" style:family="graphic" style:parent-style-name="standard">
      <style:graphic-properties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32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33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34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35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36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5cm"/>
      <style:paragraph-properties style:writing-mode="lr-tb"/>
    </style:style>
    <style:style style:name="gr53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651cm" fo:min-width="1.569cm"/>
      <style:paragraph-properties style:writing-mode="lr-tb"/>
    </style:style>
    <style:style style:name="gr53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10.217cm" fo:min-width="0.697cm"/>
      <style:paragraph-properties style:writing-mode="lr-tb"/>
    </style:style>
    <style:style style:name="gr539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213cm" fo:min-width="0.697cm"/>
      <style:paragraph-properties style:writing-mode="lr-tb"/>
    </style:style>
    <style:style style:name="gr54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6.653cm" fo:min-width="0.902cm"/>
      <style:paragraph-properties style:writing-mode="lr-tb"/>
    </style:style>
    <style:style style:name="gr541" style:family="graphic" style:parent-style-name="standard">
      <style:graphic-properties draw:fill-color="#87cefa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42" style:family="graphic" style:parent-style-name="standard">
      <style:graphic-properties draw:fill-color="#87cefa" draw:textarea-horizontal-align="justify" draw:textarea-vertical-align="middle" draw:auto-grow-height="false" fo:min-height="0.02cm" fo:min-width="0.076cm"/>
      <style:paragraph-properties style:writing-mode="lr-tb"/>
    </style:style>
    <style:style style:name="gr543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544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45" style:family="graphic" style:parent-style-name="standard">
      <style:graphic-properties draw:fill-color="#87cefa" draw:textarea-horizontal-align="justify" draw:textarea-vertical-align="middle" draw:auto-grow-height="false" fo:min-height="0.021cm" fo:min-width="0.077cm"/>
      <style:paragraph-properties style:writing-mode="lr-tb"/>
    </style:style>
    <style:style style:name="gr546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547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48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49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6cm"/>
      <style:paragraph-properties style:writing-mode="lr-tb"/>
    </style:style>
    <style:style style:name="gr550" style:family="graphic" style:parent-style-name="standard">
      <style:graphic-properties draw:fill-color="#87cefa" draw:textarea-horizontal-align="justify" draw:textarea-vertical-align="middle" draw:auto-grow-height="false" fo:min-height="0.02cm" fo:min-width="0.075cm"/>
      <style:paragraph-properties style:writing-mode="lr-tb"/>
    </style:style>
    <style:style style:name="gr5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818cm"/>
      <style:paragraph-properties style:writing-mode="lr-tb"/>
    </style:style>
    <style:style style:name="gr5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5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5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3.036cm" fo:min-width="0.93cm"/>
      <style:paragraph-properties style:writing-mode="lr-tb"/>
    </style:style>
    <style:style style:name="gr5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58" style:family="graphic" style:parent-style-name="standard">
      <style:graphic-properties draw:fill-color="#ffffff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61" style:family="graphic" style:parent-style-name="objectwithoutfill">
      <style:graphic-properties draw:stroke="solid" draw:stroke-dash="Double_20_Dash_20_Dot" draw:marker-start="" draw:marker-start-width="0.3cm" draw:marker-end="Symmetric_20_Arrow" draw:marker-end-width="0.3cm" draw:fill="solid" draw:textarea-vertical-align="middle"/>
    </style:style>
    <style:style style:name="gr562" style:family="graphic" style:parent-style-name="standard" style:list-style-name="L1">
      <style:graphic-properties draw:stroke="none" draw:textarea-horizontal-align="justify" draw:textarea-vertical-align="middle" draw:auto-grow-height="false" fo:min-height="1.488cm" fo:min-width="5.818cm"/>
      <style:paragraph-properties style:writing-mode="lr-tb"/>
    </style:style>
    <style:style style:name="gr5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6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66" style:family="graphic" style:parent-style-name="standard">
      <style:graphic-properties draw:stroke="dash" draw:stroke-dash="Long_20_Dash" draw:fill-color="#ff0000" draw:opacity="12%" draw:textarea-vertical-align="middle"/>
    </style:style>
    <style:style style:name="gr567" style:family="graphic" style:parent-style-name="standard">
      <style:graphic-properties draw:stroke="dash" draw:stroke-dash="Long_20_Dash" draw:fill-color="#0000ff" draw:opacity="5%" draw:textarea-vertical-align="middle"/>
    </style:style>
    <style:style style:name="gr568" style:family="graphic" style:parent-style-name="standard">
      <style:graphic-properties draw:fill-color="#ffff00" draw:textarea-horizontal-align="justify" draw:textarea-vertical-align="middle" draw:auto-grow-height="false" fo:min-height="0.02cm" fo:min-width="0.169cm"/>
      <style:paragraph-properties style:writing-mode="lr-tb"/>
    </style:style>
    <style:style style:name="gr569" style:family="graphic" style:parent-style-name="standard">
      <style:graphic-properties draw:textarea-horizontal-align="justify" draw:textarea-vertical-align="middle" draw:auto-grow-height="false" fo:min-height="0.018cm" fo:min-width="0.168cm"/>
      <style:paragraph-properties style:writing-mode="lr-tb"/>
    </style:style>
    <style:style style:name="gr570" style:family="graphic" style:parent-style-name="standard">
      <style:graphic-properties draw:textarea-horizontal-align="justify" draw:textarea-vertical-align="middle" draw:auto-grow-height="false" fo:min-height="0.02cm" fo:min-width="0.167cm"/>
      <style:paragraph-properties style:writing-mode="lr-tb"/>
    </style:style>
    <style:style style:name="gr571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572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573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74" style:family="graphic" style:parent-style-name="standard">
      <style:graphic-properties draw:fill-color="#e2f3fe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75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76" style:family="graphic" style:parent-style-name="standard">
      <style:graphic-properties draw:fill-color="#87cefa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577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78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79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80" style:family="graphic" style:parent-style-name="standard">
      <style:graphic-properties draw:fill-color="#ffffff" draw:opacity="0%" draw:textarea-vertical-align="middle"/>
    </style:style>
    <style:style style:name="gr581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167cm"/>
      <style:paragraph-properties style:writing-mode="lr-tb"/>
    </style:style>
    <style:style style:name="gr582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8cm" fo:min-width="0cm" fo:padding-top="0.142cm" fo:padding-bottom="0.142cm" fo:padding-left="0.267cm" fo:padding-right="0.267cm"/>
      <style:paragraph-properties style:writing-mode="lr-tb"/>
    </style:style>
    <style:style style:name="gr583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843cm" fo:min-width="4.201cm"/>
      <style:paragraph-properties style:writing-mode="lr-tb"/>
    </style:style>
    <style:style style:name="gr58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2.93cm" fo:min-width="3.2cm"/>
      <style:paragraph-properties style:writing-mode="lr-tb"/>
    </style:style>
    <style:style style:name="gr58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434cm" fo:min-width="1.116cm"/>
      <style:paragraph-properties style:writing-mode="lr-tb"/>
    </style:style>
    <style:style style:name="gr586" style:family="graphic" style:parent-style-name="standard">
      <style:graphic-properties draw:fill-color="#ffd4d4" draw:textarea-horizontal-align="justify" draw:textarea-vertical-align="middle" draw:auto-grow-height="false" fo:min-height="0.018cm" fo:min-width="0.171cm"/>
      <style:paragraph-properties style:writing-mode="lr-tb"/>
    </style:style>
    <style:style style:name="gr587" style:family="graphic" style:parent-style-name="standard">
      <style:graphic-properties draw:fill-color="#ffd4d4" draw:textarea-horizontal-align="justify" draw:textarea-vertical-align="middle" draw:auto-grow-height="false" fo:min-height="0.021cm" fo:min-width="0.167cm"/>
      <style:paragraph-properties style:writing-mode="lr-tb"/>
    </style:style>
    <style:style style:name="gr588" style:family="graphic" style:parent-style-name="standard">
      <style:graphic-properties draw:fill-color="#ffd4d4" draw:textarea-horizontal-align="justify" draw:textarea-vertical-align="middle" draw:auto-grow-height="false" fo:min-height="0.02cm" fo:min-width="0.169cm"/>
      <style:paragraph-properties style:writing-mode="lr-tb"/>
    </style:style>
    <style:style style:name="gr589" style:family="graphic" style:parent-style-name="standard">
      <style:graphic-properties draw:fill-color="#ffd4d4" draw:textarea-horizontal-align="justify" draw:textarea-vertical-align="middle" draw:auto-grow-height="false" fo:min-height="0.019cm" fo:min-width="0.171cm"/>
      <style:paragraph-properties style:writing-mode="lr-tb"/>
    </style:style>
    <style:style style:name="gr590" style:family="graphic" style:parent-style-name="standard">
      <style:graphic-properties draw:fill-color="#ffd4d4" draw:textarea-horizontal-align="justify" draw:textarea-vertical-align="middle" draw:auto-grow-height="false" fo:min-height="0.02cm" fo:min-width="0.168cm"/>
      <style:paragraph-properties style:writing-mode="lr-tb"/>
    </style:style>
    <style:style style:name="gr591" style:family="graphic" style:parent-style-name="standard">
      <style:graphic-properties draw:fill-color="#ffd4d4" draw:textarea-horizontal-align="justify" draw:textarea-vertical-align="middle" draw:auto-grow-height="false" fo:min-height="0.019cm" fo:min-width="0.168cm"/>
      <style:paragraph-properties style:writing-mode="lr-tb"/>
    </style:style>
    <style:style style:name="gr592" style:family="graphic" style:parent-style-name="standard">
      <style:graphic-properties draw:textarea-horizontal-align="justify" draw:textarea-vertical-align="middle" draw:auto-grow-height="false" fo:min-height="0.019cm" fo:min-width="0.168cm"/>
      <style:paragraph-properties style:writing-mode="lr-tb"/>
    </style:style>
    <style:style style:name="gr593" style:family="graphic" style:parent-style-name="standard">
      <style:graphic-properties draw:textarea-horizontal-align="justify" draw:textarea-vertical-align="middle" draw:auto-grow-height="false" fo:min-height="0.02cm" fo:min-width="0.168cm"/>
      <style:paragraph-properties style:writing-mode="lr-tb"/>
    </style:style>
    <style:style style:name="gr594" style:family="graphic" style:parent-style-name="standard">
      <style:graphic-properties draw:fill-color="#ffd4d4" draw:textarea-horizontal-align="justify" draw:textarea-vertical-align="middle" draw:auto-grow-height="false" fo:min-height="0.021cm" fo:min-width="0.17cm"/>
      <style:paragraph-properties style:writing-mode="lr-tb"/>
    </style:style>
    <style:style style:name="gr595" style:family="graphic" style:parent-style-name="standard">
      <style:graphic-properties draw:textarea-horizontal-align="justify" draw:textarea-vertical-align="middle" draw:auto-grow-height="false" fo:min-height="0.019cm" fo:min-width="0.169cm"/>
      <style:paragraph-properties style:writing-mode="lr-tb"/>
    </style:style>
    <style:style style:name="gr596" style:family="graphic" style:parent-style-name="standard">
      <style:graphic-properties draw:fill-color="#e2f3fe" draw:textarea-horizontal-align="justify" draw:textarea-vertical-align="middle" draw:auto-grow-height="false" fo:min-height="0.018cm" fo:min-width="0.172cm"/>
      <style:paragraph-properties style:writing-mode="lr-tb"/>
    </style:style>
    <style:style style:name="gr597" style:family="graphic" style:parent-style-name="standard">
      <style:graphic-properties draw:fill-color="#e2f3fe" draw:textarea-horizontal-align="justify" draw:textarea-vertical-align="middle" draw:auto-grow-height="false" fo:min-height="0.021cm" fo:min-width="0.168cm"/>
      <style:paragraph-properties style:writing-mode="lr-tb"/>
    </style:style>
    <style:style style:name="gr598" style:family="graphic" style:parent-style-name="standard">
      <style:graphic-properties draw:fill-color="#e2f3fe" draw:textarea-horizontal-align="justify" draw:textarea-vertical-align="middle" draw:auto-grow-height="false" fo:min-height="0.02cm" fo:min-width="0.17cm"/>
      <style:paragraph-properties style:writing-mode="lr-tb"/>
    </style:style>
    <style:style style:name="gr599" style:family="graphic" style:parent-style-name="standard">
      <style:graphic-properties draw:fill-color="#e2f3fe" draw:textarea-horizontal-align="justify" draw:textarea-vertical-align="middle" draw:auto-grow-height="false" fo:min-height="0.019cm" fo:min-width="0.169cm"/>
      <style:paragraph-properties style:writing-mode="lr-tb"/>
    </style:style>
    <style:style style:name="gr600" style:family="graphic" style:parent-style-name="standard">
      <style:graphic-properties draw:fill-color="#e2f3fe" draw:textarea-horizontal-align="justify" draw:textarea-vertical-align="middle" draw:auto-grow-height="false" fo:min-height="0.02cm" fo:min-width="0.167cm"/>
      <style:paragraph-properties style:writing-mode="lr-tb"/>
    </style:style>
    <style:style style:name="gr601" style:family="graphic" style:parent-style-name="standard">
      <style:graphic-properties draw:fill-color="#e2f3fe" draw:textarea-horizontal-align="justify" draw:textarea-vertical-align="middle" draw:auto-grow-height="false" fo:min-height="0.02cm" fo:min-width="0.169cm"/>
      <style:paragraph-properties style:writing-mode="lr-tb"/>
    </style:style>
    <style:style style:name="gr602" style:family="graphic" style:parent-style-name="standard">
      <style:graphic-properties draw:fill-color="#e2f3fe" draw:textarea-horizontal-align="justify" draw:textarea-vertical-align="middle" draw:auto-grow-height="false" fo:min-height="0.019cm" fo:min-width="0.17cm"/>
      <style:paragraph-properties style:writing-mode="lr-tb"/>
    </style:style>
    <style:style style:name="gr603" style:family="graphic" style:parent-style-name="standard">
      <style:graphic-properties draw:fill-color="#e2f3fe" draw:textarea-horizontal-align="justify" draw:textarea-vertical-align="middle" draw:auto-grow-height="false" fo:min-height="0.021cm" fo:min-width="0.17cm"/>
      <style:paragraph-properties style:writing-mode="lr-tb"/>
    </style:style>
    <style:style style:name="gr604" style:family="graphic" style:parent-style-name="standard">
      <style:graphic-properties draw:textarea-horizontal-align="justify" draw:textarea-vertical-align="middle" draw:auto-grow-height="false" fo:min-height="0.021cm" fo:min-width="0.166cm"/>
      <style:paragraph-properties style:writing-mode="lr-tb"/>
    </style:style>
    <style:style style:name="gr605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9cm" fo:min-width="0cm" fo:padding-top="0.142cm" fo:padding-bottom="0.142cm" fo:padding-left="0.267cm" fo:padding-right="0.267cm"/>
      <style:paragraph-properties style:writing-mode="lr-tb"/>
    </style:style>
    <style:style style:name="gr606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7cm" fo:min-width="0cm" fo:padding-top="0.142cm" fo:padding-bottom="0.142cm" fo:padding-left="0.267cm" fo:padding-right="0.267cm"/>
      <style:paragraph-properties style:writing-mode="lr-tb"/>
    </style:style>
    <style:style style:name="gr607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2.257cm" fo:min-width="0.776cm"/>
      <style:paragraph-properties style:writing-mode="lr-tb"/>
    </style:style>
    <style:style style:name="gr608" style:family="graphic" style:parent-style-name="standard">
      <style:graphic-properties draw:fill-color="#ffffff" draw:textarea-horizontal-align="justify" draw:textarea-vertical-align="middle" draw:auto-grow-height="false" fo:min-height="0.021cm" fo:min-width="0.169cm"/>
      <style:paragraph-properties style:writing-mode="lr-tb"/>
    </style:style>
    <style:style style:name="gr609" style:family="graphic" style:parent-style-name="standard">
      <style:graphic-properties draw:fill-color="#ffd4d4" draw:textarea-horizontal-align="justify" draw:textarea-vertical-align="middle" draw:auto-grow-height="false" fo:min-height="0.022cm" fo:min-width="0.168cm"/>
      <style:paragraph-properties style:writing-mode="lr-tb"/>
    </style:style>
    <style:style style:name="gr610" style:family="graphic" style:parent-style-name="standard">
      <style:graphic-properties draw:fill-color="#ffffff" draw:textarea-horizontal-align="justify" draw:textarea-vertical-align="middle" draw:auto-grow-height="false" fo:min-height="0.019cm" fo:min-width="0.168cm"/>
      <style:paragraph-properties style:writing-mode="lr-tb"/>
    </style:style>
    <style:style style:name="gr611" style:family="graphic" style:parent-style-name="standard">
      <style:graphic-properties draw:fill-color="#ffffff" draw:textarea-horizontal-align="justify" draw:textarea-vertical-align="middle" draw:auto-grow-height="false" fo:min-height="0.02cm" fo:min-width="0.168cm"/>
      <style:paragraph-properties style:writing-mode="lr-tb"/>
    </style:style>
    <style:style style:name="gr612" style:family="graphic" style:parent-style-name="standard">
      <style:graphic-properties draw:fill-color="#ffffff" draw:textarea-horizontal-align="justify" draw:textarea-vertical-align="middle" draw:auto-grow-height="false" fo:min-height="0.021cm" fo:min-width="0.168cm"/>
      <style:paragraph-properties style:writing-mode="lr-tb"/>
    </style:style>
    <style:style style:name="gr613" style:family="graphic" style:parent-style-name="standard">
      <style:graphic-properties draw:fill-color="#ffffff" draw:textarea-horizontal-align="justify" draw:textarea-vertical-align="middle" draw:auto-grow-height="false" fo:min-height="0.018cm" fo:min-width="0.17cm"/>
      <style:paragraph-properties style:writing-mode="lr-tb"/>
    </style:style>
    <style:style style:name="gr614" style:family="graphic" style:parent-style-name="standard">
      <style:graphic-properties draw:fill-color="#87cefa" draw:textarea-horizontal-align="justify" draw:textarea-vertical-align="middle" draw:auto-grow-height="false" fo:min-height="0.022cm" fo:min-width="0.16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 style:writing-mode="lr-tb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4" style:family="paragraph">
      <loext:graphic-properties draw:fill-color="#ffffff" draw:opacity="0%"/>
      <style:paragraph-properties fo:text-align="center"/>
    </style:style>
    <style:style style:name="P35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 style:writing-mode="lr-tb"/>
      <style:text-properties fo:color="#000000" fo:font-size="9pt"/>
    </style:style>
    <style:style style:name="P44" style:family="paragraph">
      <style:paragraph-properties fo:text-align="center"/>
      <style:text-properties fo:font-size="9pt"/>
    </style:style>
    <style:style style:name="P45" style:family="paragraph">
      <loext:graphic-properties draw:opacity="0%"/>
      <style:paragraph-properties fo:text-align="center" style:writing-mode="lr-tb"/>
      <style:text-properties fo:font-size="9pt"/>
    </style:style>
    <style:style style:name="P46" style:family="paragraph">
      <style:paragraph-properties fo:text-align="center" style:writing-mode="lr-tb"/>
      <style:text-properties fo:font-size="9pt"/>
    </style:style>
    <style:style style:name="P47" style:family="paragraph">
      <loext:graphic-properties draw:fill-color="#ffff00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9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center" style:writing-mode="lr-tb"/>
      <style:text-properties fo:font-size="10pt"/>
    </style:style>
    <style:style style:name="P54" style:family="paragraph">
      <loext:graphic-properties draw:opacity="100%"/>
      <style:paragraph-properties fo:text-align="center" style:writing-mode="lr-tb"/>
      <style:text-properties fo:font-size="10pt"/>
    </style:style>
    <style:style style:name="P55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7" style:family="paragraph">
      <loext:graphic-properties draw:fill="solid"/>
      <style:paragraph-properties fo:text-align="center"/>
      <style:text-properties fo:font-size="10pt"/>
    </style:style>
    <style:style style:name="P58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59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60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1" style:family="paragraph">
      <style:paragraph-properties fo:text-align="center"/>
      <style:text-properties fo:color="#696969"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7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68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69" style:family="paragraph">
      <loext:graphic-properties draw:opacity="100%"/>
      <style:paragraph-properties fo:text-align="center" style:writing-mode="lr-tb"/>
      <style:text-properties fo:font-size="9pt"/>
    </style:style>
    <style:style style:name="P70" style:family="paragraph">
      <loext:graphic-properties draw:opacity="0%"/>
      <style:paragraph-properties fo:text-align="center" style:writing-mode="lr-tb"/>
      <style:text-properties fo:font-size="10pt"/>
    </style:style>
    <style:style style:name="P71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2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3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4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5" style:family="paragraph">
      <loext:graphic-properties draw:fill-color="#ffffff"/>
      <style:paragraph-properties fo:text-align="center"/>
      <style:text-properties fo:font-size="9pt"/>
    </style:style>
    <style:style style:name="P76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78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79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8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1" style:family="paragraph">
      <style:paragraph-properties fo:text-align="center" style:writing-mode="lr-tb"/>
      <style:text-properties fo:font-size="14pt"/>
    </style:style>
    <style:style style:name="P82" style:family="paragraph">
      <loext:graphic-properties draw:opacity="100%"/>
      <style:paragraph-properties fo:text-align="center" style:writing-mode="lr-tb"/>
      <style:text-properties fo:font-size="14pt"/>
    </style:style>
    <style:style style:name="P83" style:family="paragraph">
      <loext:graphic-properties draw:fill="solid"/>
      <style:paragraph-properties fo:text-align="center" style:writing-mode="lr-tb"/>
      <style:text-properties fo:font-size="10pt"/>
    </style:style>
    <style:style style:name="P84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6" style:family="paragraph">
      <loext:graphic-properties draw:fill="solid" draw:fill-color="#ffffff"/>
      <style:paragraph-properties fo:text-align="center"/>
      <style:text-properties fo:font-size="10pt"/>
    </style:style>
    <style:style style:name="P87" style:family="paragraph">
      <loext:graphic-properties draw:fill="solid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90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2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4" style:family="paragraph">
      <loext:graphic-properties draw:fill="solid"/>
      <style:paragraph-properties fo:text-align="center" style:writing-mode="lr-tb"/>
    </style:style>
    <style:style style:name="P95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6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7" style:family="paragraph">
      <style:paragraph-properties fo:text-align="center" style:writing-mode="lr-tb"/>
      <style:text-properties fo:font-size="12pt"/>
    </style:style>
    <style:style style:name="P98" style:family="paragraph">
      <loext:graphic-properties draw:opacity="100%"/>
      <style:paragraph-properties fo:text-align="center" style:writing-mode="lr-tb"/>
      <style:text-properties fo:font-size="12pt"/>
    </style:style>
    <style:style style:name="P99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100" style:family="paragraph">
      <style:paragraph-properties fo:text-align="center" style:writing-mode="lr-tb"/>
      <style:text-properties fo:font-size="8pt"/>
    </style:style>
    <style:style style:name="P101" style:family="paragraph">
      <loext:graphic-properties draw:opacity="100%"/>
      <style:paragraph-properties fo:text-align="center" style:writing-mode="lr-tb"/>
      <style:text-properties fo:font-size="8pt"/>
    </style:style>
    <style:style style:name="P102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3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4" style:family="paragraph">
      <loext:graphic-properties draw:fill-color="#87cefa"/>
      <style:paragraph-properties fo:text-align="center" style:writing-mode="lr-tb"/>
      <style:text-properties fo:font-size="9pt"/>
    </style:style>
    <style:style style:name="P105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107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08" style:family="paragraph">
      <style:paragraph-properties fo:text-align="center" style:writing-mode="lr-tb"/>
      <style:text-properties fo:font-size="7pt"/>
    </style:style>
    <style:style style:name="P109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10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1" style:family="paragraph">
      <loext:graphic-properties draw:fill-color="#ffffff"/>
      <style:paragraph-properties fo:text-align="center"/>
      <style:text-properties fo:font-size="7pt"/>
    </style:style>
    <style:style style:name="P112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3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5" style:family="paragraph">
      <loext:graphic-properties draw:fill-color="#ffffff"/>
      <style:paragraph-properties fo:text-align="center" style:writing-mode="lr-tb"/>
      <style:text-properties fo:font-size="7pt"/>
    </style:style>
    <style:style style:name="P116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18" style:family="paragraph">
      <loext:graphic-properties draw:fill-color="#e2f3fe"/>
      <style:paragraph-properties fo:text-align="center" style:writing-mode="lr-tb"/>
      <style:text-properties fo:font-size="7pt"/>
    </style:style>
    <style:style style:name="P119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20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1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2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3" style:family="paragraph">
      <style:paragraph-properties fo:text-align="center" style:writing-mode="lr-tb"/>
      <style:text-properties fo:color="#000000" fo:font-size="7pt"/>
    </style:style>
    <style:style style:name="P124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5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27" style:family="paragraph">
      <loext:graphic-properties draw:fill="solid" draw:opacity="0%"/>
      <style:paragraph-properties fo:text-align="center"/>
    </style:style>
    <style:style style:name="P12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9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30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1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2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3" style:family="paragraph">
      <loext:graphic-properties draw:fill-color="#ffffff"/>
      <style:paragraph-properties fo:text-align="center" style:writing-mode="lr-tb"/>
      <style:text-properties fo:font-size="9pt"/>
    </style:style>
    <style:style style:name="P134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6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37" style:family="paragraph">
      <loext:graphic-properties draw:fill-color="#ffffff"/>
      <style:paragraph-properties fo:text-align="center" style:writing-mode="lr-tb"/>
      <style:text-properties fo:font-size="8pt"/>
    </style:style>
    <style:style style:name="P138" style:family="paragraph">
      <loext:graphic-properties draw:fill-color="#87cefa"/>
      <style:paragraph-properties fo:text-align="center" style:writing-mode="lr-tb"/>
      <style:text-properties fo:font-size="8pt"/>
    </style:style>
    <style:style style:name="P139" style:family="paragraph">
      <style:paragraph-properties fo:text-align="center"/>
      <style:text-properties fo:font-size="8pt"/>
    </style:style>
    <style:style style:name="P140" style:family="paragraph">
      <loext:graphic-properties draw:fill-color="#ffff00"/>
      <style:paragraph-properties fo:text-align="center" style:writing-mode="lr-tb"/>
      <style:text-properties fo:font-size="8pt"/>
    </style:style>
    <style:style style:name="P14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43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96969" fo:font-size="10pt"/>
    </style:style>
    <style:style style:name="P145" style:family="paragraph">
      <style:paragraph-properties fo:text-align="end"/>
    </style:style>
    <style:style style:name="P146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147" style:family="paragraph">
      <loext:graphic-properties draw:fill-color="#ffa500"/>
      <style:paragraph-properties fo:text-align="center" style:writing-mode="lr-tb"/>
      <style:text-properties fo:font-size="8pt"/>
    </style:style>
    <style:style style:name="P148" style:family="paragraph">
      <loext:graphic-properties draw:fill="solid" draw:fill-color="#ff0000" draw:opacity="7%"/>
      <style:paragraph-properties fo:text-align="center" style:writing-mode="lr-tb"/>
      <style:text-properties fo:font-size="9pt"/>
    </style:style>
    <style:style style:name="P149" style:family="paragraph">
      <loext:graphic-properties draw:fill-color="#ffffff" draw:opacity="0%"/>
      <style:paragraph-properties fo:text-align="center" style:writing-mode="lr-tb"/>
      <style:text-properties fo:font-size="8pt"/>
    </style:style>
    <style:style style:name="P150" style:family="paragraph">
      <loext:graphic-properties draw:fill="solid" draw:fill-color="#d3d3d3" draw:opacity="100%"/>
      <style:paragraph-properties fo:text-align="center" style:writing-mode="lr-tb"/>
      <style:text-properties fo:font-size="9pt"/>
    </style:style>
    <style:style style:name="P151" style:family="paragraph">
      <style:paragraph-properties fo:margin-left="0cm" fo:margin-right="0cm" fo:margin-top="0cm" fo:margin-bottom="0cm" fo:line-height="100%" fo:text-align="end" fo:text-indent="0cm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/>
    </style:style>
    <style:style style:name="P15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154" style:family="paragraph">
      <loext:graphic-properties draw:fill-color="#ffe4e1" draw:opacity="100%"/>
      <style:paragraph-properties fo:text-align="start" style:writing-mode="lr-tb"/>
      <style:text-properties fo:font-size="10pt" fo:font-weight="normal"/>
    </style:style>
    <style:style style:name="P155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56" style:family="paragraph">
      <loext:graphic-properties draw:fill-color="#ffe4c4" draw:opacity="100%"/>
      <style:paragraph-properties fo:text-align="center" style:writing-mode="lr-tb"/>
      <style:text-properties fo:font-size="8pt"/>
    </style:style>
    <style:style style:name="P157" style:family="paragraph">
      <loext:graphic-properties draw:fill-color="#ffff00" draw:opacity="100%"/>
      <style:paragraph-properties fo:text-align="center" style:writing-mode="lr-tb"/>
      <style:text-properties fo:font-size="8pt"/>
    </style:style>
    <style:style style:name="P158" style:family="paragraph">
      <loext:graphic-properties draw:opacity="0%"/>
      <style:paragraph-properties fo:text-align="center" style:writing-mode="lr-tb"/>
      <style:text-properties fo:font-size="8pt"/>
    </style:style>
    <style:style style:name="P159" style:family="paragraph">
      <loext:graphic-properties draw:fill-color="#ffff00" draw:opacity="0%"/>
      <style:paragraph-properties fo:text-align="center" style:writing-mode="lr-tb"/>
      <style:text-properties fo:font-size="8pt"/>
    </style:style>
    <style:style style:name="P160" style:family="paragraph">
      <loext:graphic-properties draw:fill-color="#ffffff" draw:opacity="15%"/>
      <style:paragraph-properties fo:text-align="center" style:writing-mode="lr-tb"/>
      <style:text-properties fo:font-size="8pt"/>
    </style:style>
    <style:style style:name="P161" style:family="paragraph">
      <loext:graphic-properties draw:fill-color="#ffe4c4" draw:opacity="100%"/>
      <style:paragraph-properties fo:text-align="center" style:writing-mode="lr-tb"/>
      <style:text-properties fo:color="#000000" fo:font-size="9pt"/>
    </style:style>
    <style:style style:name="P162" style:family="paragraph">
      <loext:graphic-properties draw:fill-color="#ffe4e1" draw:opacity="100%"/>
      <style:paragraph-properties fo:text-align="center" style:writing-mode="lr-tb"/>
      <style:text-properties fo:font-size="8pt"/>
    </style:style>
    <style:style style:name="P163" style:family="paragraph">
      <loext:graphic-properties draw:fill-color="#ffe4c4" draw:opacity="100%"/>
      <style:paragraph-properties fo:text-align="center" style:writing-mode="lr-tb"/>
      <style:text-properties fo:font-size="10pt"/>
    </style:style>
    <style:style style:name="P164" style:family="paragraph">
      <loext:graphic-properties draw:fill-color="#0000ff" draw:opacity="20%"/>
      <style:paragraph-properties fo:text-align="center" style:writing-mode="lr-tb"/>
      <style:text-properties fo:font-size="10pt"/>
    </style:style>
    <style:style style:name="P165" style:family="paragraph">
      <loext:graphic-properties draw:fill-color="#ffffff" draw:opacity="0%"/>
      <style:paragraph-properties fo:text-align="center" style:writing-mode="lr-tb"/>
      <style:text-properties fo:font-size="10pt"/>
    </style:style>
    <style:style style:name="P166" style:family="paragraph">
      <style:paragraph-properties fo:text-align="center" style:writing-mode="lr-tb"/>
      <style:text-properties fo:color="#000000" fo:font-size="10pt"/>
    </style:style>
    <style:style style:name="P167" style:family="paragraph">
      <loext:graphic-properties draw:fill-color="#0000ff" draw:opacity="20%"/>
      <style:paragraph-properties fo:text-align="center" style:writing-mode="lr-tb"/>
      <style:text-properties fo:color="#000000" fo:font-size="10pt"/>
    </style:style>
    <style:style style:name="P168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69" style:family="paragraph">
      <loext:graphic-properties draw:fill-color="#ffe4c4"/>
      <style:paragraph-properties fo:text-align="center" style:writing-mode="lr-tb"/>
      <style:text-properties fo:font-size="9pt"/>
    </style:style>
    <style:style style:name="P170" style:family="paragraph">
      <loext:graphic-properties draw:fill="solid" draw:fill-color="#228b22" draw:opacity="20%"/>
      <style:paragraph-properties fo:text-align="center" style:writing-mode="lr-tb"/>
      <style:text-properties fo:font-size="9pt"/>
    </style:style>
    <style:style style:name="P171" style:family="paragraph">
      <loext:graphic-properties draw:fill-color="#87cefa" draw:opacity="0%"/>
      <style:paragraph-properties fo:text-align="center" style:writing-mode="lr-tb"/>
      <style:text-properties fo:font-size="8pt"/>
    </style:style>
    <style:style style:name="P17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4pt"/>
    </style:style>
    <style:style style:name="P173" style:family="paragraph">
      <loext:graphic-properties draw:fill-color="#ff0000" draw:opacity="12%"/>
      <style:paragraph-properties fo:text-align="center"/>
    </style:style>
    <style:style style:name="P174" style:family="paragraph">
      <loext:graphic-properties draw:fill-color="#0000ff" draw:opacity="5%"/>
      <style:paragraph-properties fo:text-align="center"/>
    </style:style>
    <style:style style:name="P175" style:family="paragraph">
      <loext:graphic-properties draw:fill-color="#e2f3fe" draw:opacity="0%"/>
      <style:paragraph-properties fo:text-align="center" style:writing-mode="lr-tb"/>
      <style:text-properties fo:font-size="8pt"/>
    </style:style>
    <style:style style:name="P176" style:family="paragraph">
      <loext:graphic-properties draw:fill-color="#ffffff" draw:opacity="0%"/>
      <style:paragraph-properties fo:text-align="center"/>
      <style:text-properties fo:font-size="8pt"/>
    </style:style>
    <style:style style:name="P177" style:family="paragraph">
      <loext:graphic-properties draw:fill-color="#ffd4d4"/>
      <style:paragraph-properties fo:text-align="center" style:writing-mode="lr-tb"/>
      <style:text-properties fo:font-size="8pt"/>
    </style:style>
    <style:style style:name="P178" style:family="paragraph">
      <loext:graphic-properties draw:fill-color="#e2f3fe"/>
      <style:paragraph-properties fo:text-align="center" style:writing-mode="lr-tb"/>
      <style:text-properties fo:font-size="8pt"/>
    </style:style>
    <style:style style:name="T1" style:family="text">
      <style:text-properties fo:color="#000000" fo:font-size="8pt"/>
    </style:style>
    <style:style style:name="T2" style:family="text">
      <style:text-properties fo:font-size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color="#000000" fo:font-size="9pt"/>
    </style:style>
    <style:style style:name="T7" style:family="text">
      <style:text-properties fo:font-size="9pt"/>
    </style:style>
    <style:style style:name="T8" style:family="text">
      <style:text-properties fo:font-size="10pt"/>
    </style:style>
    <style:style style:name="T9" style:family="text">
      <style:text-properties fo:color="#696969" fo:font-size="10pt"/>
    </style:style>
    <style:style style:name="T10" style:family="text">
      <style:text-properties fo:color="#000000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style:font-name="Liberation Sans1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0c0c0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 fo:font-size="20pt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7pt"/>
    </style:style>
    <style:style style:name="T19" style:family="text">
      <style:text-properties fo:color="#000000" fo:font-size="7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Liberation Mono1" fo:font-size="10pt"/>
    </style:style>
    <style:style style:name="T25" style:family="text">
      <style:text-properties fo:font-size="18pt"/>
    </style:style>
    <style:style style:name="T26" style:family="text">
      <style:text-properties fo:font-variant="normal" fo:text-transform="none" fo:color="#a9a9a9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9a9a9" style:font-name="Liberation Mono1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96969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3">Matching :has pseudo clas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4">.b:has(.a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3.575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<text:span text:style-name="T5">Selector ‘.b’ match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14"><text:span text:style-name="T3">Repetitive argument matching while style recalculation</text:span></text:p>
          </draw:text-box>
        </draw:frame>
        <draw:custom-shape draw:style-name="gr36" draw:text-style-name="P16" draw:layer="layout" svg:width="5.672cm" svg:height="0.786cm" svg:x="10.722cm" svg:y="2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5.575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<text:span text:style-name="T5">Selector ‘.b’ matched</text:span>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74" draw:id="id74" draw:layer="layout" svg:width="0.914cm" svg:height="0.291cm" svg:x="2.391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72" draw:id="id72" draw:layer="layout" svg:width="0.914cm" svg:height="0.292cm" svg:x="2.391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88" draw:id="id88" draw:layer="layout" svg:width="0.914cm" svg:height="0.292cm" svg:x="24.587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21" draw:id="id121" draw:layer="layout" svg:width="0.913cm" svg:height="0.292cm" svg:x="11.183cm" svg:y="12.06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35" draw:id="id135" draw:layer="layout" svg:width="0.913cm" svg:height="0.292cm" svg:x="6.731cm" svg:y="8.4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<text:span text:style-name="T5">Matching selector ‘.b:has(.a)’</text:span>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<text:span text:style-name="T5">Matching selector ‘.a’</text:span>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<text:span text:style-name="T5">Selector ‘.b:has(.a)’ matched</text:span>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621cm" svg:y="18.003cm">
          <draw:text-box>
            <text:p text:style-name="P21"><text:span text:style-name="T5">Selector ‘.a’ matched</text:span></text:p>
          </draw:text-box>
        </draw:frame>
        <draw:custom-shape draw:style-name="gr31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<text:span text:style-name="T5">Matching selector ‘.b’</text:span>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<text:span text:style-name="T5">Selector ‘.b’ matched</text:span></text:p>
          </draw:text-box>
        </draw:frame>
        <draw:custom-shape draw:style-name="gr46" draw:text-style-name="P33" draw:layer="layout" svg:width="0.913cm" svg:height="0.292cm" svg:x="1.277cm" svg:y="1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43cm" svg:y="12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43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36"><text:span text:style-name="T3">Caching :has matching result to prevent repetitive matching</text:span></text:p>
          </draw:text-box>
        </draw:frame>
        <draw:custom-shape draw:style-name="gr61" draw:text-style-name="P16" draw:layer="layout" svg:width="5.672cm" svg:height="0.786cm" svg:x="10.922cm" svg:y="1.8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65" draw:id="id165" draw:layer="layout" svg:width="0.914cm" svg:height="0.292cm" svg:x="24.787cm" svg:y="8.04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2" draw:id="id172" draw:layer="layout" svg:width="0.914cm" svg:height="0.291cm" svg:x="11.154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5" draw:id="id175" draw:layer="layout" svg:width="0.914cm" svg:height="0.292cm" svg:x="12.12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179" draw:id="id179" draw:layer="layout" svg:width="0.914cm" svg:height="0.291cm" svg:x="6.643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77" draw:id="id177" draw:layer="layout" svg:width="0.914cm" svg:height="0.292cm" svg:x="6.64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2" draw:id="id182" draw:layer="layout" svg:width="0.914cm" svg:height="0.292cm" svg:x="7.609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4" draw:text-style-name="P28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6" draw:id="id186" draw:layer="layout" svg:width="0.914cm" svg:height="0.291cm" svg:x="15.655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9" draw:id="id189" draw:layer="layout" svg:width="0.914cm" svg:height="0.292cm" svg:x="16.621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3" draw:id="id193" draw:layer="layout" svg:width="0.914cm" svg:height="0.292cm" svg:x="20.287cm" svg:y="8.0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05" draw:id="id205" draw:layer="layout" svg:width="0.913cm" svg:height="0.292cm" svg:x="2.083cm" svg:y="13.49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19" draw:id="id219" draw:layer="layout" svg:width="0.913cm" svg:height="0.292cm" svg:x="6.655cm" svg:y="9.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39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235" draw:id="id235" draw:layer="layout" svg:width="0.914cm" svg:height="0.291cm" svg:x="2.243cm" svg:y="3.72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233" draw:id="id233" draw:layer="layout" svg:width="0.914cm" svg:height="0.292cm" svg:x="2.243cm" svg:y="4.87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4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40" draw:id="id240" draw:layer="layout" svg:width="0.913cm" svg:height="0.292cm" svg:x="6.683cm" svg:y="13.39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7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7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9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7.493cm" svg:height="0.725cm" svg:x="14.859cm" svg:y="14.501cm">
          <draw:text-box>
            <text:p text:style-name="P21"><text:span text:style-name="T5">Cache for *:has(.a) matching status</text:span></text:p>
          </draw:text-box>
        </draw:frame>
        <draw:frame draw:style-name="gr29" draw:text-style-name="P22" draw:layer="layout" svg:width="5.581cm" svg:height="0.725cm" svg:x="5.107cm" svg:y="15.702cm">
          <draw:text-box>
            <text:p text:style-name="P21"><text:span text:style-name="T5">‘</text:span><text:span text:style-name="T5">*:has(.a)’ not determined</text:span></text:p>
          </draw:text-box>
        </draw:frame>
        <draw:frame draw:style-name="gr70" draw:text-style-name="P41" draw:layer="layout" svg:width="5.095cm" svg:height="0.725cm" svg:x="12.813cm" svg:y="15.744cm">
          <draw:text-box>
            <text:p text:style-name="P40"><text:span text:style-name="T5">‘</text:span><text:span text:style-name="T5">*:has(.a)’ not matched</text:span></text:p>
          </draw:text-box>
        </draw:frame>
        <draw:frame draw:style-name="gr29" draw:text-style-name="P22" draw:layer="layout" svg:width="4.672cm" svg:height="0.725cm" svg:x="19.562cm" svg:y="15.645cm">
          <draw:text-box>
            <text:p text:style-name="P21"><text:span text:style-name="T5">‘</text:span><text:span text:style-name="T5">*:has(.a)’ match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1" draw:text-style-name="P42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9" draw:id="id249" draw:layer="layout" svg:width="1.103cm" svg:height="0.368cm" svg:x="15.532cm" svg:y="7.1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250" draw:id="id250" draw:layer="layout" svg:width="1.103cm" svg:height="0.367cm" svg:x="16.698cm" svg:y="7.6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7" draw:id="id247" draw:layer="layout" svg:width="1.103cm" svg:height="0.368cm" svg:x="15.532cm" svg:y="8.5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8" draw:id="id248" draw:layer="layout" svg:width="1.103cm" svg:height="0.368cm" svg:x="16.698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4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4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4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4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4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3" draw:text-style-name="P45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6" draw:id="id256" draw:layer="layout" svg:width="1.103cm" svg:height="0.368cm" svg:x="10.764cm" svg:y="7.1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57" draw:id="id257" draw:layer="layout" svg:width="1.103cm" svg:height="0.367cm" svg:x="11.93cm" svg:y="7.6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254" draw:id="id254" draw:layer="layout" svg:width="1.103cm" svg:height="0.368cm" svg:x="10.764cm" svg:y="8.57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5" draw:id="id255" draw:layer="layout" svg:width="1.103cm" svg:height="0.368cm" svg:x="11.93cm" svg:y="9.053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4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4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4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4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4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6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3" draw:id="id263" draw:layer="layout" svg:width="1.103cm" svg:height="0.368cm" svg:x="20.308cm" svg:y="7.1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264" draw:id="id264" draw:layer="layout" svg:width="1.103cm" svg:height="0.367cm" svg:x="21.474cm" svg:y="7.6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1" draw:id="id261" draw:layer="layout" svg:width="1.103cm" svg:height="0.368cm" svg:x="20.308cm" svg:y="8.5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62" draw:id="id262" draw:layer="layout" svg:width="1.103cm" svg:height="0.368cm" svg:x="21.474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4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4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4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4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4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6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0" draw:id="id270" draw:layer="layout" svg:width="1.103cm" svg:height="0.368cm" svg:x="5.964cm" svg:y="7.1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71" draw:id="id271" draw:layer="layout" svg:width="1.103cm" svg:height="0.367cm" svg:x="7.13cm" svg:y="7.6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9" draw:id="id269" draw:layer="layout" svg:width="1.103cm" svg:height="0.368cm" svg:x="7.13cm" svg:y="9.0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4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4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4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4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4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6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7.267cm" svg:y="10.571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2.567cm" svg:y="10.572cm">
          <draw:text-box>
            <text:p text:style-name="P21"><text:span text:style-name="T2">Style invalidated element</text:span></text:p>
          </draw:text-box>
        </draw:frame>
        <draw:frame draw:style-name="gr79" draw:text-style-name="P50" draw:layer="layout" svg:width="3.387cm" svg:height="0.569cm" svg:x="18.568cm" svg:y="10.573cm">
          <draw:text-box>
            <text:p text:style-name="P21"><text:span text:style-name="T2">Subject element</text:span></text:p>
          </draw:text-box>
        </draw:frame>
        <draw:frame draw:style-name="gr22" draw:text-style-name="P51" draw:layer="layout" svg:width="27.991cm" svg:height="2.77cm" svg:x="0.001cm" svg:y="0.254cm">
          <draw:text-box>
            <text:p text:style-name="P14"><text:span text:style-name="T3">Simplest style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0" draw:text-style-name="P54" xml:id="id274" draw:id="id274" draw:layer="layout" svg:width="0.583cm" svg:height="0.59cm" svg:x="13.366cm" svg:y="3.31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75" draw:id="id275" draw:layer="layout" svg:width="0.582cm" svg:height="0.59cm" svg:x="14.115cm" svg:y="3.31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draw:layer="layout" svg:width="4.66cm" svg:height="0.786cm" svg:x="5.277cm" svg:y="3.207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6" draw:layer="layout" svg:width="4.66cm" svg:height="0.786cm" svg:x="5.277cm" svg:y="4.977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4.66cm" svg:height="0.786cm" svg:x="5.277cm" svg:y="6.744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xml:id="id276" draw:id="id276" draw:layer="layout" svg:width="0.581cm" svg:height="0.59cm" svg:x="12.886cm" svg:y="5.0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8" draw:id="id278" draw:layer="layout" svg:width="0.582cm" svg:height="0.589cm" svg:x="13.634cm" svg:y="5.0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277" draw:id="id277" draw:layer="layout" svg:width="0.583cm" svg:height="0.589cm" svg:x="14.594cm" svg:y="5.1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9" draw:id="id279" draw:layer="layout" svg:width="0.583cm" svg:height="0.589cm" svg:x="12.935cm" svg:y="6.84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0" draw:id="id280" draw:layer="layout" svg:width="0.584cm" svg:height="0.589cm" svg:x="13.794cm" svg:y="6.8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81" draw:id="id281" draw:layer="layout" svg:width="0.583cm" svg:height="0.59cm" svg:x="14.525cm" svg:y="6.85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87" draw:text-style-name="P57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88" draw:text-style-name="P57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88" draw:text-style-name="P57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87" draw:text-style-name="P57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89" draw:text-style-name="P58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17.966cm" svg:y="3.51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19.615cm" svg:y="3.514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17.977cm" svg:y="5.7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588cm" svg:y="5.74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20.373cm" svg:y="5.75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609cm" svg:y="4.47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7.948cm" svg:y="4.49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17.967cm" svg:y="6.719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9.589cm" svg:y="6.70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18.504cm" svg:y1="3.829cm" svg:x2="19.341cm" svg:y2="3.829cm">
          <text:p/>
        </draw:line>
        <draw:line draw:style-name="gr93" draw:text-style-name="P57" draw:layer="layout" svg:x1="18.504cm" svg:y1="4.772cm" svg:x2="19.341cm" svg:y2="4.772cm">
          <text:p/>
        </draw:line>
        <draw:line draw:style-name="gr94" draw:text-style-name="P57" draw:layer="layout" svg:x1="18.558cm" svg:y1="6.073cm" svg:x2="19.342cm" svg:y2="6.054cm">
          <text:p/>
        </draw:line>
        <draw:line draw:style-name="gr94" draw:text-style-name="P57" draw:layer="layout" svg:x1="18.558cm" svg:y1="7.032cm" svg:x2="19.342cm" svg:y2="7.013cm">
          <text:p/>
        </draw:line>
        <draw:custom-shape draw:style-name="gr76" draw:text-style-name="P61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54" draw:layer="layout" svg:width="0.583cm" svg:height="0.589cm" svg:x="5.792cm" svg:y="8.8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403cm" svg:y="8.802cm">
          <draw:text-box>
            <text:p text:style-name="P21"><text:span text:style-name="T2">Feature : Matches elements with class value ‘a’.</text:span></text:p>
          </draw:text-box>
        </draw:frame>
        <draw:custom-shape draw:style-name="gr81" draw:text-style-name="P55" draw:layer="layout" svg:width="0.582cm" svg:height="0.59cm" svg:x="5.771cm" svg:y="9.7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401cm" svg:y="9.779cm">
          <draw:text-box>
            <text:p text:style-name="P21"><text:span text:style-name="T2">Subject Feature : Matches elements with class value ‘a’. The matched element need to be invalidated</text:span></text:p>
          </draw:text-box>
        </draw:frame>
        <draw:custom-shape draw:style-name="gr85" draw:text-style-name="P54" xml:id="id284" draw:id="id284" draw:layer="layout" svg:width="0.583cm" svg:height="0.589cm" svg:x="5.713cm" svg:y="10.82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5" draw:id="id285" draw:layer="layout" svg:width="0.583cm" svg:height="0.589cm" svg:x="6.813cm" svg:y="10.8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418cm" svg:height="0.569cm" svg:x="7.426cm" svg:y="10.853cm">
          <draw:text-box>
            <text:p text:style-name="P21"><text:span text:style-name="T2">Sibling Relation : Can get elements with ‘b’ class from succeeding siblings of an element with ‘a’ class</text:span></text:p>
          </draw:text-box>
        </draw:frame>
        <draw:custom-shape draw:style-name="gr85" draw:text-style-name="P54" xml:id="id282" draw:id="id282" draw:layer="layout" svg:width="0.583cm" svg:height="0.589cm" svg:x="5.723cm" svg:y="11.86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5" draw:text-style-name="P54" xml:id="id283" draw:id="id283" draw:layer="layout" svg:width="0.583cm" svg:height="0.589cm" svg:x="6.823cm" svg:y="11.861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63" draw:layer="layout" svg:width="13.408cm" svg:height="0.635cm" svg:x="7.436cm" svg:y="11.885cm">
          <draw:text-box>
            <text:p text:style-name="P40"><text:span text:style-name="T2">Descendant Relation : Can get elements with ‘b’ class from descendants of an element with ‘a’ class</text:span></text:p>
          </draw:text-box>
        </draw:frame>
        <draw:connector draw:style-name="gr88" draw:text-style-name="P57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6" draw:text-style-name="P64" draw:layer="layout" svg:width="2.991cm" svg:height="0.786cm" svg:x="12.501cm" svg:y="1.992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4.127cm" svg:height="0.786cm" svg:x="17.907cm" svg:y="1.992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60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2.896cm" svg:height="0.887cm" svg:x="8.994cm" svg:y="12.914cm">
          <draw:text-box>
            <text:p text:style-name="P21"><text:span text:style-name="T2">Sibling Invalidation Set : Matching features to the succeeding siblings of an element with ‘a’ class.</text:span><text:span text:style-name="T2"><text:line-break/></text:span><text:span text:style-name="T2"> <text:s text:c="38"/>Can do the ancestor invalidation for the matched elements and features.</text:span></text:p>
          </draw:text-box>
        </draw:frame>
        <draw:custom-shape draw:style-name="gr80" draw:text-style-name="P54" draw:layer="layout" svg:width="0.583cm" svg:height="0.59cm" svg:x="5.722cm" svg:y="13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6.305cm" svg:y1="13.334cm" svg:x2="7.097cm" svg:y2="13.334cm">
          <text:p/>
        </draw:line>
        <draw:custom-shape draw:style-name="gr100" draw:text-style-name="P59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12.896cm" svg:height="0.635cm" svg:x="8.993cm" svg:y="14.058cm">
          <draw:text-box>
            <text:p text:style-name="P21"><text:span text:style-name="T2">Descendant Invalidation Set : Matching features to the descendants of an element with ‘a’ class.</text:span></text:p>
          </draw:text-box>
        </draw:frame>
        <draw:custom-shape draw:style-name="gr80" draw:text-style-name="P54" draw:layer="layout" svg:width="0.583cm" svg:height="0.59cm" svg:x="5.721cm" svg:y="14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6.304cm" svg:y1="14.334cm" svg:x2="7.096cm" svg:y2="14.334cm">
          <text:p/>
        </draw:line>
        <draw:custom-shape draw:style-name="gr102" draw:text-style-name="P64" draw:layer="layout" svg:width="2.991cm" svg:height="0.786cm" svg:x="5.901cm" svg:y="1.992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27.991cm" svg:height="1.27cm" svg:x="0.002cm" svg:y="0.254cm">
          <draw:text-box>
            <text:p text:style-name="P14"><text:span text:style-name="T3">Build downward invalidation se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4" draw:text-style-name="P59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9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0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6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9" draw:id="id289" draw:layer="layout" svg:width="1.103cm" svg:height="0.368cm" svg:x="18.032cm" svg:y="6.2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290" draw:id="id290" draw:layer="layout" svg:width="1.103cm" svg:height="0.367cm" svg:x="19.198cm" svg:y="6.7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1" draw:id="id291" draw:layer="layout" svg:width="1.103cm" svg:height="0.368cm" svg:x="19.198cm" svg:y="7.1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7" draw:id="id287" draw:layer="layout" svg:width="1.103cm" svg:height="0.368cm" svg:x="18.032cm" svg:y="7.6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88" draw:id="id288" draw:layer="layout" svg:width="1.103cm" svg:height="0.368cm" svg:x="19.198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4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4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4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4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4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3" draw:text-style-name="P45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6" draw:id="id296" draw:layer="layout" svg:width="1.103cm" svg:height="0.368cm" svg:x="13.264cm" svg:y="6.2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97" draw:id="id297" draw:layer="layout" svg:width="1.103cm" svg:height="0.367cm" svg:x="14.43cm" svg:y="6.7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8" draw:id="id298" draw:layer="layout" svg:width="1.103cm" svg:height="0.368cm" svg:x="14.43cm" svg:y="7.1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4" draw:id="id294" draw:layer="layout" svg:width="1.103cm" svg:height="0.368cm" svg:x="13.264cm" svg:y="7.6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5" draw:id="id295" draw:layer="layout" svg:width="1.103cm" svg:height="0.368cm" svg:x="14.43cm" svg:y="8.1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4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4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4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4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4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6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3" draw:id="id303" draw:layer="layout" svg:width="1.103cm" svg:height="0.368cm" svg:x="22.808cm" svg:y="6.2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04" draw:id="id304" draw:layer="layout" svg:width="1.103cm" svg:height="0.367cm" svg:x="23.974cm" svg:y="6.7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5" draw:id="id305" draw:layer="layout" svg:width="1.103cm" svg:height="0.368cm" svg:x="23.974cm" svg:y="7.188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01" draw:id="id301" draw:layer="layout" svg:width="1.103cm" svg:height="0.368cm" svg:x="22.808cm" svg:y="7.6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302" draw:id="id302" draw:layer="layout" svg:width="1.103cm" svg:height="0.368cm" svg:x="23.974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4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4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4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4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4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6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0" draw:id="id310" draw:layer="layout" svg:width="1.103cm" svg:height="0.368cm" svg:x="8.4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11" draw:id="id311" draw:layer="layout" svg:width="1.103cm" svg:height="0.367cm" svg:x="9.6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2" draw:id="id312" draw:layer="layout" svg:width="1.103cm" svg:height="0.368cm" svg:x="9.6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08" draw:id="id308" draw:layer="layout" svg:width="1.103cm" svg:height="0.368cm" svg:x="8.464cm" svg:y="7.6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9" draw:id="id309" draw:layer="layout" svg:width="1.103cm" svg:height="0.368cm" svg:x="9.6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4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4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4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4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4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6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667cm" svg:y="12.971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5.767cm" svg:y="12.972cm">
          <draw:text-box>
            <text:p text:style-name="P21"><text:span text:style-name="T2">Style invalidated element</text:span></text:p>
          </draw:text-box>
        </draw:frame>
        <draw:frame draw:style-name="gr79" draw:text-style-name="P50" draw:layer="layout" svg:width="3.387cm" svg:height="0.569cm" svg:x="21.768cm" svg:y="12.973cm">
          <draw:text-box>
            <text:p text:style-name="P21"><text:span text:style-name="T2">Subject element</text:span></text:p>
          </draw:text-box>
        </draw:frame>
        <draw:custom-shape draw:style-name="gr71" draw:text-style-name="P42" xml:id="id316" draw:id="id316" draw:layer="layout" svg:width="1.103cm" svg:height="0.368cm" svg:x="19.198cm" svg:y="9.1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15" draw:id="id315" draw:layer="layout" svg:width="1.103cm" svg:height="0.368cm" svg:x="14.43cm" svg:y="9.1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317" draw:id="id317" draw:layer="layout" svg:width="1.103cm" svg:height="0.368cm" svg:x="23.974cm" svg:y="9.114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4" draw:id="id314" draw:layer="layout" svg:width="1.103cm" svg:height="0.368cm" svg:x="9.6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4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4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4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07" draw:text-style-name="P66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4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4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09" draw:text-style-name="P67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4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4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3" draw:text-style-name="P45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4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4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3" draw:text-style-name="P45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4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4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07" draw:text-style-name="P66" xml:id="id330" draw:id="id330" draw:layer="layout" svg:width="1.103cm" svg:height="0.368cm" svg:x="18.032cm" svg:y="1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31" draw:id="id331" draw:layer="layout" svg:width="1.103cm" svg:height="0.367cm" svg:x="19.198cm" svg:y="11.4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4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4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09" draw:text-style-name="P67" xml:id="id333" draw:id="id333" draw:layer="layout" svg:width="1.103cm" svg:height="0.368cm" svg:x="13.264cm" svg:y="11.0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34" draw:id="id334" draw:layer="layout" svg:width="1.103cm" svg:height="0.367cm" svg:x="14.43cm" svg:y="11.4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4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4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3" draw:text-style-name="P45" xml:id="id336" draw:id="id336" draw:layer="layout" svg:width="1.103cm" svg:height="0.368cm" svg:x="22.808cm" svg:y="11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337" draw:id="id337" draw:layer="layout" svg:width="1.103cm" svg:height="0.367cm" svg:x="23.974cm" svg:y="11.48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4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4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3" draw:text-style-name="P45" xml:id="id339" draw:id="id339" draw:layer="layout" svg:width="1.103cm" svg:height="0.368cm" svg:x="8.4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0" draw:id="id340" draw:layer="layout" svg:width="1.103cm" svg:height="0.367cm" svg:x="9.6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4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4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3" draw:text-style-name="P45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5" draw:id="id345" draw:layer="layout" svg:width="1.103cm" svg:height="0.368cm" svg:x="3.6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6" draw:id="id346" draw:layer="layout" svg:width="1.103cm" svg:height="0.367cm" svg:x="4.8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7" draw:id="id347" draw:layer="layout" svg:width="1.103cm" svg:height="0.368cm" svg:x="4.8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4" draw:id="id344" draw:layer="layout" svg:width="1.103cm" svg:height="0.368cm" svg:x="4.8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4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4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4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4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4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6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49" draw:id="id349" draw:layer="layout" svg:width="1.103cm" svg:height="0.368cm" svg:x="4.8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3" draw:text-style-name="P45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4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4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3" draw:text-style-name="P45" xml:id="id353" draw:id="id353" draw:layer="layout" svg:width="1.103cm" svg:height="0.368cm" svg:x="3.6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4" draw:id="id354" draw:layer="layout" svg:width="1.103cm" svg:height="0.367cm" svg:x="4.8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4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4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09" draw:text-style-name="P67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568cm" svg:y="12.972cm">
          <draw:text-box>
            <text:p text:style-name="P21"><text:span text:style-name="T2">Feature matching element</text:span></text:p>
          </draw:text-box>
        </draw:frame>
        <draw:custom-shape draw:style-name="gr114" draw:text-style-name="P70" xml:id="id356" draw:id="id356" draw:layer="layout" svg:width="0.583cm" svg:height="0.59cm" svg:x="13.513cm" svg:y="7.55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359" draw:id="id359" draw:layer="layout" svg:width="0.583cm" svg:height="0.59cm" svg:x="13.513cm" svg:y="10.8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87" draw:text-style-name="P57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87" draw:text-style-name="P57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3" draw:text-style-name="P65" draw:layer="layout" svg:width="27.991cm" svg:height="1.27cm" svg:x="0.003cm" svg:y="0.254cm">
          <draw:text-box>
            <text:p text:style-name="P14"><text:span text:style-name="T3">Downward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07" draw:text-style-name="P66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4" draw:id="id364" draw:layer="layout" svg:width="1.103cm" svg:height="0.368cm" svg:x="24.132cm" svg:y="5.6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65" draw:id="id365" draw:layer="layout" svg:width="1.103cm" svg:height="0.367cm" svg:x="25.298cm" svg:y="6.1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6" draw:id="id366" draw:layer="layout" svg:width="1.103cm" svg:height="0.368cm" svg:x="25.298cm" svg:y="6.5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2" draw:id="id362" draw:layer="layout" svg:width="1.103cm" svg:height="0.368cm" svg:x="24.132cm" svg:y="7.0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363" draw:id="id363" draw:layer="layout" svg:width="1.103cm" svg:height="0.368cm" svg:x="25.298cm" svg:y="7.5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4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4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4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4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4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3" draw:text-style-name="P45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1" draw:id="id371" draw:layer="layout" svg:width="1.103cm" svg:height="0.368cm" svg:x="19.364cm" svg:y="5.6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2" draw:id="id372" draw:layer="layout" svg:width="1.103cm" svg:height="0.367cm" svg:x="20.53cm" svg:y="6.1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3" draw:id="id373" draw:layer="layout" svg:width="1.103cm" svg:height="0.368cm" svg:x="20.53cm" svg:y="6.5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69" draw:id="id369" draw:layer="layout" svg:width="1.103cm" svg:height="0.368cm" svg:x="19.364cm" svg:y="7.0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0" draw:id="id370" draw:layer="layout" svg:width="1.103cm" svg:height="0.368cm" svg:x="20.53cm" svg:y="7.5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4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4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4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4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4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6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8" draw:id="id378" draw:layer="layout" svg:width="1.103cm" svg:height="0.368cm" svg:x="14.564cm" svg:y="5.6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9" draw:id="id379" draw:layer="layout" svg:width="1.103cm" svg:height="0.367cm" svg:x="15.73cm" svg:y="6.1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0" draw:id="id380" draw:layer="layout" svg:width="1.103cm" svg:height="0.368cm" svg:x="15.73cm" svg:y="6.5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76" draw:id="id376" draw:layer="layout" svg:width="1.103cm" svg:height="0.368cm" svg:x="14.564cm" svg:y="7.0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7" draw:id="id377" draw:layer="layout" svg:width="1.103cm" svg:height="0.368cm" svg:x="15.73cm" svg:y="7.5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4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4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4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4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4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6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4.629cm" svg:y="12.681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4.655cm" svg:y="13.494cm">
          <draw:text-box>
            <text:p text:style-name="P21"><text:span text:style-name="T2">Style invalidated element</text:span></text:p>
          </draw:text-box>
        </draw:frame>
        <draw:custom-shape draw:style-name="gr71" draw:text-style-name="P42" xml:id="id384" draw:id="id384" draw:layer="layout" svg:width="1.103cm" svg:height="0.368cm" svg:x="25.298cm" svg:y="8.5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83" draw:id="id383" draw:layer="layout" svg:width="1.103cm" svg:height="0.368cm" svg:x="20.53cm" svg:y="8.5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2" draw:id="id382" draw:layer="layout" svg:width="1.103cm" svg:height="0.368cm" svg:x="15.73cm" svg:y="8.5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4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4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07" draw:text-style-name="P66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4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4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09" draw:text-style-name="P67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4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4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3" draw:text-style-name="P45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4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4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07" draw:text-style-name="P66" xml:id="id394" draw:id="id394" draw:layer="layout" svg:width="1.103cm" svg:height="0.368cm" svg:x="24.132cm" svg:y="10.4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95" draw:id="id395" draw:layer="layout" svg:width="1.103cm" svg:height="0.367cm" svg:x="25.298cm" svg:y="10.8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4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4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09" draw:text-style-name="P67" xml:id="id397" draw:id="id397" draw:layer="layout" svg:width="1.103cm" svg:height="0.368cm" svg:x="19.364cm" svg:y="10.4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98" draw:id="id398" draw:layer="layout" svg:width="1.103cm" svg:height="0.367cm" svg:x="20.53cm" svg:y="10.8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4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4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3" draw:text-style-name="P45" xml:id="id400" draw:id="id400" draw:layer="layout" svg:width="1.103cm" svg:height="0.368cm" svg:x="14.564cm" svg:y="10.4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401" draw:id="id401" draw:layer="layout" svg:width="1.103cm" svg:height="0.367cm" svg:x="15.73cm" svg:y="10.8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4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4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09" draw:text-style-name="P67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82cm" svg:height="0.569cm" svg:x="19.886cm" svg:y="12.682cm">
          <draw:text-box>
            <text:p text:style-name="P21"><text:span text:style-name="T2">Feature matching element</text:span></text:p>
          </draw:text-box>
        </draw:frame>
        <draw:custom-shape draw:style-name="gr89" draw:text-style-name="P58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7.538cm" svg:y="5.18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9.187cm" svg:y="5.18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7.549cm" svg:y="7.43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6cm" svg:y="7.41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945cm" svg:y="7.42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81cm" svg:y="6.14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7.52cm" svg:y="6.16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7.539cm" svg:y="8.388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9.161cm" svg:y="8.3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076cm" svg:y1="5.498cm" svg:x2="8.913cm" svg:y2="5.498cm">
          <text:p/>
        </draw:line>
        <draw:line draw:style-name="gr93" draw:text-style-name="P57" draw:layer="layout" svg:x1="8.076cm" svg:y1="6.441cm" svg:x2="8.913cm" svg:y2="6.441cm">
          <text:p/>
        </draw:line>
        <draw:line draw:style-name="gr94" draw:text-style-name="P57" draw:layer="layout" svg:x1="8.13cm" svg:y1="7.742cm" svg:x2="8.914cm" svg:y2="7.723cm">
          <text:p/>
        </draw:line>
        <draw:line draw:style-name="gr94" draw:text-style-name="P57" draw:layer="layout" svg:x1="8.13cm" svg:y1="8.701cm" svg:x2="8.914cm" svg:y2="8.682cm">
          <text:p/>
        </draw:line>
        <draw:custom-shape draw:style-name="gr115" draw:text-style-name="P64" draw:layer="layout" svg:width="2.991cm" svg:height="0.786cm" svg:x="8.132cm" svg:y="3.54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16" draw:text-style-name="P64" draw:layer="layout" svg:width="2.991cm" svg:height="0.786cm" svg:x="18.332cm" svg:y="3.54cm">
          <text:p text:style-name="P64"><text:span text:style-name="T9">Invalidation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9.172cm" svg:y="12.692cm">
          <draw:text-box>
            <text:p text:style-name="P21"><text:span text:style-name="T2">Sibling Invalidation Set</text:span></text:p>
          </draw:text-box>
        </draw:frame>
        <draw:custom-shape draw:style-name="gr118" draw:text-style-name="P54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7.394cm" svg:y1="12.957cm" svg:x2="7.899cm" svg:y2="12.957cm">
          <text:p/>
        </draw:line>
        <draw:custom-shape draw:style-name="gr119" draw:text-style-name="P59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4.151cm" svg:height="0.635cm" svg:x="9.151cm" svg:y="13.492cm">
          <draw:text-box>
            <text:p text:style-name="P21"><text:span text:style-name="T2">Descendant Invalidation Set</text:span></text:p>
          </draw:text-box>
        </draw:frame>
        <draw:custom-shape draw:style-name="gr118" draw:text-style-name="P54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7.393cm" svg:y1="13.782cm" svg:x2="7.898cm" svg:y2="13.782cm">
          <text:p/>
        </draw:line>
        <draw:custom-shape draw:style-name="gr118" draw:text-style-name="P54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.654cm" svg:height="0.569cm" svg:x="3.696cm" svg:y="12.692cm">
          <draw:text-box>
            <text:p text:style-name="P21"><text:span text:style-name="T2">Feature</text:span></text:p>
          </draw:text-box>
        </draw:frame>
        <draw:custom-shape draw:style-name="gr120" draw:text-style-name="P55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2cm" svg:height="0.569cm" svg:x="3.702cm" svg:y="13.492cm">
          <draw:text-box>
            <text:p text:style-name="P21"><text:span text:style-name="T2">Subject Feature</text:span></text:p>
          </draw:text-box>
        </draw:frame>
        <draw:frame draw:style-name="gr103" draw:text-style-name="P65" draw:layer="layout" svg:width="27.991cm" svg:height="1.27cm" svg:x="0.004cm" svg:y="0.254cm">
          <draw:text-box>
            <text:p text:style-name="P14"><text:span text:style-name="T3">Downward invalidation set and invalidation</text:span></text:p>
          </draw:text-box>
        </draw:frame>
        <draw:custom-shape draw:style-name="gr121" draw:text-style-name="P56" draw:layer="layout" svg:width="4.66cm" svg:height="0.786cm" svg:x="1.385cm" svg:y="5.795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56" draw:layer="layout" svg:width="4.66cm" svg:height="0.786cm" svg:x="1.385cm" svg:y="6.565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3" draw:text-style-name="P56" draw:layer="layout" svg:width="4.66cm" svg:height="0.786cm" svg:x="1.385cm" svg:y="7.332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2.991cm" svg:height="0.786cm" svg:x="2.009cm" svg:y="3.5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5" draw:text-style-name="P71" draw:layer="layout" svg:width="1.823cm" svg:height="6.716cm" draw:transform="rotate (0.703367688553715) translate (18.318cm 6.0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72" draw:layer="layout" svg:width="2.966cm" svg:height="5.08cm" svg:x="9.248cm" svg:y="6.65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3" xml:id="id404" draw:id="id404" draw:layer="layout" svg:width="1.103cm" svg:height="0.368cm" svg:x="9.564cm" svg:y="6.7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405" draw:id="id405" draw:layer="layout" svg:width="1.103cm" svg:height="0.368cm" svg:x="10.73cm" svg:y="7.2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29" draw:text-style-name="P75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29" draw:text-style-name="P75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29" draw:text-style-name="P75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29" draw:text-style-name="P75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29" draw:text-style-name="P75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28" draw:text-style-name="P74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9" xml:id="id411" draw:id="id411" draw:layer="layout" svg:width="1.103cm" svg:height="0.368cm" svg:x="9.564cm" svg:y="8.679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29" draw:text-style-name="P75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29" draw:text-style-name="P75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28" draw:text-style-name="P74" xml:id="id414" draw:id="id414" draw:layer="layout" svg:width="1.103cm" svg:height="0.368cm" svg:x="9.564cm" svg:y="10.1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9" xml:id="id415" draw:id="id415" draw:layer="layout" svg:width="1.103cm" svg:height="0.367cm" svg:x="10.73cm" svg:y="10.585cm">
          <text:p text:style-name="P43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29" draw:text-style-name="P75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29" draw:text-style-name="P75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1" draw:text-style-name="P77" draw:layer="layout" svg:width="4.572cm" svg:height="2.31cm" svg:x="3.264cm" svg:y="7.35cm">
          <text:p text:style-name="P77"><text:span text:style-name="T10">.a .b { color: red }</text:span></text:p>
          <text:p text:style-name="P77"><text:span text:style-name="T10"/></text:p>
          <text:p text:style-name="P77"><text:span text:style-name="T10">.a ~ .c { color: blue }</text:span></text:p>
          <text:p text:style-name="P77"><text:span text:style-name="T10"/></text:p>
          <text:p text:style-name="P77"><text:span text:style-name="T10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28" draw:text-style-name="P76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2" draw:id="id422" draw:layer="layout" svg:width="1.103cm" svg:height="0.368cm" svg:x="19.885cm" svg:y="6.323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7" draw:id="id417" draw:layer="layout" svg:width="1.103cm" svg:height="0.368cm" svg:x="19.896cm" svg:y="7.29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3" draw:id="id423" draw:layer="layout" svg:width="1.103cm" svg:height="0.368cm" svg:x="21.051cm" svg:y="8.738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4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4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4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4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4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8" xml:id="id424" draw:id="id424" draw:layer="layout" svg:width="1.103cm" svg:height="0.368cm" svg:x="22.23cm" svg:y="9.2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7"><text:s text:c="19"/></text:span></text:p>
        </draw:connector>
        <draw:custom-shape draw:style-name="gr128" draw:text-style-name="P76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25" draw:id="id425" draw:layer="layout" svg:width="1.103cm" svg:height="0.367cm" svg:x="22.235cm" svg:y="10.1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4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4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5" draw:text-style-name="P68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4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0" draw:text-style-name="P68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4" draw:text-style-name="P77" draw:layer="layout" svg:width="4.572cm" svg:height="0.786cm" svg:x="13.642cm" svg:y="8.102cm">
          <text:p text:style-name="P77"><text:span text:style-name="T10">.b:has(.a) { color: red }</text:span></text:p>
          <text:p text:style-name="P77"><text:span text:style-name="T10"/></text:p>
          <text:p text:style-name="P77"><text:span text:style-name="T10">.c:has(~ .a) { color: blue }</text:span></text:p>
          <text:p text:style-name="P77"><text:span text:style-name="T10"/></text:p>
          <text:p text:style-name="P77"><text:span text:style-name="T10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72" draw:layer="layout" svg:width="1.524cm" svg:height="0.762cm" svg:x="13.258cm" svg:y="13.1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4.818cm" svg:y="13.213cm">
          <draw:text-box>
            <text:p text:style-name="P21"><text:span text:style-name="T2">Downward Sub-tree</text:span></text:p>
          </draw:text-box>
        </draw:frame>
        <draw:custom-shape draw:style-name="gr136" draw:text-style-name="P71" draw:layer="layout" svg:width="0.729cm" svg:height="1.298cm" draw:transform="rotate (0.703367688553715) translate (18.423cm 13.1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9.718cm" svg:y="13.214cm">
          <draw:text-box>
            <text:p text:style-name="P21"><text:span text:style-name="T2">Upward Sub-tree</text:span></text:p>
          </draw:text-box>
        </draw:frame>
        <draw:custom-shape draw:style-name="gr75" draw:text-style-name="P47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5.267cm" svg:y="13.216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387cm" svg:height="0.569cm" svg:x="9.968cm" svg:y="13.218cm">
          <draw:text-box>
            <text:p text:style-name="P21"><text:span text:style-name="T2">Subject element</text:span></text:p>
          </draw:text-box>
        </draw:frame>
        <draw:frame draw:style-name="gr103" draw:text-style-name="P65" draw:layer="layout" svg:width="27.991cm" svg:height="1.27cm" svg:x="0.005cm" svg:y="0.254cm">
          <draw:text-box>
            <text:p text:style-name="P14"><text:span text:style-name="T3">Downward/Upward sub-tre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29" draw:text-style-name="P75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29" draw:text-style-name="P75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37" draw:text-style-name="P74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29" draw:text-style-name="P75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29" draw:text-style-name="P75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37" draw:text-style-name="P74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38" draw:text-style-name="P76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29" draw:text-style-name="P75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38" draw:text-style-name="P74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4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29" draw:text-style-name="P75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39" draw:text-style-name="P72" draw:layer="layout" svg:width="2.445cm" svg:height="4.187cm" svg:x="5.707cm" svg:y="6.65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8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29" draw:text-style-name="P75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29" draw:text-style-name="P75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4" draw:text-style-name="P42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4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4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4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4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4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6" draw:text-style-name="P48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7"><text:s text:c="19"/></text:span></text:p>
        </draw:connector>
        <draw:custom-shape draw:style-name="gr138" draw:text-style-name="P76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8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4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4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0" draw:text-style-name="P68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4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0" draw:text-style-name="P68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49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72" draw:layer="layout" svg:width="1.524cm" svg:height="0.762cm" svg:x="15.458cm" svg:y="11.8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7.018cm" svg:y="11.913cm">
          <draw:text-box>
            <text:p text:style-name="P21"><text:span text:style-name="T2">Downward Invalidation</text:span></text:p>
          </draw:text-box>
        </draw:frame>
        <draw:custom-shape draw:style-name="gr151" draw:text-style-name="P71" draw:layer="layout" svg:width="0.729cm" svg:height="1.298cm" draw:transform="rotate (0.703367688553715) translate (20.623cm 11.8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21.918cm" svg:y="11.914cm">
          <draw:text-box>
            <text:p text:style-name="P21"><text:span text:style-name="T2">Upward Invalidation</text:span></text:p>
          </draw:text-box>
        </draw:frame>
        <draw:custom-shape draw:style-name="gr75" draw:text-style-name="P47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3.167cm" svg:y="11.916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387cm" svg:height="0.569cm" svg:x="12.568cm" svg:y="11.918cm">
          <draw:text-box>
            <text:p text:style-name="P21"><text:span text:style-name="T2">Subject element</text:span></text:p>
          </draw:text-box>
        </draw:frame>
        <draw:custom-shape draw:style-name="gr149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8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29" draw:text-style-name="P75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29" draw:text-style-name="P75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29" draw:text-style-name="P75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29" draw:text-style-name="P75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29" draw:text-style-name="P75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37" draw:text-style-name="P74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2" draw:text-style-name="P49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29" draw:text-style-name="P75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29" draw:text-style-name="P75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37" draw:text-style-name="P74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29" draw:text-style-name="P75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29" draw:text-style-name="P75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48" draw:text-style-name="P68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29" draw:text-style-name="P75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29" draw:text-style-name="P75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29" draw:text-style-name="P75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29" draw:text-style-name="P75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29" draw:text-style-name="P75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37" draw:text-style-name="P74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48" draw:text-style-name="P37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29" draw:text-style-name="P75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29" draw:text-style-name="P75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37" draw:text-style-name="P74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29" draw:text-style-name="P75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29" draw:text-style-name="P75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3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6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4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4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4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4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4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2" draw:text-style-name="P46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7"><text:s text:c="19"/></text:span></text:p>
        </draw:connector>
        <draw:custom-shape draw:style-name="gr137" draw:text-style-name="P76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4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4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0" draw:text-style-name="P68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4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0" draw:text-style-name="P68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3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6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4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4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4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4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4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48" draw:text-style-name="P68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7"><text:s text:c="19"/></text:span></text:p>
        </draw:connector>
        <draw:custom-shape draw:style-name="gr137" draw:text-style-name="P76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8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8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4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4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0" draw:text-style-name="P68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4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1" draw:text-style-name="P68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57" draw:text-style-name="P71" draw:layer="layout" svg:width="1.502cm" svg:height="5.535cm" draw:transform="skewX (0.000523598775598274) rotate (0.703367688553715) translate (17.511cm 5.3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9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35cm" svg:height="0.569cm" svg:x="7.454cm" svg:y="11.917cm">
          <draw:text-box>
            <text:p text:style-name="P21"><text:span text:style-name="T2">Style invalidated element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Downward/Upward invalidation simplifie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58" draw:text-style-name="P58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draw:layer="layout" svg:width="11.731cm" svg:height="0.786cm" svg:x="3.001cm" svg:y="4.513cm">
          <text:p text:style-name="P80"><text:span text:style-name="T11">.c</text:span><text:span text:style-name="T12">:has(</text:span><text:span text:style-name="T11"> ~ </text:span><text:span text:style-name="T13"><text:s/>.b <text:s text:c="6"/>.a</text:span><text:span text:style-name="T14">) <text:s text:c="2"/>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82" xml:id="id515" draw:id="id515" draw:layer="layout" svg:width="0.889cm" svg:height="0.88cm" svg:x="8.098cm" svg:y="12.30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8.086cm" svg:y1="12.72cm" svg:x2="6.936cm" svg:y2="12.72cm">
          <text:p/>
        </draw:line>
        <draw:custom-shape draw:style-name="gr162" draw:text-style-name="P82" xml:id="id517" draw:id="id517" draw:layer="layout" svg:width="0.889cm" svg:height="0.881cm" svg:x="8.095cm" svg:y="10.9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8.12cm" svg:y1="11.39cm" svg:x2="6.953cm" svg:y2="11.39cm">
          <text:p/>
        </draw:line>
        <draw:custom-shape draw:style-name="gr163" draw:text-style-name="P84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4" draw:text-style-name="P57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1" draw:text-style-name="P82" xml:id="id520" draw:id="id520" draw:layer="layout" svg:width="0.889cm" svg:height="0.88cm" svg:x="3.398cm" svg:y="12.287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22" draw:id="id522" draw:layer="layout" svg:width="0.889cm" svg:height="0.88cm" svg:x="3.398cm" svg:y="10.88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19" draw:id="id519" draw:layer="layout" svg:width="0.889cm" svg:height="0.88cm" svg:x="3.32cm" svg:y="7.989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518" draw:id="id518" draw:layer="layout" svg:width="0.889cm" svg:height="0.881cm" svg:x="6.239cm" svg:y="8.0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516" draw:id="id516" draw:layer="layout" svg:width="0.889cm" svg:height="0.88cm" svg:x="9.298cm" svg:y="8.009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67" draw:text-style-name="P57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68" draw:text-style-name="P86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68" draw:text-style-name="P86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3" draw:text-style-name="P84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3" draw:id="id523" draw:layer="layout" svg:width="0.889cm" svg:height="0.889cm" svg:x="3.9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1" draw:id="id521" draw:layer="layout" svg:width="0.889cm" svg:height="0.889cm" svg:x="6.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7" draw:layer="layout" svg:x1="3.566cm" svg:y1="5.387cm" svg:x2="3.738cm" svg:y2="7.938cm">
          <text:p/>
        </draw:line>
        <draw:line draw:style-name="gr170" draw:text-style-name="P87" draw:layer="layout" svg:x1="5.731cm" svg:y1="5.387cm" svg:x2="5.383cm" svg:y2="8.36cm">
          <text:p/>
        </draw:line>
        <draw:line draw:style-name="gr170" draw:text-style-name="P87" draw:layer="layout" svg:x1="6.695cm" svg:y1="5.387cm" svg:x2="6.695cm" svg:y2="8.006cm">
          <text:p/>
        </draw:line>
        <draw:line draw:style-name="gr170" draw:text-style-name="P87" draw:layer="layout" svg:x1="7.673cm" svg:y1="5.387cm" svg:x2="8.273cm" svg:y2="8.316cm">
          <text:p/>
        </draw:line>
        <draw:line draw:style-name="gr170" draw:text-style-name="P87" draw:layer="layout" svg:x1="8.652cm" svg:y1="5.387cm" svg:x2="9.496cm" svg:y2="8.004cm">
          <text:p/>
        </draw:line>
        <draw:custom-shape draw:style-name="gr171" draw:text-style-name="P88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89" draw:layer="layout" svg:width="10.287cm" svg:height="1.916cm" svg:x="15.529cm" svg:y="5.932cm">
          <draw:text-box>
            <text:p text:style-name="P21"><text:span text:style-name="T4">Extract features and relations</text:span><text:span text:style-name="T4"><text:line-break/></text:span><text:span text:style-name="T4">from compound selectors and combinators</text:span></text:p>
          </draw:text-box>
        </draw:frame>
        <draw:frame draw:style-name="gr174" draw:text-style-name="P89" draw:layer="layout" svg:width="9.363cm" svg:height="1.524cm" svg:x="15.53cm" svg:y="10.032cm">
          <draw:text-box>
            <text:p text:style-name="P21"><text:span text:style-name="T4">Build invalidation sets</text:span><text:span text:style-name="T4"><text:line-break/></text:span><text:span text:style-name="T4">with features and relation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Upward invalidation set building step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1" draw:text-style-name="P55" xml:id="id524" draw:id="id524" draw:layer="layout" svg:width="0.583cm" svg:height="0.59cm" svg:x="13.567cm" svg:y="3.03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25" draw:id="id525" draw:layer="layout" svg:width="0.582cm" svg:height="0.59cm" svg:x="14.404cm" svg:y="3.0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56" draw:layer="layout" svg:width="4.66cm" svg:height="0.786cm" svg:x="5.522cm" svg:y="2.921cm">
          <text:p text:style-name="P56"><text:span text:style-name="T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77" draw:text-style-name="P56" draw:layer="layout" svg:width="4.66cm" svg:height="0.786cm" svg:x="5.478cm" svg:y="4.391cm">
          <text:p text:style-name="P56"><text:span text:style-name="T8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78" draw:text-style-name="P56" draw:layer="layout" svg:width="4.66cm" svg:height="0.786cm" svg:x="5.478cm" svg:y="5.658cm">
          <text:p text:style-name="P56"><text:span text:style-name="T8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xml:id="id526" draw:id="id526" draw:layer="layout" svg:width="0.582cm" svg:height="0.589cm" svg:x="13.535cm" svg:y="4.51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90" xml:id="id527" draw:id="id527" draw:layer="layout" svg:width="0.583cm" svg:height="0.589cm" svg:x="14.385cm" svg:y="4.51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528" draw:id="id528" draw:layer="layout" svg:width="0.583cm" svg:height="0.589cm" svg:x="13.136cm" svg:y="5.76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29" draw:id="id529" draw:layer="layout" svg:width="0.584cm" svg:height="0.589cm" svg:x="13.995cm" svg:y="5.76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0" draw:id="id530" draw:layer="layout" svg:width="0.583cm" svg:height="0.59cm" svg:x="14.814cm" svg:y="5.76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6" draw:text-style-name="P57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6" draw:text-style-name="P57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67" draw:text-style-name="P57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89" draw:text-style-name="P58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7cm" svg:y="3.2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8.416cm" svg:y="3.22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21.678cm" svg:y="5.48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389cm" svg:y="5.45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098cm" svg:y="5.457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41cm" svg:y="4.18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21.679cm" svg:y="4.20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3cm" svg:height="0.59cm" svg:x="21.668cm" svg:y="6.43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6.423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21.684cm" svg:y1="3.557cm" svg:x2="20.863cm" svg:y2="3.557cm">
          <text:p/>
        </draw:line>
        <draw:line draw:style-name="gr94" draw:text-style-name="P57" draw:layer="layout" svg:x1="21.669cm" svg:y1="5.76cm" svg:x2="20.86cm" svg:y2="5.76cm">
          <text:p/>
        </draw:line>
        <draw:custom-shape draw:style-name="gr76" draw:text-style-name="P61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4" draw:layer="layout" svg:width="2.991cm" svg:height="0.786cm" svg:x="12.702cm" svg:y="1.706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181" draw:text-style-name="P64" draw:layer="layout" svg:width="4.127cm" svg:height="0.786cm" svg:x="18.108cm" svg:y="1.7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4" draw:layer="layout" svg:width="2.991cm" svg:height="0.786cm" svg:x="6.102cm" svg:y="1.7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183" draw:text-style-name="P56" draw:layer="layout" svg:width="4.66cm" svg:height="0.786cm" svg:x="5.479cm" svg:y="6.957cm">
          <text:p text:style-name="P56"><text:span text:style-name="T8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5" draw:text-style-name="P54" xml:id="id534" draw:id="id534" draw:layer="layout" svg:width="0.583cm" svg:height="0.589cm" svg:x="13.725cm" svg:y="7.06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3" draw:id="id533" draw:layer="layout" svg:width="0.584cm" svg:height="0.589cm" svg:x="14.584cm" svg:y="7.06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2" draw:id="id532" draw:layer="layout" svg:width="0.583cm" svg:height="0.59cm" svg:x="15.425cm" svg:y="7.06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6" draw:text-style-name="P61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5" xml:id="id531" draw:id="id531" draw:layer="layout" svg:width="0.583cm" svg:height="0.589cm" svg:x="12.837cm" svg:y="7.062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67" draw:text-style-name="P57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0" draw:text-style-name="P59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8cm" svg:y="7.37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7.365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5.592cm" svg:y="8.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203cm" svg:y="8.901cm">
          <draw:text-box>
            <text:p text:style-name="P21"><text:span text:style-name="T2">Feature : Matches elements with class value ‘a’.</text:span></text:p>
          </draw:text-box>
        </draw:frame>
        <draw:custom-shape draw:style-name="gr81" draw:text-style-name="P55" draw:layer="layout" svg:width="0.582cm" svg:height="0.59cm" svg:x="5.571cm" svg:y="9.85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201cm" svg:y="9.878cm">
          <draw:text-box>
            <text:p text:style-name="P21"><text:span text:style-name="T2">Subject Feature : Matches elements with class value ‘a’. The matched element need to be invalidated</text:span></text:p>
          </draw:text-box>
        </draw:frame>
        <draw:custom-shape draw:style-name="gr85" draw:text-style-name="P54" xml:id="id537" draw:id="id537" draw:layer="layout" svg:width="0.583cm" svg:height="0.589cm" svg:x="5.513cm" svg:y="10.92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8" draw:id="id538" draw:layer="layout" svg:width="0.583cm" svg:height="0.589cm" svg:x="6.613cm" svg:y="10.92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5.142cm" svg:height="0.569cm" svg:x="7.226cm" svg:y="10.952cm">
          <draw:text-box>
            <text:p text:style-name="P21"><text:span text:style-name="T2">Preceding Sibling Relation : Can get elements with ‘b’ class from preceding siblings of an element with ‘a’ class</text:span></text:p>
          </draw:text-box>
        </draw:frame>
        <draw:custom-shape draw:style-name="gr85" draw:text-style-name="P54" xml:id="id535" draw:id="id535" draw:layer="layout" svg:width="0.583cm" svg:height="0.589cm" svg:x="5.523cm" svg:y="11.9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5" draw:text-style-name="P54" xml:id="id536" draw:id="id536" draw:layer="layout" svg:width="0.583cm" svg:height="0.589cm" svg:x="6.623cm" svg:y="11.9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4" draw:text-style-name="P63" draw:layer="layout" svg:width="13.408cm" svg:height="0.635cm" svg:x="7.236cm" svg:y="11.984cm">
          <draw:text-box>
            <text:p text:style-name="P40"><text:span text:style-name="T2">Ancestor Relation : Can get elements with ‘b’ class from ancestors of an element with ‘a’ class</text:span></text:p>
          </draw:text-box>
        </draw:frame>
        <draw:connector draw:style-name="gr166" draw:text-style-name="P57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0" draw:text-style-name="P59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50" draw:layer="layout" svg:width="14.59cm" svg:height="1.205cm" svg:x="8.794cm" svg:y="14.113cm">
          <draw:text-box>
            <text:p text:style-name="P21"><text:span text:style-name="T2">Ancestor Invalidation Set : Matching features to the ancestors of an element with ‘a’ class.</text:span><text:span text:style-name="T2"><text:line-break/></text:span><text:span text:style-name="T2"> <text:s text:c="41"/>Can do the preceding sibling invalidation for the matched elements and features.</text:span></text:p>
          </draw:text-box>
        </draw:frame>
        <draw:custom-shape draw:style-name="gr80" draw:text-style-name="P54" draw:layer="layout" svg:width="0.583cm" svg:height="0.59cm" svg:x="8.137cm" svg:y="14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0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4.083cm" svg:height="0.887cm" svg:x="8.793cm" svg:y="13.157cm">
          <draw:text-box>
            <text:p text:style-name="P21"><text:span text:style-name="T2">Preceding Sibling Invalidation Set : Matching features to the preceding siblings of an element with ‘a’ class.</text:span></text:p>
          </draw:text-box>
        </draw:frame>
        <draw:custom-shape draw:style-name="gr80" draw:text-style-name="P54" draw:layer="layout" svg:width="0.583cm" svg:height="0.59cm" svg:x="8.136cm" svg:y="13.1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117cm" svg:y1="13.418cm" svg:x2="7.474cm" svg:y2="13.418cm">
          <text:p/>
        </draw:line>
        <draw:line draw:style-name="gr93" draw:text-style-name="P83" draw:layer="layout" svg:x1="21.685cm" svg:y1="4.502cm" svg:x2="20.864cm" svg:y2="4.502cm">
          <text:p/>
        </draw:line>
        <draw:line draw:style-name="gr94" draw:text-style-name="P57" draw:layer="layout" svg:x1="21.67cm" svg:y1="6.745cm" svg:x2="20.861cm" svg:y2="6.745cm">
          <text:p/>
        </draw:line>
        <draw:line draw:style-name="gr94" draw:text-style-name="P57" draw:layer="layout" svg:x1="21.671cm" svg:y1="7.685cm" svg:x2="20.862cm" svg:y2="7.685cm">
          <text:p/>
        </draw:line>
        <draw:line draw:style-name="gr94" draw:text-style-name="P57" draw:layer="layout" svg:x1="8.118cm" svg:y1="14.518cm" svg:x2="7.475cm" svg:y2="14.518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uild upward invalidation se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6" draw:text-style-name="P60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9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0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542" draw:id="id542" draw:layer="layout" svg:width="1.103cm" svg:height="0.368cm" svg:x="6.042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4" draw:id="id544" draw:layer="layout" svg:width="1.103cm" svg:height="0.368cm" svg:x="7.208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39" draw:id="id539" draw:layer="layout" svg:width="1.103cm" svg:height="0.368cm" svg:x="7.219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5" draw:id="id545" draw:layer="layout" svg:width="1.103cm" svg:height="0.368cm" svg:x="8.374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4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4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4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4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4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5" draw:text-style-name="P68" xml:id="id546" draw:id="id546" draw:layer="layout" svg:width="1.103cm" svg:height="0.368cm" svg:x="9.55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7"><text:s text:c="19"/></text:span></text:p>
        </draw:connector>
        <draw:custom-shape draw:style-name="gr65" draw:text-style-name="P68" xml:id="id548" draw:id="id548" draw:layer="layout" svg:width="1.103cm" svg:height="0.368cm" svg:x="9.555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547" draw:id="id547" draw:layer="layout" svg:width="1.103cm" svg:height="0.367cm" svg:x="9.558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9" draw:id="id549" draw:layer="layout" svg:width="1.103cm" svg:height="0.368cm" svg:x="10.873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4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4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5" draw:text-style-name="P68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50" draw:id="id550" draw:layer="layout" svg:width="1.103cm" svg:height="0.367cm" svg:x="10.869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4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09" draw:text-style-name="P91" xml:id="id555" draw:id="id555" draw:layer="layout" svg:width="1.103cm" svg:height="0.368cm" svg:x="10.875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7" draw:id="id557" draw:layer="layout" svg:width="1.103cm" svg:height="0.368cm" svg:x="12.041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2" draw:id="id552" draw:layer="layout" svg:width="1.103cm" svg:height="0.368cm" svg:x="12.052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8" draw:id="id558" draw:layer="layout" svg:width="1.103cm" svg:height="0.368cm" svg:x="13.207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4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4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4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4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4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09" draw:text-style-name="P91" xml:id="id559" draw:id="id559" draw:layer="layout" svg:width="1.103cm" svg:height="0.368cm" svg:x="14.386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7"><text:s text:c="19"/></text:span></text:p>
        </draw:connector>
        <draw:custom-shape draw:style-name="gr109" draw:text-style-name="P91" xml:id="id561" draw:id="id561" draw:layer="layout" svg:width="1.103cm" svg:height="0.368cm" svg:x="14.388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60" draw:id="id560" draw:layer="layout" svg:width="1.103cm" svg:height="0.367cm" svg:x="14.391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2" draw:id="id562" draw:layer="layout" svg:width="1.103cm" svg:height="0.368cm" svg:x="15.706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4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4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5" draw:text-style-name="P68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3" draw:id="id563" draw:layer="layout" svg:width="1.103cm" svg:height="0.367cm" svg:x="15.702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4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1" draw:text-style-name="P79" xml:id="id568" draw:id="id568" draw:layer="layout" svg:width="1.103cm" svg:height="0.368cm" svg:x="15.696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0" draw:id="id570" draw:layer="layout" svg:width="1.103cm" svg:height="0.368cm" svg:x="16.862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65" draw:id="id565" draw:layer="layout" svg:width="1.103cm" svg:height="0.368cm" svg:x="16.873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1" draw:id="id571" draw:layer="layout" svg:width="1.103cm" svg:height="0.368cm" svg:x="18.028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4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4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4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4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4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1" draw:text-style-name="P79" xml:id="id572" draw:id="id572" draw:layer="layout" svg:width="1.103cm" svg:height="0.368cm" svg:x="19.207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7"><text:s text:c="19"/></text:span></text:p>
        </draw:connector>
        <draw:custom-shape draw:style-name="gr65" draw:text-style-name="P68" xml:id="id574" draw:id="id574" draw:layer="layout" svg:width="1.103cm" svg:height="0.368cm" svg:x="19.209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3" draw:id="id573" draw:layer="layout" svg:width="1.103cm" svg:height="0.367cm" svg:x="19.212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75" draw:id="id575" draw:layer="layout" svg:width="1.103cm" svg:height="0.368cm" svg:x="20.527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4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4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5" draw:text-style-name="P68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6" draw:id="id576" draw:layer="layout" svg:width="1.103cm" svg:height="0.367cm" svg:x="20.523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4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4" draw:text-style-name="P70" xml:id="id578" draw:id="id578" draw:layer="layout" svg:width="0.583cm" svg:height="0.59cm" svg:x="14.647cm" svg:y="10.7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581" draw:id="id581" draw:layer="layout" svg:width="0.583cm" svg:height="0.59cm" svg:x="12.291cm" svg:y="7.89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87" draw:text-style-name="P57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88" draw:text-style-name="P57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5" draw:text-style-name="P68" xml:id="id586" draw:id="id586" draw:layer="layout" svg:width="1.103cm" svg:height="0.368cm" svg:x="1.219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8" draw:id="id588" draw:layer="layout" svg:width="1.103cm" svg:height="0.368cm" svg:x="2.385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3" draw:id="id583" draw:layer="layout" svg:width="1.103cm" svg:height="0.368cm" svg:x="2.396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9" draw:id="id589" draw:layer="layout" svg:width="1.103cm" svg:height="0.368cm" svg:x="3.551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4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4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4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4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4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5" draw:text-style-name="P68" xml:id="id590" draw:id="id590" draw:layer="layout" svg:width="1.103cm" svg:height="0.368cm" svg:x="4.7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7"><text:s text:c="19"/></text:span></text:p>
        </draw:connector>
        <draw:custom-shape draw:style-name="gr65" draw:text-style-name="P68" xml:id="id592" draw:id="id592" draw:layer="layout" svg:width="1.103cm" svg:height="0.368cm" svg:x="4.732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1" draw:id="id591" draw:layer="layout" svg:width="1.103cm" svg:height="0.367cm" svg:x="4.735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3" draw:id="id593" draw:layer="layout" svg:width="1.103cm" svg:height="0.368cm" svg:x="6.05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4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4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5" draw:text-style-name="P68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4" draw:id="id594" draw:layer="layout" svg:width="1.103cm" svg:height="0.367cm" svg:x="6.046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4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8" xml:id="id599" draw:id="id599" draw:layer="layout" svg:width="1.103cm" svg:height="0.368cm" svg:x="20.541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601" draw:id="id601" draw:layer="layout" svg:width="1.103cm" svg:height="0.368cm" svg:x="21.707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596" draw:id="id596" draw:layer="layout" svg:width="1.103cm" svg:height="0.368cm" svg:x="21.718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2" draw:id="id602" draw:layer="layout" svg:width="1.103cm" svg:height="0.368cm" svg:x="22.873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4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4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4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4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4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8" xml:id="id603" draw:id="id603" draw:layer="layout" svg:width="1.103cm" svg:height="0.368cm" svg:x="24.052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7"><text:s text:c="19"/></text:span></text:p>
        </draw:connector>
        <draw:custom-shape draw:style-name="gr65" draw:text-style-name="P68" xml:id="id605" draw:id="id605" draw:layer="layout" svg:width="1.103cm" svg:height="0.368cm" svg:x="24.054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4" draw:id="id604" draw:layer="layout" svg:width="1.103cm" svg:height="0.367cm" svg:x="24.057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6" draw:id="id606" draw:layer="layout" svg:width="1.103cm" svg:height="0.368cm" svg:x="25.372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4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4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5" draw:text-style-name="P68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7" draw:id="id607" draw:layer="layout" svg:width="1.103cm" svg:height="0.367cm" svg:x="25.368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4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5" draw:text-style-name="P47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367cm" svg:y="13.272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835cm" svg:height="0.569cm" svg:x="15.467cm" svg:y="13.273cm">
          <draw:text-box>
            <text:p text:style-name="P21"><text:span text:style-name="T2">Style invalidated element</text:span></text:p>
          </draw:text-box>
        </draw:frame>
        <draw:frame draw:style-name="gr79" draw:text-style-name="P50" draw:layer="layout" svg:width="3.387cm" svg:height="0.569cm" svg:x="21.468cm" svg:y="13.274cm">
          <draw:text-box>
            <text:p text:style-name="P21"><text:span text:style-name="T2">Subject element</text:span></text:p>
          </draw:text-box>
        </draw:frame>
        <draw:custom-shape draw:style-name="gr109" draw:text-style-name="P67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268cm" svg:y="13.273cm">
          <draw:text-box>
            <text:p text:style-name="P21"><text:span text:style-name="T2">Feature matching element</text:span></text:p>
          </draw:text-box>
        </draw:frame>
        <draw:custom-shape draw:style-name="gr76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65" draw:layer="layout" svg:width="27.991cm" svg:height="1.27cm" svg:x="0.008cm" svg:y="0.254cm">
          <draw:text-box>
            <text:p text:style-name="P14"><text:span text:style-name="T3">Upward invalidati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69" draw:text-style-name="P84" xml:id="id615" draw:id="id615" draw:layer="layout" svg:width="0.889cm" svg:height="0.889cm" svg:x="11.9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617" draw:id="id617" draw:layer="layout" svg:width="0.889cm" svg:height="0.889cm" svg:x="9.08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80" draw:layer="layout" svg:width="11.731cm" svg:height="0.786cm" svg:x="8.101cm" svg:y="3.013cm">
          <text:p text:style-name="P80"><text:span text:style-name="T11">C.c</text:span><text:span text:style-name="T12">:has(</text:span><text:span text:style-name="T11"> ~ </text:span><text:span text:style-name="T13"><text:s/>B.b <text:s text:c="6"/>A.a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58" draw:text-style-name="P58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82" xml:id="id609" draw:id="id609" draw:layer="layout" svg:width="0.889cm" svg:height="0.88cm" svg:x="13.198cm" svg:y="14.008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3.186cm" svg:y1="14.42cm" svg:x2="12.036cm" svg:y2="14.42cm">
          <text:p/>
        </draw:line>
        <draw:custom-shape draw:style-name="gr162" draw:text-style-name="P82" xml:id="id611" draw:id="id611" draw:layer="layout" svg:width="0.889cm" svg:height="0.881cm" svg:x="13.195cm" svg:y="12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2cm" svg:y1="13.09cm" svg:x2="12.053cm" svg:y2="13.09cm">
          <text:p/>
        </draw:line>
        <draw:custom-shape draw:style-name="gr190" draw:text-style-name="P84" xml:id="id632" draw:id="id632" draw:layer="layout" svg:width="0.711cm" svg:height="0.711cm" svg:x="13.355cm" svg:y="3.054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30" draw:id="id630" draw:layer="layout" svg:width="0.711cm" svg:height="0.711cm" svg:x="11.011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18" draw:id="id618" draw:layer="layout" svg:width="0.889cm" svg:height="0.889cm" svg:x="8.025cm" svg:y="6.298cm">
          <text:p text:style-name="P81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4" draw:text-style-name="P57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1" draw:text-style-name="P82" xml:id="id614" draw:id="id614" draw:layer="layout" svg:width="0.889cm" svg:height="0.88cm" svg:x="8.498cm" svg:y="13.987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6" draw:id="id616" draw:layer="layout" svg:width="0.889cm" svg:height="0.88cm" svg:x="8.498cm" svg:y="12.588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3" draw:id="id613" draw:layer="layout" svg:width="0.889cm" svg:height="0.88cm" svg:x="8.42cm" svg:y="9.589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612" draw:id="id612" draw:layer="layout" svg:width="0.889cm" svg:height="0.881cm" svg:x="11.339cm" svg:y="9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610" draw:id="id610" draw:layer="layout" svg:width="0.889cm" svg:height="0.88cm" svg:x="14.398cm" svg:y="9.609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67" draw:text-style-name="P57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68" draw:text-style-name="P86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68" draw:text-style-name="P86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1" draw:text-style-name="P92" xml:id="id620" draw:id="id620" draw:layer="layout" svg:width="0.889cm" svg:height="0.889cm" svg:x="11.001cm" svg:y="6.298cm">
          <text:p text:style-name="P81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22" draw:id="id622" draw:layer="layout" svg:width="0.889cm" svg:height="0.889cm" svg:x="15.063cm" svg:y="6.29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8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93" draw:layer="layout" svg:width="7.087cm" svg:height="1.916cm" svg:x="20.829cm" svg:y="5.732cm">
          <draw:text-box>
            <text:p text:style-name="P21"><text:span text:style-name="T16">Extract compound features and relations from compound selectors and combinators</text:span></text:p>
          </draw:text-box>
        </draw:frame>
        <draw:frame draw:style-name="gr174" draw:text-style-name="P89" draw:layer="layout" svg:width="6.578cm" svg:height="1.524cm" svg:x="20.83cm" svg:y="11.82cm">
          <draw:text-box>
            <text:p text:style-name="P21"><text:span text:style-name="T4">Build invalidation sets</text:span><text:span text:style-name="T4"><text:line-break/></text:span><text:span text:style-name="T4">with features and relation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Extract compound feature</text:span></text:p>
          </draw:text-box>
        </draw:frame>
        <draw:connector draw:style-name="gr193" draw:text-style-name="P87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0" draw:text-style-name="P87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3" draw:text-style-name="P87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0" draw:text-style-name="P94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3" draw:text-style-name="P87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1" draw:text-style-name="P92" xml:id="id623" draw:id="id623" draw:layer="layout" svg:width="0.889cm" svg:height="0.889cm" svg:x="11.957cm" svg:y="6.298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1" draw:text-style-name="P92" xml:id="id624" draw:id="id624" draw:layer="layout" svg:width="0.889cm" svg:height="0.889cm" svg:x="9.003cm" svg:y="6.29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0" draw:text-style-name="P87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0" draw:text-style-name="P87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0" draw:text-style-name="P87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1" draw:text-style-name="P92" xml:id="id628" draw:id="id628" draw:layer="layout" svg:width="0.889cm" svg:height="0.889cm" svg:x="14.063cm" svg:y="6.298cm">
          <text:p text:style-name="P81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0" draw:text-style-name="P94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0" draw:text-style-name="P87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0" draw:text-style-name="P87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4" draw:text-style-name="P84" xml:id="id619" draw:id="id619" draw:layer="layout" svg:width="0.711cm" svg:height="0.711cm" svg:x="8.202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5" draw:id="id625" draw:layer="layout" svg:width="0.711cm" svg:height="0.711cm" svg:x="8.824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6" draw:id="id626" draw:layer="layout" svg:width="0.711cm" svg:height="0.711cm" svg:x="11.812cm" svg:y="3.03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7" draw:id="id627" draw:layer="layout" svg:width="0.711cm" svg:height="0.711cm" svg:x="12.423cm" svg:y="3.05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9" draw:id="id629" draw:layer="layout" svg:width="0.711cm" svg:height="0.711cm" svg:x="14.179cm" svg:y="3.0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1" draw:id="id621" draw:layer="layout" svg:width="0.711cm" svg:height="0.711cm" svg:x="14.82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88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5" draw:text-style-name="P88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6" draw:text-style-name="P93" draw:layer="layout" svg:width="5.72cm" svg:height="1.361cm" svg:x="1.43cm" svg:y="4.21cm">
          <draw:text-box>
            <text:p text:style-name="P21"><text:span text:style-name="T16">Extract simple features</text:span></text:p>
            <text:p text:style-name="P21"><text:span text:style-name="T16">from simple selectors</text:span></text:p>
          </draw:text-box>
        </draw:frame>
        <draw:frame draw:style-name="gr197" draw:text-style-name="P93" draw:layer="layout" svg:width="6.388cm" svg:height="0.806cm" svg:x="0.762cm" svg:y="8.111cm">
          <draw:text-box>
            <text:p text:style-name="P21"><text:span text:style-name="T16">Create compound features</text:span></text:p>
          </draw:text-box>
        </draw:frame>
        <draw:custom-shape draw:style-name="gr198" draw:text-style-name="P95" draw:layer="layout" svg:width="0.583cm" svg:height="0.589cm" svg:x="1.269cm" svg:y="12.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1.88cm" svg:y="12.301cm">
          <draw:text-box>
            <text:p text:style-name="P21"><text:span text:style-name="T2">Simple Feature</text:span></text:p>
          </draw:text-box>
        </draw:frame>
        <draw:custom-shape draw:style-name="gr85" draw:text-style-name="P54" draw:layer="layout" svg:width="0.583cm" svg:height="0.589cm" svg:x="1.27cm" svg:y="13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.881cm" svg:y="13.224cm">
          <draw:text-box>
            <text:p text:style-name="P21"><text:span text:style-name="T2">Compound Feature</text:span></text:p>
          </draw:text-box>
        </draw:frame>
        <draw:custom-shape draw:style-name="gr81" draw:text-style-name="P55" draw:layer="layout" svg:width="0.582cm" svg:height="0.59cm" svg:x="1.271cm" svg:y="14.1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095cm" svg:height="0.569cm" svg:x="1.901cm" svg:y="14.179cm">
          <draw:text-box>
            <text:p text:style-name="P21"><text:span text:style-name="T2">Subject 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9" draw:text-style-name="P96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4" draw:id="id634" draw:layer="layout" svg:width="0.889cm" svg:height="0.88cm" svg:x="13.831cm" svg:y="11.164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2" draw:id="id652" draw:layer="layout" svg:width="0.889cm" svg:height="0.88cm" svg:x="16.031cm" svg:y="11.143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1" draw:text-style-name="P98" xml:id="id656" draw:id="id656" draw:layer="layout" svg:width="0.889cm" svg:height="0.88cm" svg:x="17.231cm" svg:y="11.144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96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6" draw:id="id636" draw:layer="layout" svg:width="0.889cm" svg:height="0.88cm" svg:x="7.554cm" svg:y="11.165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4" draw:id="id654" draw:layer="layout" svg:width="0.889cm" svg:height="0.88cm" svg:x="9.754cm" svg:y="11.1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199" draw:text-style-name="P96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8" draw:id="id638" draw:layer="layout" svg:width="0.889cm" svg:height="0.88cm" svg:x="20.101cm" svg:y="11.166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8" draw:id="id658" draw:layer="layout" svg:width="0.889cm" svg:height="0.88cm" svg:x="22.301cm" svg:y="11.1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1" draw:text-style-name="P80" draw:layer="layout" svg:width="9.727cm" svg:height="0.786cm" svg:x="3.907cm" svg:y="3.413cm">
          <text:p text:style-name="P80"><text:span text:style-name="T11">D</text:span><text:span text:style-name="T12">:has(</text:span><text:span text:style-name="T13">#a.b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80" draw:layer="layout" svg:width="9.727cm" svg:height="0.786cm" svg:x="14.207cm" svg:y="3.435cm">
          <text:p text:style-name="P80"><text:span text:style-name="T11">D</text:span><text:span text:style-name="T12">:has(</text:span><text:span text:style-name="T13">#a.c</text:span><text:span text:style-name="T14">) </text:span><text:span text:style-name="T15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199" draw:text-style-name="P96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40" draw:id="id640" draw:layer="layout" svg:width="0.889cm" svg:height="0.88cm" svg:x="1.134cm" svg:y="11.145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0" draw:id="id650" draw:layer="layout" svg:width="0.889cm" svg:height="0.88cm" svg:x="3.334cm" svg:y="11.124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0" draw:text-style-name="P92" xml:id="id642" draw:id="id642" draw:layer="layout" svg:width="0.889cm" svg:height="0.88cm" svg:x="16.331cm" svg:y="6.265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7" draw:id="id647" draw:layer="layout" svg:width="0.889cm" svg:height="0.88cm" svg:x="10.088cm" svg:y="6.26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8" draw:id="id648" draw:layer="layout" svg:width="0.889cm" svg:height="0.88cm" svg:x="22.601cm" svg:y="6.267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5" draw:id="id645" draw:layer="layout" svg:width="0.889cm" svg:height="0.88cm" svg:x="3.634cm" svg:y="6.246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3" draw:id="id643" draw:layer="layout" svg:width="0.889cm" svg:height="0.88cm" svg:x="13.065cm" svg:y="8.6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4" draw:id="id644" draw:layer="layout" svg:width="0.889cm" svg:height="0.88cm" svg:x="19.531cm" svg:y="8.6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6" draw:id="id646" draw:layer="layout" svg:width="0.889cm" svg:height="0.88cm" svg:x="6.534cm" svg:y="8.625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3" draw:text-style-name="P87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3" draw:text-style-name="P87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3" draw:text-style-name="P87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3" draw:text-style-name="P87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3" draw:text-style-name="P87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3" draw:text-style-name="P87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3" draw:text-style-name="P87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3" draw:text-style-name="P87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4" draw:text-style-name="P87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69" draw:text-style-name="P84" xml:id="id649" draw:id="id649" draw:layer="layout" svg:width="0.889cm" svg:height="0.889cm" svg:x="6.411cm" svg:y="8.2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69" draw:text-style-name="P84" xml:id="id651" draw:id="id651" draw:layer="layout" svg:width="0.889cm" svg:height="0.889cm" svg:x="13.207cm" svg:y="8.22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4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69" draw:text-style-name="P84" xml:id="id653" draw:id="id653" draw:layer="layout" svg:width="0.889cm" svg:height="0.889cm" svg:x="12.951cm" svg:y="8.24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69" draw:text-style-name="P84" xml:id="id655" draw:id="id655" draw:layer="layout" svg:width="0.889cm" svg:height="0.889cm" svg:x="19.413cm" svg:y="8.25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69" draw:text-style-name="P84" xml:id="id657" draw:id="id657" draw:layer="layout" svg:width="0.889cm" svg:height="0.889cm" svg:x="19.675cm" svg:y="8.222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4" draw:text-style-name="P84" xml:id="id659" draw:id="id659" draw:layer="layout" svg:width="0.711cm" svg:height="0.711cm" svg:x="4.0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4" draw:text-style-name="P84" xml:id="id660" draw:id="id660" draw:layer="layout" svg:width="0.711cm" svg:height="0.711cm" svg:x="6.246cm" svg:y="3.46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4" draw:text-style-name="P84" xml:id="id661" draw:id="id661" draw:layer="layout" svg:width="0.711cm" svg:height="0.711cm" svg:x="7.002cm" svg:y="3.487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4" draw:text-style-name="P84" xml:id="id662" draw:id="id662" draw:layer="layout" svg:width="0.711cm" svg:height="0.711cm" svg:x="14.3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4" draw:text-style-name="P84" xml:id="id663" draw:id="id663" draw:layer="layout" svg:width="0.711cm" svg:height="0.711cm" svg:x="16.546cm" svg:y="3.50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4" draw:text-style-name="P84" xml:id="id664" draw:id="id664" draw:layer="layout" svg:width="0.711cm" svg:height="0.711cm" svg:x="17.312cm" svg:y="3.52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65" draw:layer="layout" svg:width="27.991cm" svg:height="1.27cm" svg:x="0.007cm" svg:y="0.254cm">
          <draw:text-box>
            <text:p text:style-name="P14"><text:span text:style-name="T3">Build Simple to Compound Map</text:span></text:p>
          </draw:text-box>
        </draw:frame>
        <draw:custom-shape draw:style-name="gr205" draw:text-style-name="P99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4.274cm" svg:height="0.569cm" svg:x="19.872cm" svg:y="13.615cm">
          <draw:text-box>
            <text:p text:style-name="P21"><text:span text:style-name="T2">Simple to Compound Map</text:span></text:p>
          </draw:text-box>
        </draw:frame>
        <draw:custom-shape draw:style-name="gr206" draw:text-style-name="P95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7" draw:text-style-name="P57" draw:layer="layout" svg:x1="18.094cm" svg:y1="13.88cm" svg:x2="18.599cm" svg:y2="13.88cm">
          <text:p/>
        </draw:line>
        <draw:custom-shape draw:style-name="gr198" draw:text-style-name="P95" draw:layer="layout" svg:width="0.583cm" svg:height="0.589cm" svg:x="3.969cm" svg:y="13.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4.58cm" svg:y="13.601cm">
          <draw:text-box>
            <text:p text:style-name="P21"><text:span text:style-name="T2">Simple Feature</text:span></text:p>
          </draw:text-box>
        </draw:frame>
        <draw:custom-shape draw:style-name="gr85" draw:text-style-name="P54" draw:layer="layout" svg:width="0.583cm" svg:height="0.589cm" svg:x="10.448cm" svg:y="13.58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1.059cm" svg:y="13.59cm">
          <draw:text-box>
            <text:p text:style-name="P21"><text:span text:style-name="T2">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08" draw:text-style-name="P56" draw:layer="layout" svg:width="4.66cm" svg:height="0.786cm" svg:x="7.522cm" svg:y="9.321cm">
          <text:p text:style-name="P56"><text:span text:style-name="T8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9" draw:text-style-name="P56" draw:layer="layout" svg:width="4.66cm" svg:height="0.786cm" svg:x="7.478cm" svg:y="10.791cm">
          <text:p text:style-name="P56"><text:span text:style-name="T8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7cm" svg:y="12.233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5.116cm" svg:y="12.22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8.378cm" svg:y="13.084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5.089cm" svg:y="13.05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8.384cm" svg:y1="12.557cm" svg:x2="17.563cm" svg:y2="12.557cm">
          <text:p/>
        </draw:line>
        <draw:line draw:style-name="gr94" draw:text-style-name="P57" draw:layer="layout" svg:x1="18.369cm" svg:y1="13.36cm" svg:x2="17.56cm" svg:y2="13.36cm">
          <text:p/>
        </draw:line>
        <draw:custom-shape draw:style-name="gr76" draw:text-style-name="P62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64" draw:layer="layout" svg:width="4.127cm" svg:height="0.786cm" svg:x="14.408cm" svg:y="11.3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64" draw:layer="layout" svg:width="2.991cm" svg:height="0.786cm" svg:x="8.102cm" svg:y="8.1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8cm" svg:y="13.975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5.09cm" svg:y="13.965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8.371cm" svg:y1="14.285cm" svg:x2="17.562cm" svg:y2="14.285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uild upward invalidation set and simple to compound map</text:span></text:p>
          </draw:text-box>
        </draw:frame>
        <draw:custom-shape draw:style-name="gr76" draw:text-style-name="P62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5" draw:id="id665" draw:layer="layout" svg:width="0.583cm" svg:height="0.59cm" svg:x="14.867cm" svg:y="5.6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5.715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71" draw:id="id671" draw:layer="layout" svg:width="0.581cm" svg:height="0.589cm" svg:x="14.878cm" svg:y="8.305cm">
          <text:p text:style-name="P53"><text:span text:style-name="T8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6.489cm" svg:y="8.301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7.274cm" svg:y="8.311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6.51cm" svg:y="6.574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67" draw:id="id667" draw:layer="layout" svg:width="0.583cm" svg:height="0.589cm" svg:x="14.849cm" svg:y="6.57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673" draw:id="id673" draw:layer="layout" svg:width="0.583cm" svg:height="0.59cm" svg:x="14.868cm" svg:y="9.154cm">
          <text:p text:style-name="P53"><text:span text:style-name="T8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6.49cm" svg:y="9.166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4" draw:layer="layout" svg:width="4.127cm" svg:height="0.786cm" svg:x="14.808cm" svg:y="4.793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8" draw:text-style-name="P56" draw:layer="layout" svg:width="4.66cm" svg:height="0.786cm" svg:x="7.475cm" svg:y="12.291cm">
          <text:p text:style-name="P56"><text:span text:style-name="T8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9" draw:id="id669" draw:layer="layout" svg:width="0.583cm" svg:height="0.59cm" svg:x="14.867cm" svg:y="7.44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7.46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9.166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7.444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07" draw:text-style-name="P87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07" draw:text-style-name="P87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07" draw:text-style-name="P87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07" draw:text-style-name="P87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3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/ Recalculation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ure ‘.b’ matched (Invalidated)</text:span></text:p>
          </draw:text-box>
        </draw:frame>
        <draw:frame draw:style-name="gr79" draw:text-style-name="P50" draw:layer="layout" svg:width="4.598cm" svg:height="0.569cm" svg:x="15.93cm" svg:y="14.872cm">
          <draw:text-box>
            <text:p text:style-name="P21"><text:span text:style-name="T2">Matching argument selector ‘.a’</text:span></text:p>
          </draw:text-box>
        </draw:frame>
        <draw:frame draw:style-name="gr219" draw:text-style-name="P50" draw:layer="layout" svg:width="6.183cm" svg:height="0.621cm" svg:x="2.969cm" svg:y="14.873cm">
          <draw:text-box>
            <text:p text:style-name="P21"><text:span text:style-name="T2">Selector ‘.b:has(.a)’ matched (Recalculated)</text:span></text:p>
          </draw:text-box>
        </draw:frame>
        <draw:custom-shape draw:style-name="gr220" draw:text-style-name="P106" draw:layer="layout" svg:width="5.672cm" svg:height="0.786cm" svg:x="11.522cm" svg:y="1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30" draw:text-style-name="P107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93cm" svg:height="0.569cm" svg:x="10.269cm" svg:y="14.874cm">
          <draw:text-box>
            <text:p text:style-name="P21"><text:span text:style-name="T2">Argument selector ‘.a’ matched</text:span></text:p>
          </draw:text-box>
        </draw:frame>
        <draw:custom-shape draw:style-name="gr221" draw:text-style-name="P109" xml:id="id675" draw:id="id675" draw:layer="layout" svg:width="0.71cm" svg:height="0.256cm" svg:x="15.287cm" svg:y="11.40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681" draw:id="id681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27" draw:text-style-name="P112" xml:id="id682" draw:id="id682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0" draw:text-style-name="P112" xml:id="id689" draw:id="id689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3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113" xml:id="id690" draw:id="id690" draw:layer="layout" svg:width="0.711cm" svg:height="0.256cm" svg:x="3.041cm" svg:y="11.40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96" draw:id="id696" draw:layer="layout" svg:width="0.71cm" svg:height="0.254cm" svg:x="5.005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29" draw:text-style-name="P111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29" draw:text-style-name="P111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29" draw:text-style-name="P111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29" draw:text-style-name="P111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29" draw:text-style-name="P111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38" draw:text-style-name="P112" xml:id="id697" draw:id="id697" draw:layer="layout" svg:width="0.711cm" svg:height="0.256cm" svg:x="3.041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29" draw:text-style-name="P111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29" draw:text-style-name="P111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29" draw:text-style-name="P111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29" draw:text-style-name="P111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29" draw:text-style-name="P111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39" draw:text-style-name="P112" xml:id="id704" draw:id="id704" draw:layer="layout" svg:width="0.712cm" svg:height="0.255cm" svg:x="2.073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29" draw:text-style-name="P111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1" draw:text-style-name="P109" xml:id="id705" draw:id="id705" draw:layer="layout" svg:width="0.71cm" svg:height="0.256cm" svg:x="9.398cm" svg:y="11.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4" xml:id="id711" draw:id="id71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27" draw:text-style-name="P112" xml:id="id712" draw:id="id71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0" draw:text-style-name="P112" xml:id="id719" draw:id="id71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3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720" draw:id="id720" draw:layer="layout" svg:width="0.712cm" svg:height="0.256cm" svg:x="3.068cm" svg:y="5.918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26" draw:id="id72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5" draw:text-style-name="P112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0" draw:text-style-name="P112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735" draw:id="id735" draw:layer="layout" svg:width="0.712cm" svg:height="0.256cm" svg:x="9.369cm" svg:y="5.917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741" draw:id="id74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5" draw:text-style-name="P112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46" draw:text-style-name="P117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750" draw:id="id750" draw:layer="layout" svg:width="0.712cm" svg:height="0.256cm" svg:x="15.27cm" svg:y="5.916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6" draw:id="id75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5" draw:text-style-name="P112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48" draw:text-style-name="P120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765" draw:id="id765" draw:layer="layout" svg:width="0.712cm" svg:height="0.256cm" svg:x="21.47cm" svg:y="5.915cm">
          <text:p text:style-name="P121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1" draw:id="id77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5" draw:text-style-name="P112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48" draw:text-style-name="P120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780" draw:id="id780" draw:layer="layout" svg:width="0.711cm" svg:height="0.256cm" svg:x="21.542cm" svg:y="11.404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86" draw:id="id78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38" draw:text-style-name="P112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39" draw:text-style-name="P112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ching feature ‘.b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ching selector ‘.b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ctor ‘.b’ matche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4" draw:text-style-name="P127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5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6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only</text:span></text:p>
          </draw:text-box>
        </draw:frame>
        <draw:custom-shape draw:style-name="gr257" draw:text-style-name="P16" draw:layer="layout" svg:width="5.672cm" svg:height="0.786cm" svg:x="10.022cm" svg:y="1.6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795" draw:id="id795" draw:layer="layout" svg:width="0.712cm" svg:height="0.256cm" svg:x="5.568cm" svg:y="10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01" draw:id="id801" draw:layer="layout" svg:width="0.71cm" svg:height="0.255cm" svg:x="7.533cm" svg:y="12.0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29" draw:text-style-name="P111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29" draw:text-style-name="P111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29" draw:text-style-name="P111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29" draw:text-style-name="P111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29" draw:text-style-name="P111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5" draw:text-style-name="P112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29" draw:text-style-name="P111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29" draw:text-style-name="P111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29" draw:text-style-name="P111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29" draw:text-style-name="P111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29" draw:text-style-name="P111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0" draw:text-style-name="P112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29" draw:text-style-name="P111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3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10" draw:id="id810" draw:layer="layout" svg:width="0.712cm" svg:height="0.256cm" svg:x="11.86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16" draw:id="id816" draw:layer="layout" svg:width="0.71cm" svg:height="0.255cm" svg:x="13.834cm" svg:y="12.0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29" draw:text-style-name="P111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29" draw:text-style-name="P111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29" draw:text-style-name="P111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29" draw:text-style-name="P111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29" draw:text-style-name="P111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5" draw:text-style-name="P112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29" draw:text-style-name="P111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29" draw:text-style-name="P111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29" draw:text-style-name="P111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29" draw:text-style-name="P111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29" draw:text-style-name="P111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46" draw:text-style-name="P117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29" draw:text-style-name="P111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3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25" draw:id="id825" draw:layer="layout" svg:width="0.712cm" svg:height="0.256cm" svg:x="17.77cm" svg:y="10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1" draw:id="id831" draw:layer="layout" svg:width="0.71cm" svg:height="0.255cm" svg:x="19.735cm" svg:y="12.0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29" draw:text-style-name="P111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29" draw:text-style-name="P111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29" draw:text-style-name="P111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29" draw:text-style-name="P111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29" draw:text-style-name="P111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5" draw:text-style-name="P112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29" draw:text-style-name="P111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29" draw:text-style-name="P111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29" draw:text-style-name="P111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29" draw:text-style-name="P111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29" draw:text-style-name="P111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48" draw:text-style-name="P120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29" draw:text-style-name="P111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5" draw:text-style-name="P47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8.721cm" svg:y="12.891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4.591cm" svg:y="12.893cm">
          <draw:text-box>
            <text:p text:style-name="P21"><text:span text:style-name="T2">Matching feature ‘.b’</text:span></text:p>
          </draw:text-box>
        </draw:frame>
        <draw:custom-shape draw:style-name="gr253" draw:text-style-name="P34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28" draw:layer="layout" svg:width="2.424cm" svg:height="0.786cm" svg:x="14.154cm" svg:y="6.9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6" draw:layer="layout" svg:width="5.672cm" svg:height="0.786cm" svg:x="10.848cm" svg:y="5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Recalculation only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ure ‘.c’ matched (Invalidated)</text:span></text:p>
          </draw:text-box>
        </draw:frame>
        <draw:frame draw:style-name="gr79" draw:text-style-name="P50" draw:layer="layout" svg:width="5.452cm" svg:height="0.569cm" svg:x="14.23cm" svg:y="14.872cm">
          <draw:text-box>
            <text:p text:style-name="P21"><text:span text:style-name="T2">Matching argument selector ‘.b .a’</text:span></text:p>
          </draw:text-box>
        </draw:frame>
        <draw:custom-shape draw:style-name="gr260" draw:text-style-name="P106" draw:layer="layout" svg:width="5.672cm" svg:height="0.786cm" svg:x="11.522cm" svg:y="1.9cm">
          <text:p text:style-name="P106"><text:span text:style-name="T17">.c:has(.b .a) <text:s/>{ color: red }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9" xml:id="id840" draw:id="id840" draw:layer="layout" svg:width="0.71cm" svg:height="0.256cm" svg:x="15.287cm" svg:y="11.403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846" draw:id="id846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27" draw:text-style-name="P112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0" draw:text-style-name="P112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27" draw:text-style-name="P112" xml:id="id855" draw:id="id855" draw:layer="layout" svg:width="0.71cm" svg:height="0.256cm" svg:x="9.398cm" svg:y="11.4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1" draw:id="id86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27" draw:text-style-name="P112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0" draw:text-style-name="P112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1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70" draw:id="id870" draw:layer="layout" svg:width="0.712cm" svg:height="0.256cm" svg:x="3.068cm" svg:y="5.918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76" draw:id="id87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5" draw:text-style-name="P112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0" draw:text-style-name="P112" xml:id="id884" draw:id="id884" draw:layer="layout" svg:width="0.71cm" svg:height="0.255cm" svg:x="2.1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85" draw:id="id885" draw:layer="layout" svg:width="0.712cm" svg:height="0.256cm" svg:x="9.369cm" svg:y="5.917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8" draw:id="id88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9" draw:id="id88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0" draw:id="id89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7" draw:id="id88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91" draw:id="id89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5" draw:text-style-name="P112" xml:id="id892" draw:id="id89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5" draw:id="id89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6" draw:id="id89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7" draw:id="id89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93" draw:id="id89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4" draw:id="id89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8" draw:id="id89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46" draw:text-style-name="P117" xml:id="id899" draw:id="id899" draw:layer="layout" svg:width="0.71cm" svg:height="0.255cm" svg:x="8.4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900" draw:id="id900" draw:layer="layout" svg:width="0.712cm" svg:height="0.256cm" svg:x="15.27cm" svg:y="5.916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6" draw:id="id90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5" draw:text-style-name="P112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48" draw:text-style-name="P120" xml:id="id914" draw:id="id914" draw:layer="layout" svg:width="0.71cm" svg:height="0.255cm" svg:x="14.3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915" draw:id="id915" draw:layer="layout" svg:width="0.712cm" svg:height="0.256cm" svg:x="21.47cm" svg:y="5.915cm">
          <text:p text:style-name="P121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16" draw:id="id91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1" draw:id="id92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5" draw:text-style-name="P112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48" draw:text-style-name="P120" xml:id="id929" draw:id="id929" draw:layer="layout" svg:width="0.71cm" svg:height="0.255cm" svg:x="20.505cm" svg:y="3.203cm">
          <text:p text:style-name="P108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930" draw:id="id930" draw:layer="layout" svg:width="0.711cm" svg:height="0.256cm" svg:x="21.542cm" svg:y="11.404cm">
          <text:p text:style-name="P123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936" draw:id="id93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38" draw:text-style-name="P112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39" draw:text-style-name="P112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ching feature ‘.c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ching selector ‘.c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ctor ‘.c’ matche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polygon draw:style-name="gr264" draw:text-style-name="P127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2">
          <draw:page-thumbnail draw:style-name="gr33" draw:layer="layout" svg:width="18.624cm" svg:height="10.476cm" svg:x="1.482cm" svg:y="2.123cm" draw:page-number="1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29" draw:text-style-name="P112" xml:id="id1011" draw:id="id1011" draw:layer="layout" svg:width="0.71cm" svg:height="0.254cm" svg:x="15.1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/ Recalculation</text:span></text:p>
          </draw:text-box>
        </draw:frame>
        <draw:custom-shape draw:style-name="gr26" draw:text-style-name="P104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7.657cm" svg:y="13.971cm">
          <draw:text-box>
            <text:p text:style-name="P21"><text:span text:style-name="T2">Feature ‘.b’ matched (Invalidated)</text:span></text:p>
          </draw:text-box>
        </draw:frame>
        <draw:frame draw:style-name="gr219" draw:text-style-name="P50" draw:layer="layout" svg:width="5.423cm" svg:height="0.621cm" svg:x="6.769cm" svg:y="14.673cm">
          <draw:text-box>
            <text:p text:style-name="P21"><text:span text:style-name="T2">Selector ‘.a .b’ matched (Recalculated)</text:span></text:p>
          </draw:text-box>
        </draw:frame>
        <draw:custom-shape draw:style-name="gr265" draw:text-style-name="P106" draw:layer="layout" svg:width="5.672cm" svg:height="0.786cm" svg:x="11.522cm" svg:y="1.9cm">
          <text:p text:style-name="P106"><text:span text:style-name="T17">.a .b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945" draw:id="id945" draw:layer="layout" svg:width="0.712cm" svg:height="0.256cm" svg:x="6.868cm" svg:y="5.918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1" draw:id="id951" draw:layer="layout" svg:width="0.71cm" svg:height="0.255cm" svg:x="8.833cm" svg:y="7.935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29" draw:text-style-name="P111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29" draw:text-style-name="P111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29" draw:text-style-name="P111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29" draw:text-style-name="P111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29" draw:text-style-name="P111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5" draw:text-style-name="P112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29" draw:text-style-name="P111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29" draw:text-style-name="P111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29" draw:text-style-name="P111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29" draw:text-style-name="P111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29" draw:text-style-name="P111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2" draw:text-style-name="P116" xml:id="id959" draw:id="id959" draw:layer="layout" svg:width="0.71cm" svg:height="0.255cm" svg:x="5.9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29" draw:text-style-name="P111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3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960" draw:id="id960" draw:layer="layout" svg:width="0.712cm" svg:height="0.256cm" svg:x="13.169cm" svg:y="5.917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6" draw:id="id966" draw:layer="layout" svg:width="0.71cm" svg:height="0.255cm" svg:x="15.134cm" svg:y="7.93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29" draw:text-style-name="P111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29" draw:text-style-name="P111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29" draw:text-style-name="P111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29" draw:text-style-name="P111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29" draw:text-style-name="P111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68" draw:text-style-name="P117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8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29" draw:text-style-name="P111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29" draw:text-style-name="P111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29" draw:text-style-name="P111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29" draw:text-style-name="P111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29" draw:text-style-name="P111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46" draw:text-style-name="P117" xml:id="id974" draw:id="id974" draw:layer="layout" svg:width="0.71cm" svg:height="0.255cm" svg:x="12.2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29" draw:text-style-name="P111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3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975" draw:id="id975" draw:layer="layout" svg:width="0.712cm" svg:height="0.256cm" svg:x="19.07cm" svg:y="5.9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9" xml:id="id981" draw:id="id981" draw:layer="layout" svg:width="0.71cm" svg:height="0.255cm" svg:x="21.035cm" svg:y="7.93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29" draw:text-style-name="P111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29" draw:text-style-name="P111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29" draw:text-style-name="P111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29" draw:text-style-name="P111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29" draw:text-style-name="P111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5" draw:text-style-name="P112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29" draw:text-style-name="P111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29" draw:text-style-name="P111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29" draw:text-style-name="P111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29" draw:text-style-name="P111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29" draw:text-style-name="P111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48" draw:text-style-name="P120" xml:id="id989" draw:id="id989" draw:layer="layout" svg:width="0.71cm" svg:height="0.255cm" svg:x="18.1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29" draw:text-style-name="P111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3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129" xml:id="id990" draw:id="id990" draw:layer="layout" svg:width="0.712cm" svg:height="0.256cm" svg:x="19.07cm" svg:y="11.415cm">
          <text:p text:style-name="P121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0" xml:id="id996" draw:id="id996" draw:layer="layout" svg:width="0.71cm" svg:height="0.255cm" svg:x="21.035cm" svg:y="13.432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29" draw:text-style-name="P111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29" draw:text-style-name="P111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29" draw:text-style-name="P111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29" draw:text-style-name="P111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29" draw:text-style-name="P111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5" draw:text-style-name="P112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29" draw:text-style-name="P111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29" draw:text-style-name="P111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29" draw:text-style-name="P111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29" draw:text-style-name="P111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29" draw:text-style-name="P111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48" draw:text-style-name="P120" xml:id="id1004" draw:id="id1004" draw:layer="layout" svg:width="0.71cm" svg:height="0.255cm" svg:x="18.105cm" svg:y="8.70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29" draw:text-style-name="P111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131" xml:id="id1005" draw:id="id1005" draw:layer="layout" svg:width="0.711cm" svg:height="0.256cm" svg:x="13.1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10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29" draw:text-style-name="P111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29" draw:text-style-name="P111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29" draw:text-style-name="P111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29" draw:text-style-name="P111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29" draw:text-style-name="P111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38" draw:text-style-name="P112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29" draw:text-style-name="P111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29" draw:text-style-name="P111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29" draw:text-style-name="P111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29" draw:text-style-name="P111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29" draw:text-style-name="P111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39" draw:text-style-name="P112" xml:id="id1019" draw:id="id1019" draw:layer="layout" svg:width="0.712cm" svg:height="0.255cm" svg:x="12.1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29" draw:text-style-name="P111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5" draw:text-style-name="P47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6.787cm" svg:y="13.9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2.057cm" svg:y="13.974cm">
          <draw:text-box>
            <text:p text:style-name="P21"><text:span text:style-name="T2">Matching feature ‘.b’</text:span></text:p>
          </draw:text-box>
        </draw:frame>
        <draw:custom-shape draw:style-name="gr31" draw:text-style-name="P125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9.167cm" svg:y="14.673cm">
          <draw:text-box>
            <text:p text:style-name="P21"><text:span text:style-name="T2">Matching selector ‘.b’</text:span></text:p>
          </draw:text-box>
        </draw:frame>
        <draw:custom-shape draw:style-name="gr253" draw:text-style-name="P34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28" draw:layer="layout" svg:width="2.424cm" svg:height="0.786cm" svg:x="15.4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75" draw:text-style-name="P128" draw:layer="layout" svg:width="2.424cm" svg:height="0.786cm" svg:x="10.373cm" svg:y="12.9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custom-shape draw:style-name="gr276" draw:text-style-name="P34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32" xml:id="id1020" draw:id="id1020" draw:layer="layout" svg:width="0.711cm" svg:height="0.256cm" svg:x="6.8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3" xml:id="id1026" draw:id="id1026" draw:layer="layout" svg:width="0.71cm" svg:height="0.254cm" svg:x="8.8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29" draw:text-style-name="P111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29" draw:text-style-name="P111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29" draw:text-style-name="P111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29" draw:text-style-name="P111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29" draw:text-style-name="P111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38" draw:text-style-name="P112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29" draw:text-style-name="P111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29" draw:text-style-name="P111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29" draw:text-style-name="P111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29" draw:text-style-name="P111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29" draw:text-style-name="P111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39" draw:text-style-name="P112" xml:id="id1034" draw:id="id1034" draw:layer="layout" svg:width="0.712cm" svg:height="0.255cm" svg:x="5.8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29" draw:text-style-name="P111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3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5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4.368cm" svg:y="14.673cm">
          <draw:text-box>
            <text:p text:style-name="P21"><text:span text:style-name="T2">Matching selector ‘.a’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8" draw:text-style-name="P46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0" draw:text-style-name="P133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78" draw:text-style-name="P46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78" draw:text-style-name="P46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1" draw:text-style-name="P47" xml:id="id1041" draw:id="id1041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78" draw:text-style-name="P46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78" draw:text-style-name="P46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78" draw:text-style-name="P46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78" draw:text-style-name="P46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1" draw:text-style-name="P47" xml:id="id1048" draw:id="id1048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0" draw:text-style-name="P133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78" draw:text-style-name="P46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78" draw:text-style-name="P46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78" draw:text-style-name="P46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78" draw:text-style-name="P46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78" draw:text-style-name="P46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78" draw:text-style-name="P46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78" draw:text-style-name="P46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78" draw:text-style-name="P46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78" draw:text-style-name="P46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78" draw:text-style-name="P46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0" draw:text-style-name="P133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78" draw:text-style-name="P46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2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Invalidation Directio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8" draw:text-style-name="P46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0" draw:text-style-name="P133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78" draw:text-style-name="P46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78" draw:text-style-name="P46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1" draw:text-style-name="P47" xml:id="id1072" draw:id="id1072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78" draw:text-style-name="P46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78" draw:text-style-name="P46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78" draw:text-style-name="P46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78" draw:text-style-name="P46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8" draw:id="id1078" draw:layer="layout" svg:width="1.103cm" svg:height="0.368cm" svg:x="12.555cm" svg:y="14.2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1" draw:text-style-name="P47" xml:id="id1079" draw:id="id1079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0" draw:text-style-name="P133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78" draw:text-style-name="P46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78" draw:text-style-name="P46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78" draw:text-style-name="P46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78" draw:text-style-name="P46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78" draw:text-style-name="P46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78" draw:text-style-name="P46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78" draw:text-style-name="P46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78" draw:text-style-name="P46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78" draw:text-style-name="P46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78" draw:text-style-name="P46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0" draw:text-style-name="P133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78" draw:text-style-name="P46" xml:id="id1096" draw:id="id1096" draw:layer="layout" svg:width="1.103cm" svg:height="0.368cm" svg:x="13.255cm" svg:y="8.6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5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8cm" svg:y="0.254cm">
          <draw:text-box>
            <text:p text:style-name="P14"><text:span text:style-name="T3">Recalculation Performance Factors</text:span></text:p>
            <text:p text:style-name="P14"><text:span text:style-name="T20"/></text:p>
            <text:p text:style-name="P14"><text:span text:style-name="T20">Recalculation Directio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8" draw:text-style-name="P46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0" draw:text-style-name="P133" xml:id="id1097" draw:id="id1097" draw:layer="layout" svg:width="1.103cm" svg:height="0.368cm" svg:x="2.7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78" draw:text-style-name="P46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78" draw:text-style-name="P46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78" draw:text-style-name="P46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78" draw:text-style-name="P46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78" draw:text-style-name="P46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78" draw:text-style-name="P46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78" draw:text-style-name="P46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78" draw:text-style-name="P46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1" draw:text-style-name="P47" xml:id="id1111" draw:id="id1111" draw:layer="layout" svg:width="1.103cm" svg:height="0.368cm" svg:x="7.633cm" svg:y="10.0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78" draw:text-style-name="P46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1" draw:text-style-name="P47" xml:id="id1112" draw:id="id1112" draw:layer="layout" svg:width="1.103cm" svg:height="0.368cm" svg:x="13.9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78" draw:text-style-name="P46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78" draw:text-style-name="P46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78" draw:text-style-name="P46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78" draw:text-style-name="P46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78" draw:text-style-name="P46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78" draw:text-style-name="P46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78" draw:text-style-name="P46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78" draw:text-style-name="P46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0" draw:text-style-name="P133" xml:id="id1126" draw:id="id1126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78" draw:text-style-name="P46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86" draw:text-style-name="P106" draw:layer="layout" svg:width="6.058cm" svg:height="0.786cm" svg:x="11.222cm" svg:y="7.608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Depth of the changed element</text:span></text:p>
          </draw:text-box>
        </draw:fram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8" draw:text-style-name="P46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1" draw:text-style-name="P47" xml:id="id1128" draw:id="id1128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30" draw:id="id1130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78" draw:text-style-name="P46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1" draw:text-style-name="P47" xml:id="id1131" draw:id="id1131" draw:layer="layout" svg:width="1.103cm" svg:height="0.368cm" svg:x="5.534cm" svg:y="14.211cm">
          <text:p text:style-name="P46"><text:span text:style-name="T7">.g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78" draw:text-style-name="P46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78" draw:text-style-name="P46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78" draw:text-style-name="P46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78" draw:text-style-name="P46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78" draw:text-style-name="P46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78" draw:text-style-name="P46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0" draw:text-style-name="P133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78" draw:text-style-name="P46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78" draw:text-style-name="P46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78" draw:text-style-name="P46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78" draw:text-style-name="P46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78" draw:text-style-name="P46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78" draw:text-style-name="P46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78" draw:text-style-name="P46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78" draw:text-style-name="P46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78" draw:text-style-name="P46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78" draw:text-style-name="P46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78" draw:text-style-name="P46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78" draw:text-style-name="P46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88" draw:text-style-name="P106" draw:layer="layout" svg:width="7.157cm" svg:height="3.061cm" svg:x="11.023cm" svg:y="5.334cm">
          <text:p text:style-name="P106"><text:span text:style-name="T17">.b:has(.a) <text:s text:c="2"/>{ color: red }</text:span></text:p>
          <text:p text:style-name="P106"><text:span text:style-name="T17">.d:has(.c) <text:s text:c="2"/>{ color: blue }</text:span></text:p>
          <text:p text:style-name="P106"><text:span text:style-name="T17">.e:has(.c) <text:s text:c="2"/>{ color: yellow }</text:span></text:p>
          <text:p text:style-name="P106"><text:span text:style-name="T17">.h:has(.g) <text:s text:c="2"/>{ color: green }</text:span></text:p>
          <text:p text:style-name="P106"><text:span text:style-name="T17">.i:has(.g) <text:s text:c="2"/>{ color: orange }</text:span></text:p>
          <text:p text:style-name="P106"><text:span text:style-name="T17">.j:has(.g) <text:s text:c="2"/>{ color: purple }</text:span></text:p>
          <text:p text:style-name="P106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ubject features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8" draw:text-style-name="P46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1" draw:text-style-name="P47" xml:id="id1159" draw:id="id1159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3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78" draw:text-style-name="P46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1" draw:text-style-name="P47" xml:id="id1162" draw:id="id1162" draw:layer="layout" svg:width="1.103cm" svg:height="0.368cm" svg:x="5.5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78" draw:text-style-name="P46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78" draw:text-style-name="P46" xml:id="id1167" draw:id="id1167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1" draw:text-style-name="P47" xml:id="id1166" draw:id="id1166" draw:layer="layout" svg:width="1.103cm" svg:height="0.368cm" svg:x="8.356cm" svg:y="14.211cm">
          <text:p text:style-name="P46"><text:span text:style-name="T7">.h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78" draw:text-style-name="P46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0" draw:text-style-name="P133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78" draw:text-style-name="P46" xml:id="id1172" draw:id="id1172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0" draw:text-style-name="P133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78" draw:text-style-name="P46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0" draw:text-style-name="P133" xml:id="id1174" draw:id="id1174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78" draw:text-style-name="P46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78" draw:text-style-name="P46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78" draw:text-style-name="P46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78" draw:text-style-name="P46" xml:id="id1182" draw:id="id118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0" draw:text-style-name="P133" xml:id="id1181" draw:id="id118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78" draw:text-style-name="P46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78" draw:text-style-name="P46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78" draw:text-style-name="P46" xml:id="id1187" draw:id="id118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0" draw:text-style-name="P133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78" draw:text-style-name="P46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0" draw:text-style-name="P106" draw:layer="layout" svg:width="8.361cm" svg:height="1.273cm" svg:x="10.035cm" svg:y="7.109cm">
          <text:p text:style-name="P106"><text:span text:style-name="T17">.b:has(.a) <text:s text:c="15"/>{ color: red }</text:span><text:span text:style-name="T17"><text:line-break/></text:span><text:span text:style-name="T17">.d.e.f.g:has(.c) <text:s text:c="9"/>{ color: blue }</text:span></text:p>
          <text:p text:style-name="P106"><text:span text:style-name="T17">.i.j.k.l.m.n.o.p:has(.h) <text:s/>{ color: yellow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imple features in a subject featur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8" draw:text-style-name="P46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1" draw:text-style-name="P47" xml:id="id1190" draw:id="id1190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92" draw:id="id1192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78" draw:text-style-name="P46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1" draw:text-style-name="P134" xml:id="id1193" draw:id="id1193" draw:layer="layout" svg:width="1.103cm" svg:height="0.368cm" svg:x="5.534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92" draw:text-style-name="P135" xml:id="id1195" draw:id="id1195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78" draw:text-style-name="P46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78" draw:text-style-name="P46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3" draw:text-style-name="P135" xml:id="id1197" draw:id="id1197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78" draw:text-style-name="P46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78" draw:text-style-name="P46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78" draw:text-style-name="P46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0" draw:text-style-name="P133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78" draw:text-style-name="P46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78" draw:text-style-name="P46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78" draw:text-style-name="P46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78" draw:text-style-name="P46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78" draw:text-style-name="P46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78" draw:text-style-name="P46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78" draw:text-style-name="P46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78" draw:text-style-name="P46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78" draw:text-style-name="P46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78" draw:text-style-name="P46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0" draw:text-style-name="P133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78" draw:text-style-name="P46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4" draw:text-style-name="P106" draw:layer="layout" svg:width="7.565cm" svg:height="1.49cm" svg:x="10.055cm" svg:y="6.992cm">
          <text:p text:style-name="P106"><text:span text:style-name="T17">.b:has(.a) <text:s text:c="15"/>{ color: red }</text:span><text:span text:style-name="T17"><text:line-break/></text:span><text:span text:style-name="T17">.g:has(.c.d.e.f) <text:s text:c="9"/>{ color: blue }</text:span></text:p>
          <text:p text:style-name="P106"><text:span text:style-name="T17">.p:has(.h.i.j.k.l.m.n.o) <text:s/>{ color: green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Number of simple features in a feature for the chang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8" draw:text-style-name="P46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1" draw:text-style-name="P134" xml:id="id1221" draw:id="id1221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3" draw:id="id1223" draw:layer="layout" svg:width="1.103cm" svg:height="0.368cm" svg:x="4.134cm" svg:y="14.211cm">
          <text:p text:style-name="P43"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78" draw:text-style-name="P46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1" draw:text-style-name="P134" xml:id="id1224" draw:id="id1224" draw:layer="layout" svg:width="1.103cm" svg:height="0.368cm" svg:x="5.534cm" svg:y="14.211cm">
          <text:p text:style-name="P43"><text:span text:style-name="T6">.d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6" draw:id="id1226" draw:layer="layout" svg:width="1.103cm" svg:height="0.368cm" svg:x="6.934cm" svg:y="14.211cm">
          <text:p text:style-name="P43"><text:span text:style-name="T6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78" draw:text-style-name="P46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78" draw:text-style-name="P46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1" draw:text-style-name="P134" xml:id="id1228" draw:id="id1228" draw:layer="layout" svg:width="1.103cm" svg:height="0.368cm" svg:x="8.356cm" svg:y="14.211cm">
          <text:p text:style-name="P43"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0" draw:id="id1230" draw:layer="layout" svg:width="1.103cm" svg:height="0.368cm" svg:x="9.756cm" svg:y="14.211cm">
          <text:p text:style-name="P43"><text:span text:style-name="T6">.g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78" draw:text-style-name="P46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1" draw:text-style-name="P134" xml:id="id1231" draw:id="id1231" draw:layer="layout" svg:width="1.103cm" svg:height="0.368cm" svg:x="11.156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3" draw:id="id1233" draw:layer="layout" svg:width="1.103cm" svg:height="0.368cm" svg:x="12.556cm" svg:y="14.211cm">
          <text:p text:style-name="P43"><text:span text:style-name="T6">.i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78" draw:text-style-name="P46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0" draw:text-style-name="P133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78" draw:text-style-name="P46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1" draw:text-style-name="P134" xml:id="id1236" draw:id="id1236" draw:layer="layout" svg:width="1.103cm" svg:height="0.368cm" svg:x="13.934cm" svg:y="14.211cm">
          <text:p text:style-name="P43"><text:span text:style-name="T6">.j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8" draw:id="id1238" draw:layer="layout" svg:width="1.103cm" svg:height="0.368cm" svg:x="15.334cm" svg:y="14.211cm">
          <text:p text:style-name="P43"><text:span text:style-name="T6">.k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78" draw:text-style-name="P46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1" draw:text-style-name="P134" xml:id="id1239" draw:id="id1239" draw:layer="layout" svg:width="1.103cm" svg:height="0.368cm" svg:x="16.734cm" svg:y="14.211cm">
          <text:p text:style-name="P43"><text:span text:style-name="T6">.l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41" draw:id="id1241" draw:layer="layout" svg:width="1.103cm" svg:height="0.368cm" svg:x="18.134cm" svg:y="14.211cm">
          <text:p text:style-name="P43"><text:span text:style-name="T6">.m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78" draw:text-style-name="P46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78" draw:text-style-name="P46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78" draw:text-style-name="P43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78" draw:text-style-name="P46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78" draw:text-style-name="P43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78" draw:text-style-name="P46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0" draw:text-style-name="P133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78" draw:text-style-name="P46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5" draw:text-style-name="P106" draw:layer="layout" svg:width="7.949cm" svg:height="4.331cm" svg:x="10.339cm" svg:y="4.174cm">
          <text:p text:style-name="P106"><text:span text:style-name="T21">.b:has(.a) <text:s text:c="7"/>{ color: red }</text:span><text:span text:style-name="T21"><text:line-break/></text:span><text:span text:style-name="T21">#C:has(.c) <text:s text:c="7"/>{ color: blue }</text:span><text:span text:style-name="T21"><text:line-break/></text:span><text:span text:style-name="T21">D:has(.d) <text:s text:c="8"/>{ color: yellow }</text:span><text:span text:style-name="T21"><text:line-break/></text:span><text:span text:style-name="T21">[e]:has(.e) <text:s text:c="6"/>{ color: green</text:span><text:span text:style-name="T17"> }</text:span></text:p>
          <text:p text:style-name="P106"><text:span text:style-name="T21">[f=g]:has(.g) <text:s text:c="4"/>{ color: orange }</text:span><text:span text:style-name="T21"><text:line-break/></text:span><text:span text:style-name="T21">[f=h i]:has(.h) <text:s text:c="2"/>{ color: purple }</text:span><text:span text:style-name="T21"><text:line-break/></text:span><text:span text:style-name="T21">[f^=i]:has(.i) <text:s text:c="3"/>{ color: </text:span><text:span text:style-name="T17">pink }</text:span><text:span text:style-name="T21"><text:line-break/></text:span><text:span text:style-name="T21">[f$=j]:has(.j) <text:s text:c="3"/>{ color: </text:span><text:span text:style-name="T17">grey }</text:span></text:p>
          <text:p text:style-name="P106"><text:span text:style-name="T21">[f*=k]:has(.k) <text:s text:c="3"/>{ color: </text:span><text:span text:style-name="T17">gold }</text:span></text:p>
          <text:p text:style-name="P106"><text:span text:style-name="T21">[f|=l]:has(.l) <text:s text:c="3"/>{ color: </text:span><text:span text:style-name="T17">skyblue }</text:span></text:p>
          <text:p text:style-name="P106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14"><text:span text:style-name="T20">Matching operation of a simple feature in a subject feature</text:span></text:p>
          </draw:text-box>
        </draw:frame>
        <draw:custom-shape draw:style-name="gr296" draw:text-style-name="P32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8" draw:text-style-name="P46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1" draw:text-style-name="P134" xml:id="id1252" draw:id="id1252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4" draw:id="id1254" draw:layer="layout" svg:width="1.103cm" svg:height="0.368cm" svg:x="4.134cm" svg:y="14.211cm">
          <text:p text:style-name="P43"><text:span text:style-name="T6">#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78" draw:text-style-name="P46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1" draw:text-style-name="P134" xml:id="id1255" draw:id="id1255" draw:layer="layout" svg:width="1.103cm" svg:height="0.368cm" svg:x="5.534cm" svg:y="14.211cm">
          <text:p text:style-name="P43"><text:span text:style-name="T6">[d=x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7" draw:id="id1257" draw:layer="layout" svg:width="1.103cm" svg:height="0.368cm" svg:x="6.934cm" svg:y="14.211cm">
          <text:p text:style-name="P43"><text:span text:style-name="T6">[e=f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78" draw:text-style-name="P46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78" draw:text-style-name="P46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1" draw:text-style-name="P134" xml:id="id1259" draw:id="id1259" draw:layer="layout" svg:width="1.103cm" svg:height="0.368cm" svg:x="8.356cm" svg:y="14.211cm">
          <text:p text:style-name="P43"><text:span text:style-name="T6">[g=H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1" draw:id="id1261" draw:layer="layout" svg:width="1.103cm" svg:height="0.368cm" svg:x="9.756cm" svg:y="14.211cm">
          <text:p text:style-name="P43"><text:span text:style-name="T6">[i=j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78" draw:text-style-name="P46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1" draw:text-style-name="P134" xml:id="id1262" draw:id="id1262" draw:layer="layout" svg:width="1.103cm" svg:height="0.368cm" svg:x="11.156cm" svg:y="14.211cm">
          <text:p text:style-name="P43"><text:span text:style-name="T6">[k=xxl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4" draw:id="id1264" draw:layer="layout" svg:width="1.103cm" svg:height="0.368cm" svg:x="12.556cm" svg:y="14.211cm">
          <text:p text:style-name="P43"><text:span text:style-name="T6">[m=xn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78" draw:text-style-name="P46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0" draw:text-style-name="P133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78" draw:text-style-name="P46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1" draw:text-style-name="P134" xml:id="id1267" draw:id="id1267" draw:layer="layout" svg:width="1.103cm" svg:height="0.368cm" svg:x="13.934cm" svg:y="14.211cm">
          <text:p text:style-name="P43"><text:span text:style-name="T6">[o=p-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9" draw:id="id1269" draw:layer="layout" svg:width="1.103cm" svg:height="0.368cm" svg:x="15.334cm" svg:y="14.211cm">
          <text:p text:style-name="P43"><text:span text:style-name="T6">[q=x r y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78" draw:text-style-name="P46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0" draw:text-style-name="P136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78" draw:text-style-name="P46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78" draw:text-style-name="P46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78" draw:text-style-name="P43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78" draw:text-style-name="P46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78" draw:text-style-name="P43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78" draw:text-style-name="P46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0" draw:text-style-name="P133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78" draw:text-style-name="P46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297" draw:text-style-name="P106" draw:layer="layout" svg:width="7.949cm" svg:height="4.331cm" svg:x="10.339cm" svg:y="4.174cm">
          <text:p text:style-name="P106"><text:span text:style-name="T21">.b:has(.a) <text:s text:c="7"/>{ color: red }</text:span><text:span text:style-name="T21"><text:line-break/></text:span><text:span text:style-name="T21">.c:has(#C) <text:s text:c="7"/>{ color: blue }</text:span><text:span text:style-name="T21"><text:line-break/></text:span><text:span text:style-name="T21">.d:has([d]) <text:s text:c="6"/>{ color: yellow }</text:span><text:span text:style-name="T21"><text:line-break/></text:span><text:span text:style-name="T21">.e:has([e=f]) <text:s text:c="4"/>{ color: green</text:span><text:span text:style-name="T17"> }</text:span></text:p>
          <text:p text:style-name="P106"><text:span text:style-name="T21">.g:has([g=h i]) <text:s text:c="2"/>{ color: orange }</text:span><text:span text:style-name="T21"><text:line-break/></text:span><text:span text:style-name="T21">.i:has([i^=j]) <text:s text:c="3"/>{ color: purple }</text:span><text:span text:style-name="T21"><text:line-break/></text:span><text:span text:style-name="T21">.k:has([k$=l]) <text:s text:c="3"/>{ color: </text:span><text:span text:style-name="T17">pink }</text:span><text:span text:style-name="T21"><text:line-break/></text:span><text:span text:style-name="T21">.m:has([m*=n]) <text:s text:c="3"/>{ color: </text:span><text:span text:style-name="T17">grey }</text:span></text:p>
          <text:p text:style-name="P106"><text:span text:style-name="T21">.o:has([o|=p]) <text:s text:c="3"/>{ color: </text:span><text:span text:style-name="T17">gold }</text:span></text:p>
          <text:p text:style-name="P106"><text:span text:style-name="T21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36"><text:span text:style-name="T20">Matching operation of a simple feature in a feature for the change</text:span></text:p>
          </draw:text-box>
        </draw:frame>
        <draw:custom-shape draw:style-name="gr298" draw:text-style-name="P32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8" draw:text-style-name="P46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1" draw:text-style-name="P134" xml:id="id1283" draw:id="id1283" draw:layer="layout" svg:width="1.103cm" svg:height="0.368cm" svg:x="2.734cm" svg:y="14.211cm">
          <text:p text:style-name="P43"><text:span text:style-name="T6">[a=b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85" draw:id="id1285" draw:layer="layout" svg:width="1.103cm" svg:height="0.368cm" svg:x="4.134cm" svg:y="14.211cm">
          <text:p text:style-name="P43"><text:span text:style-name="T6">[c=d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78" draw:text-style-name="P46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1" draw:text-style-name="P134" xml:id="id1286" draw:id="id1286" draw:layer="layout" svg:width="1.103cm" svg:height="0.368cm" svg:x="5.534cm" svg:y="14.211cm">
          <text:p text:style-name="P43"><text:span text:style-name="T6">[g=hxx]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6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78" draw:text-style-name="P46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78" draw:text-style-name="P46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0" draw:text-style-name="P136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78" draw:text-style-name="P46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0" draw:text-style-name="P136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78" draw:text-style-name="P46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0" draw:text-style-name="P133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78" draw:text-style-name="P46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0" draw:text-style-name="P136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78" draw:text-style-name="P46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0" draw:text-style-name="P136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6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78" draw:text-style-name="P46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78" draw:text-style-name="P46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78" draw:text-style-name="P43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78" draw:text-style-name="P46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78" draw:text-style-name="P43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78" draw:text-style-name="P46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0" draw:text-style-name="P133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78" draw:text-style-name="P46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299" draw:text-style-name="P106" draw:layer="layout" svg:width="7.949cm" svg:height="3.171cm" svg:x="10.339cm" svg:y="5.434cm">
          <text:p text:style-name="P106"><text:span text:style-name="T21">.a:has([a^=b]) <text:s text:c="4"/>{ color: red }</text:span><text:span text:style-name="T21"><text:line-break/></text:span><text:span text:style-name="T21">.c:has([c^=d]) <text:s text:c="4"/>{ color: blue }</text:span><text:span text:style-name="T21"><text:line-break/></text:span><text:span text:style-name="T21">.e:has([c^=f]) <text:s text:c="4"/>{ color: yellow }</text:span><text:span text:style-name="T21"><text:line-break/></text:span><text:span text:style-name="T21">.g:has([g^=h]) <text:s text:c="4"/>{ color: green</text:span><text:span text:style-name="T17"> }</text:span></text:p>
          <text:p text:style-name="P106"><text:span text:style-name="T21">.i:has([g^=j]) <text:s text:c="4"/>{ color: orange }</text:span><text:span text:style-name="T21"><text:line-break/></text:span><text:span text:style-name="T21">.k:has([g^=l]) <text:s text:c="4"/>{ color: purple }</text:span><text:span text:style-name="T21"><text:line-break/></text:span><text:span text:style-name="T21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Performance Factors</text:span></text:p>
            <text:p text:style-name="P14"><text:span text:style-name="T3"/></text:p>
            <text:p text:style-name="P36"><text:span text:style-name="T20">Number of partial attribute features for an attribute name of the attribute change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8" draw:text-style-name="P46" xml:id="id1315" draw:id="id1315" draw:layer="layout" svg:width="1.103cm" svg:height="0.368cm" svg:x="3.434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0" draw:text-style-name="P133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6" draw:id="id1316" draw:layer="layout" svg:width="1.103cm" svg:height="0.368cm" svg:x="4.1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78" draw:text-style-name="P46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0" draw:text-style-name="P133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9" draw:id="id1319" draw:layer="layout" svg:width="1.103cm" svg:height="0.368cm" svg:x="6.9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78" draw:text-style-name="P46" xml:id="id1320" draw:id="id1320" draw:layer="layout" svg:width="1.103cm" svg:height="0.368cm" svg:x="4.89cm" svg:y="11.41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78" draw:text-style-name="P46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0" draw:text-style-name="P133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78" draw:text-style-name="P46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78" draw:text-style-name="P46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26" draw:id="id1326" draw:layer="layout" svg:width="1.103cm" svg:height="0.368cm" svg:x="12.556cm" svg:y="14.2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78" draw:text-style-name="P46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0" draw:text-style-name="P133" xml:id="id1328" draw:id="id1328" draw:layer="layout" svg:width="1.103cm" svg:height="0.368cm" svg:x="7.634cm" svg:y="10.0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78" draw:text-style-name="P46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78" draw:text-style-name="P46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78" draw:text-style-name="P46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78" draw:text-style-name="P46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78" draw:text-style-name="P46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78" draw:text-style-name="P46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78" draw:text-style-name="P46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78" draw:text-style-name="P46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78" draw:text-style-name="P46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78" draw:text-style-name="P46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0" draw:text-style-name="P133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78" draw:text-style-name="P46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6"><text:span text:style-name="T22">Descendant tree size of a s</text:span><text:span text:style-name="T20">ubject element</text:span></text:p>
          </draw:text-box>
        </draw:frame>
        <draw:custom-shape draw:style-name="gr300" draw:text-style-name="P106" draw:layer="layout" svg:width="6.058cm" svg:height="1.536cm" svg:x="11.222cm" svg:y="6.958cm">
          <text:p text:style-name="P106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1" draw:text-style-name="P32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8" draw:text-style-name="P46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0" draw:text-style-name="P133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78" draw:text-style-name="P46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0" draw:text-style-name="P133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78" draw:text-style-name="P46" xml:id="id1351" draw:id="id1351" draw:layer="layout" svg:width="1.103cm" svg:height="0.368cm" svg:x="4.89cm" svg:y="11.4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78" draw:text-style-name="P46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0" draw:text-style-name="P133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78" draw:text-style-name="P46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78" draw:text-style-name="P46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57" draw:id="id1357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78" draw:text-style-name="P46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0" draw:text-style-name="P133" xml:id="id1359" draw:id="id1359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78" draw:text-style-name="P46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78" draw:text-style-name="P46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78" draw:text-style-name="P46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78" draw:text-style-name="P46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78" draw:text-style-name="P46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78" draw:text-style-name="P46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78" draw:text-style-name="P46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78" draw:text-style-name="P46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78" draw:text-style-name="P46" xml:id="id1370" draw:id="id1370" draw:layer="layout" svg:width="1.103cm" svg:height="0.368cm" svg:x="22.3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372" draw:id="id1372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78" draw:text-style-name="P46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0" draw:text-style-name="P133" xml:id="id1374" draw:id="id1374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78" draw:text-style-name="P46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6"><text:span text:style-name="T20">Position of the first element that matches argument selector</text:span></text:p>
          </draw:text-box>
        </draw:frame>
        <draw:custom-shape draw:style-name="gr302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3" draw:text-style-name="P32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8" draw:text-style-name="P46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0" draw:text-style-name="P133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78" draw:text-style-name="P46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0" draw:text-style-name="P133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78" draw:text-style-name="P46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78" draw:text-style-name="P46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0" draw:text-style-name="P133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0" draw:text-style-name="P133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78" draw:text-style-name="P46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88" draw:id="id1388" draw:layer="layout" svg:width="1.103cm" svg:height="0.368cm" svg:x="12.5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78" draw:text-style-name="P46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0" draw:text-style-name="P133" xml:id="id1390" draw:id="id1390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78" draw:text-style-name="P46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78" draw:text-style-name="P46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78" draw:text-style-name="P46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78" draw:text-style-name="P46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78" draw:text-style-name="P46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78" draw:text-style-name="P46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78" draw:text-style-name="P46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0" draw:text-style-name="P133" xml:id="id1402" draw:id="id1402" draw:layer="layout" svg:width="1.103cm" svg:height="0.368cm" svg:x="23.056cm" svg:y="12.8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78" draw:text-style-name="P46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03" draw:id="id1403" draw:layer="layout" svg:width="1.103cm" svg:height="0.368cm" svg:x="23.7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78" draw:text-style-name="P46" xml:id="id1404" draw:id="id1404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0" draw:text-style-name="P133" xml:id="id1405" draw:id="id1405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78" draw:text-style-name="P46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14"><text:span text:style-name="T20">Number of invalid/non-subject elements</text:span></text:p>
          </draw:text-box>
        </draw:frame>
        <draw:custom-shape draw:style-name="gr304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8" draw:text-style-name="P46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0" draw:text-style-name="P133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78" draw:text-style-name="P46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0" draw:text-style-name="P133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78" draw:text-style-name="P46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78" draw:text-style-name="P46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0" draw:text-style-name="P133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0" draw:text-style-name="P133" xml:id="id1418" draw:id="id1418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78" draw:text-style-name="P46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19" draw:id="id1419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78" draw:text-style-name="P46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0" draw:text-style-name="P133" xml:id="id1421" draw:id="id1421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78" draw:text-style-name="P46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78" draw:text-style-name="P46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78" draw:text-style-name="P46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78" draw:text-style-name="P46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78" draw:text-style-name="P46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78" draw:text-style-name="P46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78" draw:text-style-name="P46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0" draw:text-style-name="P133" xml:id="id1433" draw:id="id1433" draw:layer="layout" svg:width="1.103cm" svg:height="0.368cm" svg:x="23.0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78" draw:text-style-name="P46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34" draw:id="id1434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78" draw:text-style-name="P46" xml:id="id1435" draw:id="id1435" draw:layer="layout" svg:width="1.103cm" svg:height="0.368cm" svg:x="21.712cm" svg:y="11.4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0" draw:text-style-name="P133" xml:id="id1436" draw:id="id1436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78" draw:text-style-name="P46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14"><text:span text:style-name="T20">Number of subject elements</text:span></text:p>
          </draw:text-box>
        </draw:frame>
        <draw:custom-shape draw:style-name="gr305" draw:text-style-name="P106" draw:layer="layout" svg:width="6.058cm" svg:height="0.874cm" svg:x="10.122cm" svg:y="7.62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78" draw:text-style-name="P46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0" draw:text-style-name="P133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78" draw:text-style-name="P46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0" draw:text-style-name="P133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78" draw:text-style-name="P46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78" draw:text-style-name="P46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0" draw:text-style-name="P133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78" draw:text-style-name="P46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78" draw:text-style-name="P46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50" draw:id="id1450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78" draw:text-style-name="P46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0" draw:text-style-name="P133" xml:id="id1452" draw:id="id145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78" draw:text-style-name="P46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78" draw:text-style-name="P46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78" draw:text-style-name="P46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78" draw:text-style-name="P46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78" draw:text-style-name="P46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78" draw:text-style-name="P46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78" draw:text-style-name="P46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78" draw:text-style-name="P46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78" draw:text-style-name="P46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65" draw:id="id1465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78" draw:text-style-name="P46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0" draw:text-style-name="P133" xml:id="id1467" draw:id="id1467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78" draw:text-style-name="P46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ecalculation Performance Factors</text:span></text:p>
            <text:p text:style-name="P14"><text:span text:style-name="T3"/></text:p>
            <text:p text:style-name="P36"><text:span text:style-name="T22">Existence of a s</text:span><text:span text:style-name="T20">ubject element</text:span></text:p>
          </draw:text-box>
        </draw:frame>
        <draw:custom-shape draw:style-name="gr306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07" draw:text-style-name="P137" xml:id="id1469" draw:id="id1469" draw:layer="layout" svg:width="0.827cm" svg:height="0.295cm" svg:x="22.047cm" svg:y="12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38" xml:id="id1470" draw:id="id1470" draw:layer="layout" svg:width="0.822cm" svg:height="0.295cm" svg:x="23.15cm" svg:y="13.343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46cm" svg:y1="12.418cm" svg:x2="23.15cm" svg:y2="13.49cm" draw:start-shape="id1469" draw:start-glue-point="2" draw:end-shape="id1470" draw:end-glue-point="3" svg:d="M22460 12418v1072h690" svg:viewBox="0 0 691 1073">
          <text:p/>
        </draw:connector>
        <draw:custom-shape draw:style-name="gr309" draw:text-style-name="P137" xml:id="id1471" draw:id="id1471" draw:layer="layout" svg:width="0.822cm" svg:height="0.295cm" svg:x="23.151cm" svg:y="12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46cm" svg:y1="12.418cm" svg:x2="23.151cm" svg:y2="12.938cm" draw:start-shape="id1469" draw:start-glue-point="2" draw:end-shape="id1471" draw:end-glue-point="3" svg:d="M22460 12418v520h691" svg:viewBox="0 0 692 521">
          <text:p/>
        </draw:connector>
        <draw:custom-shape draw:style-name="gr310" draw:text-style-name="P140" xml:id="id1472" draw:id="id1472" draw:layer="layout" svg:width="0.826cm" svg:height="0.295cm" svg:x="24.264cm" svg:y="14.575cm">
          <text:p text:style-name="P100"><text:span text:style-name="T2">A#c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561cm" svg:y1="13.638cm" svg:x2="24.264cm" svg:y2="14.722cm" draw:start-shape="id1470" draw:start-glue-point="2" draw:end-shape="id1472" draw:end-glue-point="3" svg:d="M23561 13638v1084h703" svg:viewBox="0 0 704 1085">
          <text:p/>
        </draw:connector>
        <draw:custom-shape draw:style-name="gr311" draw:text-style-name="P138" xml:id="id1473" draw:id="id1473" draw:layer="layout" svg:width="0.826cm" svg:height="0.295cm" svg:x="24.265cm" svg:y="14.031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561cm" svg:y1="13.638cm" svg:x2="24.265cm" svg:y2="14.178cm" draw:start-shape="id1470" draw:start-glue-point="2" draw:end-shape="id1473" draw:end-glue-point="3" svg:d="M23561 13638v540h704" svg:viewBox="0 0 705 541">
          <text:p/>
        </draw:connector>
        <draw:custom-shape draw:style-name="gr312" draw:text-style-name="P143" draw:layer="layout" svg:width="6.931cm" svg:height="1.244cm" svg:x="0.557cm" svg:y="10.114cm">
          <text:p text:style-name="P141"><text:span text:style-name="T23">B.b:has(A.a) <text:s text:c="2"/></text:span><text:span text:style-name="T24"><text:s/>{ color: red }</text:span><text:span text:style-name="T24"><text:line-break/></text:span><text:span text:style-name="T24">B.b:has(~ A#c) <text:s/>{ color: blue }</text:span></text:p>
          <text:p text:style-name="P142"><text:span text:style-name="T24"/></text:p>
          <draw:enhanced-geometry svg:viewBox="0 0 21600 21600" draw:type="rectangle" draw:enhanced-path="M 0 0 L 21600 0 21600 21600 0 21600 0 0 Z N"/>
        </draw:custom-shape>
        <draw:custom-shape draw:style-name="gr313" draw:text-style-name="P143" draw:layer="layout" svg:width="5.695cm" svg:height="0.884cm" svg:x="21.227cm" svg:y="2.172cm">
          <text:p text:style-name="P141"><text:span text:style-name="T24">&lt;A id=”c” class=”a”&gt;&lt;/a&gt;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9.755cm" svg:y="12.36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9.755cm" svg:y="11.5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3.28cm" svg:y="11.634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0.029cm" svg:y="11.62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3.291cm" svg:y="12.485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02cm" svg:y="12.45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97cm" svg:y1="11.958cm" svg:x2="12.476cm" svg:y2="11.958cm">
          <text:p/>
        </draw:line>
        <draw:line draw:style-name="gr94" draw:text-style-name="P57" draw:layer="layout" svg:x1="13.282cm" svg:y1="12.761cm" svg:x2="12.473cm" svg:y2="12.761cm">
          <text:p/>
        </draw:line>
        <draw:custom-shape draw:style-name="gr76" draw:text-style-name="P62" draw:layer="layout" svg:width="0.759cm" svg:height="0.505cm" draw:transform="rotate (-0.785398163397448) translate (8.447cm 10.8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4" draw:text-style-name="P64" draw:layer="layout" svg:width="4.127cm" svg:height="0.786cm" svg:x="9.721cm" svg:y="10.707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8.034cm 9.9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1481" draw:id="id1481" draw:layer="layout" svg:width="2.719cm" svg:height="0.786cm" svg:x="11.045cm" svg:y="8.1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1483" draw:id="id1483" draw:layer="layout" svg:width="2.72cm" svg:height="0.787cm" svg:x="11.045cm" svg:y="8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1477" draw:id="id1477" draw:layer="layout" svg:width="2.72cm" svg:height="0.786cm" svg:x="11.045cm" svg:y="6.37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1475" draw:id="id1475" draw:layer="layout" svg:width="2.721cm" svg:height="0.786cm" svg:x="11.045cm" svg:y="5.50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4" draw:id="id1474" draw:layer="layout" svg:width="0.583cm" svg:height="0.59cm" svg:x="9.67cm" svg:y="5.59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5.616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80" draw:id="id1480" draw:layer="layout" svg:width="0.581cm" svg:height="0.589cm" svg:x="9.681cm" svg:y="8.206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2.592cm" svg:y="9.102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77cm" svg:y="9.112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1.313cm" svg:y="6.475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76" draw:id="id1476" draw:layer="layout" svg:width="0.583cm" svg:height="0.589cm" svg:x="9.652cm" svg:y="6.47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1482" draw:id="id1482" draw:layer="layout" svg:width="0.583cm" svg:height="0.59cm" svg:x="9.671cm" svg:y="9.055cm">
          <text:p text:style-name="P53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1.293cm" svg:y="9.067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64" draw:layer="layout" svg:width="4.127cm" svg:height="0.786cm" svg:x="9.611cm" svg:y="4.694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1479" draw:id="id1479" draw:layer="layout" svg:width="2.721cm" svg:height="0.786cm" svg:x="11.045cm" svg:y="7.24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8" draw:id="id1478" draw:layer="layout" svg:width="0.583cm" svg:height="0.59cm" svg:x="9.67cm" svg:y="7.344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7.361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0.253cm" svg:y1="5.894cm" svg:x2="11.045cm" svg:y2="5.895cm" draw:start-shape="id1474" draw:start-glue-point="10" draw:end-shape="id1475" draw:end-glue-point="3" svg:d="M10253 5894l792 1" svg:viewBox="0 0 793 2">
          <text:p/>
        </draw:connector>
        <draw:connector draw:style-name="gr207" draw:text-style-name="P87" draw:layer="layout" draw:type="line" svg:x1="10.235cm" svg:y1="6.769cm" svg:x2="11.045cm" svg:y2="6.768cm" draw:start-shape="id1476" draw:start-glue-point="10" draw:end-shape="id1477" draw:end-glue-point="3" svg:d="M10235 6769l810-1" svg:viewBox="0 0 811 2">
          <text:p/>
        </draw:connector>
        <draw:connector draw:style-name="gr207" draw:text-style-name="P87" draw:layer="layout" draw:type="line" svg:x1="10.253cm" svg:y1="7.639cm" svg:x2="11.045cm" svg:y2="7.64cm" draw:start-shape="id1478" draw:start-glue-point="10" draw:end-shape="id1479" draw:end-glue-point="3" svg:d="M10253 7639l792 1" svg:viewBox="0 0 793 2">
          <text:p/>
        </draw:connector>
        <draw:connector draw:style-name="gr207" draw:text-style-name="P87" draw:layer="layout" draw:type="line" svg:x1="10.262cm" svg:y1="8.501cm" svg:x2="11.045cm" svg:y2="8.499cm" draw:start-shape="id1480" draw:start-glue-point="10" draw:end-shape="id1481" draw:end-glue-point="3" svg:d="M10262 8501l783-2" svg:viewBox="0 0 784 3">
          <text:p/>
        </draw:connector>
        <draw:connector draw:style-name="gr207" draw:text-style-name="P87" draw:layer="layout" draw:type="line" svg:x1="10.254cm" svg:y1="9.35cm" svg:x2="11.045cm" svg:y2="9.355cm" draw:start-shape="id1482" draw:start-glue-point="10" draw:end-shape="id1483" draw:end-glue-point="3" svg:d="M10254 9350l791 5" svg:viewBox="0 0 792 6">
          <text:p/>
        </draw:connector>
        <draw:custom-shape draw:style-name="gr316" draw:text-style-name="P64" draw:layer="layout" svg:width="4.127cm" svg:height="0.786cm" svg:x="1.511cm" svg:y="9.094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317" draw:text-style-name="P144" draw:layer="layout" svg:width="4.716cm" svg:height="0.786cm" svg:x="21.562cm" svg:y="0.994cm">
          <text:p text:style-name="P144"><text:span text:style-name="T9">Add / Remove an ele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4" draw:text-style-name="P84" draw:layer="layout" svg:width="0.711cm" svg:height="0.711cm" svg:x="21.40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2.671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4.806cm" svg:y="2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5.37cm" svg:y="5.74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1.761cm" svg:y="5.75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516cm" svg:y="5.766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text-style-name="P146" draw:layer="layout" svg:width="4.69cm" svg:height="1.433cm" svg:x="15.602cm" svg:y="3.71cm">
          <draw:text-box>
            <text:p text:style-name="P145"><text:span text:style-name="T8">Get simple features</text:span><text:span text:style-name="T8"><text:line-break/></text:span><text:span text:style-name="T8">from the changed element</text:span></text:p>
          </draw:text-box>
        </draw:frame>
        <draw:custom-shape draw:style-name="gr319" draw:text-style-name="P88" draw:layer="layout" svg:width="0.254cm" svg:height="3.334cm" svg:x="20.458cm" svg:y="2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4.067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6" draw:layer="layout" svg:width="4.438cm" svg:height="1.433cm" svg:x="15.856cm" svg:y="7.088cm">
          <draw:text-box>
            <text:p text:style-name="P145"><text:span text:style-name="T8">Get </text:span><text:span text:style-name="T8"><text:line-break/></text:span><text:span text:style-name="T8">compound features</text:span><text:span text:style-name="T8"><text:line-break/></text:span><text:span text:style-name="T8">from map</text:span></text:p>
          </draw:text-box>
        </draw:frame>
        <draw:custom-shape draw:style-name="gr320" draw:text-style-name="P88" draw:layer="layout" svg:width="0.254cm" svg:height="3.162cm" svg:x="20.459cm" svg:y="6.1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svg:x="14.9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67cm 10.6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1" draw:text-style-name="P88" draw:layer="layout" svg:width="0.254cm" svg:height="3.403cm" svg:x="20.46cm" svg:y="9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2" draw:text-style-name="P146" draw:layer="layout" svg:width="4.438cm" svg:height="1.039cm" svg:x="15.856cm" svg:y="10.765cm">
          <draw:text-box>
            <text:p text:style-name="P145"><text:span text:style-name="T8">Invalidate with</text:span><text:span text:style-name="T8"><text:line-break/></text:span><text:span text:style-name="T8">Invalidation Set</text:span></text:p>
          </draw:text-box>
        </draw:frame>
        <draw:custom-shape draw:style-name="gr175" draw:text-style-name="P103" draw:layer="layout" svg:width="0.582cm" svg:height="0.59cm" svg:x="11.327cm" svg:y="8.203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2.056cm" svg:y="8.213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svg:x="14.935cm" svg:y="11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72cm 3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3" draw:text-style-name="P32" draw:layer="layout" svg:width="26.627cm" svg:height="14.528cm" svg:x="0.361cm" svg:y="0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07" draw:text-style-name="P137" xml:id="id1486" draw:id="id1486" draw:layer="layout" svg:width="0.827cm" svg:height="0.295cm" svg:x="11.1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140" xml:id="id1485" draw:id="id1485" draw:layer="layout" svg:width="0.822cm" svg:height="0.295cm" svg:x="13.3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634cm" svg:y1="8.486cm" svg:x2="13.35cm" svg:y2="8.89cm" draw:start-shape="id1484" draw:start-glue-point="2" draw:end-shape="id1485" draw:end-glue-point="3" svg:d="M12634 8486v404h716" svg:viewBox="0 0 717 405">
          <text:p/>
        </draw:connector>
        <draw:custom-shape draw:style-name="gr309" draw:text-style-name="P137" xml:id="id1484" draw:id="id1484" draw:layer="layout" svg:width="0.822cm" svg:height="0.295cm" svg:x="12.2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32cm" svg:y1="7.818cm" svg:x2="12.223cm" svg:y2="8.338cm" draw:start-shape="id1486" draw:start-glue-point="2" draw:end-shape="id1484" draw:end-glue-point="3" svg:d="M11532 7818v520h691" svg:viewBox="0 0 692 521">
          <text:p/>
        </draw:connector>
        <draw:custom-shape draw:style-name="gr310" draw:text-style-name="P140" xml:id="id1487" draw:id="id1487" draw:layer="layout" svg:width="0.826cm" svg:height="0.295cm" svg:x="14.4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761cm" svg:y1="9.038cm" svg:x2="14.464cm" svg:y2="10.622cm" draw:start-shape="id1485" draw:start-glue-point="2" draw:end-shape="id1487" draw:end-glue-point="3" svg:d="M13761 9038v1584h703" svg:viewBox="0 0 704 1585">
          <text:p/>
        </draw:connector>
        <draw:custom-shape draw:style-name="gr310" draw:text-style-name="P140" xml:id="id1488" draw:id="id1488" draw:layer="layout" svg:width="0.826cm" svg:height="0.295cm" svg:x="14.4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761cm" svg:y1="9.038cm" svg:x2="14.465cm" svg:y2="9.478cm" draw:start-shape="id1485" draw:start-glue-point="2" draw:end-shape="id1488" draw:end-glue-point="3" svg:d="M13761 9038v440h704" svg:viewBox="0 0 705 441">
          <text:p/>
        </draw:connector>
        <draw:custom-shape draw:style-name="gr325" draw:text-style-name="P143" draw:layer="layout" svg:width="6.931cm" svg:height="1.244cm" svg:x="9.257cm" svg:y="4.714cm">
          <text:p text:style-name="P141"><text:span text:style-name="T23">.b:has(.a) <text:s text:c="2"/></text:span><text:span text:style-name="T24"><text:s/>{ color: red }</text:span><text:span text:style-name="T24"><text:line-break/></text:span><text:span text:style-name="T24">.d:has(.c) <text:s text:c="3"/>{ color: blue }</text:span></text:p>
          <text:p text:style-name="P141"><text:span text:style-name="T24">.f:has(.e) <text:s text:c="3"/>{ color: green }</text:span></text:p>
          <text:p text:style-name="P142"><text:span text:style-name="T24"/></text:p>
          <draw:enhanced-geometry svg:viewBox="0 0 21600 21600" draw:type="rectangle" draw:enhanced-path="M 0 0 L 21600 0 21600 21600 0 21600 0 0 Z N"/>
        </draw:custom-shape>
        <draw:custom-shape draw:style-name="gr310" draw:text-style-name="P140" xml:id="id1489" draw:id="id1489" draw:layer="layout" svg:width="0.826cm" svg:height="0.295cm" svg:x="15.5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878cm" svg:y1="9.626cm" svg:x2="15.565cm" svg:y2="10.078cm" draw:start-shape="id1488" draw:start-glue-point="2" draw:end-shape="id1489" draw:end-glue-point="3" svg:d="M14878 9626v452h687" svg:viewBox="0 0 688 453">
          <text:p/>
        </draw:connector>
        <draw:custom-shape draw:style-name="gr310" draw:text-style-name="P140" xml:id="id1490" draw:id="id1490" draw:layer="layout" svg:width="0.826cm" svg:height="0.295cm" svg:x="15.5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877cm" svg:y1="10.77cm" svg:x2="15.565cm" svg:y2="11.178cm" draw:start-shape="id1487" draw:start-glue-point="2" draw:end-shape="id1490" draw:end-glue-point="3" svg:d="M14877 10770v408h688" svg:viewBox="0 0 689 409">
          <text:p/>
        </draw:connector>
        <draw:custom-shape draw:style-name="gr310" draw:text-style-name="P140" xml:id="id1491" draw:id="id1491" draw:layer="layout" svg:width="0.826cm" svg:height="0.295cm" svg:x="16.6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978cm" svg:y1="11.326cm" svg:x2="16.666cm" svg:y2="11.678cm" draw:start-shape="id1490" draw:start-glue-point="2" draw:end-shape="id1491" draw:end-glue-point="3" svg:d="M15978 11326v352h688" svg:viewBox="0 0 689 353">
          <text:p/>
        </draw:connector>
        <draw:custom-shape draw:style-name="gr307" draw:text-style-name="P137" xml:id="id1492" draw:id="id1492" draw:layer="layout" svg:width="0.827cm" svg:height="0.295cm" svg:x="9.9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408cm" svg:y1="7.17cm" svg:x2="11.119cm" svg:y2="7.67cm" draw:start-shape="id1492" draw:start-glue-point="2" draw:end-shape="id1486" draw:end-glue-point="3" svg:d="M10408 7170v500h711" svg:viewBox="0 0 712 501">
          <text:p/>
        </draw:connector>
        <draw:custom-shape draw:style-name="gr307" draw:text-style-name="P137" xml:id="id1493" draw:id="id1493" draw:layer="layout" svg:width="0.827cm" svg:height="0.295cm" svg:x="5.9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7" xml:id="id1494" draw:id="id1494" draw:layer="layout" svg:width="0.822cm" svg:height="0.295cm" svg:x="7.0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332cm" svg:y1="7.818cm" svg:x2="7.023cm" svg:y2="8.338cm" draw:start-shape="id1493" draw:start-glue-point="2" draw:end-shape="id1494" draw:end-glue-point="3" svg:d="M6332 7818v520h691" svg:viewBox="0 0 692 521">
          <text:p/>
        </draw:connector>
        <draw:custom-shape draw:style-name="gr307" draw:text-style-name="P137" xml:id="id1495" draw:id="id1495" draw:layer="layout" svg:width="0.827cm" svg:height="0.295cm" svg:x="4.7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5.208cm" svg:y1="7.17cm" svg:x2="5.919cm" svg:y2="7.67cm" draw:start-shape="id1495" draw:start-glue-point="2" draw:end-shape="id1493" draw:end-glue-point="3" svg:d="M5208 7170v500h711" svg:viewBox="0 0 712 501">
          <text:p/>
        </draw:connector>
        <draw:custom-shape draw:style-name="gr326" draw:text-style-name="P147" xml:id="id1498" draw:id="id1498" draw:layer="layout" svg:width="0.827cm" svg:height="0.295cm" svg:x="16.8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7" xml:id="id1497" draw:id="id1497" draw:layer="layout" svg:width="0.822cm" svg:height="0.295cm" svg:x="19.0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334cm" svg:y1="8.486cm" svg:x2="19.05cm" svg:y2="8.89cm" draw:start-shape="id1496" draw:start-glue-point="2" draw:end-shape="id1497" draw:end-glue-point="3" svg:d="M18334 8486v404h716" svg:viewBox="0 0 717 405">
          <text:p/>
        </draw:connector>
        <draw:custom-shape draw:style-name="gr327" draw:text-style-name="P147" xml:id="id1496" draw:id="id1496" draw:layer="layout" svg:width="0.822cm" svg:height="0.295cm" svg:x="17.9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232cm" svg:y1="7.818cm" svg:x2="17.923cm" svg:y2="8.338cm" draw:start-shape="id1498" draw:start-glue-point="2" draw:end-shape="id1496" draw:end-glue-point="3" svg:d="M17232 7818v520h691" svg:viewBox="0 0 692 521">
          <text:p/>
        </draw:connector>
        <draw:custom-shape draw:style-name="gr328" draw:text-style-name="P147" xml:id="id1499" draw:id="id1499" draw:layer="layout" svg:width="0.826cm" svg:height="0.295cm" svg:x="20.1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61cm" svg:y1="9.038cm" svg:x2="20.164cm" svg:y2="10.622cm" draw:start-shape="id1497" draw:start-glue-point="2" draw:end-shape="id1499" draw:end-glue-point="3" svg:d="M19461 9038v1584h703" svg:viewBox="0 0 704 1585">
          <text:p/>
        </draw:connector>
        <draw:custom-shape draw:style-name="gr328" draw:text-style-name="P147" xml:id="id1500" draw:id="id1500" draw:layer="layout" svg:width="0.826cm" svg:height="0.295cm" svg:x="20.1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61cm" svg:y1="9.038cm" svg:x2="20.165cm" svg:y2="9.478cm" draw:start-shape="id1497" draw:start-glue-point="2" draw:end-shape="id1500" draw:end-glue-point="3" svg:d="M19461 9038v440h704" svg:viewBox="0 0 705 441">
          <text:p/>
        </draw:connector>
        <draw:custom-shape draw:style-name="gr329" draw:text-style-name="P137" xml:id="id1501" draw:id="id1501" draw:layer="layout" svg:width="0.826cm" svg:height="0.295cm" svg:x="21.2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578cm" svg:y1="9.626cm" svg:x2="21.265cm" svg:y2="10.078cm" draw:start-shape="id1500" draw:start-glue-point="2" draw:end-shape="id1501" draw:end-glue-point="3" svg:d="M20578 9626v452h687" svg:viewBox="0 0 688 453">
          <text:p/>
        </draw:connector>
        <draw:custom-shape draw:style-name="gr329" draw:text-style-name="P137" xml:id="id1502" draw:id="id1502" draw:layer="layout" svg:width="0.826cm" svg:height="0.295cm" svg:x="21.2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577cm" svg:y1="10.77cm" svg:x2="21.265cm" svg:y2="11.178cm" draw:start-shape="id1499" draw:start-glue-point="2" draw:end-shape="id1502" draw:end-glue-point="3" svg:d="M20577 10770v408h688" svg:viewBox="0 0 689 409">
          <text:p/>
        </draw:connector>
        <draw:custom-shape draw:style-name="gr329" draw:text-style-name="P137" xml:id="id1503" draw:id="id1503" draw:layer="layout" svg:width="0.826cm" svg:height="0.295cm" svg:x="22.3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678cm" svg:y1="11.326cm" svg:x2="22.366cm" svg:y2="11.678cm" draw:start-shape="id1502" draw:start-glue-point="2" draw:end-shape="id1503" draw:end-glue-point="3" svg:d="M21678 11326v352h688" svg:viewBox="0 0 689 353">
          <text:p/>
        </draw:connector>
        <draw:custom-shape draw:style-name="gr326" draw:text-style-name="P147" xml:id="id1504" draw:id="id1504" draw:layer="layout" svg:width="0.827cm" svg:height="0.295cm" svg:x="15.6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108cm" svg:y1="7.17cm" svg:x2="16.819cm" svg:y2="7.67cm" draw:start-shape="id1504" draw:start-glue-point="2" draw:end-shape="id1498" draw:end-glue-point="3" svg:d="M16108 7170v500h711" svg:viewBox="0 0 712 501">
          <text:p/>
        </draw:connector>
        <draw:custom-shape draw:style-name="gr76" draw:text-style-name="P62" draw:layer="layout" svg:width="0.759cm" svg:height="0.505cm" svg:x="8.8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4.2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0" draw:text-style-name="P32" draw:layer="layout" svg:width="19.411cm" svg:height="8.371cm" svg:x="4.347cm" svg:y="4.0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31" draw:text-style-name="P143" draw:layer="layout" svg:width="6.301cm" svg:height="1.706cm" svg:x="1.557cm" svg:y="10.5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7" xml:id="id1507" draw:id="id150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0" xml:id="id1506" draw:id="id150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4.397cm" svg:x2="22.027cm" svg:y2="4.747cm" draw:start-shape="id1505" draw:start-glue-point="2" draw:end-shape="id1506" draw:end-glue-point="3" svg:d="M21408 4397v350h619" svg:viewBox="0 0 620 351">
          <text:p/>
        </draw:connector>
        <draw:custom-shape draw:style-name="gr334" draw:text-style-name="P137" xml:id="id1505" draw:id="id150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3.819cm" svg:x2="21.052cm" svg:y2="4.269cm" draw:start-shape="id1507" draw:start-glue-point="2" draw:end-shape="id1505" draw:end-glue-point="3" svg:d="M20454 3819v450h598" svg:viewBox="0 0 599 451">
          <text:p/>
        </draw:connector>
        <draw:custom-shape draw:style-name="gr335" draw:text-style-name="P140" xml:id="id1508" draw:id="id150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1cm" svg:y2="6.246cm" draw:start-shape="id1506" draw:start-glue-point="2" draw:end-shape="id1508" draw:end-glue-point="3" svg:d="M22383 4876v1370h608" svg:viewBox="0 0 609 1371">
          <text:p/>
        </draw:connector>
        <draw:custom-shape draw:style-name="gr336" draw:text-style-name="P140" xml:id="id1509" draw:id="id150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2cm" svg:y2="5.255cm" draw:start-shape="id1506" draw:start-glue-point="2" draw:end-shape="id1509" draw:end-glue-point="3" svg:d="M22383 4876v379h609" svg:viewBox="0 0 610 380">
          <text:p/>
        </draw:connector>
        <draw:custom-shape draw:style-name="gr337" draw:text-style-name="P140" xml:id="id1510" draw:id="id151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5.384cm" svg:x2="23.944cm" svg:y2="5.775cm" draw:start-shape="id1509" draw:start-glue-point="2" draw:end-shape="id1510" draw:end-glue-point="3" svg:d="M23349 5384v391h595" svg:viewBox="0 0 596 392">
          <text:p/>
        </draw:connector>
        <draw:custom-shape draw:style-name="gr338" draw:text-style-name="P140" xml:id="id1511" draw:id="id151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6.374cm" svg:x2="23.944cm" svg:y2="6.727cm" draw:start-shape="id1508" draw:start-glue-point="2" draw:end-shape="id1511" draw:end-glue-point="3" svg:d="M23349 6374v353h595" svg:viewBox="0 0 596 354">
          <text:p/>
        </draw:connector>
        <draw:custom-shape draw:style-name="gr339" draw:text-style-name="P140" xml:id="id1512" draw:id="id151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6.854cm" svg:x2="24.895cm" svg:y2="7.16cm" draw:start-shape="id1511" draw:start-glue-point="2" draw:end-shape="id1512" draw:end-glue-point="3" svg:d="M24301 6854v306h594" svg:viewBox="0 0 595 307">
          <text:p/>
        </draw:connector>
        <draw:custom-shape draw:style-name="gr340" draw:text-style-name="P137" xml:id="id1513" draw:id="id151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258cm" svg:x2="20.096cm" svg:y2="3.691cm" draw:start-shape="id1513" draw:start-glue-point="2" draw:end-shape="id150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21" draw:id="id1521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7" draw:id="id1517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5" draw:id="id1515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4" draw:id="id1514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20" draw:id="id1520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16" draw:id="id1516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19" draw:id="id1519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8" draw:id="id1518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14" draw:start-glue-point="10" draw:end-shape="id1515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16" draw:start-glue-point="10" draw:end-shape="id1517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18" draw:start-glue-point="10" draw:end-shape="id1519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20" draw:start-glue-point="10" draw:end-shape="id1521" draw:end-glue-point="3" svg:d="M9763 10175l783-2" svg:viewBox="0 0 784 3">
          <text:p/>
        </draw:connector>
        <draw:custom-shape draw:style-name="gr345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13.423cm 10.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23" draw:id="id1523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2" draw:id="id1522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22" draw:start-glue-point="10" draw:end-shape="id1523" draw:end-glue-point="3" svg:d="M9755 11024l791 5" svg:viewBox="0 0 792 6">
          <text:p/>
        </draw:connector>
        <draw:custom-shape draw:style-name="gr346" draw:text-style-name="P99" xml:id="id1525" draw:id="id1525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4" draw:id="id1524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24" draw:start-glue-point="10" draw:end-shape="id1525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47" draw:text-style-name="P144" draw:layer="layout" svg:width="2.604cm" svg:height="0.786cm" svg:x="21.162cm" svg:y="2.094cm">
          <text:p text:style-name="P144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18" draw:text-style-name="P146" draw:layer="layout" svg:width="4.69cm" svg:height="1.433cm" svg:x="13.503cm" svg:y="5.41cm">
          <draw:text-box>
            <text:p text:style-name="P145"><text:span text:style-name="T8">Get simple features</text:span><text:span text:style-name="T8"><text:line-break/></text:span><text:span text:style-name="T8">from the added subtree</text:span></text:p>
          </draw:text-box>
        </draw:frame>
        <draw:custom-shape draw:style-name="gr348" draw:text-style-name="P88" draw:layer="layout" svg:width="0.261cm" svg:height="5.79cm" svg:x="18.356cm" svg:y="3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8" draw:text-style-name="P146" draw:layer="layout" svg:width="3.741cm" svg:height="1.433cm" svg:x="14.454cm" svg:y="11.488cm">
          <draw:text-box>
            <text:p text:style-name="P145"><text:span text:style-name="T8">Get </text:span><text:span text:style-name="T8"><text:line-break/></text:span><text:span text:style-name="T8">compound features</text:span><text:span text:style-name="T8"><text:line-break/></text:span><text:span text:style-name="T8">from map</text:span></text:p>
          </draw:text-box>
        </draw:frame>
        <draw:custom-shape draw:style-name="gr349" draw:text-style-name="P88" draw:layer="layout" svg:width="0.254cm" svg:height="5.18cm" svg:x="18.36cm" svg:y="9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6" draw:text-style-name="P95" draw:layer="layout" svg:width="0.583cm" svg:height="0.59cm" svg:x="20.067cm" svg:y="9.28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4.298cm" svg:y="9.356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3cm" svg:height="0.589cm" svg:x="21.125cm" svg:y="9.28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2.195cm" svg:y="9.29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272cm" svg:y="9.33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7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01" draw:layer="layout" svg:width="0.583cm" svg:height="0.589cm" svg:x="20.097cm" svg:y="14.343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21.119cm" svg:y="14.334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22.201cm" svg:y="14.34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09cm" svg:y="14.346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23.275cm" svg:y="14.362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51" draw:text-style-name="P148" draw:layer="layout" svg:width="1.41cm" svg:height="8.298cm" draw:transform="skewX (0.000523598775598328) rotate (0.853815070075626) translate (18.709cm 6.0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48" draw:layer="layout" svg:width="1.593cm" svg:height="6.98cm" draw:transform="skewX (0.00052359877559839) rotate (0.789237887751836) translate (18.994cm 6.10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48" draw:layer="layout" svg:width="1.088cm" svg:height="6.668cm" draw:transform="skewX (0.000523598775598373) rotate (1.0463248865706) translate (18.673cm 6.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48" draw:layer="layout" svg:width="0.879cm" svg:height="4.309cm" draw:transform="skewX (0.000523598775598423) rotate (1.0463248865706) translate (18.819cm 6.3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43" draw:layer="layout" svg:width="6.301cm" svg:height="1.706cm" svg:x="1.557cm" svg:y="10.5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56" draw:text-style-name="P102" xml:id="id1528" draw:id="id1528" draw:layer="layout" svg:width="0.717cm" svg:height="0.255cm" svg:x="20.096cm" svg:y="6.6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149" xml:id="id1527" draw:id="id1527" draw:layer="layout" svg:width="0.712cm" svg:height="0.257cm" svg:x="22.027cm" svg:y="7.7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7.497cm" svg:x2="22.027cm" svg:y2="7.847cm" draw:start-shape="id1526" draw:start-glue-point="2" draw:end-shape="id1527" draw:end-glue-point="3" svg:d="M21408 7497v350h619" svg:viewBox="0 0 620 351">
          <text:p/>
        </draw:connector>
        <draw:custom-shape draw:style-name="gr358" draw:text-style-name="P102" xml:id="id1526" draw:id="id1526" draw:layer="layout" svg:width="0.712cm" svg:height="0.255cm" svg:x="21.052cm" svg:y="7.2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6.919cm" svg:x2="21.052cm" svg:y2="7.369cm" draw:start-shape="id1528" draw:start-glue-point="2" draw:end-shape="id1526" draw:end-glue-point="3" svg:d="M20454 6919v450h598" svg:viewBox="0 0 599 451">
          <text:p/>
        </draw:connector>
        <draw:custom-shape draw:style-name="gr359" draw:text-style-name="P102" xml:id="id1529" draw:id="id1529" draw:layer="layout" svg:width="0.716cm" svg:height="0.255cm" svg:x="22.991cm" svg:y="9.2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7.976cm" svg:x2="22.991cm" svg:y2="9.346cm" draw:start-shape="id1527" draw:start-glue-point="2" draw:end-shape="id1529" draw:end-glue-point="3" svg:d="M22383 7976v1370h608" svg:viewBox="0 0 609 1371">
          <text:p/>
        </draw:connector>
        <draw:custom-shape draw:style-name="gr360" draw:text-style-name="P102" xml:id="id1530" draw:id="id1530" draw:layer="layout" svg:width="0.715cm" svg:height="0.257cm" svg:x="22.992cm" svg:y="8.2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7.976cm" svg:x2="22.992cm" svg:y2="8.355cm" draw:start-shape="id1527" draw:start-glue-point="2" draw:end-shape="id1530" draw:end-glue-point="3" svg:d="M22383 7976v379h609" svg:viewBox="0 0 610 380">
          <text:p/>
        </draw:connector>
        <draw:custom-shape draw:style-name="gr361" draw:text-style-name="P149" xml:id="id1531" draw:id="id1531" draw:layer="layout" svg:width="0.714cm" svg:height="0.255cm" svg:x="23.944cm" svg:y="8.7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8.484cm" svg:x2="23.944cm" svg:y2="8.875cm" draw:start-shape="id1530" draw:start-glue-point="2" draw:end-shape="id1531" draw:end-glue-point="3" svg:d="M23349 8484v391h595" svg:viewBox="0 0 596 392">
          <text:p/>
        </draw:connector>
        <draw:custom-shape draw:style-name="gr362" draw:text-style-name="P149" xml:id="id1532" draw:id="id1532" draw:layer="layout" svg:width="0.714cm" svg:height="0.254cm" svg:x="23.944cm" svg:y="9.7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9.474cm" svg:x2="23.944cm" svg:y2="9.827cm" draw:start-shape="id1529" draw:start-glue-point="2" draw:end-shape="id1532" draw:end-glue-point="3" svg:d="M23349 9474v353h595" svg:viewBox="0 0 596 354">
          <text:p/>
        </draw:connector>
        <draw:custom-shape draw:style-name="gr363" draw:text-style-name="P149" xml:id="id1533" draw:id="id1533" draw:layer="layout" svg:width="0.716cm" svg:height="0.256cm" svg:x="24.895cm" svg:y="10.1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9.954cm" svg:x2="24.895cm" svg:y2="10.26cm" draw:start-shape="id1532" draw:start-glue-point="2" draw:end-shape="id1533" draw:end-glue-point="3" svg:d="M24301 9954v306h594" svg:viewBox="0 0 595 307">
          <text:p/>
        </draw:connector>
        <draw:custom-shape draw:style-name="gr364" draw:text-style-name="P102" xml:id="id1534" draw:id="id1534" draw:layer="layout" svg:width="0.715cm" svg:height="0.254cm" svg:x="19.125cm" svg:y="6.1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6.358cm" svg:x2="20.096cm" svg:y2="6.791cm" draw:start-shape="id1534" draw:start-glue-point="2" draw:end-shape="id1528" draw:end-glue-point="3" svg:d="M19482 63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5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42" draw:id="id1542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8" draw:id="id1538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6" draw:id="id1536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5" draw:id="id1535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41" draw:id="id1541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37" draw:id="id1537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40" draw:id="id1540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9" draw:id="id1539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35" draw:start-glue-point="10" draw:end-shape="id1536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37" draw:start-glue-point="10" draw:end-shape="id1538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39" draw:start-glue-point="10" draw:end-shape="id1540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41" draw:start-glue-point="10" draw:end-shape="id1542" draw:end-glue-point="3" svg:d="M9763 10175l783-2" svg:viewBox="0 0 784 3">
          <text:p/>
        </draw:connector>
        <draw:custom-shape draw:style-name="gr367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6cm 12.8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44" draw:id="id1544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3" draw:id="id1543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43" draw:start-glue-point="10" draw:end-shape="id1544" draw:end-glue-point="3" svg:d="M9755 11024l791 5" svg:viewBox="0 0 792 6">
          <text:p/>
        </draw:connector>
        <draw:custom-shape draw:style-name="gr346" draw:text-style-name="P99" xml:id="id1546" draw:id="id1546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5" draw:id="id1545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45" draw:start-glue-point="10" draw:end-shape="id1546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68" draw:text-style-name="P144" draw:layer="layout" svg:width="2.604cm" svg:height="0.786cm" svg:x="21.162cm" svg:y="2.094cm">
          <text:p text:style-name="P144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22" draw:text-style-name="P146" draw:layer="layout" svg:width="3.741cm" svg:height="1.039cm" svg:x="14.454cm" svg:y="11.088cm">
          <draw:text-box>
            <text:p text:style-name="P145"><text:span text:style-name="T8">Invalidate with</text:span><text:span text:style-name="T8"><text:line-break/></text:span><text:span text:style-name="T8">Invalidation Sets</text:span></text:p>
          </draw:text-box>
        </draw:frame>
        <draw:custom-shape draw:style-name="gr369" draw:text-style-name="P88" draw:layer="layout" svg:width="0.254cm" svg:height="11.16cm" svg:x="18.36cm" svg:y="3.615cm">
          <text:p/>
          <draw:enhanced-geometry svg:viewBox="0 0 21600 21600" draw:glue-points="21600 0 0 10800 21600 21600" draw:text-areas="13800 ?f9 21600 ?f10" draw:type="left-brace" draw:modifiers="1800 15407.00654063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2.772cm 10.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0" draw:text-style-name="P147" xml:id="id1549" draw:id="id1549" draw:layer="layout" svg:width="0.717cm" svg:height="0.255cm" svg:x="20.096cm" svg:y="11.1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7" xml:id="id1548" draw:id="id1548" draw:layer="layout" svg:width="0.712cm" svg:height="0.257cm" svg:x="22.027cm" svg:y="12.2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11.997cm" svg:x2="22.027cm" svg:y2="12.347cm" draw:start-shape="id1547" draw:start-glue-point="2" draw:end-shape="id1548" draw:end-glue-point="3" svg:d="M21408 11997v350h619" svg:viewBox="0 0 620 351">
          <text:p/>
        </draw:connector>
        <draw:custom-shape draw:style-name="gr372" draw:text-style-name="P147" xml:id="id1547" draw:id="id1547" draw:layer="layout" svg:width="0.712cm" svg:height="0.255cm" svg:x="21.052cm" svg:y="11.7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11.419cm" svg:x2="21.052cm" svg:y2="11.869cm" draw:start-shape="id1549" draw:start-glue-point="2" draw:end-shape="id1547" draw:end-glue-point="3" svg:d="M20454 11419v450h598" svg:viewBox="0 0 599 451">
          <text:p/>
        </draw:connector>
        <draw:custom-shape draw:style-name="gr373" draw:text-style-name="P147" xml:id="id1550" draw:id="id1550" draw:layer="layout" svg:width="0.716cm" svg:height="0.255cm" svg:x="22.991cm" svg:y="13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476cm" svg:x2="22.991cm" svg:y2="13.846cm" draw:start-shape="id1548" draw:start-glue-point="2" draw:end-shape="id1550" draw:end-glue-point="3" svg:d="M22383 12476v1370h608" svg:viewBox="0 0 609 1371">
          <text:p/>
        </draw:connector>
        <draw:custom-shape draw:style-name="gr374" draw:text-style-name="P147" xml:id="id1551" draw:id="id1551" draw:layer="layout" svg:width="0.715cm" svg:height="0.257cm" svg:x="22.992cm" svg:y="12.7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476cm" svg:x2="22.992cm" svg:y2="12.855cm" draw:start-shape="id1548" draw:start-glue-point="2" draw:end-shape="id1551" draw:end-glue-point="3" svg:d="M22383 12476v379h609" svg:viewBox="0 0 610 380">
          <text:p/>
        </draw:connector>
        <draw:custom-shape draw:style-name="gr375" draw:text-style-name="P137" xml:id="id1552" draw:id="id1552" draw:layer="layout" svg:width="0.714cm" svg:height="0.255cm" svg:x="23.944cm" svg:y="13.2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2.984cm" svg:x2="23.944cm" svg:y2="13.375cm" draw:start-shape="id1551" draw:start-glue-point="2" draw:end-shape="id1552" draw:end-glue-point="3" svg:d="M23349 12984v391h595" svg:viewBox="0 0 596 392">
          <text:p/>
        </draw:connector>
        <draw:custom-shape draw:style-name="gr376" draw:text-style-name="P137" xml:id="id1553" draw:id="id1553" draw:layer="layout" svg:width="0.714cm" svg:height="0.254cm" svg:x="23.944cm" svg:y="14.2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3.974cm" svg:x2="23.944cm" svg:y2="14.327cm" draw:start-shape="id1550" draw:start-glue-point="2" draw:end-shape="id1553" draw:end-glue-point="3" svg:d="M23349 13974v353h595" svg:viewBox="0 0 596 354">
          <text:p/>
        </draw:connector>
        <draw:custom-shape draw:style-name="gr377" draw:text-style-name="P137" xml:id="id1554" draw:id="id1554" draw:layer="layout" svg:width="0.716cm" svg:height="0.256cm" svg:x="24.895cm" svg:y="14.6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14.454cm" svg:x2="24.895cm" svg:y2="14.76cm" draw:start-shape="id1553" draw:start-glue-point="2" draw:end-shape="id1554" draw:end-glue-point="3" svg:d="M24301 14454v306h594" svg:viewBox="0 0 595 307">
          <text:p/>
        </draw:connector>
        <draw:custom-shape draw:style-name="gr378" draw:text-style-name="P147" xml:id="id1555" draw:id="id1555" draw:layer="layout" svg:width="0.715cm" svg:height="0.254cm" svg:x="19.125cm" svg:y="10.6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10.858cm" svg:x2="20.096cm" svg:y2="11.291cm" draw:start-shape="id1555" draw:start-glue-point="2" draw:end-shape="id1549" draw:end-glue-point="3" svg:d="M19482 10858v433h614" svg:viewBox="0 0 615 434">
          <text:p/>
        </draw:connector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01" draw:layer="layout" svg:width="0.583cm" svg:height="0.589cm" svg:x="20.097cm" svg:y="3.144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21.119cm" svg:y="3.135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22.201cm" svg:y="3.141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09cm" svg:y="3.14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23.275cm" svg:y="3.16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772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79" draw:text-style-name="P150" draw:layer="layout" svg:width="4.064cm" svg:height="3cm" svg:x="21.844cm" svg:y="8.68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50" draw:layer="layout" svg:width="1.41cm" svg:height="3.371cm" draw:transform="skewX (0.000523598775598339) rotate (0.853815070075626) translate (18.934cm 7.3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43" draw:layer="layout" svg:width="6.301cm" svg:height="1.706cm" svg:x="1.557cm" svg:y="10.2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7" xml:id="id1558" draw:id="id1558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0" xml:id="id1557" draw:id="id1557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4.397cm" svg:x2="22.027cm" svg:y2="4.747cm" draw:start-shape="id1556" draw:start-glue-point="2" draw:end-shape="id1557" draw:end-glue-point="3" svg:d="M21408 4397v350h619" svg:viewBox="0 0 620 351">
          <text:p/>
        </draw:connector>
        <draw:custom-shape draw:style-name="gr334" draw:text-style-name="P137" xml:id="id1556" draw:id="id1556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3.819cm" svg:x2="21.052cm" svg:y2="4.269cm" draw:start-shape="id1558" draw:start-glue-point="2" draw:end-shape="id1556" draw:end-glue-point="3" svg:d="M20454 3819v450h598" svg:viewBox="0 0 599 451">
          <text:p/>
        </draw:connector>
        <draw:custom-shape draw:style-name="gr335" draw:text-style-name="P140" xml:id="id1559" draw:id="id1559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1cm" svg:y2="6.246cm" draw:start-shape="id1557" draw:start-glue-point="2" draw:end-shape="id1559" draw:end-glue-point="3" svg:d="M22383 4876v1370h608" svg:viewBox="0 0 609 1371">
          <text:p/>
        </draw:connector>
        <draw:custom-shape draw:style-name="gr336" draw:text-style-name="P140" xml:id="id1560" draw:id="id1560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4.876cm" svg:x2="22.992cm" svg:y2="5.255cm" draw:start-shape="id1557" draw:start-glue-point="2" draw:end-shape="id1560" draw:end-glue-point="3" svg:d="M22383 4876v379h609" svg:viewBox="0 0 610 380">
          <text:p/>
        </draw:connector>
        <draw:custom-shape draw:style-name="gr337" draw:text-style-name="P140" xml:id="id1561" draw:id="id1561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5.384cm" svg:x2="23.944cm" svg:y2="5.775cm" draw:start-shape="id1560" draw:start-glue-point="2" draw:end-shape="id1561" draw:end-glue-point="3" svg:d="M23349 5384v391h595" svg:viewBox="0 0 596 392">
          <text:p/>
        </draw:connector>
        <draw:custom-shape draw:style-name="gr338" draw:text-style-name="P140" xml:id="id1562" draw:id="id1562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6.374cm" svg:x2="23.944cm" svg:y2="6.727cm" draw:start-shape="id1559" draw:start-glue-point="2" draw:end-shape="id1562" draw:end-glue-point="3" svg:d="M23349 6374v353h595" svg:viewBox="0 0 596 354">
          <text:p/>
        </draw:connector>
        <draw:custom-shape draw:style-name="gr339" draw:text-style-name="P140" xml:id="id1563" draw:id="id1563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6.854cm" svg:x2="24.895cm" svg:y2="7.16cm" draw:start-shape="id1562" draw:start-glue-point="2" draw:end-shape="id1563" draw:end-glue-point="3" svg:d="M24301 6854v306h594" svg:viewBox="0 0 595 307">
          <text:p/>
        </draw:connector>
        <draw:custom-shape draw:style-name="gr340" draw:text-style-name="P137" xml:id="id1564" draw:id="id1564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258cm" svg:x2="20.096cm" svg:y2="3.691cm" draw:start-shape="id1564" draw:start-glue-point="2" draw:end-shape="id1558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2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72" draw:id="id1572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8" draw:id="id1568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6" draw:id="id1566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5" draw:id="id1565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71" draw:id="id1571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67" draw:id="id1567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70" draw:id="id1570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9" draw:id="id1569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565" draw:start-glue-point="10" draw:end-shape="id1566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567" draw:start-glue-point="10" draw:end-shape="id1568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569" draw:start-glue-point="10" draw:end-shape="id1570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571" draw:start-glue-point="10" draw:end-shape="id1572" draw:end-glue-point="3" svg:d="M9763 7075l783-2" svg:viewBox="0 0 784 3">
          <text:p/>
        </draw:connector>
        <draw:custom-shape draw:style-name="gr384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74" draw:id="id1574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3" draw:id="id1573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573" draw:start-glue-point="10" draw:end-shape="id1574" draw:end-glue-point="3" svg:d="M9755 7924l791 5" svg:viewBox="0 0 792 6">
          <text:p/>
        </draw:connector>
        <draw:custom-shape draw:style-name="gr346" draw:text-style-name="P99" xml:id="id1576" draw:id="id1576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5" draw:id="id1575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575" draw:start-glue-point="10" draw:end-shape="id1576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385" draw:text-style-name="P144" draw:layer="layout" svg:width="2.604cm" svg:height="0.786cm" svg:x="21.162cm" svg:y="2.094cm">
          <text:p text:style-name="P144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86" draw:text-style-name="P152" draw:layer="layout" svg:width="3.715cm" svg:height="1.194cm" svg:x="14.478cm" svg:y="9.862cm">
          <draw:text-box>
            <text:p text:style-name="P151"><text:span text:style-name="T8">Invalidate with</text:span><text:span text:style-name="T8"><text:line-break/></text:span><text:span text:style-name="T8">Subject Feature Set</text:span></text:p>
          </draw:text-box>
        </draw:frame>
        <draw:custom-shape draw:style-name="gr387" draw:text-style-name="P88" draw:layer="layout" svg:width="0.511cm" svg:height="11.34cm" svg:x="18.231cm" svg:y="3.646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8" draw:text-style-name="P153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8" xml:id="id1579" draw:id="id1579" draw:layer="layout" svg:width="0.717cm" svg:height="0.255cm" svg:x="20.096cm" svg:y="7.7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7" xml:id="id1578" draw:id="id1578" draw:layer="layout" svg:width="0.712cm" svg:height="0.257cm" svg:x="22.027cm" svg:y="8.8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8.597cm" svg:x2="22.027cm" svg:y2="8.947cm" draw:start-shape="id1577" draw:start-glue-point="2" draw:end-shape="id1578" draw:end-glue-point="3" svg:d="M21408 8597v350h619" svg:viewBox="0 0 620 351">
          <text:p/>
        </draw:connector>
        <draw:custom-shape draw:style-name="gr390" draw:text-style-name="P138" xml:id="id1577" draw:id="id1577" draw:layer="layout" svg:width="0.712cm" svg:height="0.255cm" svg:x="21.052cm" svg:y="8.3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8.019cm" svg:x2="21.052cm" svg:y2="8.469cm" draw:start-shape="id1579" draw:start-glue-point="2" draw:end-shape="id1577" draw:end-glue-point="3" svg:d="M20454 8019v450h598" svg:viewBox="0 0 599 451">
          <text:p/>
        </draw:connector>
        <draw:custom-shape draw:style-name="gr391" draw:text-style-name="P138" xml:id="id1580" draw:id="id1580" draw:layer="layout" svg:width="0.716cm" svg:height="0.255cm" svg:x="22.99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9.076cm" svg:x2="22.991cm" svg:y2="10.446cm" draw:start-shape="id1578" draw:start-glue-point="2" draw:end-shape="id1580" draw:end-glue-point="3" svg:d="M22383 9076v1370h608" svg:viewBox="0 0 609 1371">
          <text:p/>
        </draw:connector>
        <draw:custom-shape draw:style-name="gr392" draw:text-style-name="P138" xml:id="id1581" draw:id="id1581" draw:layer="layout" svg:width="0.715cm" svg:height="0.257cm" svg:x="22.992cm" svg:y="9.3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9.076cm" svg:x2="22.992cm" svg:y2="9.455cm" draw:start-shape="id1578" draw:start-glue-point="2" draw:end-shape="id1581" draw:end-glue-point="3" svg:d="M22383 9076v379h609" svg:viewBox="0 0 610 380">
          <text:p/>
        </draw:connector>
        <draw:custom-shape draw:style-name="gr375" draw:text-style-name="P137" xml:id="id1582" draw:id="id1582" draw:layer="layout" svg:width="0.714cm" svg:height="0.255cm" svg:x="23.944cm" svg:y="9.8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9.584cm" svg:x2="23.944cm" svg:y2="9.975cm" draw:start-shape="id1581" draw:start-glue-point="2" draw:end-shape="id1582" draw:end-glue-point="3" svg:d="M23349 9584v391h595" svg:viewBox="0 0 596 392">
          <text:p/>
        </draw:connector>
        <draw:custom-shape draw:style-name="gr376" draw:text-style-name="P137" xml:id="id1583" draw:id="id1583" draw:layer="layout" svg:width="0.714cm" svg:height="0.254cm" svg:x="23.944cm" svg:y="10.8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0.574cm" svg:x2="23.944cm" svg:y2="10.927cm" draw:start-shape="id1580" draw:start-glue-point="2" draw:end-shape="id1583" draw:end-glue-point="3" svg:d="M23349 10574v353h595" svg:viewBox="0 0 596 354">
          <text:p/>
        </draw:connector>
        <draw:custom-shape draw:style-name="gr377" draw:text-style-name="P137" xml:id="id1584" draw:id="id1584" draw:layer="layout" svg:width="0.716cm" svg:height="0.256cm" svg:x="24.895cm" svg:y="11.2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11.054cm" svg:x2="24.895cm" svg:y2="11.36cm" draw:start-shape="id1583" draw:start-glue-point="2" draw:end-shape="id1584" draw:end-glue-point="3" svg:d="M24301 11054v306h594" svg:viewBox="0 0 595 307">
          <text:p/>
        </draw:connector>
        <draw:custom-shape draw:style-name="gr393" draw:text-style-name="P138" xml:id="id1585" draw:id="id1585" draw:layer="layout" svg:width="0.715cm" svg:height="0.254cm" svg:x="19.125cm" svg:y="7.2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7.458cm" svg:x2="20.096cm" svg:y2="7.891cm" draw:start-shape="id1585" draw:start-glue-point="2" draw:end-shape="id1579" draw:end-glue-point="3" svg:d="M19482 7458v433h614" svg:viewBox="0 0 615 434">
          <text:p/>
        </draw:connector>
        <draw:custom-shape draw:style-name="gr370" draw:text-style-name="P147" xml:id="id1588" draw:id="id1588" draw:layer="layout" svg:width="0.717cm" svg:height="0.255cm" svg:x="20.096cm" svg:y="11.4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7" xml:id="id1587" draw:id="id1587" draw:layer="layout" svg:width="0.712cm" svg:height="0.257cm" svg:x="22.027cm" svg:y="12.5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08cm" svg:y1="12.297cm" svg:x2="22.027cm" svg:y2="12.647cm" draw:start-shape="id1586" draw:start-glue-point="2" draw:end-shape="id1587" draw:end-glue-point="3" svg:d="M21408 12297v350h619" svg:viewBox="0 0 620 351">
          <text:p/>
        </draw:connector>
        <draw:custom-shape draw:style-name="gr372" draw:text-style-name="P147" xml:id="id1586" draw:id="id1586" draw:layer="layout" svg:width="0.712cm" svg:height="0.255cm" svg:x="21.052cm" svg:y="12.0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11.719cm" svg:x2="21.052cm" svg:y2="12.169cm" draw:start-shape="id1588" draw:start-glue-point="2" draw:end-shape="id1586" draw:end-glue-point="3" svg:d="M20454 11719v450h598" svg:viewBox="0 0 599 451">
          <text:p/>
        </draw:connector>
        <draw:custom-shape draw:style-name="gr373" draw:text-style-name="P147" xml:id="id1589" draw:id="id1589" draw:layer="layout" svg:width="0.716cm" svg:height="0.255cm" svg:x="22.991cm" svg:y="14.0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776cm" svg:x2="22.991cm" svg:y2="14.146cm" draw:start-shape="id1587" draw:start-glue-point="2" draw:end-shape="id1589" draw:end-glue-point="3" svg:d="M22383 12776v1370h608" svg:viewBox="0 0 609 1371">
          <text:p/>
        </draw:connector>
        <draw:custom-shape draw:style-name="gr374" draw:text-style-name="P147" xml:id="id1590" draw:id="id1590" draw:layer="layout" svg:width="0.715cm" svg:height="0.257cm" svg:x="22.992cm" svg:y="13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83cm" svg:y1="12.776cm" svg:x2="22.992cm" svg:y2="13.155cm" draw:start-shape="id1587" draw:start-glue-point="2" draw:end-shape="id1590" draw:end-glue-point="3" svg:d="M22383 12776v379h609" svg:viewBox="0 0 610 380">
          <text:p/>
        </draw:connector>
        <draw:custom-shape draw:style-name="gr375" draw:text-style-name="P137" xml:id="id1591" draw:id="id1591" draw:layer="layout" svg:width="0.714cm" svg:height="0.255cm" svg:x="23.944cm" svg:y="13.5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3.284cm" svg:x2="23.944cm" svg:y2="13.675cm" draw:start-shape="id1590" draw:start-glue-point="2" draw:end-shape="id1591" draw:end-glue-point="3" svg:d="M23349 13284v391h595" svg:viewBox="0 0 596 392">
          <text:p/>
        </draw:connector>
        <draw:custom-shape draw:style-name="gr376" draw:text-style-name="P137" xml:id="id1592" draw:id="id1592" draw:layer="layout" svg:width="0.714cm" svg:height="0.254cm" svg:x="23.944cm" svg:y="14.5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349cm" svg:y1="14.274cm" svg:x2="23.944cm" svg:y2="14.627cm" draw:start-shape="id1589" draw:start-glue-point="2" draw:end-shape="id1592" draw:end-glue-point="3" svg:d="M23349 14274v353h595" svg:viewBox="0 0 596 354">
          <text:p/>
        </draw:connector>
        <draw:custom-shape draw:style-name="gr377" draw:text-style-name="P137" xml:id="id1593" draw:id="id1593" draw:layer="layout" svg:width="0.716cm" svg:height="0.256cm" svg:x="24.895cm" svg:y="14.9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301cm" svg:y1="14.754cm" svg:x2="24.895cm" svg:y2="15.06cm" draw:start-shape="id1592" draw:start-glue-point="2" draw:end-shape="id1593" draw:end-glue-point="3" svg:d="M24301 14754v306h594" svg:viewBox="0 0 595 307">
          <text:p/>
        </draw:connector>
        <draw:custom-shape draw:style-name="gr378" draw:text-style-name="P147" xml:id="id1594" draw:id="id1594" draw:layer="layout" svg:width="0.715cm" svg:height="0.254cm" svg:x="19.125cm" svg:y="10.9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11.158cm" svg:x2="20.096cm" svg:y2="11.591cm" draw:start-shape="id1594" draw:start-glue-point="2" draw:end-shape="id1588" draw:end-glue-point="3" svg:d="M19482 11158v433h614" svg:viewBox="0 0 615 434">
          <text:p/>
        </draw:connector>
        <draw:custom-shape draw:style-name="gr394" draw:text-style-name="P154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0.872cm 9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0.872cm 5.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380" draw:text-style-name="P150" draw:layer="layout" svg:width="1.41cm" svg:height="3.371cm" draw:transform="skewX (0.000523598775598339) rotate (0.853815070075626) translate (18.935cm 8.8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43" draw:layer="layout" svg:width="6.301cm" svg:height="1.706cm" svg:x="1.557cm" svg:y="10.214cm">
          <text:p text:style-name="P141"><text:span text:style-name="T23">.b:has(.a) </text:span><text:span text:style-name="T24">{ color: red }</text:span><text:span text:style-name="T24"><text:line-break/></text:span><text:span text:style-name="T24">.d:has(.c) { color: blue }</text:span></text:p>
          <text:p text:style-name="P141"><text:span text:style-name="T24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7" xml:id="id1597" draw:id="id159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140" xml:id="id1596" draw:id="id159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1.408cm" svg:y1="4.397cm" svg:x2="22.027cm" svg:y2="4.747cm" draw:start-shape="id1595" draw:start-glue-point="2" draw:end-shape="id1596" draw:end-glue-point="3" svg:d="M21408 4397v350h619" svg:viewBox="0 0 620 351">
          <text:p/>
        </draw:connector>
        <draw:custom-shape draw:style-name="gr334" draw:text-style-name="P137" xml:id="id1595" draw:id="id159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3.819cm" svg:x2="21.052cm" svg:y2="4.269cm" draw:start-shape="id1597" draw:start-glue-point="2" draw:end-shape="id1595" draw:end-glue-point="3" svg:d="M20454 3819v450h598" svg:viewBox="0 0 599 451">
          <text:p/>
        </draw:connector>
        <draw:custom-shape draw:style-name="gr398" draw:text-style-name="P140" xml:id="id1598" draw:id="id159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4.876cm" svg:x2="22.991cm" svg:y2="6.246cm" draw:start-shape="id1596" draw:start-glue-point="2" draw:end-shape="id1598" draw:end-glue-point="3" svg:d="M22383 4876v1370h608" svg:viewBox="0 0 609 1371">
          <text:p/>
        </draw:connector>
        <draw:custom-shape draw:style-name="gr399" draw:text-style-name="P140" xml:id="id1599" draw:id="id159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4.876cm" svg:x2="22.992cm" svg:y2="5.255cm" draw:start-shape="id1596" draw:start-glue-point="2" draw:end-shape="id1599" draw:end-glue-point="3" svg:d="M22383 4876v379h609" svg:viewBox="0 0 610 380">
          <text:p/>
        </draw:connector>
        <draw:custom-shape draw:style-name="gr400" draw:text-style-name="P140" xml:id="id1600" draw:id="id160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5.384cm" svg:x2="23.944cm" svg:y2="5.775cm" draw:start-shape="id1599" draw:start-glue-point="2" draw:end-shape="id1600" draw:end-glue-point="3" svg:d="M23349 5384v391h595" svg:viewBox="0 0 596 392">
          <text:p/>
        </draw:connector>
        <draw:custom-shape draw:style-name="gr401" draw:text-style-name="P140" xml:id="id1601" draw:id="id160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6.374cm" svg:x2="23.944cm" svg:y2="6.727cm" draw:start-shape="id1598" draw:start-glue-point="2" draw:end-shape="id1601" draw:end-glue-point="3" svg:d="M23349 6374v353h595" svg:viewBox="0 0 596 354">
          <text:p/>
        </draw:connector>
        <draw:custom-shape draw:style-name="gr402" draw:text-style-name="P140" xml:id="id1602" draw:id="id160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4.301cm" svg:y1="6.854cm" svg:x2="24.895cm" svg:y2="7.16cm" draw:start-shape="id1601" draw:start-glue-point="2" draw:end-shape="id1602" draw:end-glue-point="3" svg:d="M24301 6854v306h594" svg:viewBox="0 0 595 307">
          <text:p/>
        </draw:connector>
        <draw:custom-shape draw:style-name="gr340" draw:text-style-name="P137" xml:id="id1603" draw:id="id160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3.258cm" svg:x2="20.096cm" svg:y2="3.691cm" draw:start-shape="id1603" draw:start-glue-point="2" draw:end-shape="id159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611" draw:id="id1611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7" draw:id="id1607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5" draw:id="id1605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4" draw:id="id1604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10" draw:id="id1610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06" draw:id="id1606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609" draw:id="id1609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8" draw:id="id1608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604" draw:start-glue-point="10" draw:end-shape="id1605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606" draw:start-glue-point="10" draw:end-shape="id1607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608" draw:start-glue-point="10" draw:end-shape="id1609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610" draw:start-glue-point="10" draw:end-shape="id1611" draw:end-glue-point="3" svg:d="M9763 7075l783-2" svg:viewBox="0 0 784 3">
          <text:p/>
        </draw:connector>
        <draw:custom-shape draw:style-name="gr405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613" draw:id="id1613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2" draw:id="id1612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612" draw:start-glue-point="10" draw:end-shape="id1613" draw:end-glue-point="3" svg:d="M9755 7924l791 5" svg:viewBox="0 0 792 6">
          <text:p/>
        </draw:connector>
        <draw:custom-shape draw:style-name="gr346" draw:text-style-name="P99" xml:id="id1615" draw:id="id1615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4" draw:id="id1614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614" draw:start-glue-point="10" draw:end-shape="id1615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406" draw:text-style-name="P144" draw:layer="layout" svg:width="2.604cm" svg:height="0.786cm" svg:x="21.162cm" svg:y="2.094cm">
          <text:p text:style-name="P144"><text:span text:style-name="T9">Remove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7" draw:text-style-name="P152" draw:layer="layout" svg:width="3.715cm" svg:height="1.194cm" svg:x="14.478cm" svg:y="9.862cm">
          <draw:text-box>
            <text:p text:style-name="P151"><text:span text:style-name="T8">Invalidate with</text:span><text:span text:style-name="T8"><text:line-break/></text:span><text:span text:style-name="T8">Subject Feature Set</text:span></text:p>
          </draw:text-box>
        </draw:fram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8" draw:text-style-name="P153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8" xml:id="id1618" draw:id="id1618" draw:layer="layout" svg:width="0.717cm" svg:height="0.255cm" svg:x="20.096cm" svg:y="9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37" xml:id="id1617" draw:id="id1617" draw:layer="layout" svg:width="0.712cm" svg:height="0.257cm" svg:x="22.027cm" svg:y="10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1.408cm" svg:y1="10.097cm" svg:x2="22.027cm" svg:y2="10.447cm" draw:start-shape="id1616" draw:start-glue-point="2" draw:end-shape="id1617" draw:end-glue-point="3" svg:d="M21408 10097v350h619" svg:viewBox="0 0 620 351">
          <text:p/>
        </draw:connector>
        <draw:custom-shape draw:style-name="gr390" draw:text-style-name="P138" xml:id="id1616" draw:id="id1616" draw:layer="layout" svg:width="0.712cm" svg:height="0.255cm" svg:x="21.052cm" svg:y="9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9.519cm" svg:x2="21.052cm" svg:y2="9.969cm" draw:start-shape="id1618" draw:start-glue-point="2" draw:end-shape="id1616" draw:end-glue-point="3" svg:d="M20454 9519v450h598" svg:viewBox="0 0 599 451">
          <text:p/>
        </draw:connector>
        <draw:custom-shape draw:style-name="gr410" draw:text-style-name="P137" xml:id="id1619" draw:id="id1619" draw:layer="layout" svg:width="0.716cm" svg:height="0.255cm" svg:x="22.991cm" svg:y="11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10.576cm" svg:x2="22.991cm" svg:y2="11.946cm" draw:start-shape="id1617" draw:start-glue-point="2" draw:end-shape="id1619" draw:end-glue-point="3" svg:d="M22383 10576v1370h608" svg:viewBox="0 0 609 1371">
          <text:p/>
        </draw:connector>
        <draw:custom-shape draw:style-name="gr411" draw:text-style-name="P137" xml:id="id1620" draw:id="id1620" draw:layer="layout" svg:width="0.715cm" svg:height="0.257cm" svg:x="22.992cm" svg:y="10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2.383cm" svg:y1="10.576cm" svg:x2="22.992cm" svg:y2="10.955cm" draw:start-shape="id1617" draw:start-glue-point="2" draw:end-shape="id1620" draw:end-glue-point="3" svg:d="M22383 10576v379h609" svg:viewBox="0 0 610 380">
          <text:p/>
        </draw:connector>
        <draw:custom-shape draw:style-name="gr412" draw:text-style-name="P137" xml:id="id1621" draw:id="id1621" draw:layer="layout" svg:width="0.714cm" svg:height="0.255cm" svg:x="23.944cm" svg:y="11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11.084cm" svg:x2="23.944cm" svg:y2="11.475cm" draw:start-shape="id1620" draw:start-glue-point="2" draw:end-shape="id1621" draw:end-glue-point="3" svg:d="M23349 11084v391h595" svg:viewBox="0 0 596 392">
          <text:p/>
        </draw:connector>
        <draw:custom-shape draw:style-name="gr413" draw:text-style-name="P137" xml:id="id1622" draw:id="id1622" draw:layer="layout" svg:width="0.714cm" svg:height="0.254cm" svg:x="23.944cm" svg:y="12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3.349cm" svg:y1="12.074cm" svg:x2="23.944cm" svg:y2="12.427cm" draw:start-shape="id1619" draw:start-glue-point="2" draw:end-shape="id1622" draw:end-glue-point="3" svg:d="M23349 12074v353h595" svg:viewBox="0 0 596 354">
          <text:p/>
        </draw:connector>
        <draw:custom-shape draw:style-name="gr414" draw:text-style-name="P137" xml:id="id1623" draw:id="id1623" draw:layer="layout" svg:width="0.716cm" svg:height="0.256cm" svg:x="24.895cm" svg:y="12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39" draw:layer="layout" svg:x1="24.301cm" svg:y1="12.554cm" svg:x2="24.895cm" svg:y2="12.86cm" draw:start-shape="id1622" draw:start-glue-point="2" draw:end-shape="id1623" draw:end-glue-point="3" svg:d="M24301 12554v306h594" svg:viewBox="0 0 595 307">
          <text:p/>
        </draw:connector>
        <draw:custom-shape draw:style-name="gr393" draw:text-style-name="P138" xml:id="id1624" draw:id="id1624" draw:layer="layout" svg:width="0.715cm" svg:height="0.254cm" svg:x="19.125cm" svg:y="8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8.958cm" svg:x2="20.096cm" svg:y2="9.391cm" draw:start-shape="id1624" draw:start-glue-point="2" draw:end-shape="id1618" draw:end-glue-point="3" svg:d="M19482 8958v433h614" svg:viewBox="0 0 615 434">
          <text:p/>
        </draw:connector>
        <draw:custom-shape draw:style-name="gr370" draw:text-style-name="P147" xml:id="id1625" draw:id="id1625" draw:layer="layout" svg:width="0.717cm" svg:height="0.255cm" svg:x="20.096cm" svg:y="14.0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47" xml:id="id1626" draw:id="id1626" draw:layer="layout" svg:width="0.712cm" svg:height="0.255cm" svg:x="21.052cm" svg:y="14.6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0.454cm" svg:y1="14.319cm" svg:x2="21.052cm" svg:y2="14.769cm" draw:start-shape="id1625" draw:start-glue-point="2" draw:end-shape="id1626" draw:end-glue-point="3" svg:d="M20454 14319v450h598" svg:viewBox="0 0 599 451">
          <text:p/>
        </draw:connector>
        <draw:custom-shape draw:style-name="gr378" draw:text-style-name="P147" xml:id="id1627" draw:id="id1627" draw:layer="layout" svg:width="0.715cm" svg:height="0.254cm" svg:x="19.125cm" svg:y="13.5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482cm" svg:y1="13.758cm" svg:x2="20.096cm" svg:y2="14.191cm" draw:start-shape="id1627" draw:start-glue-point="2" draw:end-shape="id1625" draw:end-glue-point="3" svg:d="M19482 13758v433h614" svg:viewBox="0 0 615 434">
          <text:p/>
        </draw:connector>
        <draw:custom-shape draw:style-name="gr394" draw:text-style-name="P154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7" draw:text-style-name="P88" draw:layer="layout" svg:width="0.511cm" svg:height="11.34cm" svg:x="18.231cm" svg:y="3.647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1.072cm 6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1.0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15" draw:text-style-name="P72" draw:layer="layout" svg:width="4.572cm" svg:height="1.476cm" svg:x="12.494cm" svg:y="9.752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71" draw:layer="layout" svg:width="1.764cm" svg:height="5.042cm" draw:transform="skewX (0.000523598775598401) rotate (0.711396203112889) translate (9.789cm 5.7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47" xml:id="id1632" draw:id="id1632" draw:layer="layout" svg:width="0.67cm" svg:height="0.271cm" svg:x="12.242cm" svg:y="7.84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634" draw:id="id1634" draw:layer="layout" svg:width="0.67cm" svg:height="0.27cm" svg:x="13.512cm" svg:y="9.37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30" draw:id="id1630" draw:layer="layout" svg:width="0.669cm" svg:height="0.27cm" svg:x="10.10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631" draw:id="id1631" draw:layer="layout" svg:width="0.668cm" svg:height="0.268cm" svg:x="10.971cm" svg:y="6.324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7" xml:id="id1633" draw:id="id1633" draw:layer="layout" svg:width="0.67cm" svg:height="0.27cm" svg:x="12.245cm" svg:y="6.71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7" xml:id="id1629" draw:id="id1629" draw:layer="layout" svg:width="0.669cm" svg:height="0.27cm" svg:x="14.775cm" svg:y="8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47cm" svg:y1="8.506cm" svg:x2="14.775cm" svg:y2="8.734cm" draw:start-shape="id1628" draw:start-glue-point="2" draw:end-shape="id1629" draw:end-glue-point="3" svg:d="M13847 8506v228h928" svg:viewBox="0 0 929 229">
          <text:p/>
        </draw:connector>
        <draw:connector draw:style-name="gr279" draw:text-style-name="P139" draw:layer="layout" svg:x1="10.442cm" svg:y1="5.897cm" svg:x2="10.971cm" svg:y2="6.458cm" draw:start-shape="id1630" draw:start-glue-point="2" draw:end-shape="id1631" draw:end-glue-point="3" svg:d="M10442 5897v561h529" svg:viewBox="0 0 530 562">
          <text:p/>
        </draw:connector>
        <draw:connector draw:style-name="gr279" draw:text-style-name="P139" draw:layer="layout" svg:x1="11.305cm" svg:y1="6.592cm" svg:x2="12.242cm" svg:y2="7.98cm" draw:start-shape="id1631" draw:start-glue-point="2" draw:end-shape="id1632" draw:end-glue-point="3" svg:d="M11305 6592v1388h937" svg:viewBox="0 0 938 1389">
          <text:p/>
        </draw:connector>
        <draw:connector draw:style-name="gr279" draw:text-style-name="P139" draw:layer="layout" svg:x1="11.305cm" svg:y1="6.592cm" svg:x2="12.245cm" svg:y2="6.851cm" draw:start-shape="id1631" draw:start-glue-point="2" draw:end-shape="id1633" draw:end-glue-point="3" svg:d="M11305 6592v259h940" svg:viewBox="0 0 941 260">
          <text:p/>
        </draw:connector>
        <draw:connector draw:style-name="gr279" draw:text-style-name="P139" draw:layer="layout" svg:x1="12.577cm" svg:y1="8.116cm" svg:x2="13.512cm" svg:y2="9.508cm" draw:start-shape="id1632" draw:start-glue-point="2" draw:end-shape="id1634" draw:end-glue-point="3" svg:d="M12577 8116v1392h935" svg:viewBox="0 0 936 139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Subject elements can be everywhere in the DOM</text:span><text:span text:style-name="T25"><text:line-break/></text:span><text:span text:style-name="T25"><text:line-break/></text:span><text:span text:style-name="T25">.b:has(.a) .c</text:span></text:p>
          </draw:text-box>
        </draw:frame>
        <draw:custom-shape draw:style-name="gr421" draw:text-style-name="P147" xml:id="id1635" draw:id="id1635" draw:layer="layout" svg:width="0.67cm" svg:height="0.27cm" svg:x="13.517cm" svg:y="7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8cm" svg:y1="6.986cm" svg:x2="13.517cm" svg:y2="7.218cm" draw:start-shape="id1633" draw:start-glue-point="2" draw:end-shape="id1635" draw:end-glue-point="3" svg:d="M12580 6986v232h937" svg:viewBox="0 0 938 233">
          <text:p/>
        </draw:connector>
        <draw:custom-shape draw:style-name="gr421" draw:text-style-name="P147" xml:id="id1636" draw:id="id1636" draw:layer="layout" svg:width="0.67cm" svg:height="0.27cm" svg:x="12.23cm" svg:y="11.28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305cm" svg:y1="6.592cm" svg:x2="12.23cm" svg:y2="11.416cm" draw:start-shape="id1631" draw:start-glue-point="2" draw:end-shape="id1636" draw:end-glue-point="3" svg:d="M11305 6592v4824h925" svg:viewBox="0 0 926 4825">
          <text:p/>
        </draw:connector>
        <draw:custom-shape draw:style-name="gr421" draw:text-style-name="P147" xml:id="id1637" draw:id="id1637" draw:layer="layout" svg:width="0.67cm" svg:height="0.27cm" svg:x="13.512cm" svg:y="11.66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65cm" svg:y1="11.551cm" svg:x2="13.512cm" svg:y2="11.803cm" draw:start-shape="id1636" draw:start-glue-point="2" draw:end-shape="id1637" draw:end-glue-point="3" svg:d="M12565 11551v252h947" svg:viewBox="0 0 948 253">
          <text:p/>
        </draw:connector>
        <draw:custom-shape draw:style-name="gr421" draw:text-style-name="P147" xml:id="id1639" draw:id="id1639" draw:layer="layout" svg:width="0.67cm" svg:height="0.27cm" svg:x="16.042cm" svg:y="10.1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117cm" svg:y1="10.03cm" svg:x2="16.042cm" svg:y2="10.274cm" draw:start-shape="id1638" draw:start-glue-point="2" draw:end-shape="id1639" draw:end-glue-point="3" svg:d="M15117 10030v244h925" svg:viewBox="0 0 926 245">
          <text:p/>
        </draw:connector>
        <draw:custom-shape draw:style-name="gr421" draw:text-style-name="P147" xml:id="id1638" draw:id="id1638" draw:layer="layout" svg:width="0.67cm" svg:height="0.27cm" svg:x="14.782cm" svg:y="9.7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47cm" svg:y1="9.643cm" svg:x2="14.782cm" svg:y2="9.895cm" draw:start-shape="id1634" draw:start-glue-point="2" draw:end-shape="id1638" draw:end-glue-point="3" svg:d="M13847 9643v252h935" svg:viewBox="0 0 936 253">
          <text:p/>
        </draw:connector>
        <draw:custom-shape draw:style-name="gr417" draw:text-style-name="P147" xml:id="id1628" draw:id="id1628" draw:layer="layout" svg:width="0.67cm" svg:height="0.271cm" svg:x="13.512cm" svg:y="8.23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77cm" svg:y1="8.116cm" svg:x2="13.512cm" svg:y2="8.37cm" draw:start-shape="id1632" draw:start-glue-point="2" draw:end-shape="id1628" draw:end-glue-point="3" svg:d="M12577 8116v254h935" svg:viewBox="0 0 936 255">
          <text:p/>
        </draw:connector>
        <draw:custom-shape draw:style-name="gr422" draw:text-style-name="P147" xml:id="id1641" draw:id="id1641" draw:layer="layout" svg:width="0.669cm" svg:height="0.27cm" svg:x="14.791cm" svg:y="10.8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33cm" svg:y1="10.788cm" svg:x2="14.791cm" svg:y2="11.031cm" draw:start-shape="id1640" draw:start-glue-point="2" draw:end-shape="id1641" draw:end-glue-point="3" svg:d="M13833 10788v243h958" svg:viewBox="0 0 959 244">
          <text:p/>
        </draw:connector>
        <draw:custom-shape draw:style-name="gr417" draw:text-style-name="P147" xml:id="id1640" draw:id="id1640" draw:layer="layout" svg:width="0.67cm" svg:height="0.271cm" svg:x="13.498cm" svg:y="10.5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577cm" svg:y1="8.116cm" svg:x2="13.498cm" svg:y2="10.652cm" draw:start-shape="id1632" draw:start-glue-point="2" draw:end-shape="id1640" draw:end-glue-point="3" svg:d="M12577 8116v2536h921" svg:viewBox="0 0 922 2537">
          <text:p/>
        </draw:connector>
        <draw:custom-shape draw:style-name="gr424" draw:text-style-name="P155" draw:layer="layout" svg:width="5.794cm" svg:height="0.786cm" svg:x="11.594cm" svg:y="4.456cm">
          <text:p text:style-name="P142"><text:span text:style-name="T23">.b:has(.a</text:span><text:span text:style-name="T24">) .c { color: red }</text:span></text:p>
          <draw:enhanced-geometry svg:viewBox="0 0 21600 21600" draw:type="rectangle" draw:enhanced-path="M 0 0 L 21600 0 21600 21600 0 21600 0 0 Z N"/>
        </draw:custom-shape>
        <draw:connector draw:style-name="gr279" draw:text-style-name="P139" draw:layer="layout" svg:x1="15.109cm" svg:y1="8.869cm" svg:x2="16.047cm" svg:y2="9.129cm" draw:start-shape="id1629" draw:start-glue-point="2" draw:end-shape="id1642" draw:end-glue-point="3" svg:d="M15109 8869v260h938" svg:viewBox="0 0 939 261">
          <text:p/>
        </draw:connector>
        <draw:custom-shape draw:style-name="gr421" draw:text-style-name="P147" xml:id="id1642" draw:id="id1642" draw:layer="layout" svg:width="0.67cm" svg:height="0.27cm" svg:x="16.047cm" svg:y="8.99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852cm" svg:y1="7.353cm" svg:x2="14.778cm" svg:y2="7.6cm" draw:start-shape="id1635" draw:start-glue-point="2" draw:end-shape="id1643" draw:end-glue-point="3" svg:d="M13852 7353v247h926" svg:viewBox="0 0 927 248">
          <text:p/>
        </draw:connector>
        <draw:custom-shape draw:style-name="gr421" draw:text-style-name="P147" xml:id="id1643" draw:id="id1643" draw:layer="layout" svg:width="0.67cm" svg:height="0.27cm" svg:x="14.778cm" svg:y="7.46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9.757cm" svg:y="13.9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037cm" svg:height="0.635cm" svg:x="11.317cm" svg:y="14.014cm">
          <draw:text-box>
            <text:p text:style-name="P21"><text:span text:style-name="T2">Downward subtree</text:span></text:p>
          </draw:text-box>
        </draw:frame>
        <draw:custom-shape draw:style-name="gr136" draw:text-style-name="P71" draw:layer="layout" svg:width="0.729cm" svg:height="1.298cm" draw:transform="rotate (0.703367688553715) translate (14.922cm 1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16.217cm" svg:y="14.015cm">
          <draw:text-box>
            <text:p text:style-name="P21"><text:span text:style-name="T2">Upward subtree</text:span></text:p>
          </draw:text-box>
        </draw:frame>
        <draw:custom-shape draw:style-name="gr75" draw:text-style-name="P47" draw:layer="layout" svg:width="1.103cm" svg:height="0.368cm" svg:x="9.888cm" svg:y="1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5.013cm" svg:y="1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0.991cm" svg:y="12.6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2.783cm" svg:height="0.569cm" svg:x="16.107cm" svg:y="12.619cm">
          <draw:text-box>
            <text:p text:style-name="P21"><text:span text:style-name="T2">Subject eleme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26" draw:text-style-name="P72" draw:layer="layout" svg:width="5.024cm" svg:height="5.837cm" svg:x="21.853cm" svg:y="6.081cm">
          <text:p text:style-name="P46"><text:span text:style-name="T7"><text:s/></text:span><text:span text:style-name="T7">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72" draw:layer="layout" svg:width="3.599cm" svg:height="3.456cm" svg:x="23.075cm" svg:y="7.7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71" draw:layer="layout" svg:width="1.764cm" svg:height="5.77cm" draw:transform="skewX (0.000523598775598374) rotate (0.711396203112889) translate (13.488cm 5.7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9" draw:text-style-name="P51" draw:layer="layout" svg:width="27.991cm" svg:height="1.17cm" svg:x="0cm" svg:y="0.354cm">
          <draw:text-box>
            <text:p text:style-name="P14"><text:span text:style-name="T3">Non-terminal :has</text:span></text:p>
          </draw:text-box>
        </draw:frame>
        <draw:custom-shape draw:style-name="gr75" draw:text-style-name="P47" draw:layer="layout" svg:width="1.103cm" svg:height="0.368cm" svg:x="14.488cm" svg:y="1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22.513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5.591cm" svg:y="13.4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053cm" svg:height="0.569cm" svg:x="23.607cm" svg:y="13.419cm">
          <draw:text-box>
            <text:p text:style-name="P21"><text:span text:style-name="T2">Invalidated element</text:span></text:p>
          </draw:text-box>
        </draw:frame>
        <draw:custom-shape draw:style-name="gr430" draw:text-style-name="P156" xml:id="id1648" draw:id="id1648" draw:layer="layout" svg:width="0.67cm" svg:height="0.271cm" svg:x="15.941cm" svg:y="7.7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57" xml:id="id1650" draw:id="id1650" draw:layer="layout" svg:width="0.67cm" svg:height="0.27cm" svg:x="17.211cm" svg:y="9.2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646" draw:id="id1646" draw:layer="layout" svg:width="0.669cm" svg:height="0.27cm" svg:x="13.807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647" draw:id="id1647" draw:layer="layout" svg:width="0.668cm" svg:height="0.268cm" svg:x="14.67cm" svg:y="6.2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1649" draw:id="id1649" draw:layer="layout" svg:width="0.67cm" svg:height="0.27cm" svg:x="15.944cm" svg:y="6.6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645" draw:id="id1645" draw:layer="layout" svg:width="0.669cm" svg:height="0.27cm" svg:x="18.474cm" svg:y="8.5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46cm" svg:y1="8.429cm" svg:x2="18.474cm" svg:y2="8.657cm" draw:start-shape="id1644" draw:start-glue-point="2" draw:end-shape="id1645" draw:end-glue-point="3" svg:d="M17546 8429v228h928" svg:viewBox="0 0 929 229">
          <text:p/>
        </draw:connector>
        <draw:connector draw:style-name="gr279" draw:text-style-name="P139" draw:layer="layout" svg:x1="14.141cm" svg:y1="5.82cm" svg:x2="14.67cm" svg:y2="6.381cm" draw:start-shape="id1646" draw:start-glue-point="2" draw:end-shape="id1647" draw:end-glue-point="3" svg:d="M14141 5820v561h529" svg:viewBox="0 0 530 562">
          <text:p/>
        </draw:connector>
        <draw:connector draw:style-name="gr279" draw:text-style-name="P139" draw:layer="layout" svg:x1="15.004cm" svg:y1="6.515cm" svg:x2="15.941cm" svg:y2="7.903cm" draw:start-shape="id1647" draw:start-glue-point="2" draw:end-shape="id1648" draw:end-glue-point="3" svg:d="M15004 6515v1388h937" svg:viewBox="0 0 938 1389">
          <text:p/>
        </draw:connector>
        <draw:connector draw:style-name="gr279" draw:text-style-name="P139" draw:layer="layout" svg:x1="15.004cm" svg:y1="6.515cm" svg:x2="15.944cm" svg:y2="6.774cm" draw:start-shape="id1647" draw:start-glue-point="2" draw:end-shape="id1649" draw:end-glue-point="3" svg:d="M15004 6515v259h940" svg:viewBox="0 0 941 260">
          <text:p/>
        </draw:connector>
        <draw:connector draw:style-name="gr279" draw:text-style-name="P139" draw:layer="layout" svg:x1="16.276cm" svg:y1="8.039cm" svg:x2="17.211cm" svg:y2="9.431cm" draw:start-shape="id1648" draw:start-glue-point="2" draw:end-shape="id1650" draw:end-glue-point="3" svg:d="M16276 8039v1392h935" svg:viewBox="0 0 936 1393">
          <text:p/>
        </draw:connector>
        <draw:custom-shape draw:style-name="gr436" draw:text-style-name="P137" xml:id="id1651" draw:id="id1651" draw:layer="layout" svg:width="0.67cm" svg:height="0.27cm" svg:x="17.216cm" svg:y="7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79cm" svg:y1="6.909cm" svg:x2="17.216cm" svg:y2="7.141cm" draw:start-shape="id1649" draw:start-glue-point="2" draw:end-shape="id1651" draw:end-glue-point="3" svg:d="M16279 6909v232h937" svg:viewBox="0 0 938 233">
          <text:p/>
        </draw:connector>
        <draw:custom-shape draw:style-name="gr436" draw:text-style-name="P137" xml:id="id1652" draw:id="id1652" draw:layer="layout" svg:width="0.67cm" svg:height="0.27cm" svg:x="15.929cm" svg:y="1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04cm" svg:y1="6.515cm" svg:x2="15.929cm" svg:y2="11.339cm" draw:start-shape="id1647" draw:start-glue-point="2" draw:end-shape="id1652" draw:end-glue-point="3" svg:d="M15004 6515v4824h925" svg:viewBox="0 0 926 4825">
          <text:p/>
        </draw:connector>
        <draw:custom-shape draw:style-name="gr436" draw:text-style-name="P137" xml:id="id1653" draw:id="id1653" draw:layer="layout" svg:width="0.67cm" svg:height="0.27cm" svg:x="17.211cm" svg:y="11.5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64cm" svg:y1="11.474cm" svg:x2="17.211cm" svg:y2="11.726cm" draw:start-shape="id1652" draw:start-glue-point="2" draw:end-shape="id1653" draw:end-glue-point="3" svg:d="M16264 11474v252h947" svg:viewBox="0 0 948 253">
          <text:p/>
        </draw:connector>
        <draw:custom-shape draw:style-name="gr436" draw:text-style-name="P137" xml:id="id1654" draw:id="id1654" draw:layer="layout" svg:width="0.67cm" svg:height="0.27cm" svg:x="18.481cm" svg:y="9.6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46cm" svg:y1="9.566cm" svg:x2="18.481cm" svg:y2="9.818cm" draw:start-shape="id1650" draw:start-glue-point="2" draw:end-shape="id1654" draw:end-glue-point="3" svg:d="M17546 9566v252h935" svg:viewBox="0 0 936 253">
          <text:p/>
        </draw:connector>
        <draw:custom-shape draw:style-name="gr437" draw:text-style-name="P149" xml:id="id1644" draw:id="id1644" draw:layer="layout" svg:width="0.67cm" svg:height="0.271cm" svg:x="17.211cm" svg:y="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76cm" svg:y1="8.039cm" svg:x2="17.211cm" svg:y2="8.293cm" draw:start-shape="id1648" draw:start-glue-point="2" draw:end-shape="id1644" draw:end-glue-point="3" svg:d="M16276 8039v254h935" svg:viewBox="0 0 936 255">
          <text:p/>
        </draw:connector>
        <draw:custom-shape draw:style-name="gr435" draw:text-style-name="P137" xml:id="id1656" draw:id="id1656" draw:layer="layout" svg:width="0.669cm" svg:height="0.27cm" svg:x="18.49cm" svg:y="10.8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32cm" svg:y1="10.711cm" svg:x2="18.49cm" svg:y2="10.954cm" draw:start-shape="id1655" draw:start-glue-point="2" draw:end-shape="id1656" draw:end-glue-point="3" svg:d="M17532 10711v243h958" svg:viewBox="0 0 959 244">
          <text:p/>
        </draw:connector>
        <draw:custom-shape draw:style-name="gr438" draw:text-style-name="P137" xml:id="id1655" draw:id="id1655" draw:layer="layout" svg:width="0.67cm" svg:height="0.271cm" svg:x="17.197cm" svg:y="10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76cm" svg:y1="8.039cm" svg:x2="17.197cm" svg:y2="10.575cm" draw:start-shape="id1648" draw:start-glue-point="2" draw:end-shape="id1655" draw:end-glue-point="3" svg:d="M16276 8039v2536h921" svg:viewBox="0 0 922 2537">
          <text:p/>
        </draw:connector>
        <draw:connector draw:style-name="gr279" draw:text-style-name="P139" draw:layer="layout" svg:x1="17.551cm" svg:y1="7.276cm" svg:x2="18.477cm" svg:y2="7.523cm" draw:start-shape="id1651" draw:start-glue-point="2" draw:end-shape="id1657" draw:end-glue-point="3" svg:d="M17551 7276v247h926" svg:viewBox="0 0 927 248">
          <text:p/>
        </draw:connector>
        <draw:custom-shape draw:style-name="gr436" draw:text-style-name="P137" xml:id="id1657" draw:id="id1657" draw:layer="layout" svg:width="0.67cm" svg:height="0.27cm" svg:x="18.477cm" svg:y="7.3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658" draw:id="id1658" draw:layer="layout" svg:width="0.668cm" svg:height="0.268cm" svg:x="14.649cm" svg:y="11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141cm" svg:y1="5.82cm" svg:x2="14.649cm" svg:y2="12.106cm" draw:start-shape="id1646" draw:start-glue-point="2" draw:end-shape="id1658" draw:end-glue-point="3" svg:d="M14141 5820v6286h508" svg:viewBox="0 0 509 6287">
          <text:p/>
        </draw:connector>
        <draw:custom-shape draw:style-name="gr436" draw:text-style-name="P137" xml:id="id1659" draw:id="id1659" draw:layer="layout" svg:width="0.67cm" svg:height="0.27cm" svg:x="15.9cm" svg:y="12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983cm" svg:y1="12.24cm" svg:x2="15.9cm" svg:y2="12.476cm" draw:start-shape="id1658" draw:start-glue-point="2" draw:end-shape="id1659" draw:end-glue-point="3" svg:d="M14983 12240v236h917" svg:viewBox="0 0 918 237">
          <text:p/>
        </draw:connector>
        <draw:custom-shape draw:style-name="gr430" draw:text-style-name="P156" xml:id="id1664" draw:id="id1664" draw:layer="layout" svg:width="0.67cm" svg:height="0.271cm" svg:x="23.284cm" svg:y="7.7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59" xml:id="id1666" draw:id="id1666" draw:layer="layout" svg:width="0.67cm" svg:height="0.27cm" svg:x="24.554cm" svg:y="9.2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62" draw:id="id1662" draw:layer="layout" svg:width="0.669cm" svg:height="0.27cm" svg:x="21.15cm" svg:y="5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663" draw:id="id1663" draw:layer="layout" svg:width="0.668cm" svg:height="0.268cm" svg:x="22.013cm" svg:y="6.2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38" xml:id="id1665" draw:id="id1665" draw:layer="layout" svg:width="0.67cm" svg:height="0.27cm" svg:x="23.287cm" svg:y="6.6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661" draw:id="id1661" draw:layer="layout" svg:width="0.669cm" svg:height="0.27cm" svg:x="25.817cm" svg:y="8.5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889cm" svg:y1="8.43cm" svg:x2="25.817cm" svg:y2="8.658cm" draw:start-shape="id1660" draw:start-glue-point="2" draw:end-shape="id1661" draw:end-glue-point="3" svg:d="M24889 8430v228h928" svg:viewBox="0 0 929 229">
          <text:p/>
        </draw:connector>
        <draw:connector draw:style-name="gr279" draw:text-style-name="P139" draw:layer="layout" svg:x1="21.484cm" svg:y1="5.821cm" svg:x2="22.013cm" svg:y2="6.382cm" draw:start-shape="id1662" draw:start-glue-point="2" draw:end-shape="id1663" draw:end-glue-point="3" svg:d="M21484 5821v561h529" svg:viewBox="0 0 530 562">
          <text:p/>
        </draw:connector>
        <draw:connector draw:style-name="gr279" draw:text-style-name="P139" draw:layer="layout" svg:x1="22.347cm" svg:y1="6.516cm" svg:x2="23.284cm" svg:y2="7.904cm" draw:start-shape="id1663" draw:start-glue-point="2" draw:end-shape="id1664" draw:end-glue-point="3" svg:d="M22347 6516v1388h937" svg:viewBox="0 0 938 1389">
          <text:p/>
        </draw:connector>
        <draw:connector draw:style-name="gr279" draw:text-style-name="P139" draw:layer="layout" svg:x1="22.347cm" svg:y1="6.516cm" svg:x2="23.287cm" svg:y2="6.775cm" draw:start-shape="id1663" draw:start-glue-point="2" draw:end-shape="id1665" draw:end-glue-point="3" svg:d="M22347 6516v259h940" svg:viewBox="0 0 941 260">
          <text:p/>
        </draw:connector>
        <draw:connector draw:style-name="gr279" draw:text-style-name="P139" draw:layer="layout" svg:x1="23.619cm" svg:y1="8.04cm" svg:x2="24.554cm" svg:y2="9.432cm" draw:start-shape="id1664" draw:start-glue-point="2" draw:end-shape="id1666" draw:end-glue-point="3" svg:d="M23619 8040v1392h935" svg:viewBox="0 0 936 1393">
          <text:p/>
        </draw:connector>
        <draw:custom-shape draw:style-name="gr434" draw:text-style-name="P149" xml:id="id1667" draw:id="id1667" draw:layer="layout" svg:width="0.67cm" svg:height="0.27cm" svg:x="24.559cm" svg:y="7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22cm" svg:y1="6.91cm" svg:x2="24.559cm" svg:y2="7.142cm" draw:start-shape="id1665" draw:start-glue-point="2" draw:end-shape="id1667" draw:end-glue-point="3" svg:d="M23622 6910v232h937" svg:viewBox="0 0 938 233">
          <text:p/>
        </draw:connector>
        <draw:custom-shape draw:style-name="gr434" draw:text-style-name="P149" xml:id="id1668" draw:id="id1668" draw:layer="layout" svg:width="0.67cm" svg:height="0.27cm" svg:x="23.272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47cm" svg:y1="6.516cm" svg:x2="23.272cm" svg:y2="11.34cm" draw:start-shape="id1663" draw:start-glue-point="2" draw:end-shape="id1668" draw:end-glue-point="3" svg:d="M22347 6516v4824h925" svg:viewBox="0 0 926 4825">
          <text:p/>
        </draw:connector>
        <draw:custom-shape draw:style-name="gr440" draw:text-style-name="P138" xml:id="id1669" draw:id="id1669" draw:layer="layout" svg:width="0.67cm" svg:height="0.27cm" svg:x="24.554cm" svg:y="11.5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07cm" svg:y1="11.475cm" svg:x2="24.554cm" svg:y2="11.727cm" draw:start-shape="id1668" draw:start-glue-point="2" draw:end-shape="id1669" draw:end-glue-point="3" svg:d="M23607 11475v252h947" svg:viewBox="0 0 948 253">
          <text:p/>
        </draw:connector>
        <draw:custom-shape draw:style-name="gr440" draw:text-style-name="P138" xml:id="id1670" draw:id="id1670" draw:layer="layout" svg:width="0.67cm" svg:height="0.27cm" svg:x="25.824cm" svg:y="9.6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889cm" svg:y1="9.567cm" svg:x2="25.824cm" svg:y2="9.819cm" draw:start-shape="id1666" draw:start-glue-point="2" draw:end-shape="id1670" draw:end-glue-point="3" svg:d="M24889 9567v252h935" svg:viewBox="0 0 936 253">
          <text:p/>
        </draw:connector>
        <draw:custom-shape draw:style-name="gr437" draw:text-style-name="P149" xml:id="id1660" draw:id="id1660" draw:layer="layout" svg:width="0.67cm" svg:height="0.271cm" svg:x="24.554cm" svg:y="8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19cm" svg:y1="8.04cm" svg:x2="24.554cm" svg:y2="8.294cm" draw:start-shape="id1664" draw:start-glue-point="2" draw:end-shape="id1660" draw:end-glue-point="3" svg:d="M23619 8040v254h935" svg:viewBox="0 0 936 255">
          <text:p/>
        </draw:connector>
        <draw:custom-shape draw:style-name="gr441" draw:text-style-name="P138" xml:id="id1672" draw:id="id1672" draw:layer="layout" svg:width="0.669cm" svg:height="0.27cm" svg:x="25.833cm" svg:y="10.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875cm" svg:y1="10.712cm" svg:x2="25.833cm" svg:y2="10.955cm" draw:start-shape="id1671" draw:start-glue-point="2" draw:end-shape="id1672" draw:end-glue-point="3" svg:d="M24875 10712v243h958" svg:viewBox="0 0 959 244">
          <text:p/>
        </draw:connector>
        <draw:custom-shape draw:style-name="gr437" draw:text-style-name="P149" xml:id="id1671" draw:id="id1671" draw:layer="layout" svg:width="0.67cm" svg:height="0.271cm" svg:x="24.54cm" svg:y="1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619cm" svg:y1="8.04cm" svg:x2="24.54cm" svg:y2="10.576cm" draw:start-shape="id1664" draw:start-glue-point="2" draw:end-shape="id1671" draw:end-glue-point="3" svg:d="M23619 8040v2536h921" svg:viewBox="0 0 922 2537">
          <text:p/>
        </draw:connector>
        <draw:connector draw:style-name="gr279" draw:text-style-name="P139" draw:layer="layout" svg:x1="24.894cm" svg:y1="7.277cm" svg:x2="25.82cm" svg:y2="7.524cm" draw:start-shape="id1667" draw:start-glue-point="2" draw:end-shape="id1673" draw:end-glue-point="3" svg:d="M24894 7277v247h926" svg:viewBox="0 0 927 248">
          <text:p/>
        </draw:connector>
        <draw:custom-shape draw:style-name="gr440" draw:text-style-name="P138" xml:id="id1673" draw:id="id1673" draw:layer="layout" svg:width="0.67cm" svg:height="0.27cm" svg:x="25.82cm" svg:y="7.3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60" xml:id="id1674" draw:id="id1674" draw:layer="layout" svg:width="0.668cm" svg:height="0.268cm" svg:x="21.992cm" svg:y="11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484cm" svg:y1="5.821cm" svg:x2="21.992cm" svg:y2="12.107cm" draw:start-shape="id1662" draw:start-glue-point="2" draw:end-shape="id1674" draw:end-glue-point="3" svg:d="M21484 5821v6286h508" svg:viewBox="0 0 509 6287">
          <text:p/>
        </draw:connector>
        <draw:custom-shape draw:style-name="gr443" draw:text-style-name="P160" xml:id="id1675" draw:id="id1675" draw:layer="layout" svg:width="0.67cm" svg:height="0.27cm" svg:x="23.243cm" svg:y="12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26cm" svg:y1="12.241cm" svg:x2="23.243cm" svg:y2="12.477cm" draw:start-shape="id1674" draw:start-glue-point="2" draw:end-shape="id1675" draw:end-glue-point="3" svg:d="M22326 12241v236h917" svg:viewBox="0 0 918 237">
          <text:p/>
        </draw:connector>
        <draw:custom-shape draw:style-name="gr444" draw:text-style-name="P161" draw:layer="layout" svg:width="1.103cm" svg:height="0.368cm" svg:x="18.413cm" svg:y="1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23cm" svg:height="0.569cm" svg:x="19.507cm" svg:y="13.428cm">
          <draw:text-box>
            <text:p text:style-name="P21"><text:span text:style-name="T2">Scheduled element</text:span></text:p>
          </draw:text-box>
        </draw:frame>
        <draw:custom-shape draw:style-name="gr445" draw:text-style-name="P143" draw:layer="layout" svg:width="6.301cm" svg:height="0.698cm" svg:x="0.556cm" svg:y="9.516cm">
          <text:p text:style-name="P141"><text:span text:style-name="T23">.b:has(.a) .c </text:span><text:span text:style-name="T24">{ color: red }</text:span></text:p>
          <draw:enhanced-geometry svg:viewBox="0 0 21600 21600" draw:type="rectangle" draw:enhanced-path="M 0 0 L 21600 0 21600 21600 0 21600 0 0 Z N"/>
        </draw:custom-shape>
        <draw:custom-shape draw:style-name="gr341" draw:text-style-name="P58" draw:layer="layout" svg:width="1.238cm" svg:height="0.786cm" svg:x="8.492cm" svg:y="10.76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0.547cm" svg:y="10.889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56" draw:layer="layout" svg:width="0.582cm" svg:height="0.59cm" svg:x="8.634cm" svg:y="10.863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0.538cm" svg:y1="11.165cm" svg:x2="9.729cm" svg:y2="11.165cm">
          <text:p/>
        </draw:line>
        <draw:custom-shape draw:style-name="gr76" draw:text-style-name="P62" draw:layer="layout" svg:width="0.759cm" svg:height="0.505cm" draw:transform="rotate (-0.785398163397448) translate (7.247cm 10.0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7" draw:text-style-name="P64" draw:layer="layout" svg:width="4.127cm" svg:height="0.786cm" svg:x="7.721cm" svg:y="9.911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6.834cm 9.1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9" xml:id="id1679" draw:id="id1679" draw:layer="layout" svg:width="1.4cm" svg:height="0.786cm" svg:x="9.845cm" svg:y="8.57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77" draw:id="id1677" draw:layer="layout" svg:width="1.4cm" svg:height="0.786cm" svg:x="9.845cm" svg:y="7.7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76" draw:id="id1676" draw:layer="layout" svg:width="0.583cm" svg:height="0.59cm" svg:x="8.47cm" svg:y="7.80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119cm" svg:y="7.82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56" draw:layer="layout" svg:width="0.582cm" svg:height="0.59cm" svg:x="10.113cm" svg:y="8.679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78" draw:id="id1678" draw:layer="layout" svg:width="0.583cm" svg:height="0.589cm" svg:x="8.452cm" svg:y="8.6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8" draw:text-style-name="P64" draw:layer="layout" svg:width="4.127cm" svg:height="0.786cm" svg:x="7.763cm" svg:y="6.898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onnector draw:style-name="gr207" draw:text-style-name="P87" draw:layer="layout" draw:type="line" svg:x1="9.053cm" svg:y1="8.098cm" svg:x2="9.845cm" svg:y2="8.099cm" draw:start-shape="id1676" draw:start-glue-point="10" draw:end-shape="id1677" draw:end-glue-point="3" svg:d="M9053 8098l792 1" svg:viewBox="0 0 793 2">
          <text:p/>
        </draw:connector>
        <draw:connector draw:style-name="gr207" draw:text-style-name="P87" draw:layer="layout" draw:type="line" svg:x1="9.035cm" svg:y1="8.973cm" svg:x2="9.845cm" svg:y2="8.972cm" draw:start-shape="id1678" draw:start-glue-point="10" draw:end-shape="id1679" draw:end-glue-point="3" svg:d="M9035 8973l810-1" svg:viewBox="0 0 811 2">
          <text:p/>
        </draw:connector>
        <draw:custom-shape draw:style-name="gr449" draw:text-style-name="P64" draw:layer="layout" svg:width="4.127cm" svg:height="0.786cm" svg:x="1.311cm" svg:y="8.89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svg:x="19.958cm" svg:y="9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6" draw:text-style-name="P156" draw:layer="layout" svg:width="0.582cm" svg:height="0.59cm" svg:x="7.091cm" svg:y="13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514cm" svg:height="0.569cm" svg:x="7.664cm" svg:y="13.4cm">
          <draw:text-box>
            <text:p text:style-name="P21"><text:span text:style-name="T2">Scheduling compound feature</text:span></text:p>
          </draw:text-box>
        </draw:frame>
        <draw:custom-shape draw:style-name="gr175" draw:text-style-name="P103" draw:layer="layout" svg:width="0.582cm" svg:height="0.59cm" svg:x="3.535cm" svg:y="13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018cm" svg:height="0.569cm" svg:x="4.108cm" svg:y="13.399cm">
          <draw:text-box>
            <text:p text:style-name="P21"><text:span text:style-name="T2">Compound Feature</text:span></text:p>
          </draw:text-box>
        </draw:frame>
        <draw:custom-shape draw:style-name="gr216" draw:text-style-name="P162" draw:layer="layout" svg:width="0.582cm" svg:height="0.59cm" svg:x="0.501cm" svg:y="13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018cm" svg:height="0.569cm" svg:x="1.074cm" svg:y="13.4cm">
          <draw:text-box>
            <text:p text:style-name="P21"><text:span text:style-name="T2">Simple Feature</text:span></text:p>
          </draw:text-box>
        </draw:frame>
        <draw:custom-shape draw:style-name="gr450" draw:text-style-name="P153" draw:layer="layout" svg:width="4.127cm" svg:height="0.786cm" svg:x="14.847cm" svg:y="3.34cm">
          <text:p text:style-name="P64"><text:span text:style-name="T9">Find elements to schedule</text:span><text:span text:style-name="T9"><text:line-break/></text:span><text:span text:style-name="T9">downward invalidation</text:span></text:p>
          <draw:enhanced-geometry svg:viewBox="0 0 21600 21600" draw:type="rectangle" draw:enhanced-path="M 0 0 L 21600 0 21600 21600 0 21600 0 0 Z N"/>
        </draw:custom-shape>
        <draw:custom-shape draw:style-name="gr451" draw:text-style-name="P153" draw:layer="layout" svg:width="4.127cm" svg:height="0.786cm" svg:x="22.147cm" svg:y="3.34cm">
          <text:p text:style-name="P64"><text:span text:style-name="T9">Downward invalidation</text:span><text:span text:style-name="T9"><text:line-break/></text:span><text:span text:style-name="T9">for the scheduled elements</text:span></text:p>
          <draw:enhanced-geometry svg:viewBox="0 0 21600 21600" draw:type="rectangle" draw:enhanced-path="M 0 0 L 21600 0 21600 21600 0 21600 0 0 Z N"/>
        </draw:custom-shape>
        <draw:custom-shape draw:style-name="gr150" draw:text-style-name="P72" draw:layer="layout" svg:width="1.524cm" svg:height="0.762cm" svg:x="15.557cm" svg:y="14.5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05cm" svg:height="0.635cm" svg:x="17.117cm" svg:y="14.615cm">
          <draw:text-box>
            <text:p text:style-name="P21"><text:span text:style-name="T2">Downward invalidation</text:span></text:p>
          </draw:text-box>
        </draw:frame>
        <draw:custom-shape draw:style-name="gr151" draw:text-style-name="P71" draw:layer="layout" svg:width="0.729cm" svg:height="1.298cm" draw:transform="rotate (0.703367688553715) translate (21.122cm 14.552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775cm" svg:height="0.635cm" svg:x="22.417cm" svg:y="14.616cm">
          <draw:text-box>
            <text:p text:style-name="P21"><text:span text:style-name="T2">Upward invalidation</text:span></text:p>
          </draw:text-box>
        </draw:frame>
        <draw:custom-shape draw:style-name="gr452" draw:text-style-name="P32" draw:layer="layout" svg:width="27.282cm" svg:height="12.796cm" svg:x="0.174cm" svg:y="2.8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453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7" xml:id="id1684" draw:id="id1684" draw:layer="layout" svg:width="0.67cm" svg:height="0.271cm" svg:x="2.742cm" svg:y="8.16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686" draw:id="id1686" draw:layer="layout" svg:width="0.67cm" svg:height="0.27cm" svg:x="4.012cm" svg:y="9.69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82" draw:id="id1682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683" draw:id="id1683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1685" draw:id="id1685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681" draw:id="id1681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8.828cm" svg:x2="5.275cm" svg:y2="9.056cm" draw:start-shape="id1680" draw:start-glue-point="2" draw:end-shape="id1681" draw:end-glue-point="3" svg:d="M4347 8828v228h928" svg:viewBox="0 0 929 229">
          <text:p/>
        </draw:connector>
        <draw:connector draw:style-name="gr279" draw:text-style-name="P139" draw:layer="layout" svg:x1="0.942cm" svg:y1="6.219cm" svg:x2="1.471cm" svg:y2="6.78cm" draw:start-shape="id1682" draw:start-glue-point="2" draw:end-shape="id1683" draw:end-glue-point="3" svg:d="M942 6219v561h529" svg:viewBox="0 0 530 562">
          <text:p/>
        </draw:connector>
        <draw:connector draw:style-name="gr279" draw:text-style-name="P139" draw:layer="layout" svg:x1="1.805cm" svg:y1="6.914cm" svg:x2="2.742cm" svg:y2="8.302cm" draw:start-shape="id1683" draw:start-glue-point="2" draw:end-shape="id1684" draw:end-glue-point="3" svg:d="M1805 6914v1388h937" svg:viewBox="0 0 938 1389">
          <text:p/>
        </draw:connector>
        <draw:connector draw:style-name="gr279" draw:text-style-name="P139" draw:layer="layout" svg:x1="1.805cm" svg:y1="6.914cm" svg:x2="2.745cm" svg:y2="7.173cm" draw:start-shape="id1683" draw:start-glue-point="2" draw:end-shape="id1685" draw:end-glue-point="3" svg:d="M1805 6914v259h940" svg:viewBox="0 0 941 260">
          <text:p/>
        </draw:connector>
        <draw:connector draw:style-name="gr279" draw:text-style-name="P139" draw:layer="layout" svg:x1="3.077cm" svg:y1="8.438cm" svg:x2="4.012cm" svg:y2="9.83cm" draw:start-shape="id1684" draw:start-glue-point="2" draw:end-shape="id1686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on-terminal :has</text:span><text:span text:style-name="T25"><text:line-break/></text:span><text:span text:style-name="T25"><text:line-break/></text:span><text:span text:style-name="T25">.b:has(.a) .c</text:span></text:p>
          </draw:text-box>
        </draw:frame>
        <draw:custom-shape draw:style-name="gr436" draw:text-style-name="P137" xml:id="id1687" draw:id="id1687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8cm" svg:y1="7.308cm" svg:x2="4.017cm" svg:y2="7.54cm" draw:start-shape="id1685" draw:start-glue-point="2" draw:end-shape="id1687" draw:end-glue-point="3" svg:d="M3080 7308v232h937" svg:viewBox="0 0 938 233">
          <text:p/>
        </draw:connector>
        <draw:custom-shape draw:style-name="gr436" draw:text-style-name="P137" xml:id="id1688" draw:id="id1688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805cm" svg:y1="6.914cm" svg:x2="2.73cm" svg:y2="11.738cm" draw:start-shape="id1683" draw:start-glue-point="2" draw:end-shape="id1688" draw:end-glue-point="3" svg:d="M1805 6914v4824h925" svg:viewBox="0 0 926 4825">
          <text:p/>
        </draw:connector>
        <draw:custom-shape draw:style-name="gr436" draw:text-style-name="P137" xml:id="id1689" draw:id="id1689" draw:layer="layout" svg:width="0.67cm" svg:height="0.27cm" svg:x="4.012cm" svg:y="11.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65cm" svg:y1="11.873cm" svg:x2="4.012cm" svg:y2="12.125cm" draw:start-shape="id1688" draw:start-glue-point="2" draw:end-shape="id1689" draw:end-glue-point="3" svg:d="M3065 11873v252h947" svg:viewBox="0 0 948 253">
          <text:p/>
        </draw:connector>
        <draw:custom-shape draw:style-name="gr436" draw:text-style-name="P137" xml:id="id1690" draw:id="id1690" draw:layer="layout" svg:width="0.67cm" svg:height="0.27cm" svg:x="5.282cm" svg:y="10.0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9.965cm" svg:x2="5.282cm" svg:y2="10.217cm" draw:start-shape="id1686" draw:start-glue-point="2" draw:end-shape="id1690" draw:end-glue-point="3" svg:d="M4347 9965v252h935" svg:viewBox="0 0 936 253">
          <text:p/>
        </draw:connector>
        <draw:custom-shape draw:style-name="gr438" draw:text-style-name="P137" xml:id="id1680" draw:id="id1680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4.012cm" svg:y2="8.692cm" draw:start-shape="id1684" draw:start-glue-point="2" draw:end-shape="id1680" draw:end-glue-point="3" svg:d="M3077 8438v254h935" svg:viewBox="0 0 936 255">
          <text:p/>
        </draw:connector>
        <draw:custom-shape draw:style-name="gr435" draw:text-style-name="P137" xml:id="id1692" draw:id="id1692" draw:layer="layout" svg:width="0.669cm" svg:height="0.27cm" svg:x="5.291cm" svg:y="11.21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33cm" svg:y1="11.11cm" svg:x2="5.291cm" svg:y2="11.353cm" draw:start-shape="id1691" draw:start-glue-point="2" draw:end-shape="id1692" draw:end-glue-point="3" svg:d="M4333 11110v243h958" svg:viewBox="0 0 959 244">
          <text:p/>
        </draw:connector>
        <draw:custom-shape draw:style-name="gr438" draw:text-style-name="P137" xml:id="id1691" draw:id="id1691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3.998cm" svg:y2="10.974cm" draw:start-shape="id1684" draw:start-glue-point="2" draw:end-shape="id1691" draw:end-glue-point="3" svg:d="M3077 8438v2536h921" svg:viewBox="0 0 922 2537">
          <text:p/>
        </draw:connector>
        <draw:custom-shape draw:style-name="gr456" draw:text-style-name="P155" draw:layer="layout" svg:width="3.538cm" svg:height="0.786cm" svg:x="8.794cm" svg:y="4.756cm">
          <text:p text:style-name="P142"><text:span text:style-name="T23">.b</text:span><text:span text:style-name="T26">:has(</text:span><text:span text:style-name="T23">.a</text:span><text:span text:style-name="T26">) .c</text:span></text:p>
          <draw:enhanced-geometry svg:viewBox="0 0 21600 21600" draw:type="rectangle" draw:enhanced-path="M 0 0 L 21600 0 21600 21600 0 21600 0 0 Z N"/>
        </draw:custom-shape>
        <draw:connector draw:style-name="gr279" draw:text-style-name="P139" draw:layer="layout" svg:x1="4.352cm" svg:y1="7.675cm" svg:x2="5.278cm" svg:y2="7.922cm" draw:start-shape="id1687" draw:start-glue-point="2" draw:end-shape="id1693" draw:end-glue-point="3" svg:d="M4352 7675v247h926" svg:viewBox="0 0 927 248">
          <text:p/>
        </draw:connector>
        <draw:custom-shape draw:style-name="gr436" draw:text-style-name="P137" xml:id="id1693" draw:id="id1693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3.037cm" svg:height="0.569cm" svg:x="20.017cm" svg:y="14.214cm">
          <draw:text-box>
            <text:p text:style-name="P21"><text:span text:style-name="T2">Downward subtre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pward subtre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053cm" svg:height="0.569cm" svg:x="11.407cm" svg:y="14.219cm">
          <draw:text-box>
            <text:p text:style-name="P21"><text:span text:style-name="T2">Invalidated element</text:span></text:p>
          </draw:text-box>
        </draw:frame>
        <draw:custom-shape draw:style-name="gr420" draw:text-style-name="P137" xml:id="id1694" draw:id="id1694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942cm" svg:y1="6.219cm" svg:x2="1.45cm" svg:y2="12.505cm" draw:start-shape="id1682" draw:start-glue-point="2" draw:end-shape="id1694" draw:end-glue-point="3" svg:d="M942 6219v6286h508" svg:viewBox="0 0 509 6287">
          <text:p/>
        </draw:connector>
        <draw:custom-shape draw:style-name="gr436" draw:text-style-name="P137" xml:id="id1695" draw:id="id1695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784cm" svg:y1="12.639cm" svg:x2="2.701cm" svg:y2="12.875cm" draw:start-shape="id1694" draw:start-glue-point="2" draw:end-shape="id1695" draw:end-glue-point="3" svg:d="M1784 12639v236h917" svg:viewBox="0 0 918 237">
          <text:p/>
        </draw:connector>
        <draw:custom-shape draw:style-name="gr430" draw:text-style-name="P156" xml:id="id1700" draw:id="id1700" draw:layer="layout" svg:width="0.67cm" svg:height="0.271cm" svg:x="9.941cm" svg:y="8.1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57" xml:id="id1702" draw:id="id1702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698" draw:id="id1698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699" draw:id="id1699" draw:layer="layout" svg:width="0.668cm" svg:height="0.268cm" svg:x="8.67cm" svg:y="6.6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1701" draw:id="id1701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697" draw:id="id1697" draw:layer="layout" svg:width="0.669cm" svg:height="0.27cm" svg:x="12.474cm" svg:y="8.9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8.829cm" svg:x2="12.474cm" svg:y2="9.057cm" draw:start-shape="id1696" draw:start-glue-point="2" draw:end-shape="id1697" draw:end-glue-point="3" svg:d="M11546 8829v228h928" svg:viewBox="0 0 929 229">
          <text:p/>
        </draw:connector>
        <draw:connector draw:style-name="gr279" draw:text-style-name="P139" draw:layer="layout" svg:x1="8.141cm" svg:y1="6.22cm" svg:x2="8.67cm" svg:y2="6.781cm" draw:start-shape="id1698" draw:start-glue-point="2" draw:end-shape="id1699" draw:end-glue-point="3" svg:d="M8141 6220v561h529" svg:viewBox="0 0 530 562">
          <text:p/>
        </draw:connector>
        <draw:connector draw:style-name="gr279" draw:text-style-name="P139" draw:layer="layout" svg:x1="9.004cm" svg:y1="6.915cm" svg:x2="9.941cm" svg:y2="8.303cm" draw:start-shape="id1699" draw:start-glue-point="2" draw:end-shape="id1700" draw:end-glue-point="3" svg:d="M9004 6915v1388h937" svg:viewBox="0 0 938 1389">
          <text:p/>
        </draw:connector>
        <draw:connector draw:style-name="gr279" draw:text-style-name="P139" draw:layer="layout" svg:x1="9.004cm" svg:y1="6.915cm" svg:x2="9.944cm" svg:y2="7.174cm" draw:start-shape="id1699" draw:start-glue-point="2" draw:end-shape="id1701" draw:end-glue-point="3" svg:d="M9004 6915v259h940" svg:viewBox="0 0 941 260">
          <text:p/>
        </draw:connector>
        <draw:connector draw:style-name="gr279" draw:text-style-name="P139" draw:layer="layout" svg:x1="10.276cm" svg:y1="8.439cm" svg:x2="11.211cm" svg:y2="9.831cm" draw:start-shape="id1700" draw:start-glue-point="2" draw:end-shape="id1702" draw:end-glue-point="3" svg:d="M10276 8439v1392h935" svg:viewBox="0 0 936 1393">
          <text:p/>
        </draw:connector>
        <draw:custom-shape draw:style-name="gr436" draw:text-style-name="P137" xml:id="id1703" draw:id="id1703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9cm" svg:y1="7.309cm" svg:x2="11.216cm" svg:y2="7.541cm" draw:start-shape="id1701" draw:start-glue-point="2" draw:end-shape="id1703" draw:end-glue-point="3" svg:d="M10279 7309v232h937" svg:viewBox="0 0 938 233">
          <text:p/>
        </draw:connector>
        <draw:custom-shape draw:style-name="gr436" draw:text-style-name="P137" xml:id="id1704" draw:id="id1704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004cm" svg:y1="6.915cm" svg:x2="9.929cm" svg:y2="11.739cm" draw:start-shape="id1699" draw:start-glue-point="2" draw:end-shape="id1704" draw:end-glue-point="3" svg:d="M9004 6915v4824h925" svg:viewBox="0 0 926 4825">
          <text:p/>
        </draw:connector>
        <draw:custom-shape draw:style-name="gr436" draw:text-style-name="P137" xml:id="id1705" draw:id="id1705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64cm" svg:y1="11.874cm" svg:x2="11.211cm" svg:y2="12.126cm" draw:start-shape="id1704" draw:start-glue-point="2" draw:end-shape="id1705" draw:end-glue-point="3" svg:d="M10264 11874v252h947" svg:viewBox="0 0 948 253">
          <text:p/>
        </draw:connector>
        <draw:custom-shape draw:style-name="gr436" draw:text-style-name="P137" xml:id="id1706" draw:id="id1706" draw:layer="layout" svg:width="0.67cm" svg:height="0.27cm" svg:x="12.481cm" svg:y="10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9.966cm" svg:x2="12.481cm" svg:y2="10.218cm" draw:start-shape="id1702" draw:start-glue-point="2" draw:end-shape="id1706" draw:end-glue-point="3" svg:d="M11546 9966v252h935" svg:viewBox="0 0 936 253">
          <text:p/>
        </draw:connector>
        <draw:custom-shape draw:style-name="gr437" draw:text-style-name="P149" xml:id="id1696" draw:id="id1696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211cm" svg:y2="8.693cm" draw:start-shape="id1700" draw:start-glue-point="2" draw:end-shape="id1696" draw:end-glue-point="3" svg:d="M10276 8439v254h935" svg:viewBox="0 0 936 255">
          <text:p/>
        </draw:connector>
        <draw:custom-shape draw:style-name="gr435" draw:text-style-name="P137" xml:id="id1708" draw:id="id1708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32cm" svg:y1="11.111cm" svg:x2="12.49cm" svg:y2="11.354cm" draw:start-shape="id1707" draw:start-glue-point="2" draw:end-shape="id1708" draw:end-glue-point="3" svg:d="M11532 11111v243h958" svg:viewBox="0 0 959 244">
          <text:p/>
        </draw:connector>
        <draw:custom-shape draw:style-name="gr438" draw:text-style-name="P137" xml:id="id1707" draw:id="id1707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197cm" svg:y2="10.975cm" draw:start-shape="id1700" draw:start-glue-point="2" draw:end-shape="id1707" draw:end-glue-point="3" svg:d="M10276 8439v2536h921" svg:viewBox="0 0 922 2537">
          <text:p/>
        </draw:connector>
        <draw:connector draw:style-name="gr279" draw:text-style-name="P139" draw:layer="layout" svg:x1="11.551cm" svg:y1="7.676cm" svg:x2="12.477cm" svg:y2="7.923cm" draw:start-shape="id1703" draw:start-glue-point="2" draw:end-shape="id1709" draw:end-glue-point="3" svg:d="M11551 7676v247h926" svg:viewBox="0 0 927 248">
          <text:p/>
        </draw:connector>
        <draw:custom-shape draw:style-name="gr436" draw:text-style-name="P137" xml:id="id1709" draw:id="id1709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10" draw:id="id1710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141cm" svg:y1="6.22cm" svg:x2="8.649cm" svg:y2="12.506cm" draw:start-shape="id1698" draw:start-glue-point="2" draw:end-shape="id1710" draw:end-glue-point="3" svg:d="M8141 6220v6286h508" svg:viewBox="0 0 509 6287">
          <text:p/>
        </draw:connector>
        <draw:custom-shape draw:style-name="gr436" draw:text-style-name="P137" xml:id="id1711" draw:id="id1711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983cm" svg:y1="12.64cm" svg:x2="9.9cm" svg:y2="12.876cm" draw:start-shape="id1710" draw:start-glue-point="2" draw:end-shape="id1711" draw:end-glue-point="3" svg:d="M8983 12640v236h917" svg:viewBox="0 0 918 237">
          <text:p/>
        </draw:connector>
        <draw:custom-shape draw:style-name="gr430" draw:text-style-name="P156" xml:id="id1716" draw:id="id1716" draw:layer="layout" svg:width="0.67cm" svg:height="0.271cm" svg:x="17.184cm" svg:y="8.1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59" xml:id="id1718" draw:id="id1718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14" draw:id="id1714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715" draw:id="id1715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38" xml:id="id1717" draw:id="id1717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713" draw:id="id1713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8.83cm" svg:x2="19.717cm" svg:y2="9.058cm" draw:start-shape="id1712" draw:start-glue-point="2" draw:end-shape="id1713" draw:end-glue-point="3" svg:d="M18789 8830v228h928" svg:viewBox="0 0 929 229">
          <text:p/>
        </draw:connector>
        <draw:connector draw:style-name="gr279" draw:text-style-name="P139" draw:layer="layout" svg:x1="15.384cm" svg:y1="6.221cm" svg:x2="15.913cm" svg:y2="6.782cm" draw:start-shape="id1714" draw:start-glue-point="2" draw:end-shape="id1715" draw:end-glue-point="3" svg:d="M15384 6221v561h529" svg:viewBox="0 0 530 562">
          <text:p/>
        </draw:connector>
        <draw:connector draw:style-name="gr279" draw:text-style-name="P139" draw:layer="layout" svg:x1="16.247cm" svg:y1="6.916cm" svg:x2="17.184cm" svg:y2="8.304cm" draw:start-shape="id1715" draw:start-glue-point="2" draw:end-shape="id1716" draw:end-glue-point="3" svg:d="M16247 6916v1388h937" svg:viewBox="0 0 938 1389">
          <text:p/>
        </draw:connector>
        <draw:connector draw:style-name="gr279" draw:text-style-name="P139" draw:layer="layout" svg:x1="16.247cm" svg:y1="6.916cm" svg:x2="17.187cm" svg:y2="7.175cm" draw:start-shape="id1715" draw:start-glue-point="2" draw:end-shape="id1717" draw:end-glue-point="3" svg:d="M16247 6916v259h940" svg:viewBox="0 0 941 260">
          <text:p/>
        </draw:connector>
        <draw:connector draw:style-name="gr279" draw:text-style-name="P139" draw:layer="layout" svg:x1="17.519cm" svg:y1="8.44cm" svg:x2="18.454cm" svg:y2="9.832cm" draw:start-shape="id1716" draw:start-glue-point="2" draw:end-shape="id1718" draw:end-glue-point="3" svg:d="M17519 8440v1392h935" svg:viewBox="0 0 936 1393">
          <text:p/>
        </draw:connector>
        <draw:custom-shape draw:style-name="gr434" draw:text-style-name="P149" xml:id="id1719" draw:id="id1719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22cm" svg:y1="7.31cm" svg:x2="18.459cm" svg:y2="7.542cm" draw:start-shape="id1717" draw:start-glue-point="2" draw:end-shape="id1719" draw:end-glue-point="3" svg:d="M17522 7310v232h937" svg:viewBox="0 0 938 233">
          <text:p/>
        </draw:connector>
        <draw:custom-shape draw:style-name="gr434" draw:text-style-name="P149" xml:id="id1720" draw:id="id1720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47cm" svg:y1="6.916cm" svg:x2="17.172cm" svg:y2="11.74cm" draw:start-shape="id1715" draw:start-glue-point="2" draw:end-shape="id1720" draw:end-glue-point="3" svg:d="M16247 6916v4824h925" svg:viewBox="0 0 926 4825">
          <text:p/>
        </draw:connector>
        <draw:custom-shape draw:style-name="gr440" draw:text-style-name="P138" xml:id="id1721" draw:id="id1721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07cm" svg:y1="11.875cm" svg:x2="18.454cm" svg:y2="12.127cm" draw:start-shape="id1720" draw:start-glue-point="2" draw:end-shape="id1721" draw:end-glue-point="3" svg:d="M17507 11875v252h947" svg:viewBox="0 0 948 253">
          <text:p/>
        </draw:connector>
        <draw:custom-shape draw:style-name="gr440" draw:text-style-name="P138" xml:id="id1722" draw:id="id1722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9.967cm" svg:x2="19.724cm" svg:y2="10.219cm" draw:start-shape="id1718" draw:start-glue-point="2" draw:end-shape="id1722" draw:end-glue-point="3" svg:d="M18789 9967v252h935" svg:viewBox="0 0 936 253">
          <text:p/>
        </draw:connector>
        <draw:custom-shape draw:style-name="gr437" draw:text-style-name="P149" xml:id="id1712" draw:id="id1712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54cm" svg:y2="8.694cm" draw:start-shape="id1716" draw:start-glue-point="2" draw:end-shape="id1712" draw:end-glue-point="3" svg:d="M17519 8440v254h935" svg:viewBox="0 0 936 255">
          <text:p/>
        </draw:connector>
        <draw:custom-shape draw:style-name="gr441" draw:text-style-name="P138" xml:id="id1724" draw:id="id1724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75cm" svg:y1="11.112cm" svg:x2="19.733cm" svg:y2="11.355cm" draw:start-shape="id1723" draw:start-glue-point="2" draw:end-shape="id1724" draw:end-glue-point="3" svg:d="M18775 11112v243h958" svg:viewBox="0 0 959 244">
          <text:p/>
        </draw:connector>
        <draw:custom-shape draw:style-name="gr437" draw:text-style-name="P149" xml:id="id1723" draw:id="id1723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4cm" svg:y2="10.976cm" draw:start-shape="id1716" draw:start-glue-point="2" draw:end-shape="id1723" draw:end-glue-point="3" svg:d="M17519 8440v2536h921" svg:viewBox="0 0 922 2537">
          <text:p/>
        </draw:connector>
        <draw:connector draw:style-name="gr279" draw:text-style-name="P139" draw:layer="layout" svg:x1="18.794cm" svg:y1="7.677cm" svg:x2="19.72cm" svg:y2="7.924cm" draw:start-shape="id1719" draw:start-glue-point="2" draw:end-shape="id1725" draw:end-glue-point="3" svg:d="M18794 7677v247h926" svg:viewBox="0 0 927 248">
          <text:p/>
        </draw:connector>
        <draw:custom-shape draw:style-name="gr440" draw:text-style-name="P138" xml:id="id1725" draw:id="id1725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26" draw:id="id1726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384cm" svg:y1="6.221cm" svg:x2="15.892cm" svg:y2="12.507cm" draw:start-shape="id1714" draw:start-glue-point="2" draw:end-shape="id1726" draw:end-glue-point="3" svg:d="M15384 6221v6286h508" svg:viewBox="0 0 509 6287">
          <text:p/>
        </draw:connector>
        <draw:custom-shape draw:style-name="gr436" draw:text-style-name="P137" xml:id="id1727" draw:id="id1727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26cm" svg:y1="12.641cm" svg:x2="17.143cm" svg:y2="12.877cm" draw:start-shape="id1726" draw:start-glue-point="2" draw:end-shape="id1727" draw:end-glue-point="3" svg:d="M16226 12641v236h917" svg:viewBox="0 0 918 237">
          <text:p/>
        </draw:connector>
        <draw:custom-shape draw:style-name="gr438" draw:text-style-name="P137" xml:id="id1732" draw:id="id1732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734" draw:id="id1734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30" draw:id="id1730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31" draw:id="id1731" draw:layer="layout" svg:width="0.668cm" svg:height="0.268cm" svg:x="22.868cm" svg:y="6.64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7" xml:id="id1733" draw:id="id1733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7" xml:id="id1729" draw:id="id1729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8.831cm" svg:x2="26.672cm" svg:y2="9.059cm" draw:start-shape="id1728" draw:start-glue-point="2" draw:end-shape="id1729" draw:end-glue-point="3" svg:d="M25744 8831v228h928" svg:viewBox="0 0 929 229">
          <text:p/>
        </draw:connector>
        <draw:connector draw:style-name="gr279" draw:text-style-name="P139" draw:layer="layout" svg:x1="22.339cm" svg:y1="6.222cm" svg:x2="22.868cm" svg:y2="6.783cm" draw:start-shape="id1730" draw:start-glue-point="2" draw:end-shape="id1731" draw:end-glue-point="3" svg:d="M22339 6222v561h529" svg:viewBox="0 0 530 562">
          <text:p/>
        </draw:connector>
        <draw:connector draw:style-name="gr279" draw:text-style-name="P139" draw:layer="layout" svg:x1="23.202cm" svg:y1="6.917cm" svg:x2="24.139cm" svg:y2="8.305cm" draw:start-shape="id1731" draw:start-glue-point="2" draw:end-shape="id1732" draw:end-glue-point="3" svg:d="M23202 6917v1388h937" svg:viewBox="0 0 938 1389">
          <text:p/>
        </draw:connector>
        <draw:connector draw:style-name="gr279" draw:text-style-name="P139" draw:layer="layout" svg:x1="23.202cm" svg:y1="6.917cm" svg:x2="24.142cm" svg:y2="7.176cm" draw:start-shape="id1731" draw:start-glue-point="2" draw:end-shape="id1733" draw:end-glue-point="3" svg:d="M23202 6917v259h940" svg:viewBox="0 0 941 260">
          <text:p/>
        </draw:connector>
        <draw:connector draw:style-name="gr279" draw:text-style-name="P139" draw:layer="layout" svg:x1="24.474cm" svg:y1="8.441cm" svg:x2="25.409cm" svg:y2="9.833cm" draw:start-shape="id1732" draw:start-glue-point="2" draw:end-shape="id1734" draw:end-glue-point="3" svg:d="M24474 8441v1392h935" svg:viewBox="0 0 936 1393">
          <text:p/>
        </draw:connector>
        <draw:custom-shape draw:style-name="gr436" draw:text-style-name="P137" xml:id="id1735" draw:id="id1735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7cm" svg:y1="7.311cm" svg:x2="25.414cm" svg:y2="7.543cm" draw:start-shape="id1733" draw:start-glue-point="2" draw:end-shape="id1735" draw:end-glue-point="3" svg:d="M24477 7311v232h937" svg:viewBox="0 0 938 233">
          <text:p/>
        </draw:connector>
        <draw:custom-shape draw:style-name="gr436" draw:text-style-name="P137" xml:id="id1736" draw:id="id1736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02cm" svg:y1="6.917cm" svg:x2="24.127cm" svg:y2="11.741cm" draw:start-shape="id1731" draw:start-glue-point="2" draw:end-shape="id1736" draw:end-glue-point="3" svg:d="M23202 6917v4824h925" svg:viewBox="0 0 926 4825">
          <text:p/>
        </draw:connector>
        <draw:custom-shape draw:style-name="gr421" draw:text-style-name="P147" xml:id="id1737" draw:id="id1737" draw:layer="layout" svg:width="0.67cm" svg:height="0.27cm" svg:x="25.409cm" svg:y="11.99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62cm" svg:y1="11.876cm" svg:x2="25.409cm" svg:y2="12.128cm" draw:start-shape="id1736" draw:start-glue-point="2" draw:end-shape="id1737" draw:end-glue-point="3" svg:d="M24462 11876v252h947" svg:viewBox="0 0 948 253">
          <text:p/>
        </draw:connector>
        <draw:custom-shape draw:style-name="gr421" draw:text-style-name="P147" xml:id="id1738" draw:id="id1738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9.968cm" svg:x2="26.679cm" svg:y2="10.22cm" draw:start-shape="id1734" draw:start-glue-point="2" draw:end-shape="id1738" draw:end-glue-point="3" svg:d="M25744 9968v252h935" svg:viewBox="0 0 936 253">
          <text:p/>
        </draw:connector>
        <draw:custom-shape draw:style-name="gr438" draw:text-style-name="P137" xml:id="id1728" draw:id="id1728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409cm" svg:y2="8.695cm" draw:start-shape="id1732" draw:start-glue-point="2" draw:end-shape="id1728" draw:end-glue-point="3" svg:d="M24474 8441v254h935" svg:viewBox="0 0 936 255">
          <text:p/>
        </draw:connector>
        <draw:custom-shape draw:style-name="gr422" draw:text-style-name="P147" xml:id="id1740" draw:id="id1740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3cm" svg:y1="11.113cm" svg:x2="26.688cm" svg:y2="11.356cm" draw:start-shape="id1739" draw:start-glue-point="2" draw:end-shape="id1740" draw:end-glue-point="3" svg:d="M25730 11113v243h958" svg:viewBox="0 0 959 244">
          <text:p/>
        </draw:connector>
        <draw:custom-shape draw:style-name="gr438" draw:text-style-name="P137" xml:id="id1739" draw:id="id1739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395cm" svg:y2="10.977cm" draw:start-shape="id1732" draw:start-glue-point="2" draw:end-shape="id1739" draw:end-glue-point="3" svg:d="M24474 8441v2536h921" svg:viewBox="0 0 922 2537">
          <text:p/>
        </draw:connector>
        <draw:connector draw:style-name="gr279" draw:text-style-name="P139" draw:layer="layout" svg:x1="25.749cm" svg:y1="7.678cm" svg:x2="26.675cm" svg:y2="7.925cm" draw:start-shape="id1735" draw:start-glue-point="2" draw:end-shape="id1741" draw:end-glue-point="3" svg:d="M25749 7678v247h926" svg:viewBox="0 0 927 248">
          <text:p/>
        </draw:connector>
        <draw:custom-shape draw:style-name="gr421" draw:text-style-name="P147" xml:id="id1741" draw:id="id1741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42" draw:id="id1742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39cm" svg:y1="6.222cm" svg:x2="22.847cm" svg:y2="12.508cm" draw:start-shape="id1730" draw:start-glue-point="2" draw:end-shape="id1742" draw:end-glue-point="3" svg:d="M22339 6222v6286h508" svg:viewBox="0 0 509 6287">
          <text:p/>
        </draw:connector>
        <draw:custom-shape draw:style-name="gr436" draw:text-style-name="P137" xml:id="id1743" draw:id="id1743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181cm" svg:y1="12.642cm" svg:x2="24.098cm" svg:y2="12.878cm" draw:start-shape="id1742" draw:start-glue-point="2" draw:end-shape="id1743" draw:end-glue-point="3" svg:d="M23181 12642v236h917" svg:viewBox="0 0 918 237">
          <text:p/>
        </draw:connector>
        <draw:custom-shape draw:style-name="gr457" draw:text-style-name="P155" draw:layer="layout" svg:width="3.538cm" svg:height="0.786cm" svg:x="1.594cm" svg:y="4.756cm">
          <text:p text:style-name="P142"><text:span text:style-name="T26">.b:has(</text:span><text:span text:style-name="T23">.a</text:span><text:span text:style-name="T27">) .c</text:span></text:p>
          <draw:enhanced-geometry svg:viewBox="0 0 21600 21600" draw:type="rectangle" draw:enhanced-path="M 0 0 L 21600 0 21600 21600 0 21600 0 0 Z N"/>
        </draw:custom-shape>
        <draw:custom-shape draw:style-name="gr458" draw:text-style-name="P155" draw:layer="layout" svg:width="3.538cm" svg:height="0.786cm" svg:x="15.994cm" svg:y="4.756cm">
          <text:p text:style-name="P142"><text:span text:style-name="T23">.b</text:span><text:span text:style-name="T26">:has(.a)</text:span><text:span text:style-name="T23"> .c</text:span></text:p>
          <draw:enhanced-geometry svg:viewBox="0 0 21600 21600" draw:type="rectangle" draw:enhanced-path="M 0 0 L 21600 0 21600 21600 0 21600 0 0 Z N"/>
        </draw:custom-shape>
        <draw:custom-shape draw:style-name="gr459" draw:text-style-name="P155" draw:layer="layout" svg:width="3.538cm" svg:height="0.786cm" svg:x="23.019cm" svg:y="4.756cm">
          <text:p text:style-name="P142"><text:span text:style-name="T23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745" draw:id="id1745" draw:layer="layout" svg:width="0.581cm" svg:height="0.59cm" svg:x="9.085cm" svg:y="4.8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4" draw:id="id1744" draw:layer="layout" svg:width="0.581cm" svg:height="0.59cm" svg:x="10.579cm" svg:y="4.822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744" draw:start-glue-point="4" draw:end-shape="id1745" draw:end-glue-point="4" svg:d="M10870 4822c0-754-1494-753-1494-2" svg:viewBox="0 0 1495 566">
          <text:p/>
        </draw:connector>
        <draw:custom-shape draw:style-name="gr446" draw:text-style-name="P163" xml:id="id1746" draw:id="id1746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7" draw:id="id1747" draw:layer="layout" svg:width="0.581cm" svg:height="0.59cm" svg:x="18.657cm" svg:y="4.82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746" draw:start-glue-point="8" draw:end-shape="id1747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ubject element</text:span></text:p>
          </draw:text-box>
        </draw:frame>
        <draw:custom-shape draw:style-name="gr444" draw:text-style-name="P161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50" draw:layer="layout" svg:width="3.507cm" svg:height="0.887cm" svg:x="6.707cm" svg:y="14.044cm">
          <draw:text-box>
            <text:p text:style-name="P21"><text:span text:style-name="T2">Downward invalidation scheduled eleme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2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453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7" xml:id="id1752" draw:id="id1752" draw:layer="layout" svg:width="0.67cm" svg:height="0.271cm" svg:x="2.742cm" svg:y="8.16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754" draw:id="id1754" draw:layer="layout" svg:width="0.67cm" svg:height="0.27cm" svg:x="4.012cm" svg:y="9.69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50" draw:id="id1750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51" draw:id="id1751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1753" draw:id="id1753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749" draw:id="id1749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8.828cm" svg:x2="5.275cm" svg:y2="9.056cm" draw:start-shape="id1748" draw:start-glue-point="2" draw:end-shape="id1749" draw:end-glue-point="3" svg:d="M4347 8828v228h928" svg:viewBox="0 0 929 229">
          <text:p/>
        </draw:connector>
        <draw:connector draw:style-name="gr279" draw:text-style-name="P139" draw:layer="layout" svg:x1="0.942cm" svg:y1="6.219cm" svg:x2="1.471cm" svg:y2="6.78cm" draw:start-shape="id1750" draw:start-glue-point="2" draw:end-shape="id1751" draw:end-glue-point="3" svg:d="M942 6219v561h529" svg:viewBox="0 0 530 562">
          <text:p/>
        </draw:connector>
        <draw:connector draw:style-name="gr279" draw:text-style-name="P139" draw:layer="layout" svg:x1="1.805cm" svg:y1="6.914cm" svg:x2="2.742cm" svg:y2="8.302cm" draw:start-shape="id1751" draw:start-glue-point="2" draw:end-shape="id1752" draw:end-glue-point="3" svg:d="M1805 6914v1388h937" svg:viewBox="0 0 938 1389">
          <text:p/>
        </draw:connector>
        <draw:connector draw:style-name="gr279" draw:text-style-name="P139" draw:layer="layout" svg:x1="1.805cm" svg:y1="6.914cm" svg:x2="2.745cm" svg:y2="7.173cm" draw:start-shape="id1751" draw:start-glue-point="2" draw:end-shape="id1753" draw:end-glue-point="3" svg:d="M1805 6914v259h940" svg:viewBox="0 0 941 260">
          <text:p/>
        </draw:connector>
        <draw:connector draw:style-name="gr279" draw:text-style-name="P139" draw:layer="layout" svg:x1="3.077cm" svg:y1="8.438cm" svg:x2="4.012cm" svg:y2="9.83cm" draw:start-shape="id1752" draw:start-glue-point="2" draw:end-shape="id1754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on-terminal :has</text:span><text:span text:style-name="T25"><text:line-break/></text:span><text:span text:style-name="T25"><text:line-break/></text:span><text:span text:style-name="T25">.b:has(.a) .c</text:span></text:p>
          </draw:text-box>
        </draw:frame>
        <draw:custom-shape draw:style-name="gr436" draw:text-style-name="P137" xml:id="id1755" draw:id="id1755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8cm" svg:y1="7.308cm" svg:x2="4.017cm" svg:y2="7.54cm" draw:start-shape="id1753" draw:start-glue-point="2" draw:end-shape="id1755" draw:end-glue-point="3" svg:d="M3080 7308v232h937" svg:viewBox="0 0 938 233">
          <text:p/>
        </draw:connector>
        <draw:custom-shape draw:style-name="gr436" draw:text-style-name="P137" xml:id="id1756" draw:id="id1756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805cm" svg:y1="6.914cm" svg:x2="2.73cm" svg:y2="11.738cm" draw:start-shape="id1751" draw:start-glue-point="2" draw:end-shape="id1756" draw:end-glue-point="3" svg:d="M1805 6914v4824h925" svg:viewBox="0 0 926 4825">
          <text:p/>
        </draw:connector>
        <draw:custom-shape draw:style-name="gr436" draw:text-style-name="P137" xml:id="id1757" draw:id="id1757" draw:layer="layout" svg:width="0.67cm" svg:height="0.27cm" svg:x="4.012cm" svg:y="11.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65cm" svg:y1="11.873cm" svg:x2="4.012cm" svg:y2="12.125cm" draw:start-shape="id1756" draw:start-glue-point="2" draw:end-shape="id1757" draw:end-glue-point="3" svg:d="M3065 11873v252h947" svg:viewBox="0 0 948 253">
          <text:p/>
        </draw:connector>
        <draw:custom-shape draw:style-name="gr436" draw:text-style-name="P137" xml:id="id1758" draw:id="id1758" draw:layer="layout" svg:width="0.67cm" svg:height="0.27cm" svg:x="5.282cm" svg:y="10.0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47cm" svg:y1="9.965cm" svg:x2="5.282cm" svg:y2="10.217cm" draw:start-shape="id1754" draw:start-glue-point="2" draw:end-shape="id1758" draw:end-glue-point="3" svg:d="M4347 9965v252h935" svg:viewBox="0 0 936 253">
          <text:p/>
        </draw:connector>
        <draw:custom-shape draw:style-name="gr438" draw:text-style-name="P137" xml:id="id1748" draw:id="id1748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4.012cm" svg:y2="8.692cm" draw:start-shape="id1752" draw:start-glue-point="2" draw:end-shape="id1748" draw:end-glue-point="3" svg:d="M3077 8438v254h935" svg:viewBox="0 0 936 255">
          <text:p/>
        </draw:connector>
        <draw:custom-shape draw:style-name="gr435" draw:text-style-name="P137" xml:id="id1760" draw:id="id1760" draw:layer="layout" svg:width="0.669cm" svg:height="0.27cm" svg:x="5.291cm" svg:y="11.21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333cm" svg:y1="11.11cm" svg:x2="5.291cm" svg:y2="11.353cm" draw:start-shape="id1759" draw:start-glue-point="2" draw:end-shape="id1760" draw:end-glue-point="3" svg:d="M4333 11110v243h958" svg:viewBox="0 0 959 244">
          <text:p/>
        </draw:connector>
        <draw:custom-shape draw:style-name="gr438" draw:text-style-name="P137" xml:id="id1759" draw:id="id1759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077cm" svg:y1="8.438cm" svg:x2="3.998cm" svg:y2="10.974cm" draw:start-shape="id1752" draw:start-glue-point="2" draw:end-shape="id1759" draw:end-glue-point="3" svg:d="M3077 8438v2536h921" svg:viewBox="0 0 922 2537">
          <text:p/>
        </draw:connector>
        <draw:custom-shape draw:style-name="gr460" draw:text-style-name="P155" draw:layer="layout" svg:width="3.538cm" svg:height="0.786cm" svg:x="8.794cm" svg:y="4.756cm">
          <text:p text:style-name="P142"><text:span text:style-name="T23">.b</text:span><text:span text:style-name="T26">:has(</text:span><text:span text:style-name="T23">.a</text:span><text:span text:style-name="T26">) .c</text:span></text:p>
          <draw:enhanced-geometry svg:viewBox="0 0 21600 21600" draw:type="rectangle" draw:enhanced-path="M 0 0 L 21600 0 21600 21600 0 21600 0 0 Z N"/>
        </draw:custom-shape>
        <draw:connector draw:style-name="gr279" draw:text-style-name="P139" draw:layer="layout" svg:x1="4.352cm" svg:y1="7.675cm" svg:x2="5.278cm" svg:y2="7.922cm" draw:start-shape="id1755" draw:start-glue-point="2" draw:end-shape="id1761" draw:end-glue-point="3" svg:d="M4352 7675v247h926" svg:viewBox="0 0 927 248">
          <text:p/>
        </draw:connector>
        <draw:custom-shape draw:style-name="gr436" draw:text-style-name="P137" xml:id="id1761" draw:id="id1761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3.037cm" svg:height="0.569cm" svg:x="20.017cm" svg:y="14.214cm">
          <draw:text-box>
            <text:p text:style-name="P21"><text:span text:style-name="T2">Downward subtre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pward subtre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hanged element</text:span></text:p>
          </draw:text-box>
        </draw:frame>
        <draw:frame draw:style-name="gr79" draw:text-style-name="P50" draw:layer="layout" svg:width="3.053cm" svg:height="0.569cm" svg:x="11.407cm" svg:y="14.219cm">
          <draw:text-box>
            <text:p text:style-name="P21"><text:span text:style-name="T2">Invalidated element</text:span></text:p>
          </draw:text-box>
        </draw:frame>
        <draw:custom-shape draw:style-name="gr420" draw:text-style-name="P137" xml:id="id1762" draw:id="id1762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942cm" svg:y1="6.219cm" svg:x2="1.45cm" svg:y2="12.505cm" draw:start-shape="id1750" draw:start-glue-point="2" draw:end-shape="id1762" draw:end-glue-point="3" svg:d="M942 6219v6286h508" svg:viewBox="0 0 509 6287">
          <text:p/>
        </draw:connector>
        <draw:custom-shape draw:style-name="gr436" draw:text-style-name="P137" xml:id="id1763" draw:id="id1763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784cm" svg:y1="12.639cm" svg:x2="2.701cm" svg:y2="12.875cm" draw:start-shape="id1762" draw:start-glue-point="2" draw:end-shape="id1763" draw:end-glue-point="3" svg:d="M1784 12639v236h917" svg:viewBox="0 0 918 237">
          <text:p/>
        </draw:connector>
        <draw:custom-shape draw:style-name="gr430" draw:text-style-name="P156" xml:id="id1768" draw:id="id1768" draw:layer="layout" svg:width="0.67cm" svg:height="0.271cm" svg:x="9.941cm" svg:y="8.1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57" xml:id="id1770" draw:id="id1770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766" draw:id="id1766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767" draw:id="id1767" draw:layer="layout" svg:width="0.668cm" svg:height="0.268cm" svg:x="8.67cm" svg:y="6.6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1769" draw:id="id1769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765" draw:id="id1765" draw:layer="layout" svg:width="0.669cm" svg:height="0.27cm" svg:x="12.474cm" svg:y="8.9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8.829cm" svg:x2="12.474cm" svg:y2="9.057cm" draw:start-shape="id1764" draw:start-glue-point="2" draw:end-shape="id1765" draw:end-glue-point="3" svg:d="M11546 8829v228h928" svg:viewBox="0 0 929 229">
          <text:p/>
        </draw:connector>
        <draw:connector draw:style-name="gr279" draw:text-style-name="P139" draw:layer="layout" svg:x1="8.141cm" svg:y1="6.22cm" svg:x2="8.67cm" svg:y2="6.781cm" draw:start-shape="id1766" draw:start-glue-point="2" draw:end-shape="id1767" draw:end-glue-point="3" svg:d="M8141 6220v561h529" svg:viewBox="0 0 530 562">
          <text:p/>
        </draw:connector>
        <draw:connector draw:style-name="gr279" draw:text-style-name="P139" draw:layer="layout" svg:x1="9.004cm" svg:y1="6.915cm" svg:x2="9.941cm" svg:y2="8.303cm" draw:start-shape="id1767" draw:start-glue-point="2" draw:end-shape="id1768" draw:end-glue-point="3" svg:d="M9004 6915v1388h937" svg:viewBox="0 0 938 1389">
          <text:p/>
        </draw:connector>
        <draw:connector draw:style-name="gr279" draw:text-style-name="P139" draw:layer="layout" svg:x1="9.004cm" svg:y1="6.915cm" svg:x2="9.944cm" svg:y2="7.174cm" draw:start-shape="id1767" draw:start-glue-point="2" draw:end-shape="id1769" draw:end-glue-point="3" svg:d="M9004 6915v259h940" svg:viewBox="0 0 941 260">
          <text:p/>
        </draw:connector>
        <draw:connector draw:style-name="gr279" draw:text-style-name="P139" draw:layer="layout" svg:x1="10.276cm" svg:y1="8.439cm" svg:x2="11.211cm" svg:y2="9.831cm" draw:start-shape="id1768" draw:start-glue-point="2" draw:end-shape="id1770" draw:end-glue-point="3" svg:d="M10276 8439v1392h935" svg:viewBox="0 0 936 1393">
          <text:p/>
        </draw:connector>
        <draw:custom-shape draw:style-name="gr436" draw:text-style-name="P137" xml:id="id1771" draw:id="id1771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9cm" svg:y1="7.309cm" svg:x2="11.216cm" svg:y2="7.541cm" draw:start-shape="id1769" draw:start-glue-point="2" draw:end-shape="id1771" draw:end-glue-point="3" svg:d="M10279 7309v232h937" svg:viewBox="0 0 938 233">
          <text:p/>
        </draw:connector>
        <draw:custom-shape draw:style-name="gr436" draw:text-style-name="P137" xml:id="id1772" draw:id="id1772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004cm" svg:y1="6.915cm" svg:x2="9.929cm" svg:y2="11.739cm" draw:start-shape="id1767" draw:start-glue-point="2" draw:end-shape="id1772" draw:end-glue-point="3" svg:d="M9004 6915v4824h925" svg:viewBox="0 0 926 4825">
          <text:p/>
        </draw:connector>
        <draw:custom-shape draw:style-name="gr436" draw:text-style-name="P137" xml:id="id1773" draw:id="id1773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64cm" svg:y1="11.874cm" svg:x2="11.211cm" svg:y2="12.126cm" draw:start-shape="id1772" draw:start-glue-point="2" draw:end-shape="id1773" draw:end-glue-point="3" svg:d="M10264 11874v252h947" svg:viewBox="0 0 948 253">
          <text:p/>
        </draw:connector>
        <draw:custom-shape draw:style-name="gr436" draw:text-style-name="P137" xml:id="id1774" draw:id="id1774" draw:layer="layout" svg:width="0.67cm" svg:height="0.27cm" svg:x="12.481cm" svg:y="10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46cm" svg:y1="9.966cm" svg:x2="12.481cm" svg:y2="10.218cm" draw:start-shape="id1770" draw:start-glue-point="2" draw:end-shape="id1774" draw:end-glue-point="3" svg:d="M11546 9966v252h935" svg:viewBox="0 0 936 253">
          <text:p/>
        </draw:connector>
        <draw:custom-shape draw:style-name="gr437" draw:text-style-name="P149" xml:id="id1764" draw:id="id1764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211cm" svg:y2="8.693cm" draw:start-shape="id1768" draw:start-glue-point="2" draw:end-shape="id1764" draw:end-glue-point="3" svg:d="M10276 8439v254h935" svg:viewBox="0 0 936 255">
          <text:p/>
        </draw:connector>
        <draw:custom-shape draw:style-name="gr435" draw:text-style-name="P137" xml:id="id1776" draw:id="id1776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532cm" svg:y1="11.111cm" svg:x2="12.49cm" svg:y2="11.354cm" draw:start-shape="id1775" draw:start-glue-point="2" draw:end-shape="id1776" draw:end-glue-point="3" svg:d="M11532 11111v243h958" svg:viewBox="0 0 959 244">
          <text:p/>
        </draw:connector>
        <draw:custom-shape draw:style-name="gr438" draw:text-style-name="P137" xml:id="id1775" draw:id="id1775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76cm" svg:y1="8.439cm" svg:x2="11.197cm" svg:y2="10.975cm" draw:start-shape="id1768" draw:start-glue-point="2" draw:end-shape="id1775" draw:end-glue-point="3" svg:d="M10276 8439v2536h921" svg:viewBox="0 0 922 2537">
          <text:p/>
        </draw:connector>
        <draw:connector draw:style-name="gr279" draw:text-style-name="P139" draw:layer="layout" svg:x1="11.551cm" svg:y1="7.676cm" svg:x2="12.477cm" svg:y2="7.923cm" draw:start-shape="id1771" draw:start-glue-point="2" draw:end-shape="id1777" draw:end-glue-point="3" svg:d="M11551 7676v247h926" svg:viewBox="0 0 927 248">
          <text:p/>
        </draw:connector>
        <draw:custom-shape draw:style-name="gr436" draw:text-style-name="P137" xml:id="id1777" draw:id="id1777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78" draw:id="id1778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141cm" svg:y1="6.22cm" svg:x2="8.649cm" svg:y2="12.506cm" draw:start-shape="id1766" draw:start-glue-point="2" draw:end-shape="id1778" draw:end-glue-point="3" svg:d="M8141 6220v6286h508" svg:viewBox="0 0 509 6287">
          <text:p/>
        </draw:connector>
        <draw:custom-shape draw:style-name="gr436" draw:text-style-name="P137" xml:id="id1779" draw:id="id1779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983cm" svg:y1="12.64cm" svg:x2="9.9cm" svg:y2="12.876cm" draw:start-shape="id1778" draw:start-glue-point="2" draw:end-shape="id1779" draw:end-glue-point="3" svg:d="M8983 12640v236h917" svg:viewBox="0 0 918 237">
          <text:p/>
        </draw:connector>
        <draw:custom-shape draw:style-name="gr430" draw:text-style-name="P156" xml:id="id1784" draw:id="id1784" draw:layer="layout" svg:width="0.67cm" svg:height="0.271cm" svg:x="17.184cm" svg:y="8.1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59" xml:id="id1786" draw:id="id1786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82" draw:id="id1782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6" xml:id="id1783" draw:id="id1783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38" xml:id="id1785" draw:id="id1785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781" draw:id="id1781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8.83cm" svg:x2="19.717cm" svg:y2="9.058cm" draw:start-shape="id1780" draw:start-glue-point="2" draw:end-shape="id1781" draw:end-glue-point="3" svg:d="M18789 8830v228h928" svg:viewBox="0 0 929 229">
          <text:p/>
        </draw:connector>
        <draw:connector draw:style-name="gr279" draw:text-style-name="P139" draw:layer="layout" svg:x1="15.384cm" svg:y1="6.221cm" svg:x2="15.913cm" svg:y2="6.782cm" draw:start-shape="id1782" draw:start-glue-point="2" draw:end-shape="id1783" draw:end-glue-point="3" svg:d="M15384 6221v561h529" svg:viewBox="0 0 530 562">
          <text:p/>
        </draw:connector>
        <draw:connector draw:style-name="gr279" draw:text-style-name="P139" draw:layer="layout" svg:x1="16.247cm" svg:y1="6.916cm" svg:x2="17.184cm" svg:y2="8.304cm" draw:start-shape="id1783" draw:start-glue-point="2" draw:end-shape="id1784" draw:end-glue-point="3" svg:d="M16247 6916v1388h937" svg:viewBox="0 0 938 1389">
          <text:p/>
        </draw:connector>
        <draw:connector draw:style-name="gr279" draw:text-style-name="P139" draw:layer="layout" svg:x1="16.247cm" svg:y1="6.916cm" svg:x2="17.187cm" svg:y2="7.175cm" draw:start-shape="id1783" draw:start-glue-point="2" draw:end-shape="id1785" draw:end-glue-point="3" svg:d="M16247 6916v259h940" svg:viewBox="0 0 941 260">
          <text:p/>
        </draw:connector>
        <draw:connector draw:style-name="gr279" draw:text-style-name="P139" draw:layer="layout" svg:x1="17.519cm" svg:y1="8.44cm" svg:x2="18.454cm" svg:y2="9.832cm" draw:start-shape="id1784" draw:start-glue-point="2" draw:end-shape="id1786" draw:end-glue-point="3" svg:d="M17519 8440v1392h935" svg:viewBox="0 0 936 1393">
          <text:p/>
        </draw:connector>
        <draw:custom-shape draw:style-name="gr434" draw:text-style-name="P149" xml:id="id1787" draw:id="id1787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22cm" svg:y1="7.31cm" svg:x2="18.459cm" svg:y2="7.542cm" draw:start-shape="id1785" draw:start-glue-point="2" draw:end-shape="id1787" draw:end-glue-point="3" svg:d="M17522 7310v232h937" svg:viewBox="0 0 938 233">
          <text:p/>
        </draw:connector>
        <draw:custom-shape draw:style-name="gr434" draw:text-style-name="P149" xml:id="id1788" draw:id="id1788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47cm" svg:y1="6.916cm" svg:x2="17.172cm" svg:y2="11.74cm" draw:start-shape="id1783" draw:start-glue-point="2" draw:end-shape="id1788" draw:end-glue-point="3" svg:d="M16247 6916v4824h925" svg:viewBox="0 0 926 4825">
          <text:p/>
        </draw:connector>
        <draw:custom-shape draw:style-name="gr440" draw:text-style-name="P138" xml:id="id1789" draw:id="id1789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07cm" svg:y1="11.875cm" svg:x2="18.454cm" svg:y2="12.127cm" draw:start-shape="id1788" draw:start-glue-point="2" draw:end-shape="id1789" draw:end-glue-point="3" svg:d="M17507 11875v252h947" svg:viewBox="0 0 948 253">
          <text:p/>
        </draw:connector>
        <draw:custom-shape draw:style-name="gr440" draw:text-style-name="P138" xml:id="id1790" draw:id="id1790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89cm" svg:y1="9.967cm" svg:x2="19.724cm" svg:y2="10.219cm" draw:start-shape="id1786" draw:start-glue-point="2" draw:end-shape="id1790" draw:end-glue-point="3" svg:d="M18789 9967v252h935" svg:viewBox="0 0 936 253">
          <text:p/>
        </draw:connector>
        <draw:custom-shape draw:style-name="gr437" draw:text-style-name="P149" xml:id="id1780" draw:id="id1780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54cm" svg:y2="8.694cm" draw:start-shape="id1784" draw:start-glue-point="2" draw:end-shape="id1780" draw:end-glue-point="3" svg:d="M17519 8440v254h935" svg:viewBox="0 0 936 255">
          <text:p/>
        </draw:connector>
        <draw:custom-shape draw:style-name="gr441" draw:text-style-name="P138" xml:id="id1792" draw:id="id1792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775cm" svg:y1="11.112cm" svg:x2="19.733cm" svg:y2="11.355cm" draw:start-shape="id1791" draw:start-glue-point="2" draw:end-shape="id1792" draw:end-glue-point="3" svg:d="M18775 11112v243h958" svg:viewBox="0 0 959 244">
          <text:p/>
        </draw:connector>
        <draw:custom-shape draw:style-name="gr437" draw:text-style-name="P149" xml:id="id1791" draw:id="id1791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519cm" svg:y1="8.44cm" svg:x2="18.44cm" svg:y2="10.976cm" draw:start-shape="id1784" draw:start-glue-point="2" draw:end-shape="id1791" draw:end-glue-point="3" svg:d="M17519 8440v2536h921" svg:viewBox="0 0 922 2537">
          <text:p/>
        </draw:connector>
        <draw:connector draw:style-name="gr279" draw:text-style-name="P139" draw:layer="layout" svg:x1="18.794cm" svg:y1="7.677cm" svg:x2="19.72cm" svg:y2="7.924cm" draw:start-shape="id1787" draw:start-glue-point="2" draw:end-shape="id1793" draw:end-glue-point="3" svg:d="M18794 7677v247h926" svg:viewBox="0 0 927 248">
          <text:p/>
        </draw:connector>
        <draw:custom-shape draw:style-name="gr440" draw:text-style-name="P138" xml:id="id1793" draw:id="id1793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94" draw:id="id1794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384cm" svg:y1="6.221cm" svg:x2="15.892cm" svg:y2="12.507cm" draw:start-shape="id1782" draw:start-glue-point="2" draw:end-shape="id1794" draw:end-glue-point="3" svg:d="M15384 6221v6286h508" svg:viewBox="0 0 509 6287">
          <text:p/>
        </draw:connector>
        <draw:custom-shape draw:style-name="gr436" draw:text-style-name="P137" xml:id="id1795" draw:id="id1795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226cm" svg:y1="12.641cm" svg:x2="17.143cm" svg:y2="12.877cm" draw:start-shape="id1794" draw:start-glue-point="2" draw:end-shape="id1795" draw:end-glue-point="3" svg:d="M16226 12641v236h917" svg:viewBox="0 0 918 237">
          <text:p/>
        </draw:connector>
        <draw:custom-shape draw:style-name="gr438" draw:text-style-name="P137" xml:id="id1800" draw:id="id1800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0" xml:id="id1802" draw:id="id1802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98" draw:id="id1798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799" draw:id="id1799" draw:layer="layout" svg:width="0.668cm" svg:height="0.268cm" svg:x="22.868cm" svg:y="6.64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7" xml:id="id1801" draw:id="id1801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7" xml:id="id1797" draw:id="id1797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8.831cm" svg:x2="26.672cm" svg:y2="9.059cm" draw:start-shape="id1796" draw:start-glue-point="2" draw:end-shape="id1797" draw:end-glue-point="3" svg:d="M25744 8831v228h928" svg:viewBox="0 0 929 229">
          <text:p/>
        </draw:connector>
        <draw:connector draw:style-name="gr279" draw:text-style-name="P139" draw:layer="layout" svg:x1="22.339cm" svg:y1="6.222cm" svg:x2="22.868cm" svg:y2="6.783cm" draw:start-shape="id1798" draw:start-glue-point="2" draw:end-shape="id1799" draw:end-glue-point="3" svg:d="M22339 6222v561h529" svg:viewBox="0 0 530 562">
          <text:p/>
        </draw:connector>
        <draw:connector draw:style-name="gr279" draw:text-style-name="P139" draw:layer="layout" svg:x1="23.202cm" svg:y1="6.917cm" svg:x2="24.139cm" svg:y2="8.305cm" draw:start-shape="id1799" draw:start-glue-point="2" draw:end-shape="id1800" draw:end-glue-point="3" svg:d="M23202 6917v1388h937" svg:viewBox="0 0 938 1389">
          <text:p/>
        </draw:connector>
        <draw:connector draw:style-name="gr279" draw:text-style-name="P139" draw:layer="layout" svg:x1="23.202cm" svg:y1="6.917cm" svg:x2="24.142cm" svg:y2="7.176cm" draw:start-shape="id1799" draw:start-glue-point="2" draw:end-shape="id1801" draw:end-glue-point="3" svg:d="M23202 6917v259h940" svg:viewBox="0 0 941 260">
          <text:p/>
        </draw:connector>
        <draw:connector draw:style-name="gr279" draw:text-style-name="P139" draw:layer="layout" svg:x1="24.474cm" svg:y1="8.441cm" svg:x2="25.409cm" svg:y2="9.833cm" draw:start-shape="id1800" draw:start-glue-point="2" draw:end-shape="id1802" draw:end-glue-point="3" svg:d="M24474 8441v1392h935" svg:viewBox="0 0 936 1393">
          <text:p/>
        </draw:connector>
        <draw:custom-shape draw:style-name="gr436" draw:text-style-name="P137" xml:id="id1803" draw:id="id1803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7cm" svg:y1="7.311cm" svg:x2="25.414cm" svg:y2="7.543cm" draw:start-shape="id1801" draw:start-glue-point="2" draw:end-shape="id1803" draw:end-glue-point="3" svg:d="M24477 7311v232h937" svg:viewBox="0 0 938 233">
          <text:p/>
        </draw:connector>
        <draw:custom-shape draw:style-name="gr436" draw:text-style-name="P137" xml:id="id1804" draw:id="id1804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02cm" svg:y1="6.917cm" svg:x2="24.127cm" svg:y2="11.741cm" draw:start-shape="id1799" draw:start-glue-point="2" draw:end-shape="id1804" draw:end-glue-point="3" svg:d="M23202 6917v4824h925" svg:viewBox="0 0 926 4825">
          <text:p/>
        </draw:connector>
        <draw:custom-shape draw:style-name="gr421" draw:text-style-name="P147" xml:id="id1805" draw:id="id1805" draw:layer="layout" svg:width="0.67cm" svg:height="0.27cm" svg:x="25.409cm" svg:y="11.99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62cm" svg:y1="11.876cm" svg:x2="25.409cm" svg:y2="12.128cm" draw:start-shape="id1804" draw:start-glue-point="2" draw:end-shape="id1805" draw:end-glue-point="3" svg:d="M24462 11876v252h947" svg:viewBox="0 0 948 253">
          <text:p/>
        </draw:connector>
        <draw:custom-shape draw:style-name="gr421" draw:text-style-name="P147" xml:id="id1806" draw:id="id1806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44cm" svg:y1="9.968cm" svg:x2="26.679cm" svg:y2="10.22cm" draw:start-shape="id1802" draw:start-glue-point="2" draw:end-shape="id1806" draw:end-glue-point="3" svg:d="M25744 9968v252h935" svg:viewBox="0 0 936 253">
          <text:p/>
        </draw:connector>
        <draw:custom-shape draw:style-name="gr438" draw:text-style-name="P137" xml:id="id1796" draw:id="id1796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409cm" svg:y2="8.695cm" draw:start-shape="id1800" draw:start-glue-point="2" draw:end-shape="id1796" draw:end-glue-point="3" svg:d="M24474 8441v254h935" svg:viewBox="0 0 936 255">
          <text:p/>
        </draw:connector>
        <draw:custom-shape draw:style-name="gr422" draw:text-style-name="P147" xml:id="id1808" draw:id="id1808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5.73cm" svg:y1="11.113cm" svg:x2="26.688cm" svg:y2="11.356cm" draw:start-shape="id1807" draw:start-glue-point="2" draw:end-shape="id1808" draw:end-glue-point="3" svg:d="M25730 11113v243h958" svg:viewBox="0 0 959 244">
          <text:p/>
        </draw:connector>
        <draw:custom-shape draw:style-name="gr438" draw:text-style-name="P137" xml:id="id1807" draw:id="id1807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474cm" svg:y1="8.441cm" svg:x2="25.395cm" svg:y2="10.977cm" draw:start-shape="id1800" draw:start-glue-point="2" draw:end-shape="id1807" draw:end-glue-point="3" svg:d="M24474 8441v2536h921" svg:viewBox="0 0 922 2537">
          <text:p/>
        </draw:connector>
        <draw:connector draw:style-name="gr279" draw:text-style-name="P139" draw:layer="layout" svg:x1="25.749cm" svg:y1="7.678cm" svg:x2="26.675cm" svg:y2="7.925cm" draw:start-shape="id1803" draw:start-glue-point="2" draw:end-shape="id1809" draw:end-glue-point="3" svg:d="M25749 7678v247h926" svg:viewBox="0 0 927 248">
          <text:p/>
        </draw:connector>
        <draw:custom-shape draw:style-name="gr421" draw:text-style-name="P147" xml:id="id1809" draw:id="id1809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10" draw:id="id1810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339cm" svg:y1="6.222cm" svg:x2="22.847cm" svg:y2="12.508cm" draw:start-shape="id1798" draw:start-glue-point="2" draw:end-shape="id1810" draw:end-glue-point="3" svg:d="M22339 6222v6286h508" svg:viewBox="0 0 509 6287">
          <text:p/>
        </draw:connector>
        <draw:custom-shape draw:style-name="gr436" draw:text-style-name="P137" xml:id="id1811" draw:id="id1811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181cm" svg:y1="12.642cm" svg:x2="24.098cm" svg:y2="12.878cm" draw:start-shape="id1810" draw:start-glue-point="2" draw:end-shape="id1811" draw:end-glue-point="3" svg:d="M23181 12642v236h917" svg:viewBox="0 0 918 237">
          <text:p/>
        </draw:connector>
        <draw:custom-shape draw:style-name="gr461" draw:text-style-name="P155" draw:layer="layout" svg:width="3.538cm" svg:height="0.786cm" svg:x="1.594cm" svg:y="4.756cm">
          <text:p text:style-name="P142"><text:span text:style-name="T26">.b:has(</text:span><text:span text:style-name="T23">.a</text:span><text:span text:style-name="T27">) .c</text:span></text:p>
          <draw:enhanced-geometry svg:viewBox="0 0 21600 21600" draw:type="rectangle" draw:enhanced-path="M 0 0 L 21600 0 21600 21600 0 21600 0 0 Z N"/>
        </draw:custom-shape>
        <draw:custom-shape draw:style-name="gr462" draw:text-style-name="P155" draw:layer="layout" svg:width="3.538cm" svg:height="0.786cm" svg:x="15.994cm" svg:y="4.756cm">
          <text:p text:style-name="P142"><text:span text:style-name="T23">.b</text:span><text:span text:style-name="T26">:has(.a)</text:span><text:span text:style-name="T23"> .c</text:span></text:p>
          <draw:enhanced-geometry svg:viewBox="0 0 21600 21600" draw:type="rectangle" draw:enhanced-path="M 0 0 L 21600 0 21600 21600 0 21600 0 0 Z N"/>
        </draw:custom-shape>
        <draw:custom-shape draw:style-name="gr463" draw:text-style-name="P155" draw:layer="layout" svg:width="3.538cm" svg:height="0.786cm" svg:x="23.019cm" svg:y="4.756cm">
          <text:p text:style-name="P142"><text:span text:style-name="T23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813" draw:id="id1813" draw:layer="layout" svg:width="0.581cm" svg:height="0.59cm" svg:x="9.085cm" svg:y="4.8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2" draw:id="id1812" draw:layer="layout" svg:width="0.581cm" svg:height="0.59cm" svg:x="10.579cm" svg:y="4.822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812" draw:start-glue-point="4" draw:end-shape="id1813" draw:end-glue-point="4" svg:d="M10870 4822c0-754-1494-753-1494-2" svg:viewBox="0 0 1495 566">
          <text:p/>
        </draw:connector>
        <draw:custom-shape draw:style-name="gr446" draw:text-style-name="P163" xml:id="id1814" draw:id="id1814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5" draw:id="id1815" draw:layer="layout" svg:width="0.581cm" svg:height="0.59cm" svg:x="18.657cm" svg:y="4.82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814" draw:start-glue-point="8" draw:end-shape="id1815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ubject element</text:span></text:p>
          </draw:text-box>
        </draw:frame>
        <draw:custom-shape draw:style-name="gr444" draw:text-style-name="P161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50" draw:layer="layout" svg:width="3.507cm" svg:height="0.887cm" svg:x="6.707cm" svg:y="14.044cm">
          <draw:text-box>
            <text:p text:style-name="P21"><text:span text:style-name="T2">Downward invalidation scheduled eleme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64" draw:text-style-name="P143" draw:layer="layout" svg:width="5.615cm" svg:height="6.166cm" svg:x="8.619cm" svg:y="4.756cm">
          <text:p text:style-name="P141"><text:span text:style-name="T23">.c:has(.b:has(.a))</text:span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>.c:has(.b:has(~ .a))</text:span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>.c:has(~ .b:has(.a))</text:span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>.c:has(~ .b:has(~ .a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43" draw:layer="layout" svg:width="4.701cm" svg:height="6.166cm" svg:x="16.019cm" svg:y="4.756cm">
          <text:p text:style-name="P141"><text:span text:style-name="T23">.c:has(.b .a)</text:span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>.c:has(.b ~ .a)</text:span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>.c:has(~ .b .a)</text:span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/></text:p>
          <text:p text:style-name="P141"><text:span text:style-name="T23">.c:has(~ .b ~ .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64" xml:id="id1816" draw:id="id1816" draw:layer="layout" svg:width="0.583cm" svg:height="0.59cm" svg:x="8.81cm" svg:y="3.94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17" draw:id="id1817" draw:layer="layout" svg:width="0.582cm" svg:height="0.59cm" svg:x="11.763cm" svg:y="3.939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0.079cm" svg:x1="9.102cm" svg:y1="4.533cm" svg:x2="12.054cm" svg:y2="4.529cm" draw:start-shape="id1816" draw:start-glue-point="8" draw:end-shape="id1817" draw:end-glue-point="8" svg:d="M9102 4533c0 871 2952 873 2952-4" svg:viewBox="0 0 2953 659">
          <text:p/>
        </draw:connector>
        <draw:custom-shape draw:style-name="gr467" draw:text-style-name="P165" xml:id="id1818" draw:id="id1818" draw:layer="layout" svg:width="0.582cm" svg:height="0.59cm" svg:x="10.264cm" svg:y="3.94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-0.285cm" svg:x1="9.102cm" svg:y1="4.533cm" svg:x2="10.555cm" svg:y2="4.53cm" draw:start-shape="id1816" draw:start-glue-point="8" draw:end-shape="id1818" draw:end-glue-point="8" svg:d="M9102 4533c0 325 1453 327 1453-3" svg:viewBox="0 0 1454 248">
          <text:p/>
        </draw:connector>
        <draw:custom-shape draw:style-name="gr466" draw:text-style-name="P164" xml:id="id1819" draw:id="id1819" draw:layer="layout" svg:width="0.583cm" svg:height="0.59cm" svg:x="16.211cm" svg:y="3.95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20" draw:id="id1820" draw:layer="layout" svg:width="0.582cm" svg:height="0.59cm" svg:x="18.324cm" svg:y="3.952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0.079cm" svg:x1="16.503cm" svg:y1="4.546cm" svg:x2="18.615cm" svg:y2="4.542cm" draw:start-shape="id1819" draw:start-glue-point="8" draw:end-shape="id1820" draw:end-glue-point="8" svg:d="M16503 4546c0 871 2112 873 2112-4" svg:viewBox="0 0 2113 659">
          <text:p/>
        </draw:connector>
        <draw:custom-shape draw:style-name="gr467" draw:text-style-name="P165" xml:id="id1821" draw:id="id1821" draw:layer="layout" svg:width="0.582cm" svg:height="0.59cm" svg:x="17.665cm" svg:y="3.95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-0.285cm" svg:x1="16.503cm" svg:y1="4.546cm" svg:x2="17.956cm" svg:y2="4.543cm" draw:start-shape="id1819" draw:start-glue-point="8" draw:end-shape="id1821" draw:end-glue-point="8" svg:d="M16503 4546c0 325 1453 327 1453-3" svg:viewBox="0 0 1454 248">
          <text:p/>
        </draw:connector>
        <draw:custom-shape draw:style-name="gr466" draw:text-style-name="P164" xml:id="id1822" draw:id="id1822" draw:layer="layout" svg:width="0.583cm" svg:height="0.59cm" svg:x="8.811cm" svg:y="6.314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23" draw:id="id1823" draw:layer="layout" svg:width="0.582cm" svg:height="0.59cm" svg:x="12.205cm" svg:y="6.31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0.079cm" svg:x1="9.103cm" svg:y1="6.904cm" svg:x2="12.496cm" svg:y2="6.9cm" draw:start-shape="id1822" draw:start-glue-point="8" draw:end-shape="id1823" draw:end-glue-point="8" svg:d="M9103 6904c0 871 3393 873 3393-4" svg:viewBox="0 0 3394 659">
          <text:p/>
        </draw:connector>
        <draw:custom-shape draw:style-name="gr467" draw:text-style-name="P165" xml:id="id1824" draw:id="id1824" draw:layer="layout" svg:width="0.582cm" svg:height="0.59cm" svg:x="10.265cm" svg:y="6.311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-0.285cm" svg:x1="9.103cm" svg:y1="6.904cm" svg:x2="10.556cm" svg:y2="6.901cm" draw:start-shape="id1822" draw:start-glue-point="8" draw:end-shape="id1824" draw:end-glue-point="8" svg:d="M9103 6904c0 325 1453 327 1453-3" svg:viewBox="0 0 1454 248">
          <text:p/>
        </draw:connector>
        <draw:custom-shape draw:style-name="gr466" draw:text-style-name="P164" xml:id="id1825" draw:id="id1825" draw:layer="layout" svg:width="0.583cm" svg:height="0.59cm" svg:x="16.212cm" svg:y="6.33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26" draw:id="id1826" draw:layer="layout" svg:width="0.582cm" svg:height="0.59cm" svg:x="18.767cm" svg:y="6.329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0.079cm" svg:x1="16.504cm" svg:y1="6.923cm" svg:x2="19.058cm" svg:y2="6.919cm" draw:start-shape="id1825" draw:start-glue-point="8" draw:end-shape="id1826" draw:end-glue-point="8" svg:d="M16504 6923c0 871 2554 873 2554-4" svg:viewBox="0 0 2555 659">
          <text:p/>
        </draw:connector>
        <draw:custom-shape draw:style-name="gr467" draw:text-style-name="P165" xml:id="id1827" draw:id="id1827" draw:layer="layout" svg:width="0.582cm" svg:height="0.59cm" svg:x="17.666cm" svg:y="6.3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-0.285cm" svg:x1="16.504cm" svg:y1="6.923cm" svg:x2="17.957cm" svg:y2="6.92cm" draw:start-shape="id1825" draw:start-glue-point="8" draw:end-shape="id1827" draw:end-glue-point="8" svg:d="M16504 6923c0 325 1453 327 1453-3" svg:viewBox="0 0 1454 248">
          <text:p/>
        </draw:connector>
        <draw:custom-shape draw:style-name="gr466" draw:text-style-name="P164" xml:id="id1830" draw:id="id1830" draw:layer="layout" svg:width="0.583cm" svg:height="0.59cm" svg:x="8.79cm" svg:y="8.711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29" draw:id="id1829" draw:layer="layout" svg:width="0.582cm" svg:height="0.59cm" svg:x="12.184cm" svg:y="8.70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-0.113cm" svg:x1="10.978cm" svg:y1="9.302cm" svg:x2="12.475cm" svg:y2="9.297cm" draw:start-shape="id1828" draw:start-glue-point="8" draw:end-shape="id1829" draw:end-glue-point="8" svg:d="M10978 9302c0 583 1497 586 1497-5" svg:viewBox="0 0 1498 444">
          <text:p/>
        </draw:connector>
        <draw:custom-shape draw:style-name="gr467" draw:text-style-name="P165" xml:id="id1828" draw:id="id1828" draw:layer="layout" svg:width="0.582cm" svg:height="0.59cm" svg:x="10.687cm" svg:y="8.712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draw:line-skew="0.206cm" svg:x1="9.082cm" svg:y1="8.711cm" svg:x2="10.978cm" svg:y2="8.712cm" draw:start-shape="id1830" draw:start-glue-point="4" draw:end-shape="id1828" draw:end-glue-point="4" svg:d="M9082 8711c0-442 1896-443 1896 1" svg:viewBox="0 0 1897 334">
          <text:p/>
        </draw:connector>
        <draw:custom-shape draw:style-name="gr466" draw:text-style-name="P164" xml:id="id1833" draw:id="id1833" draw:layer="layout" svg:width="0.583cm" svg:height="0.59cm" svg:x="16.19cm" svg:y="8.712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32" draw:id="id1832" draw:layer="layout" svg:width="0.582cm" svg:height="0.59cm" svg:x="18.784cm" svg:y="8.70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83" draw:layer="layout" draw:type="curve" draw:line-skew="-0.113cm" svg:x1="18.378cm" svg:y1="9.303cm" svg:x2="19.075cm" svg:y2="9.298cm" draw:start-shape="id1831" draw:start-glue-point="8" draw:end-shape="id1832" draw:end-glue-point="8" svg:d="M18378 9303c0 583 697 586 697-5" svg:viewBox="0 0 698 444">
          <text:p/>
        </draw:connector>
        <draw:custom-shape draw:style-name="gr467" draw:text-style-name="P165" xml:id="id1831" draw:id="id1831" draw:layer="layout" svg:width="0.582cm" svg:height="0.59cm" svg:x="18.087cm" svg:y="8.71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draw:line-skew="0.206cm" svg:x1="16.482cm" svg:y1="8.712cm" svg:x2="18.378cm" svg:y2="8.713cm" draw:start-shape="id1833" draw:start-glue-point="4" draw:end-shape="id1831" draw:end-glue-point="4" svg:d="M16482 8712c0-442 1896-443 1896 1" svg:viewBox="0 0 1897 334">
          <text:p/>
        </draw:connector>
        <draw:custom-shape draw:style-name="gr466" draw:text-style-name="P164" xml:id="id1834" draw:id="id1834" draw:layer="layout" svg:width="0.583cm" svg:height="0.59cm" svg:x="8.791cm" svg:y="11.1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35" draw:id="id1835" draw:layer="layout" svg:width="0.582cm" svg:height="0.59cm" svg:x="10.688cm" svg:y="11.101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draw:line-skew="0.206cm" svg:x1="9.083cm" svg:y1="11.1cm" svg:x2="10.979cm" svg:y2="11.101cm" draw:start-shape="id1834" draw:start-glue-point="4" draw:end-shape="id1835" draw:end-glue-point="4" svg:d="M9083 11100c0-442 1896-443 1896 1" svg:viewBox="0 0 1897 334">
          <text:p/>
        </draw:connector>
        <draw:custom-shape draw:style-name="gr467" draw:text-style-name="P165" xml:id="id1836" draw:id="id1836" draw:layer="layout" svg:width="0.582cm" svg:height="0.59cm" svg:x="12.606cm" svg:y="11.10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9.083cm" svg:y1="11.1cm" svg:x2="12.897cm" svg:y2="11.108cm" draw:start-shape="id1834" draw:start-glue-point="4" draw:end-shape="id1836" draw:end-glue-point="4" svg:d="M9083 11100c0-751 3814-755 3814 8" svg:viewBox="0 0 3815 573">
          <text:p/>
        </draw:connector>
        <draw:custom-shape draw:style-name="gr466" draw:text-style-name="P164" xml:id="id1837" draw:id="id1837" draw:layer="layout" svg:width="0.583cm" svg:height="0.59cm" svg:x="16.192cm" svg:y="11.08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5" xml:id="id1838" draw:id="id1838" draw:layer="layout" svg:width="0.582cm" svg:height="0.59cm" svg:x="18.089cm" svg:y="11.08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draw:line-skew="0.206cm" svg:x1="16.484cm" svg:y1="11.086cm" svg:x2="18.38cm" svg:y2="11.087cm" draw:start-shape="id1837" draw:start-glue-point="4" draw:end-shape="id1838" draw:end-glue-point="4" svg:d="M16484 11086c0-442 1896-443 1896 1" svg:viewBox="0 0 1897 334">
          <text:p/>
        </draw:connector>
        <draw:custom-shape draw:style-name="gr467" draw:text-style-name="P165" xml:id="id1839" draw:id="id1839" draw:layer="layout" svg:width="0.582cm" svg:height="0.59cm" svg:x="19.186cm" svg:y="11.094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16.484cm" svg:y1="11.086cm" svg:x2="19.477cm" svg:y2="11.094cm" draw:start-shape="id1837" draw:start-glue-point="4" draw:end-shape="id1839" draw:end-glue-point="4" svg:d="M16484 11086c0-751 2993-755 2993 8" svg:viewBox="0 0 2994 573">
          <text:p/>
        </draw:connector>
        <draw:custom-shape draw:style-name="gr85" draw:text-style-name="P54" draw:layer="layout" svg:width="0.583cm" svg:height="0.589cm" svg:x="8.792cm" svg:y="12.512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.671cm" svg:height="0.569cm" svg:x="9.403cm" svg:y="12.513cm">
          <draw:text-box>
            <text:p text:style-name="P21"><text:span text:style-name="T2">Feature</text:span></text:p>
          </draw:text-box>
        </draw:frame>
        <draw:custom-shape draw:style-name="gr466" draw:text-style-name="P167" draw:layer="layout" svg:width="0.582cm" svg:height="0.59cm" svg:x="8.792cm" svg:y="13.348cm">
          <text:p text:style-name="P166"><text:span text:style-name="T10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89cm" svg:height="0.569cm" svg:x="9.422cm" svg:y="13.369cm">
          <draw:text-box>
            <text:p text:style-name="P21"><text:span text:style-name="T2">Subject Feature</text:span></text:p>
          </draw:text-box>
        </draw:frame>
        <draw:custom-shape draw:style-name="gr85" draw:text-style-name="P54" xml:id="id1842" draw:id="id1842" draw:layer="layout" svg:width="0.583cm" svg:height="0.589cm" svg:x="14.45cm" svg:y="12.51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1843" draw:id="id1843" draw:layer="layout" svg:width="0.583cm" svg:height="0.589cm" svg:x="15.55cm" svg:y="12.51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95cm" svg:height="0.569cm" svg:x="16.163cm" svg:y="12.543cm">
          <draw:text-box>
            <text:p text:style-name="P21"><text:span text:style-name="T2">Preceding Sibling Relation</text:span></text:p>
          </draw:text-box>
        </draw:frame>
        <draw:custom-shape draw:style-name="gr85" draw:text-style-name="P54" xml:id="id1840" draw:id="id1840" draw:layer="layout" svg:width="0.583cm" svg:height="0.589cm" svg:x="14.45cm" svg:y="13.367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14.742cm" svg:y1="13.956cm" svg:x2="15.842cm" svg:y2="13.956cm" draw:start-shape="id1840" draw:start-glue-point="8" draw:end-shape="id1841" draw:end-glue-point="8" svg:d="M14742 13956c0 469 1100 469 1100 0" svg:viewBox="0 0 1101 353">
          <text:p/>
        </draw:connector>
        <draw:custom-shape draw:style-name="gr85" draw:text-style-name="P54" xml:id="id1841" draw:id="id1841" draw:layer="layout" svg:width="0.583cm" svg:height="0.589cm" svg:x="15.55cm" svg:y="13.36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8" draw:text-style-name="P63" draw:layer="layout" svg:width="2.924cm" svg:height="0.635cm" svg:x="16.163cm" svg:y="13.391cm">
          <draw:text-box>
            <text:p text:style-name="P40"><text:span text:style-name="T2">Ancestor Relation</text:span></text:p>
          </draw:text-box>
        </draw:frame>
        <draw:connector draw:style-name="gr166" draw:text-style-name="P57" draw:layer="layout" draw:type="curve" draw:line-skew="0.198cm" svg:x1="14.742cm" svg:y1="12.519cm" svg:x2="15.842cm" svg:y2="12.519cm" draw:start-shape="id1842" draw:start-glue-point="4" draw:end-shape="id1843" draw:end-glue-point="4" svg:d="M14742 12519c0-456 1100-456 1100 0" svg:viewBox="0 0 1101 343">
          <text:p/>
        </draw:connector>
        <draw:custom-shape draw:style-name="gr76" draw:text-style-name="P62" draw:layer="layout" svg:width="0.759cm" svg:height="0.505cm" svg:x="13.958cm" svg:y="7.6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9" draw:text-style-name="P64" draw:layer="layout" svg:width="4.127cm" svg:height="0.786cm" svg:x="8.811cm" svg:y="2.498cm">
          <text:p text:style-name="P64"><text:span text:style-name="T9">Nested :has()</text:span></text:p>
          <draw:enhanced-geometry svg:viewBox="0 0 21600 21600" draw:type="rectangle" draw:enhanced-path="M 0 0 L 21600 0 21600 21600 0 21600 0 0 Z N"/>
        </draw:custom-shape>
        <draw:custom-shape draw:style-name="gr470" draw:text-style-name="P64" draw:layer="layout" svg:width="4.127cm" svg:height="0.786cm" svg:x="15.511cm" svg:y="2.498cm">
          <text:p text:style-name="P64"><text:span text:style-name="T9">Single :has()</text:span></text:p>
          <draw:enhanced-geometry svg:viewBox="0 0 21600 21600" draw:type="rectangle" draw:enhanced-path="M 0 0 L 21600 0 21600 21600 0 21600 0 0 Z N"/>
        </draw:custom-shape>
        <draw:custom-shape draw:style-name="gr471" draw:text-style-name="P32" draw:layer="layout" svg:width="12.846cm" svg:height="12.954cm" svg:x="7.874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custom-shape draw:style-name="gr472" draw:text-style-name="P148" draw:layer="layout" svg:width="1.41cm" svg:height="5.294cm" draw:transform="skewX (0.00052359877559834) rotate (1.0166542892867) translate (6.171cm 7.90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148" draw:layer="layout" svg:width="1.41cm" svg:height="6.546cm" draw:transform="skewX (0.000523598775598256) rotate (0.332834288355319) translate (6.661cm 6.978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68" draw:layer="layout" svg:width="4.042cm" svg:height="4.548cm" svg:x="7.54cm" svg:y="8.4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48" draw:layer="layout" svg:width="1.41cm" svg:height="6.763cm" draw:transform="skewX (0.00052359877559836) rotate (0.661305253580651) translate (6.235cm 7.44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9" draw:layer="layout" svg:width="0.819cm" svg:height="0.368cm" svg:x="10.231cm" svg:y="9.673cm">
          <text:p text:style-name="P46"><text:span text:style-name="T7">.b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10.21cm" svg:y="11.836cm">
          <text:p text:style-name="P46"><text:span text:style-name="T7">.b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8.91cm" svg:y="12.336cm">
          <text:p text:style-name="P46"><text:span text:style-name="T7">.b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8.41cm" svg:y="11.5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9.81cm" svg:y="11.1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9.31cm" svg:y="8.8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6.71cm" svg:y="7.1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2" draw:layer="layout" svg:width="0.759cm" svg:height="0.505cm" svg:x="13.058cm" svg:y="10.2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8" draw:text-style-name="P150" draw:layer="layout" svg:width="4.064cm" svg:height="4.538cm" svg:x="15.444cm" svg:y="8.41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50" draw:layer="layout" svg:width="1.41cm" svg:height="1.769cm" draw:transform="skewX (0.000523598775598236) rotate (0.853815070075626) translate (14.192cm 7.643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47" draw:layer="layout" svg:width="0.819cm" svg:height="0.368cm" svg:x="15.815cm" svg:y="8.57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6.41cm" svg:y="11.5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7.81cm" svg:y="11.1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7.31cm" svg:y="8.8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4.71cm" svg:y="7.1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7.41cm" svg:y="7.7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5.21cm" svg:y="7.736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1" draw:text-style-name="P64" draw:layer="layout" svg:width="4.127cm" svg:height="0.786cm" svg:x="7.511cm" svg:y="5.098cm">
          <text:p text:style-name="P64"><text:span text:style-name="T9">Nested Invalidation</text:span><text:span text:style-name="T9"><text:line-break/></text:span><text:span text:style-name="T9">(Down → Up)</text:span></text:p>
          <draw:enhanced-geometry svg:viewBox="0 0 21600 21600" draw:type="rectangle" draw:enhanced-path="M 0 0 L 21600 0 21600 21600 0 21600 0 0 Z N"/>
        </draw:custom-shape>
        <draw:custom-shape draw:style-name="gr482" draw:text-style-name="P64" draw:layer="layout" svg:width="4.127cm" svg:height="0.786cm" svg:x="15.411cm" svg:y="5.098cm">
          <text:p text:style-name="P64"><text:span text:style-name="T9">Invalidate with</text:span><text:span text:style-name="T9"><text:line-break/></text:span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480" draw:text-style-name="P47" draw:layer="layout" svg:width="0.819cm" svg:height="0.368cm" svg:x="7.715cm" svg:y="8.57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42" draw:layer="layout" svg:width="7.139cm" svg:height="0.786cm" svg:x="13.869cm" svg:y="3.47cm">
          <text:p text:style-name="P142"><text:span text:style-name="T23">.d:has(.c:is(.a .b))</text:span></text:p>
          <draw:enhanced-geometry svg:viewBox="0 0 21600 21600" draw:type="rectangle" draw:enhanced-path="M 0 0 L 21600 0 21600 21600 0 21600 0 0 Z N"/>
        </draw:custom-shape>
        <draw:custom-shape draw:style-name="gr484" draw:text-style-name="P142" draw:layer="layout" svg:width="7.139cm" svg:height="0.786cm" svg:x="6.069cm" svg:y="3.47cm">
          <text:p text:style-name="P142"><text:span text:style-name="T23">.d:has(.c:is(.a .b)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7.458cm" svg:y="3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0.279cm" svg:y="3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0.842cm" svg:y="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8cm" svg:y="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5.242cm" svg:y="3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5" draw:text-style-name="P32" draw:layer="layout" svg:width="14.478cm" svg:height="10.922cm" svg:x="5.842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86" draw:text-style-name="P168" draw:layer="layout" svg:width="4.652cm" svg:height="5.31cm" svg:x="7.54cm" svg:y="8.4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150" draw:layer="layout" svg:width="4.622cm" svg:height="5.3cm" svg:x="15.444cm" svg:y="8.41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50" draw:layer="layout" svg:width="1.41cm" svg:height="1.769cm" draw:transform="skewX (0.000523598775598236) rotate (0.853815070075626) translate (14.192cm 7.643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170" draw:layer="layout" svg:width="1.41cm" svg:height="6.924cm" draw:transform="skewX (0.000523598775598286) rotate (0.717330322569669) translate (14.055cm 7.3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168" draw:layer="layout" svg:width="2.678cm" svg:height="3.354cm" svg:x="9.26cm" svg:y="10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148" draw:layer="layout" svg:width="1.41cm" svg:height="8.096cm" draw:transform="skewX (0.000523598775598317) rotate (0.661305253580651) translate (6.235cm 7.44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148" draw:layer="layout" svg:width="1.41cm" svg:height="5.294cm" draw:transform="skewX (0.00052359877559834) rotate (1.0166542892867) translate (6.17cm 7.90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148" draw:layer="layout" svg:width="1.41cm" svg:height="5.581cm" draw:transform="skewX (0.000523598775598258) rotate (0.332834288355319) translate (6.661cm 6.978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148" draw:layer="layout" svg:width="1.41cm" svg:height="6.924cm" draw:transform="skewX (0.000523598775598286) rotate (0.717330322569669) translate (6.054cm 7.3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9" draw:layer="layout" svg:width="0.819cm" svg:height="0.368cm" svg:x="10.231cm" svg:y="9.673cm">
          <text:p text:style-name="P46"><text:span text:style-name="T7">.c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9.832cm" svg:y="11.064cm">
          <text:p text:style-name="P46"><text:span text:style-name="T7">.c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8.431cm" svg:y="11.636cm">
          <text:p text:style-name="P46"><text:span text:style-name="T7">.c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8.168cm" svg:y="10.994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9.537cm" svg:y="10.59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9.31cm" svg:y="8.836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6.71cm" svg:y="7.136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2" draw:layer="layout" svg:width="0.759cm" svg:height="0.505cm" svg:x="13.058cm" svg:y="10.2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7" draw:text-style-name="P104" draw:layer="layout" svg:width="0.819cm" svg:height="0.368cm" svg:x="7.41cm" svg:y="7.736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3" draw:text-style-name="P64" draw:layer="layout" svg:width="4.127cm" svg:height="0.786cm" svg:x="7.511cm" svg:y="5.098cm">
          <text:p text:style-name="P64"><text:span text:style-name="T9">Nested Invalidation</text:span><text:span text:style-name="T9"><text:line-break/></text:span><text:span text:style-name="T9">(Up → Down → Up)</text:span></text:p>
          <draw:enhanced-geometry svg:viewBox="0 0 21600 21600" draw:type="rectangle" draw:enhanced-path="M 0 0 L 21600 0 21600 21600 0 21600 0 0 Z N"/>
        </draw:custom-shape>
        <draw:custom-shape draw:style-name="gr494" draw:text-style-name="P64" draw:layer="layout" svg:width="4.127cm" svg:height="0.786cm" svg:x="15.411cm" svg:y="5.098cm">
          <text:p text:style-name="P64"><text:span text:style-name="T9">Get top-most inner :has matching element and</text:span><text:span text:style-name="T9"><text:line-break/></text:span><text:span text:style-name="T9">Invalidate with Subject feature set</text:span></text:p>
          <draw:enhanced-geometry svg:viewBox="0 0 21600 21600" draw:type="rectangle" draw:enhanced-path="M 0 0 L 21600 0 21600 21600 0 21600 0 0 Z N"/>
        </draw:custom-shape>
        <draw:custom-shape draw:style-name="gr480" draw:text-style-name="P47" draw:layer="layout" svg:width="0.819cm" svg:height="0.368cm" svg:x="10.415cm" svg:y="11.77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7.731cm" svg:y="8.49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9.346cm" svg:y="10.152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6.167cm" svg:y="11.294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7.436cm" svg:y="10.59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7.209cm" svg:y="8.836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4.609cm" svg:y="7.136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5.309cm" svg:y="7.736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47" draw:layer="layout" svg:width="0.819cm" svg:height="0.368cm" svg:x="18.314cm" svg:y="11.77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69" draw:layer="layout" svg:width="0.819cm" svg:height="0.368cm" svg:x="15.63cm" svg:y="8.49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142" draw:layer="layout" svg:width="7.139cm" svg:height="0.786cm" svg:x="14.069cm" svg:y="3.47cm">
          <text:p text:style-name="P142"><text:span text:style-name="T23">.e:has(.d:is(.b:has(.a) .c))</text:span></text:p>
          <draw:enhanced-geometry svg:viewBox="0 0 21600 21600" draw:type="rectangle" draw:enhanced-path="M 0 0 L 21600 0 21600 21600 0 21600 0 0 Z N"/>
        </draw:custom-shape>
        <draw:custom-shape draw:style-name="gr476" draw:text-style-name="P169" draw:layer="layout" svg:width="0.819cm" svg:height="0.368cm" svg:x="11.031cm" svg:y="12.964cm">
          <text:p text:style-name="P46"><text:span text:style-name="T7">.c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0.736cm" svg:y="12.49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04" draw:layer="layout" svg:width="0.819cm" svg:height="0.368cm" svg:x="18.736cm" svg:y="12.49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42" draw:layer="layout" svg:width="7.139cm" svg:height="0.786cm" svg:x="6.469cm" svg:y="3.47cm">
          <text:p text:style-name="P142"><text:span text:style-name="T23">.e:has(.d:is(.b:has(.a) .c)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11.243cm" svg:y="3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9.743cm" svg:y="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2.085cm" svg:y="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6.985cm" svg:y="3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7" draw:text-style-name="P148" draw:layer="layout" svg:width="1.41cm" svg:height="5.869cm" draw:transform="skewX (0.000523598775598236) rotate (0.795521073059015) translate (6.005cm 7.77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70" draw:layer="layout" svg:width="0.581cm" svg:height="0.59cm" svg:x="18.843cm" svg:y="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7.343cm" svg:y="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draw:layer="layout" svg:width="0.581cm" svg:height="0.59cm" svg:x="14.622cm" svg:y="3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8" draw:text-style-name="P32" draw:layer="layout" svg:width="16.002cm" svg:height="11.176cm" svg:x="5.5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custom-shape draw:style-name="gr499" draw:text-style-name="P100" xml:id="id1851" draw:id="id1851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1850" draw:id="id1850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1857" draw:id="id1857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847" draw:id="id1847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48" draw:id="id1848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1852" draw:id="id1852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1845" draw:id="id1845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1846" draw:id="id1846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1853" draw:id="id1853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1855" draw:id="id1855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47cm" svg:y1="8.311cm" svg:x2="12.935cm" svg:y2="8.539cm" draw:start-shape="id1844" draw:start-glue-point="2" draw:end-shape="id1845" draw:end-glue-point="3" svg:d="M12347 8311v228h588" svg:viewBox="0 0 589 229">
          <text:p/>
        </draw:connector>
        <draw:connector draw:style-name="gr279" draw:text-style-name="P139" draw:layer="layout" svg:x1="13.269cm" svg:y1="8.674cm" svg:x2="13.811cm" svg:y2="8.893cm" draw:start-shape="id1845" draw:start-glue-point="2" draw:end-shape="id1846" draw:end-glue-point="3" svg:d="M13269 8674v219h542" svg:viewBox="0 0 543 220">
          <text:p/>
        </draw:connector>
        <draw:connector draw:style-name="gr279" draw:text-style-name="P139" draw:layer="layout" svg:x1="9.742cm" svg:y1="5.997cm" svg:x2="10.316cm" svg:y2="7.518cm" draw:start-shape="id1847" draw:start-glue-point="2" draw:end-shape="id1848" draw:end-glue-point="3" svg:d="M9742 5997v1521h574" svg:viewBox="0 0 575 1522">
          <text:p/>
        </draw:connector>
        <draw:connector draw:style-name="gr279" draw:text-style-name="P139" draw:layer="layout" svg:x1="14.147cm" svg:y1="9.929cm" svg:x2="14.639cm" svg:y2="10.183cm" draw:start-shape="id1849" draw:start-glue-point="2" draw:end-shape="id1850" draw:end-glue-point="3" svg:d="M14147 9929v254h492" svg:viewBox="0 0 493 255">
          <text:p/>
        </draw:connector>
        <draw:connector draw:style-name="gr279" draw:text-style-name="P139" draw:layer="layout" svg:x1="10.65cm" svg:y1="7.652cm" svg:x2="11.112cm" svg:y2="7.875cm" draw:start-shape="id1848" draw:start-glue-point="2" draw:end-shape="id1851" draw:end-glue-point="3" svg:d="M10650 7652v223h462" svg:viewBox="0 0 463 224">
          <text:p/>
        </draw:connector>
        <draw:connector draw:style-name="gr279" draw:text-style-name="P139" draw:layer="layout" svg:x1="14.974cm" svg:y1="10.319cm" svg:x2="15.555cm" svg:y2="10.636cm" draw:start-shape="id1850" draw:start-glue-point="2" draw:end-shape="id1852" draw:end-glue-point="3" svg:d="M14974 10319v317h581" svg:viewBox="0 0 582 318">
          <text:p/>
        </draw:connector>
        <draw:connector draw:style-name="gr279" draw:text-style-name="P139" draw:layer="layout" svg:x1="14.146cm" svg:y1="9.028cm" svg:x2="14.676cm" svg:y2="9.248cm" draw:start-shape="id1846" draw:start-glue-point="2" draw:end-shape="id1853" draw:end-glue-point="3" svg:d="M14146 9028v220h530" svg:viewBox="0 0 531 221">
          <text:p/>
        </draw:connector>
        <draw:connector draw:style-name="gr279" draw:text-style-name="P139" draw:layer="layout" svg:x1="17.66cm" svg:y1="12.369cm" svg:x2="18.159cm" svg:y2="12.616cm" draw:start-shape="id1854" draw:start-glue-point="2" draw:end-shape="id1855" draw:end-glue-point="3" svg:d="M17660 12369v247h499" svg:viewBox="0 0 500 248">
          <text:p/>
        </draw:connector>
        <draw:custom-shape draw:style-name="gr500" draw:text-style-name="P100" xml:id="id1856" draw:id="id1856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493cm" svg:y1="12.752cm" svg:x2="19.016cm" svg:y2="12.979cm" draw:start-shape="id1855" draw:start-glue-point="2" draw:end-shape="id1856" draw:end-glue-point="3" svg:d="M18493 12752v227h523" svg:viewBox="0 0 524 228">
          <text:p/>
        </draw:connector>
        <draw:connector draw:style-name="gr279" draw:text-style-name="P139" draw:layer="layout" svg:x1="11.447cm" svg:y1="8.011cm" svg:x2="11.997cm" svg:y2="9.033cm" draw:start-shape="id1851" draw:start-glue-point="2" draw:end-shape="id1857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s</text:span><text:span text:style-name="T25"><text:line-break/></text:span><text:span text:style-name="T25"><text:line-break/></text:span><text:span text:style-name="T25">.g:has(.e:is(.c:has(.b .a) .d) .f)</text:span></text:p>
          </draw:text-box>
        </draw:frame>
        <draw:custom-shape draw:style-name="gr436" draw:text-style-name="P137" xml:id="id1858" draw:id="id1858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1859" draw:id="id1859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0.771cm" svg:x2="16.427cm" svg:y2="10.993cm" draw:start-shape="id1852" draw:start-glue-point="2" draw:end-shape="id1858" draw:end-glue-point="3" svg:d="M15890 10771v222h537" svg:viewBox="0 0 538 223">
          <text:p/>
        </draw:connector>
        <draw:connector draw:style-name="gr279" draw:text-style-name="P139" draw:layer="layout" svg:x1="16.762cm" svg:y1="11.128cm" svg:x2="17.325cm" svg:y2="11.348cm" draw:start-shape="id1858" draw:start-glue-point="2" draw:end-shape="id1859" draw:end-glue-point="3" svg:d="M16762 11128v220h563" svg:viewBox="0 0 564 221">
          <text:p/>
        </draw:connector>
        <draw:custom-shape draw:style-name="gr502" draw:text-style-name="P141" draw:layer="layout" svg:width="5.672cm" svg:height="0.786cm" svg:x="10.422cm" svg:y="4.7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499" draw:text-style-name="P100" xml:id="id1861" draw:id="id1861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1862" draw:id="id1862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60" draw:id="id1860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742cm" svg:y1="5.997cm" svg:x2="10.317cm" svg:y2="6.419cm" draw:start-shape="id1847" draw:start-glue-point="2" draw:end-shape="id1860" draw:end-glue-point="3" svg:d="M9742 5997v422h575" svg:viewBox="0 0 576 423">
          <text:p/>
        </draw:connector>
        <draw:connector draw:style-name="gr279" draw:text-style-name="P139" draw:layer="layout" svg:x1="10.651cm" svg:y1="6.553cm" svg:x2="11.113cm" svg:y2="6.771cm" draw:start-shape="id1860" draw:start-glue-point="2" draw:end-shape="id1861" draw:end-glue-point="3" svg:d="M10651 6553v218h462" svg:viewBox="0 0 463 219">
          <text:p/>
        </draw:connector>
        <draw:connector draw:style-name="gr279" draw:text-style-name="P139" draw:layer="layout" svg:x1="11.448cm" svg:y1="6.907cm" svg:x2="12.013cm" svg:y2="7.129cm" draw:start-shape="id1861" draw:start-glue-point="2" draw:end-shape="id1862" draw:end-glue-point="3" svg:d="M11448 6907v222h565" svg:viewBox="0 0 566 223">
          <text:p/>
        </draw:connector>
        <draw:custom-shape draw:style-name="gr436" draw:text-style-name="P137" xml:id="id1863" draw:id="id1863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974cm" svg:y1="10.319cm" svg:x2="15.555cm" svg:y2="11.521cm" draw:start-shape="id1850" draw:start-glue-point="2" draw:end-shape="id1863" draw:end-glue-point="3" svg:d="M14974 10319v1202h581" svg:viewBox="0 0 582 1203">
          <text:p/>
        </draw:connector>
        <draw:custom-shape draw:style-name="gr500" draw:text-style-name="P100" xml:id="id1864" draw:id="id1864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1854" draw:id="id1854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1.656cm" svg:x2="16.427cm" svg:y2="11.878cm" draw:start-shape="id1863" draw:start-glue-point="2" draw:end-shape="id1864" draw:end-glue-point="3" svg:d="M15890 11656v222h537" svg:viewBox="0 0 538 223">
          <text:p/>
        </draw:connector>
        <draw:connector draw:style-name="gr279" draw:text-style-name="P139" draw:layer="layout" svg:x1="16.762cm" svg:y1="12.013cm" svg:x2="17.325cm" svg:y2="12.233cm" draw:start-shape="id1864" draw:start-glue-point="2" draw:end-shape="id1854" draw:end-glue-point="3" svg:d="M16762 12013v220h563" svg:viewBox="0 0 564 221">
          <text:p/>
        </draw:connector>
        <draw:custom-shape draw:style-name="gr499" draw:text-style-name="P100" xml:id="id1866" draw:id="id1866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1867" draw:id="id1867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1865" draw:id="id1865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652cm" svg:y1="14.054cm" svg:x2="11.114cm" svg:y2="14.272cm" draw:start-shape="id1865" draw:start-glue-point="2" draw:end-shape="id1866" draw:end-glue-point="3" svg:d="M10652 14054v218h462" svg:viewBox="0 0 463 219">
          <text:p/>
        </draw:connector>
        <draw:connector draw:style-name="gr279" draw:text-style-name="P139" draw:layer="layout" svg:x1="11.449cm" svg:y1="14.408cm" svg:x2="11.999cm" svg:y2="14.63cm" draw:start-shape="id1866" draw:start-glue-point="2" draw:end-shape="id1867" draw:end-glue-point="3" svg:d="M11449 14408v222h550" svg:viewBox="0 0 551 223">
          <text:p/>
        </draw:connector>
        <draw:connector draw:style-name="gr279" draw:text-style-name="P139" draw:layer="layout" svg:x1="9.742cm" svg:y1="5.997cm" svg:x2="10.318cm" svg:y2="13.92cm" draw:start-shape="id1847" draw:start-glue-point="2" draw:end-shape="id1865" draw:end-glue-point="3" svg:d="M9742 5997v7923h576" svg:viewBox="0 0 577 7924">
          <text:p/>
        </draw:connector>
        <draw:custom-shape draw:style-name="gr435" draw:text-style-name="P137" xml:id="id1868" draw:id="id1868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1869" draw:id="id1869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1870" draw:id="id1870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1871" draw:id="id1871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5cm" svg:y1="12.529cm" svg:x2="16.437cm" svg:y2="12.748cm" draw:start-shape="id1868" draw:start-glue-point="2" draw:end-shape="id1869" draw:end-glue-point="3" svg:d="M15895 12529v219h542" svg:viewBox="0 0 543 220">
          <text:p/>
        </draw:connector>
        <draw:connector draw:style-name="gr279" draw:text-style-name="P139" draw:layer="layout" svg:x1="16.772cm" svg:y1="12.883cm" svg:x2="17.327cm" svg:y2="13.103cm" draw:start-shape="id1869" draw:start-glue-point="2" draw:end-shape="id1870" draw:end-glue-point="3" svg:d="M16772 12883v220h555" svg:viewBox="0 0 556 221">
          <text:p/>
        </draw:connector>
        <draw:connector draw:style-name="gr279" draw:text-style-name="P139" draw:layer="layout" svg:x1="17.662cm" svg:y1="13.239cm" svg:x2="18.16cm" svg:y2="13.456cm" draw:start-shape="id1870" draw:start-glue-point="2" draw:end-shape="id1871" draw:end-glue-point="3" svg:d="M17662 13239v217h498" svg:viewBox="0 0 499 218">
          <text:p/>
        </draw:connector>
        <draw:custom-shape draw:style-name="gr501" draw:text-style-name="P100" xml:id="id1872" draw:id="id1872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66cm" svg:y1="11.484cm" svg:x2="18.197cm" svg:y2="11.732cm" draw:start-shape="id1859" draw:start-glue-point="2" draw:end-shape="id1872" draw:end-glue-point="3" svg:d="M17660 11484v248h537" svg:viewBox="0 0 538 249">
          <text:p/>
        </draw:connector>
        <draw:connector draw:style-name="gr279" draw:text-style-name="P139" draw:layer="layout" svg:x1="14.974cm" svg:y1="10.319cm" svg:x2="15.561cm" svg:y2="12.394cm" draw:start-shape="id1850" draw:start-glue-point="2" draw:end-shape="id1868" draw:end-glue-point="3" svg:d="M14974 10319v2075h587" svg:viewBox="0 0 588 2076">
          <text:p/>
        </draw:connector>
        <draw:custom-shape draw:style-name="gr436" draw:text-style-name="P137" xml:id="id1849" draw:id="id1849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232cm" svg:y1="9.59cm" svg:x2="13.812cm" svg:y2="9.794cm" draw:start-shape="id1873" draw:start-glue-point="2" draw:end-shape="id1849" draw:end-glue-point="3" svg:d="M13232 9590v204h580" svg:viewBox="0 0 581 205">
          <text:p/>
        </draw:connector>
        <draw:custom-shape draw:style-name="gr500" draw:text-style-name="P100" xml:id="id1873" draw:id="id1873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2cm" svg:y1="9.168cm" svg:x2="12.897cm" svg:y2="9.455cm" draw:start-shape="id1857" draw:start-glue-point="2" draw:end-shape="id1873" draw:end-glue-point="3" svg:d="M12332 9168v287h565" svg:viewBox="0 0 566 288">
          <text:p/>
        </draw:connector>
        <draw:custom-shape draw:style-name="gr499" draw:text-style-name="P100" xml:id="id1844" draw:id="id1844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2.012cm" svg:y2="8.175cm" draw:start-shape="id1851" draw:start-glue-point="2" draw:end-shape="id1844" draw:end-glue-point="3" svg:d="M11447 8011v164h565" svg:viewBox="0 0 566 165">
          <text:p/>
        </draw:connector>
        <draw:custom-shape draw:style-name="gr435" draw:text-style-name="P137" xml:id="id1875" draw:id="id1875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1876" draw:id="id1876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1877" draw:id="id1877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3cm" svg:y1="12.163cm" svg:x2="12.921cm" svg:y2="12.391cm" draw:start-shape="id1874" draw:start-glue-point="2" draw:end-shape="id1875" draw:end-glue-point="3" svg:d="M12333 12163v228h588" svg:viewBox="0 0 589 229">
          <text:p/>
        </draw:connector>
        <draw:connector draw:style-name="gr279" draw:text-style-name="P139" draw:layer="layout" svg:x1="13.255cm" svg:y1="12.526cm" svg:x2="13.797cm" svg:y2="12.745cm" draw:start-shape="id1875" draw:start-glue-point="2" draw:end-shape="id1876" draw:end-glue-point="3" svg:d="M13255 12526v219h542" svg:viewBox="0 0 543 220">
          <text:p/>
        </draw:connector>
        <draw:connector draw:style-name="gr279" draw:text-style-name="P139" draw:layer="layout" svg:x1="14.132cm" svg:y1="12.88cm" svg:x2="14.662cm" svg:y2="13.1cm" draw:start-shape="id1876" draw:start-glue-point="2" draw:end-shape="id1877" draw:end-glue-point="3" svg:d="M14132 12880v220h530" svg:viewBox="0 0 531 221">
          <text:p/>
        </draw:connector>
        <draw:custom-shape draw:style-name="gr499" draw:text-style-name="P100" xml:id="id1874" draw:id="id1874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1.998cm" svg:y2="12.027cm" draw:start-shape="id1851" draw:start-glue-point="2" draw:end-shape="id1874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custom-shape draw:style-name="gr503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8">Nesting of the Invalidation Directions</text:span><text:span text:style-name="T22"><text:line-break/></text:span><text:span text:style-name="T22"><text:line-break/></text:span><text:span text:style-name="T25">.g:has(.e:is(.c:has(.b .a) .d) .f)</text:span></text:p>
          </draw:text-box>
        </draw:frame>
        <draw:custom-shape draw:style-name="gr504" draw:text-style-name="P141" draw:layer="layout" svg:width="5.672cm" svg:height="0.786cm" svg:x="10.522cm" svg:y="5.9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505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171" xml:id="id1885" draw:id="id1885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71" xml:id="id1884" draw:id="id1884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891" draw:id="id1891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1881" draw:id="id1881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1882" draw:id="id1882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886" draw:id="id1886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37" xml:id="id1879" draw:id="id1879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1880" draw:id="id1880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00" xml:id="id1887" draw:id="id1887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100" xml:id="id1889" draw:id="id1889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16cm" svg:y1="10.17cm" svg:x2="2.722cm" svg:y2="10.432cm" draw:start-shape="id1878" draw:start-glue-point="2" draw:end-shape="id1879" draw:end-glue-point="3" svg:d="M1616 10170v262h1106" svg:viewBox="0 0 1107 263">
          <text:p/>
        </draw:connector>
        <draw:connector draw:style-name="gr279" draw:text-style-name="P139" draw:layer="layout" svg:x1="3.01cm" svg:y1="10.567cm" svg:x2="3.476cm" svg:y2="10.786cm" draw:start-shape="id1879" draw:start-glue-point="2" draw:end-shape="id1880" draw:end-glue-point="3" svg:d="M3010 10567v219h466" svg:viewBox="0 0 467 220">
          <text:p/>
        </draw:connector>
        <draw:connector draw:style-name="gr279" draw:text-style-name="P139" draw:layer="layout" svg:x1="-0.626cm" svg:y1="7.856cm" svg:x2="-0.133cm" svg:y2="9.377cm" draw:start-shape="id1881" draw:start-glue-point="2" draw:end-shape="id1882" draw:end-glue-point="3" svg:d="M-626 7856v694h-8v827h501" svg:viewBox="0 0 502 1522">
          <text:p/>
        </draw:connector>
        <draw:connector draw:style-name="gr279" draw:text-style-name="P139" draw:layer="layout" svg:x1="3.165cm" svg:y1="11.788cm" svg:x2="3.588cm" svg:y2="12.042cm" draw:start-shape="id1883" draw:start-glue-point="2" draw:end-shape="id1884" draw:end-glue-point="3" svg:d="M3165 11788v254h423" svg:viewBox="0 0 424 255">
          <text:p/>
        </draw:connector>
        <draw:connector draw:style-name="gr279" draw:text-style-name="P139" draw:layer="layout" svg:x1="0.155cm" svg:y1="9.511cm" svg:x2="0.553cm" svg:y2="9.734cm" draw:start-shape="id1882" draw:start-glue-point="2" draw:end-shape="id1885" draw:end-glue-point="3" svg:d="M155 9511v223h398" svg:viewBox="0 0 399 224">
          <text:p/>
        </draw:connector>
        <draw:connector draw:style-name="gr279" draw:text-style-name="P139" draw:layer="layout" svg:x1="3.876cm" svg:y1="12.178cm" svg:x2="4.377cm" svg:y2="12.495cm" draw:start-shape="id1884" draw:start-glue-point="2" draw:end-shape="id1886" draw:end-glue-point="3" svg:d="M3876 12178v317h501" svg:viewBox="0 0 502 318">
          <text:p/>
        </draw:connector>
        <draw:connector draw:style-name="gr279" draw:text-style-name="P139" draw:layer="layout" svg:x1="3.764cm" svg:y1="10.921cm" svg:x2="4.221cm" svg:y2="11.141cm" draw:start-shape="id1880" draw:start-glue-point="2" draw:end-shape="id1887" draw:end-glue-point="3" svg:d="M3764 10921v220h457" svg:viewBox="0 0 458 221">
          <text:p/>
        </draw:connector>
        <draw:connector draw:style-name="gr279" draw:text-style-name="P139" draw:layer="layout" svg:x1="6.188cm" svg:y1="14.228cm" svg:x2="6.619cm" svg:y2="14.475cm" draw:start-shape="id1888" draw:start-glue-point="2" draw:end-shape="id1889" draw:end-glue-point="3" svg:d="M6188 14228v247h431" svg:viewBox="0 0 432 248">
          <text:p/>
        </draw:connector>
        <draw:custom-shape draw:style-name="gr514" draw:text-style-name="P100" xml:id="id1890" draw:id="id1890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906cm" svg:y1="14.611cm" svg:x2="7.356cm" svg:y2="14.838cm" draw:start-shape="id1889" draw:start-glue-point="2" draw:end-shape="id1890" draw:end-glue-point="3" svg:d="M6906 14611v227h450" svg:viewBox="0 0 451 228">
          <text:p/>
        </draw:connector>
        <draw:connector draw:style-name="gr279" draw:text-style-name="P139" draw:layer="layout" svg:x1="0.841cm" svg:y1="9.87cm" svg:x2="1.314cm" svg:y2="10.892cm" draw:start-shape="id1885" draw:start-glue-point="2" draw:end-shape="id1891" draw:end-glue-point="3" svg:d="M841 9870v1022h473" svg:viewBox="0 0 474 1023">
          <text:p/>
        </draw:connector>
        <draw:custom-shape draw:style-name="gr510" draw:text-style-name="P137" xml:id="id1892" draw:id="id1892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0" xml:id="id1893" draw:id="id1893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2.63cm" svg:x2="5.128cm" svg:y2="12.852cm" draw:start-shape="id1886" draw:start-glue-point="2" draw:end-shape="id1892" draw:end-glue-point="3" svg:d="M4665 12630v222h463" svg:viewBox="0 0 464 223">
          <text:p/>
        </draw:connector>
        <draw:connector draw:style-name="gr279" draw:text-style-name="P139" draw:layer="layout" svg:x1="5.416cm" svg:y1="12.987cm" svg:x2="5.9cm" svg:y2="13.207cm" draw:start-shape="id1892" draw:start-glue-point="2" draw:end-shape="id1893" draw:end-glue-point="3" svg:d="M5416 12987v220h484" svg:viewBox="0 0 485 221">
          <text:p/>
        </draw:connector>
        <draw:custom-shape draw:style-name="gr516" draw:text-style-name="P100" xml:id="id1895" draw:id="id1895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1896" draw:id="id1896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1894" draw:id="id1894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-0.626cm" svg:y1="7.856cm" svg:x2="-0.132cm" svg:y2="8.278cm" draw:start-shape="id1881" draw:start-glue-point="2" draw:end-shape="id1894" draw:end-glue-point="3" svg:d="M-626 7856v422h494" svg:viewBox="0 0 495 423">
          <text:p/>
        </draw:connector>
        <draw:connector draw:style-name="gr279" draw:text-style-name="P139" draw:layer="layout" svg:x1="0.156cm" svg:y1="8.412cm" svg:x2="1.153cm" svg:y2="8.63cm" draw:start-shape="id1894" draw:start-glue-point="2" draw:end-shape="id1895" draw:end-glue-point="3" svg:d="M156 8412v218h997" svg:viewBox="0 0 998 219">
          <text:p/>
        </draw:connector>
        <draw:connector draw:style-name="gr279" draw:text-style-name="P139" draw:layer="layout" svg:x1="1.442cm" svg:y1="8.766cm" svg:x2="1.929cm" svg:y2="8.988cm" draw:start-shape="id1895" draw:start-glue-point="2" draw:end-shape="id1896" draw:end-glue-point="3" svg:d="M1442 8766v222h487" svg:viewBox="0 0 488 223">
          <text:p/>
        </draw:connector>
        <draw:custom-shape draw:style-name="gr517" draw:text-style-name="P157" xml:id="id1897" draw:id="id1897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876cm" svg:y1="12.178cm" svg:x2="4.377cm" svg:y2="13.38cm" draw:start-shape="id1884" draw:start-glue-point="2" draw:end-shape="id1897" draw:end-glue-point="3" svg:d="M3876 12178v533h-1v669h502" svg:viewBox="0 0 503 1203">
          <text:p/>
        </draw:connector>
        <draw:custom-shape draw:style-name="gr511" draw:text-style-name="P100" xml:id="id1898" draw:id="id1898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8" draw:text-style-name="P137" xml:id="id1888" draw:id="id1888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3.515cm" svg:x2="5.128cm" svg:y2="13.737cm" draw:start-shape="id1897" draw:start-glue-point="2" draw:end-shape="id1898" draw:end-glue-point="3" svg:d="M4665 13515v222h463" svg:viewBox="0 0 464 223">
          <text:p/>
        </draw:connector>
        <draw:connector draw:style-name="gr279" draw:text-style-name="P139" draw:layer="layout" svg:x1="5.416cm" svg:y1="13.872cm" svg:x2="5.9cm" svg:y2="14.092cm" draw:start-shape="id1898" draw:start-glue-point="2" draw:end-shape="id1888" draw:end-glue-point="3" svg:d="M5416 13872v220h484" svg:viewBox="0 0 485 221">
          <text:p/>
        </draw:connector>
        <draw:custom-shape draw:style-name="gr515" draw:text-style-name="P100" xml:id="id1900" draw:id="id1900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1901" draw:id="id1901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137" xml:id="id1899" draw:id="id1899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157cm" svg:y1="16.813cm" svg:x2="0.554cm" svg:y2="17.031cm" draw:start-shape="id1899" draw:start-glue-point="2" draw:end-shape="id1900" draw:end-glue-point="3" svg:d="M157 16813v218h397" svg:viewBox="0 0 398 219">
          <text:p/>
        </draw:connector>
        <draw:connector draw:style-name="gr279" draw:text-style-name="P139" draw:layer="layout" svg:x1="0.842cm" svg:y1="17.167cm" svg:x2="1.316cm" svg:y2="17.389cm" draw:start-shape="id1900" draw:start-glue-point="2" draw:end-shape="id1901" draw:end-glue-point="3" svg:d="M842 17167v222h474" svg:viewBox="0 0 475 223">
          <text:p/>
        </draw:connector>
        <draw:connector draw:style-name="gr279" draw:text-style-name="P139" draw:layer="layout" svg:x1="-0.626cm" svg:y1="7.856cm" svg:x2="-0.131cm" svg:y2="16.679cm" draw:start-shape="id1881" draw:start-glue-point="2" draw:end-shape="id1899" draw:end-glue-point="3" svg:d="M-626 7856v4345h-6v4478h501" svg:viewBox="0 0 502 8824">
          <text:p/>
        </draw:connector>
        <draw:custom-shape draw:style-name="gr510" draw:text-style-name="P137" xml:id="id1902" draw:id="id1902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0" draw:text-style-name="P137" xml:id="id1903" draw:id="id1903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0" xml:id="id1904" draw:id="id1904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100" xml:id="id1905" draw:id="id1905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7cm" svg:y1="14.388cm" svg:x2="5.136cm" svg:y2="14.607cm" draw:start-shape="id1902" draw:start-glue-point="2" draw:end-shape="id1903" draw:end-glue-point="3" svg:d="M4670 14388v219h466" svg:viewBox="0 0 467 220">
          <text:p/>
        </draw:connector>
        <draw:connector draw:style-name="gr279" draw:text-style-name="P139" draw:layer="layout" svg:x1="5.424cm" svg:y1="14.742cm" svg:x2="5.902cm" svg:y2="14.962cm" draw:start-shape="id1903" draw:start-glue-point="2" draw:end-shape="id1904" draw:end-glue-point="3" svg:d="M5424 14742v220h478" svg:viewBox="0 0 479 221">
          <text:p/>
        </draw:connector>
        <draw:connector draw:style-name="gr279" draw:text-style-name="P139" draw:layer="layout" svg:x1="6.19cm" svg:y1="15.098cm" svg:x2="6.62cm" svg:y2="15.315cm" draw:start-shape="id1904" draw:start-glue-point="2" draw:end-shape="id1905" draw:end-glue-point="3" svg:d="M6190 15098v217h430" svg:viewBox="0 0 431 218">
          <text:p/>
        </draw:connector>
        <draw:custom-shape draw:style-name="gr521" draw:text-style-name="P100" xml:id="id1906" draw:id="id1906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188cm" svg:y1="13.343cm" svg:x2="6.651cm" svg:y2="13.591cm" draw:start-shape="id1893" draw:start-glue-point="2" draw:end-shape="id1906" draw:end-glue-point="3" svg:d="M6188 13343v248h463" svg:viewBox="0 0 464 249">
          <text:p/>
        </draw:connector>
        <draw:connector draw:style-name="gr279" draw:text-style-name="P139" draw:layer="layout" svg:x1="3.876cm" svg:y1="12.178cm" svg:x2="4.382cm" svg:y2="14.253cm" draw:start-shape="id1884" draw:start-glue-point="2" draw:end-shape="id1902" draw:end-glue-point="3" svg:d="M3876 12178v2075h506" svg:viewBox="0 0 507 2076">
          <text:p/>
        </draw:connector>
        <draw:custom-shape draw:style-name="gr522" draw:text-style-name="P149" xml:id="id1883" draw:id="id1883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.377cm" svg:y1="11.449cm" svg:x2="2.877cm" svg:y2="11.653cm" draw:start-shape="id1907" draw:start-glue-point="2" draw:end-shape="id1883" draw:end-glue-point="3" svg:d="M2377 11449v204h500" svg:viewBox="0 0 501 205">
          <text:p/>
        </draw:connector>
        <draw:custom-shape draw:style-name="gr508" draw:text-style-name="P158" xml:id="id1907" draw:id="id1907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02cm" svg:y1="11.027cm" svg:x2="2.089cm" svg:y2="11.314cm" draw:start-shape="id1891" draw:start-glue-point="2" draw:end-shape="id1907" draw:end-glue-point="3" svg:d="M1602 11027v287h487" svg:viewBox="0 0 488 288">
          <text:p/>
        </draw:connector>
        <draw:custom-shape draw:style-name="gr523" draw:text-style-name="P158" xml:id="id1878" draw:id="id1878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28cm" svg:y2="10.034cm" draw:start-shape="id1885" draw:start-glue-point="2" draw:end-shape="id1878" draw:end-glue-point="3" svg:d="M841 9870v164h487" svg:viewBox="0 0 488 165">
          <text:p/>
        </draw:connector>
        <draw:custom-shape draw:style-name="gr524" draw:text-style-name="P137" xml:id="id1909" draw:id="id1909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1910" draw:id="id1910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0" xml:id="id1911" draw:id="id1911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37cm" svg:y1="15.322cm" svg:x2="2.144cm" svg:y2="15.55cm" draw:start-shape="id1908" draw:start-glue-point="2" draw:end-shape="id1909" draw:end-glue-point="3" svg:d="M1637 15322v228h507" svg:viewBox="0 0 508 229">
          <text:p/>
        </draw:connector>
        <draw:connector draw:style-name="gr279" draw:text-style-name="P139" draw:layer="layout" svg:x1="2.431cm" svg:y1="15.685cm" svg:x2="2.898cm" svg:y2="15.904cm" draw:start-shape="id1909" draw:start-glue-point="2" draw:end-shape="id1910" draw:end-glue-point="3" svg:d="M2431 15685v219h467" svg:viewBox="0 0 468 220">
          <text:p/>
        </draw:connector>
        <draw:connector draw:style-name="gr279" draw:text-style-name="P139" draw:layer="layout" svg:x1="3.186cm" svg:y1="16.039cm" svg:x2="3.642cm" svg:y2="16.259cm" draw:start-shape="id1910" draw:start-glue-point="2" draw:end-shape="id1911" draw:end-glue-point="3" svg:d="M3186 16039v220h456" svg:viewBox="0 0 457 221">
          <text:p/>
        </draw:connector>
        <draw:custom-shape draw:style-name="gr515" draw:text-style-name="P100" xml:id="id1908" draw:id="id1908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49cm" svg:y2="15.186cm" draw:start-shape="id1885" draw:start-glue-point="2" draw:end-shape="id1908" draw:end-glue-point="3" svg:d="M841 9870v5316h508" svg:viewBox="0 0 509 5317">
          <text:p/>
        </draw:connector>
        <draw:custom-shape draw:style-name="gr114" draw:text-style-name="P70" xml:id="id1912" draw:id="id1912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913" draw:id="id1913" draw:layer="layout" svg:width="0.581cm" svg:height="0.59cm" svg:x="17.291cm" svg:y="5.96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91cm" svg:x1="13.782cm" svg:y1="6.557cm" svg:x2="17.376cm" svg:y2="6.472cm" draw:start-shape="id1912" draw:start-glue-point="8" draw:end-shape="id1913" draw:end-glue-point="7" svg:d="M13782 6557c0 468 3594 510 3594-85" svg:viewBox="0 0 3595 442">
          <text:p/>
        </draw:connector>
        <draw:custom-shape draw:style-name="gr525" draw:text-style-name="P72" draw:layer="layout" svg:width="7.713cm" svg:height="7.112cm" svg:x="10.84cm" svg:y="9.4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72" draw:layer="layout" svg:width="4.548cm" svg:height="3.815cm" svg:x="13.896cm" svg:y="11.76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159" xml:id="id1921" draw:id="id1921" draw:layer="layout" svg:width="0.577cm" svg:height="0.271cm" svg:x="10.9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59" xml:id="id1920" draw:id="id1920" draw:layer="layout" svg:width="0.577cm" svg:height="0.271cm" svg:x="14.0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27" draw:id="id1927" draw:layer="layout" svg:width="0.577cm" svg:height="0.27cm" svg:x="11.7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1917" draw:id="id1917" draw:layer="layout" svg:width="0.576cm" svg:height="0.27cm" svg:x="9.5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1918" draw:id="id1918" draw:layer="layout" svg:width="0.576cm" svg:height="0.268cm" svg:x="10.2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22" draw:id="id1922" draw:layer="layout" svg:width="0.577cm" svg:height="0.27cm" svg:x="14.8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2" draw:text-style-name="P149" xml:id="id1915" draw:id="id1915" draw:layer="layout" svg:width="0.576cm" svg:height="0.27cm" svg:x="13.1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1916" draw:id="id1916" draw:layer="layout" svg:width="0.576cm" svg:height="0.27cm" svg:x="13.9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171" xml:id="id1923" draw:id="id1923" draw:layer="layout" svg:width="0.576cm" svg:height="0.271cm" svg:x="14.6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158" xml:id="id1925" draw:id="id1925" draw:layer="layout" svg:width="0.574cm" svg:height="0.271cm" svg:x="17.0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044cm" svg:y1="10.18cm" svg:x2="13.15cm" svg:y2="10.442cm" draw:start-shape="id1914" draw:start-glue-point="2" draw:end-shape="id1915" draw:end-glue-point="3" svg:d="M12044 10180v262h1106" svg:viewBox="0 0 1107 263">
          <text:p/>
        </draw:connector>
        <draw:connector draw:style-name="gr279" draw:text-style-name="P139" draw:layer="layout" svg:x1="13.438cm" svg:y1="10.577cm" svg:x2="13.904cm" svg:y2="10.796cm" draw:start-shape="id1915" draw:start-glue-point="2" draw:end-shape="id1916" draw:end-glue-point="3" svg:d="M13438 10577v219h466" svg:viewBox="0 0 467 220">
          <text:p/>
        </draw:connector>
        <draw:connector draw:style-name="gr279" draw:text-style-name="P139" draw:layer="layout" svg:x1="9.802cm" svg:y1="7.866cm" svg:x2="10.295cm" svg:y2="9.387cm" draw:start-shape="id1917" draw:start-glue-point="2" draw:end-shape="id1918" draw:end-glue-point="3" svg:d="M9802 7866v694h-8v827h501" svg:viewBox="0 0 502 1522">
          <text:p/>
        </draw:connector>
        <draw:connector draw:style-name="gr279" draw:text-style-name="P139" draw:layer="layout" svg:x1="13.593cm" svg:y1="11.798cm" svg:x2="14.016cm" svg:y2="12.052cm" draw:start-shape="id1919" draw:start-glue-point="2" draw:end-shape="id1920" draw:end-glue-point="3" svg:d="M13593 11798v254h423" svg:viewBox="0 0 424 255">
          <text:p/>
        </draw:connector>
        <draw:connector draw:style-name="gr279" draw:text-style-name="P139" draw:layer="layout" svg:x1="10.583cm" svg:y1="9.521cm" svg:x2="10.981cm" svg:y2="9.744cm" draw:start-shape="id1918" draw:start-glue-point="2" draw:end-shape="id1921" draw:end-glue-point="3" svg:d="M10583 9521v223h398" svg:viewBox="0 0 399 224">
          <text:p/>
        </draw:connector>
        <draw:connector draw:style-name="gr279" draw:text-style-name="P139" draw:layer="layout" svg:x1="14.304cm" svg:y1="12.188cm" svg:x2="14.805cm" svg:y2="12.505cm" draw:start-shape="id1920" draw:start-glue-point="2" draw:end-shape="id1922" draw:end-glue-point="3" svg:d="M14304 12188v317h501" svg:viewBox="0 0 502 318">
          <text:p/>
        </draw:connector>
        <draw:connector draw:style-name="gr279" draw:text-style-name="P139" draw:layer="layout" svg:x1="14.192cm" svg:y1="10.931cm" svg:x2="14.649cm" svg:y2="11.151cm" draw:start-shape="id1916" draw:start-glue-point="2" draw:end-shape="id1923" draw:end-glue-point="3" svg:d="M14192 10931v220h457" svg:viewBox="0 0 458 221">
          <text:p/>
        </draw:connector>
        <draw:connector draw:style-name="gr279" draw:text-style-name="P139" draw:layer="layout" svg:x1="16.616cm" svg:y1="14.238cm" svg:x2="17.047cm" svg:y2="14.485cm" draw:start-shape="id1924" draw:start-glue-point="2" draw:end-shape="id1925" draw:end-glue-point="3" svg:d="M16616 14238v247h431" svg:viewBox="0 0 432 248">
          <text:p/>
        </draw:connector>
        <draw:custom-shape draw:style-name="gr530" draw:text-style-name="P171" xml:id="id1926" draw:id="id1926" draw:layer="layout" svg:width="0.577cm" svg:height="0.27cm" svg:x="17.7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334cm" svg:y1="14.621cm" svg:x2="17.784cm" svg:y2="14.848cm" draw:start-shape="id1925" draw:start-glue-point="2" draw:end-shape="id1926" draw:end-glue-point="3" svg:d="M17334 14621v227h450" svg:viewBox="0 0 451 228">
          <text:p/>
        </draw:connector>
        <draw:connector draw:style-name="gr279" draw:text-style-name="P139" draw:layer="layout" svg:x1="11.269cm" svg:y1="9.88cm" svg:x2="11.742cm" svg:y2="10.902cm" draw:start-shape="id1921" draw:start-glue-point="2" draw:end-shape="id1927" draw:end-glue-point="3" svg:d="M11269 9880v1022h473" svg:viewBox="0 0 474 1023">
          <text:p/>
        </draw:connector>
        <draw:custom-shape draw:style-name="gr522" draw:text-style-name="P149" xml:id="id1928" draw:id="id1928" draw:layer="layout" svg:width="0.576cm" svg:height="0.27cm" svg:x="15.5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158" xml:id="id1929" draw:id="id1929" draw:layer="layout" svg:width="0.577cm" svg:height="0.271cm" svg:x="16.3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93cm" svg:y1="12.64cm" svg:x2="15.556cm" svg:y2="12.862cm" draw:start-shape="id1922" draw:start-glue-point="2" draw:end-shape="id1928" draw:end-glue-point="3" svg:d="M15093 12640v222h463" svg:viewBox="0 0 464 223">
          <text:p/>
        </draw:connector>
        <draw:connector draw:style-name="gr279" draw:text-style-name="P139" draw:layer="layout" svg:x1="15.844cm" svg:y1="12.997cm" svg:x2="16.328cm" svg:y2="13.217cm" draw:start-shape="id1928" draw:start-glue-point="2" draw:end-shape="id1929" draw:end-glue-point="3" svg:d="M15844 12997v220h484" svg:viewBox="0 0 485 221">
          <text:p/>
        </draw:connector>
        <draw:custom-shape draw:style-name="gr516" draw:text-style-name="P100" xml:id="id1931" draw:id="id1931" draw:layer="layout" svg:width="0.578cm" svg:height="0.271cm" svg:x="11.5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1932" draw:id="id1932" draw:layer="layout" svg:width="0.576cm" svg:height="0.27cm" svg:x="12.3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1930" draw:id="id1930" draw:layer="layout" svg:width="0.576cm" svg:height="0.268cm" svg:x="10.2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802cm" svg:y1="7.866cm" svg:x2="10.296cm" svg:y2="8.288cm" draw:start-shape="id1917" draw:start-glue-point="2" draw:end-shape="id1930" draw:end-glue-point="3" svg:d="M9802 7866v422h494" svg:viewBox="0 0 495 423">
          <text:p/>
        </draw:connector>
        <draw:connector draw:style-name="gr279" draw:text-style-name="P139" draw:layer="layout" svg:x1="10.584cm" svg:y1="8.422cm" svg:x2="11.581cm" svg:y2="8.64cm" draw:start-shape="id1930" draw:start-glue-point="2" draw:end-shape="id1931" draw:end-glue-point="3" svg:d="M10584 8422v218h997" svg:viewBox="0 0 998 219">
          <text:p/>
        </draw:connector>
        <draw:connector draw:style-name="gr279" draw:text-style-name="P139" draw:layer="layout" svg:x1="11.87cm" svg:y1="8.776cm" svg:x2="12.357cm" svg:y2="8.998cm" draw:start-shape="id1931" draw:start-glue-point="2" draw:end-shape="id1932" draw:end-glue-point="3" svg:d="M11870 8776v222h487" svg:viewBox="0 0 488 223">
          <text:p/>
        </draw:connector>
        <draw:custom-shape draw:style-name="gr532" draw:text-style-name="P149" xml:id="id1933" draw:id="id1933" draw:layer="layout" svg:width="0.577cm" svg:height="0.27cm" svg:x="14.8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304cm" svg:y1="12.188cm" svg:x2="14.805cm" svg:y2="13.39cm" draw:start-shape="id1920" draw:start-glue-point="2" draw:end-shape="id1933" draw:end-glue-point="3" svg:d="M14304 12188v533h-1v669h502" svg:viewBox="0 0 503 1203">
          <text:p/>
        </draw:connector>
        <draw:custom-shape draw:style-name="gr508" draw:text-style-name="P158" xml:id="id1934" draw:id="id1934" draw:layer="layout" svg:width="0.576cm" svg:height="0.27cm" svg:x="15.5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1924" draw:id="id1924" draw:layer="layout" svg:width="0.577cm" svg:height="0.271cm" svg:x="16.3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93cm" svg:y1="13.525cm" svg:x2="15.556cm" svg:y2="13.747cm" draw:start-shape="id1933" draw:start-glue-point="2" draw:end-shape="id1934" draw:end-glue-point="3" svg:d="M15093 13525v222h463" svg:viewBox="0 0 464 223">
          <text:p/>
        </draw:connector>
        <draw:connector draw:style-name="gr279" draw:text-style-name="P139" draw:layer="layout" svg:x1="15.844cm" svg:y1="13.882cm" svg:x2="16.328cm" svg:y2="14.102cm" draw:start-shape="id1934" draw:start-glue-point="2" draw:end-shape="id1924" draw:end-glue-point="3" svg:d="M15844 13882v220h484" svg:viewBox="0 0 485 221">
          <text:p/>
        </draw:connector>
        <draw:custom-shape draw:style-name="gr515" draw:text-style-name="P100" xml:id="id1936" draw:id="id1936" draw:layer="layout" svg:width="0.577cm" svg:height="0.271cm" svg:x="10.9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1937" draw:id="id1937" draw:layer="layout" svg:width="0.577cm" svg:height="0.27cm" svg:x="11.7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137" xml:id="id1935" draw:id="id1935" draw:layer="layout" svg:width="0.576cm" svg:height="0.268cm" svg:x="10.2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585cm" svg:y1="16.823cm" svg:x2="10.982cm" svg:y2="17.041cm" draw:start-shape="id1935" draw:start-glue-point="2" draw:end-shape="id1936" draw:end-glue-point="3" svg:d="M10585 16823v218h397" svg:viewBox="0 0 398 219">
          <text:p/>
        </draw:connector>
        <draw:connector draw:style-name="gr279" draw:text-style-name="P139" draw:layer="layout" svg:x1="11.27cm" svg:y1="17.177cm" svg:x2="11.744cm" svg:y2="17.399cm" draw:start-shape="id1936" draw:start-glue-point="2" draw:end-shape="id1937" draw:end-glue-point="3" svg:d="M11270 17177v222h474" svg:viewBox="0 0 475 223">
          <text:p/>
        </draw:connector>
        <draw:connector draw:style-name="gr279" draw:text-style-name="P139" draw:layer="layout" svg:x1="9.802cm" svg:y1="7.866cm" svg:x2="10.297cm" svg:y2="16.689cm" draw:start-shape="id1917" draw:start-glue-point="2" draw:end-shape="id1935" draw:end-glue-point="3" svg:d="M9802 7866v4345h-6v4478h501" svg:viewBox="0 0 502 8824">
          <text:p/>
        </draw:connector>
        <draw:custom-shape draw:style-name="gr522" draw:text-style-name="P149" xml:id="id1938" draw:id="id1938" draw:layer="layout" svg:width="0.576cm" svg:height="0.27cm" svg:x="14.8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149" xml:id="id1939" draw:id="id1939" draw:layer="layout" svg:width="0.577cm" svg:height="0.27cm" svg:x="15.5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158" xml:id="id1940" draw:id="id1940" draw:layer="layout" svg:width="0.577cm" svg:height="0.271cm" svg:x="16.3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171" xml:id="id1941" draw:id="id1941" draw:layer="layout" svg:width="0.574cm" svg:height="0.271cm" svg:x="17.0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98cm" svg:y1="14.398cm" svg:x2="15.564cm" svg:y2="14.617cm" draw:start-shape="id1938" draw:start-glue-point="2" draw:end-shape="id1939" draw:end-glue-point="3" svg:d="M15098 14398v219h466" svg:viewBox="0 0 467 220">
          <text:p/>
        </draw:connector>
        <draw:connector draw:style-name="gr279" draw:text-style-name="P139" draw:layer="layout" svg:x1="15.852cm" svg:y1="14.752cm" svg:x2="16.33cm" svg:y2="14.972cm" draw:start-shape="id1939" draw:start-glue-point="2" draw:end-shape="id1940" draw:end-glue-point="3" svg:d="M15852 14752v220h478" svg:viewBox="0 0 479 221">
          <text:p/>
        </draw:connector>
        <draw:connector draw:style-name="gr279" draw:text-style-name="P139" draw:layer="layout" svg:x1="16.618cm" svg:y1="15.108cm" svg:x2="17.048cm" svg:y2="15.325cm" draw:start-shape="id1940" draw:start-glue-point="2" draw:end-shape="id1941" draw:end-glue-point="3" svg:d="M16618 15108v217h430" svg:viewBox="0 0 431 218">
          <text:p/>
        </draw:connector>
        <draw:custom-shape draw:style-name="gr535" draw:text-style-name="P171" xml:id="id1942" draw:id="id1942" draw:layer="layout" svg:width="0.575cm" svg:height="0.271cm" svg:x="17.0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6.616cm" svg:y1="13.353cm" svg:x2="17.079cm" svg:y2="13.601cm" draw:start-shape="id1929" draw:start-glue-point="2" draw:end-shape="id1942" draw:end-glue-point="3" svg:d="M16616 13353v248h463" svg:viewBox="0 0 464 249">
          <text:p/>
        </draw:connector>
        <draw:connector draw:style-name="gr279" draw:text-style-name="P139" draw:layer="layout" svg:x1="14.304cm" svg:y1="12.188cm" svg:x2="14.81cm" svg:y2="14.263cm" draw:start-shape="id1920" draw:start-glue-point="2" draw:end-shape="id1938" draw:end-glue-point="3" svg:d="M14304 12188v2075h506" svg:viewBox="0 0 507 2076">
          <text:p/>
        </draw:connector>
        <draw:custom-shape draw:style-name="gr522" draw:text-style-name="P149" xml:id="id1919" draw:id="id1919" draw:layer="layout" svg:width="0.576cm" svg:height="0.27cm" svg:x="13.3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805cm" svg:y1="11.459cm" svg:x2="13.305cm" svg:y2="11.663cm" draw:start-shape="id1943" draw:start-glue-point="2" draw:end-shape="id1919" draw:end-glue-point="3" svg:d="M12805 11459v204h500" svg:viewBox="0 0 501 205">
          <text:p/>
        </draw:connector>
        <draw:custom-shape draw:style-name="gr508" draw:text-style-name="P158" xml:id="id1943" draw:id="id1943" draw:layer="layout" svg:width="0.576cm" svg:height="0.27cm" svg:x="12.5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03cm" svg:y1="11.037cm" svg:x2="12.517cm" svg:y2="11.324cm" draw:start-shape="id1927" draw:start-glue-point="2" draw:end-shape="id1943" draw:end-glue-point="3" svg:d="M12030 11037v287h487" svg:viewBox="0 0 488 288">
          <text:p/>
        </draw:connector>
        <draw:custom-shape draw:style-name="gr523" draw:text-style-name="P158" xml:id="id1914" draw:id="id1914" draw:layer="layout" svg:width="0.576cm" svg:height="0.271cm" svg:x="11.7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269cm" svg:y1="9.88cm" svg:x2="11.756cm" svg:y2="10.044cm" draw:start-shape="id1921" draw:start-glue-point="2" draw:end-shape="id1914" draw:end-glue-point="3" svg:d="M11269 9880v164h487" svg:viewBox="0 0 488 165">
          <text:p/>
        </draw:connector>
        <draw:custom-shape draw:style-name="gr536" draw:text-style-name="P149" xml:id="id1945" draw:id="id1945" draw:layer="layout" svg:width="0.575cm" svg:height="0.27cm" svg:x="12.5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46" draw:id="id1946" draw:layer="layout" svg:width="0.577cm" svg:height="0.27cm" svg:x="13.3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71" xml:id="id1947" draw:id="id1947" draw:layer="layout" svg:width="0.577cm" svg:height="0.271cm" svg:x="14.0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065cm" svg:y1="15.332cm" svg:x2="12.572cm" svg:y2="15.56cm" draw:start-shape="id1944" draw:start-glue-point="2" draw:end-shape="id1945" draw:end-glue-point="3" svg:d="M12065 15332v228h507" svg:viewBox="0 0 508 229">
          <text:p/>
        </draw:connector>
        <draw:connector draw:style-name="gr279" draw:text-style-name="P139" draw:layer="layout" svg:x1="12.859cm" svg:y1="15.695cm" svg:x2="13.326cm" svg:y2="15.914cm" draw:start-shape="id1945" draw:start-glue-point="2" draw:end-shape="id1946" draw:end-glue-point="3" svg:d="M12859 15695v219h467" svg:viewBox="0 0 468 220">
          <text:p/>
        </draw:connector>
        <draw:connector draw:style-name="gr279" draw:text-style-name="P139" draw:layer="layout" svg:x1="13.614cm" svg:y1="16.049cm" svg:x2="14.07cm" svg:y2="16.269cm" draw:start-shape="id1946" draw:start-glue-point="2" draw:end-shape="id1947" draw:end-glue-point="3" svg:d="M13614 16049v220h456" svg:viewBox="0 0 457 221">
          <text:p/>
        </draw:connector>
        <draw:custom-shape draw:style-name="gr531" draw:text-style-name="P158" xml:id="id1944" draw:id="id1944" draw:layer="layout" svg:width="0.577cm" svg:height="0.271cm" svg:x="11.7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269cm" svg:y1="9.88cm" svg:x2="11.777cm" svg:y2="15.196cm" draw:start-shape="id1921" draw:start-glue-point="2" draw:end-shape="id1944" draw:end-glue-point="3" svg:d="M11269 9880v5316h508" svg:viewBox="0 0 509 5317">
          <text:p/>
        </draw:connector>
        <draw:custom-shape draw:style-name="gr537" draw:text-style-name="P71" draw:layer="layout" svg:width="2.155cm" svg:height="9.987cm" draw:transform="skewX (0.000523598775598308) rotate (0.475427688243255) translate (20.35cm 8.38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8" draw:text-style-name="P71" draw:layer="layout" svg:width="1.247cm" svg:height="10.517cm" draw:transform="skewX (0.000523598775598314) rotate (0.860621854158404) translate (21.124cm 9.389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8" draw:text-style-name="P71" draw:layer="layout" svg:width="1.247cm" svg:height="10.517cm" draw:transform="skewX (0.000523598775598314) rotate (0.960105621522081) translate (21.552cm 9.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9" draw:text-style-name="P71" draw:layer="layout" svg:width="1.247cm" svg:height="9.513cm" draw:transform="skewX (0.000523598775598356) rotate (1.03532931228304) translate (21.195cm 9.3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0" draw:text-style-name="P71" draw:layer="layout" svg:width="1.46cm" svg:height="6.961cm" draw:transform="skewX (0.00052359877559833) rotate (1.05540059868097) translate (20.847cm 8.6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3" draw:text-style-name="P149" xml:id="id1955" draw:id="id1955" draw:layer="layout" svg:width="0.577cm" svg:height="0.271cm" svg:x="22.972cm" svg:y="9.5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1954" draw:id="id1954" draw:layer="layout" svg:width="0.577cm" svg:height="0.271cm" svg:x="26.007cm" svg:y="11.8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61" draw:id="id1961" draw:layer="layout" svg:width="0.577cm" svg:height="0.27cm" svg:x="23.733cm" svg:y="10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1951" draw:id="id1951" draw:layer="layout" svg:width="0.576cm" svg:height="0.27cm" svg:x="21.505cm" svg:y="7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02" xml:id="id1952" draw:id="id1952" draw:layer="layout" svg:width="0.576cm" svg:height="0.268cm" svg:x="22.286cm" svg:y="9.1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56" draw:id="id1956" draw:layer="layout" svg:width="0.577cm" svg:height="0.27cm" svg:x="26.796cm" svg:y="1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38" xml:id="id1949" draw:id="id1949" draw:layer="layout" svg:width="0.576cm" svg:height="0.27cm" svg:x="25.141cm" svg:y="10.2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1950" draw:id="id1950" draw:layer="layout" svg:width="0.576cm" svg:height="0.27cm" svg:x="25.895cm" svg:y="10.5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159" xml:id="id1957" draw:id="id1957" draw:layer="layout" svg:width="0.576cm" svg:height="0.271cm" svg:x="26.64cm" svg:y="10.9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158" xml:id="id1959" draw:id="id1959" draw:layer="layout" svg:width="0.574cm" svg:height="0.271cm" svg:x="29.038cm" svg:y="14.2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35cm" svg:y1="10.096cm" svg:x2="25.141cm" svg:y2="10.358cm" draw:start-shape="id1948" draw:start-glue-point="2" draw:end-shape="id1949" draw:end-glue-point="3" svg:d="M24035 10096v262h1106" svg:viewBox="0 0 1107 263">
          <text:p/>
        </draw:connector>
        <draw:connector draw:style-name="gr279" draw:text-style-name="P139" draw:layer="layout" svg:x1="25.429cm" svg:y1="10.493cm" svg:x2="25.895cm" svg:y2="10.712cm" draw:start-shape="id1949" draw:start-glue-point="2" draw:end-shape="id1950" draw:end-glue-point="3" svg:d="M25429 10493v219h466" svg:viewBox="0 0 467 220">
          <text:p/>
        </draw:connector>
        <draw:connector draw:style-name="gr279" draw:text-style-name="P139" draw:layer="layout" svg:x1="21.793cm" svg:y1="7.782cm" svg:x2="22.286cm" svg:y2="9.303cm" draw:start-shape="id1951" draw:start-glue-point="2" draw:end-shape="id1952" draw:end-glue-point="3" svg:d="M21793 7782v694h-8v827h501" svg:viewBox="0 0 502 1522">
          <text:p/>
        </draw:connector>
        <draw:connector draw:style-name="gr279" draw:text-style-name="P139" draw:layer="layout" svg:x1="25.584cm" svg:y1="11.714cm" svg:x2="26.007cm" svg:y2="11.968cm" draw:start-shape="id1953" draw:start-glue-point="2" draw:end-shape="id1954" draw:end-glue-point="3" svg:d="M25584 11714v254h423" svg:viewBox="0 0 424 255">
          <text:p/>
        </draw:connector>
        <draw:connector draw:style-name="gr279" draw:text-style-name="P139" draw:layer="layout" svg:x1="22.574cm" svg:y1="9.437cm" svg:x2="22.972cm" svg:y2="9.66cm" draw:start-shape="id1952" draw:start-glue-point="2" draw:end-shape="id1955" draw:end-glue-point="3" svg:d="M22574 9437v223h398" svg:viewBox="0 0 399 224">
          <text:p/>
        </draw:connector>
        <draw:connector draw:style-name="gr279" draw:text-style-name="P139" draw:layer="layout" svg:x1="26.295cm" svg:y1="12.104cm" svg:x2="26.796cm" svg:y2="12.421cm" draw:start-shape="id1954" draw:start-glue-point="2" draw:end-shape="id1956" draw:end-glue-point="3" svg:d="M26295 12104v317h501" svg:viewBox="0 0 502 318">
          <text:p/>
        </draw:connector>
        <draw:connector draw:style-name="gr279" draw:text-style-name="P139" draw:layer="layout" svg:x1="26.183cm" svg:y1="10.847cm" svg:x2="26.64cm" svg:y2="11.067cm" draw:start-shape="id1950" draw:start-glue-point="2" draw:end-shape="id1957" draw:end-glue-point="3" svg:d="M26183 10847v220h457" svg:viewBox="0 0 458 221">
          <text:p/>
        </draw:connector>
        <draw:connector draw:style-name="gr279" draw:text-style-name="P139" draw:layer="layout" svg:x1="28.607cm" svg:y1="14.154cm" svg:x2="29.038cm" svg:y2="14.401cm" draw:start-shape="id1958" draw:start-glue-point="2" draw:end-shape="id1959" draw:end-glue-point="3" svg:d="M28607 14154v247h431" svg:viewBox="0 0 432 248">
          <text:p/>
        </draw:connector>
        <draw:custom-shape draw:style-name="gr544" draw:text-style-name="P159" xml:id="id1960" draw:id="id1960" draw:layer="layout" svg:width="0.577cm" svg:height="0.27cm" svg:x="29.775cm" svg:y="14.6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9.325cm" svg:y1="14.537cm" svg:x2="29.775cm" svg:y2="14.764cm" draw:start-shape="id1959" draw:start-glue-point="2" draw:end-shape="id1960" draw:end-glue-point="3" svg:d="M29325 14537v227h450" svg:viewBox="0 0 451 228">
          <text:p/>
        </draw:connector>
        <draw:connector draw:style-name="gr279" draw:text-style-name="P139" draw:layer="layout" svg:x1="23.26cm" svg:y1="9.796cm" svg:x2="23.733cm" svg:y2="10.818cm" draw:start-shape="id1955" draw:start-glue-point="2" draw:end-shape="id1961" draw:end-glue-point="3" svg:d="M23260 9796v1022h473" svg:viewBox="0 0 474 1023">
          <text:p/>
        </draw:connector>
        <draw:custom-shape draw:style-name="gr542" draw:text-style-name="P138" xml:id="id1962" draw:id="id1962" draw:layer="layout" svg:width="0.576cm" svg:height="0.27cm" svg:x="27.547cm" svg:y="12.6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1963" draw:id="id1963" draw:layer="layout" svg:width="0.577cm" svg:height="0.271cm" svg:x="28.319cm" svg:y="12.9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2.556cm" svg:x2="27.547cm" svg:y2="12.778cm" draw:start-shape="id1956" draw:start-glue-point="2" draw:end-shape="id1962" draw:end-glue-point="3" svg:d="M27084 12556v222h463" svg:viewBox="0 0 464 223">
          <text:p/>
        </draw:connector>
        <draw:connector draw:style-name="gr279" draw:text-style-name="P139" draw:layer="layout" svg:x1="27.835cm" svg:y1="12.913cm" svg:x2="28.319cm" svg:y2="13.133cm" draw:start-shape="id1962" draw:start-glue-point="2" draw:end-shape="id1963" draw:end-glue-point="3" svg:d="M27835 12913v220h484" svg:viewBox="0 0 485 221">
          <text:p/>
        </draw:connector>
        <draw:custom-shape draw:style-name="gr516" draw:text-style-name="P100" xml:id="id1965" draw:id="id1965" draw:layer="layout" svg:width="0.578cm" svg:height="0.271cm" svg:x="23.572cm" svg:y="8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1966" draw:id="id1966" draw:layer="layout" svg:width="0.576cm" svg:height="0.27cm" svg:x="24.348cm" svg:y="8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1964" draw:id="id1964" draw:layer="layout" svg:width="0.576cm" svg:height="0.268cm" svg:x="22.287cm" svg:y="8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793cm" svg:y1="7.782cm" svg:x2="22.287cm" svg:y2="8.204cm" draw:start-shape="id1951" draw:start-glue-point="2" draw:end-shape="id1964" draw:end-glue-point="3" svg:d="M21793 7782v422h494" svg:viewBox="0 0 495 423">
          <text:p/>
        </draw:connector>
        <draw:connector draw:style-name="gr279" draw:text-style-name="P139" draw:layer="layout" svg:x1="22.575cm" svg:y1="8.338cm" svg:x2="23.572cm" svg:y2="8.556cm" draw:start-shape="id1964" draw:start-glue-point="2" draw:end-shape="id1965" draw:end-glue-point="3" svg:d="M22575 8338v218h997" svg:viewBox="0 0 998 219">
          <text:p/>
        </draw:connector>
        <draw:connector draw:style-name="gr279" draw:text-style-name="P139" draw:layer="layout" svg:x1="23.861cm" svg:y1="8.692cm" svg:x2="24.348cm" svg:y2="8.914cm" draw:start-shape="id1965" draw:start-glue-point="2" draw:end-shape="id1966" draw:end-glue-point="3" svg:d="M23861 8692v222h487" svg:viewBox="0 0 488 223">
          <text:p/>
        </draw:connector>
        <draw:custom-shape draw:style-name="gr532" draw:text-style-name="P149" xml:id="id1967" draw:id="id1967" draw:layer="layout" svg:width="0.577cm" svg:height="0.27cm" svg:x="26.796cm" svg:y="13.1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6.295cm" svg:y1="12.104cm" svg:x2="26.796cm" svg:y2="13.306cm" draw:start-shape="id1954" draw:start-glue-point="2" draw:end-shape="id1967" draw:end-glue-point="3" svg:d="M26295 12104v533h-1v669h502" svg:viewBox="0 0 503 1203">
          <text:p/>
        </draw:connector>
        <draw:custom-shape draw:style-name="gr508" draw:text-style-name="P158" xml:id="id1968" draw:id="id1968" draw:layer="layout" svg:width="0.576cm" svg:height="0.27cm" svg:x="27.547cm" svg:y="13.5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38" xml:id="id1958" draw:id="id1958" draw:layer="layout" svg:width="0.577cm" svg:height="0.271cm" svg:x="28.319cm" svg:y="13.8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3.441cm" svg:x2="27.547cm" svg:y2="13.663cm" draw:start-shape="id1967" draw:start-glue-point="2" draw:end-shape="id1968" draw:end-glue-point="3" svg:d="M27084 13441v222h463" svg:viewBox="0 0 464 223">
          <text:p/>
        </draw:connector>
        <draw:connector draw:style-name="gr279" draw:text-style-name="P139" draw:layer="layout" svg:x1="27.835cm" svg:y1="13.798cm" svg:x2="28.319cm" svg:y2="14.018cm" draw:start-shape="id1968" draw:start-glue-point="2" draw:end-shape="id1958" draw:end-glue-point="3" svg:d="M27835 13798v220h484" svg:viewBox="0 0 485 221">
          <text:p/>
        </draw:connector>
        <draw:custom-shape draw:style-name="gr515" draw:text-style-name="P100" xml:id="id1970" draw:id="id1970" draw:layer="layout" svg:width="0.577cm" svg:height="0.271cm" svg:x="22.973cm" svg:y="16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1971" draw:id="id1971" draw:layer="layout" svg:width="0.577cm" svg:height="0.27cm" svg:x="23.735cm" svg:y="17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137" xml:id="id1969" draw:id="id1969" draw:layer="layout" svg:width="0.576cm" svg:height="0.268cm" svg:x="22.288cm" svg:y="1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576cm" svg:y1="16.739cm" svg:x2="22.973cm" svg:y2="16.957cm" draw:start-shape="id1969" draw:start-glue-point="2" draw:end-shape="id1970" draw:end-glue-point="3" svg:d="M22576 16739v218h397" svg:viewBox="0 0 398 219">
          <text:p/>
        </draw:connector>
        <draw:connector draw:style-name="gr279" draw:text-style-name="P139" draw:layer="layout" svg:x1="23.261cm" svg:y1="17.093cm" svg:x2="23.735cm" svg:y2="17.315cm" draw:start-shape="id1970" draw:start-glue-point="2" draw:end-shape="id1971" draw:end-glue-point="3" svg:d="M23261 17093v222h474" svg:viewBox="0 0 475 223">
          <text:p/>
        </draw:connector>
        <draw:connector draw:style-name="gr279" draw:text-style-name="P139" draw:layer="layout" svg:x1="21.793cm" svg:y1="7.782cm" svg:x2="22.288cm" svg:y2="16.605cm" draw:start-shape="id1951" draw:start-glue-point="2" draw:end-shape="id1969" draw:end-glue-point="3" svg:d="M21793 7782v4345h-6v4478h501" svg:viewBox="0 0 502 8824">
          <text:p/>
        </draw:connector>
        <draw:custom-shape draw:style-name="gr522" draw:text-style-name="P149" xml:id="id1972" draw:id="id1972" draw:layer="layout" svg:width="0.576cm" svg:height="0.27cm" svg:x="26.801cm" svg:y="14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02" xml:id="id1973" draw:id="id1973" draw:layer="layout" svg:width="0.577cm" svg:height="0.27cm" svg:x="27.555cm" svg:y="14.3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1974" draw:id="id1974" draw:layer="layout" svg:width="0.577cm" svg:height="0.271cm" svg:x="28.321cm" svg:y="14.7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159" xml:id="id1975" draw:id="id1975" draw:layer="layout" svg:width="0.574cm" svg:height="0.271cm" svg:x="29.039cm" svg:y="15.1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9cm" svg:y1="14.314cm" svg:x2="27.555cm" svg:y2="14.533cm" draw:start-shape="id1972" draw:start-glue-point="2" draw:end-shape="id1973" draw:end-glue-point="3" svg:d="M27089 14314v219h466" svg:viewBox="0 0 467 220">
          <text:p/>
        </draw:connector>
        <draw:connector draw:style-name="gr279" draw:text-style-name="P139" draw:layer="layout" svg:x1="27.843cm" svg:y1="14.668cm" svg:x2="28.321cm" svg:y2="14.888cm" draw:start-shape="id1973" draw:start-glue-point="2" draw:end-shape="id1974" draw:end-glue-point="3" svg:d="M27843 14668v220h478" svg:viewBox="0 0 479 221">
          <text:p/>
        </draw:connector>
        <draw:connector draw:style-name="gr279" draw:text-style-name="P139" draw:layer="layout" svg:x1="28.609cm" svg:y1="15.024cm" svg:x2="29.039cm" svg:y2="15.241cm" draw:start-shape="id1974" draw:start-glue-point="2" draw:end-shape="id1975" draw:end-glue-point="3" svg:d="M28609 15024v217h430" svg:viewBox="0 0 431 218">
          <text:p/>
        </draw:connector>
        <draw:custom-shape draw:style-name="gr548" draw:text-style-name="P159" xml:id="id1976" draw:id="id1976" draw:layer="layout" svg:width="0.575cm" svg:height="0.271cm" svg:x="29.07cm" svg:y="13.3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8.607cm" svg:y1="13.269cm" svg:x2="29.07cm" svg:y2="13.517cm" draw:start-shape="id1963" draw:start-glue-point="2" draw:end-shape="id1976" draw:end-glue-point="3" svg:d="M28607 13269v248h463" svg:viewBox="0 0 464 249">
          <text:p/>
        </draw:connector>
        <draw:connector draw:style-name="gr279" draw:text-style-name="P139" draw:layer="layout" svg:x1="26.295cm" svg:y1="12.104cm" svg:x2="26.801cm" svg:y2="14.179cm" draw:start-shape="id1954" draw:start-glue-point="2" draw:end-shape="id1972" draw:end-glue-point="3" svg:d="M26295 12104v2075h506" svg:viewBox="0 0 507 2076">
          <text:p/>
        </draw:connector>
        <draw:custom-shape draw:style-name="gr549" draw:text-style-name="P102" xml:id="id1953" draw:id="id1953" draw:layer="layout" svg:width="0.576cm" svg:height="0.27cm" svg:x="25.296cm" svg:y="11.4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796cm" svg:y1="11.375cm" svg:x2="25.296cm" svg:y2="11.579cm" draw:start-shape="id1977" draw:start-glue-point="2" draw:end-shape="id1953" draw:end-glue-point="3" svg:d="M24796 11375v204h500" svg:viewBox="0 0 501 205">
          <text:p/>
        </draw:connector>
        <draw:custom-shape draw:style-name="gr508" draw:text-style-name="P158" xml:id="id1977" draw:id="id1977" draw:layer="layout" svg:width="0.576cm" svg:height="0.27cm" svg:x="24.508cm" svg:y="11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21cm" svg:y1="10.953cm" svg:x2="24.508cm" svg:y2="11.24cm" draw:start-shape="id1961" draw:start-glue-point="2" draw:end-shape="id1977" draw:end-glue-point="3" svg:d="M24021 10953v287h487" svg:viewBox="0 0 488 288">
          <text:p/>
        </draw:connector>
        <draw:custom-shape draw:style-name="gr523" draw:text-style-name="P158" xml:id="id1948" draw:id="id1948" draw:layer="layout" svg:width="0.576cm" svg:height="0.271cm" svg:x="23.747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796cm" svg:x2="23.747cm" svg:y2="9.96cm" draw:start-shape="id1955" draw:start-glue-point="2" draw:end-shape="id1948" draw:end-glue-point="3" svg:d="M23260 9796v164h487" svg:viewBox="0 0 488 165">
          <text:p/>
        </draw:connector>
        <draw:custom-shape draw:style-name="gr550" draw:text-style-name="P138" xml:id="id1979" draw:id="id1979" draw:layer="layout" svg:width="0.575cm" svg:height="0.27cm" svg:x="24.563cm" svg:y="15.3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80" draw:id="id1980" draw:layer="layout" svg:width="0.577cm" svg:height="0.27cm" svg:x="25.317cm" svg:y="15.6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59" xml:id="id1981" draw:id="id1981" draw:layer="layout" svg:width="0.577cm" svg:height="0.271cm" svg:x="26.061cm" svg:y="16.0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56cm" svg:y1="15.248cm" svg:x2="24.563cm" svg:y2="15.476cm" draw:start-shape="id1978" draw:start-glue-point="2" draw:end-shape="id1979" draw:end-glue-point="3" svg:d="M24056 15248v228h507" svg:viewBox="0 0 508 229">
          <text:p/>
        </draw:connector>
        <draw:connector draw:style-name="gr279" draw:text-style-name="P139" draw:layer="layout" svg:x1="24.85cm" svg:y1="15.611cm" svg:x2="25.317cm" svg:y2="15.83cm" draw:start-shape="id1979" draw:start-glue-point="2" draw:end-shape="id1980" draw:end-glue-point="3" svg:d="M24850 15611v219h467" svg:viewBox="0 0 468 220">
          <text:p/>
        </draw:connector>
        <draw:connector draw:style-name="gr279" draw:text-style-name="P139" draw:layer="layout" svg:x1="25.605cm" svg:y1="15.965cm" svg:x2="26.061cm" svg:y2="16.185cm" draw:start-shape="id1980" draw:start-glue-point="2" draw:end-shape="id1981" draw:end-glue-point="3" svg:d="M25605 15965v220h456" svg:viewBox="0 0 457 221">
          <text:p/>
        </draw:connector>
        <draw:custom-shape draw:style-name="gr531" draw:text-style-name="P158" xml:id="id1978" draw:id="id1978" draw:layer="layout" svg:width="0.577cm" svg:height="0.271cm" svg:x="23.768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796cm" svg:x2="23.768cm" svg:y2="15.112cm" draw:start-shape="id1955" draw:start-glue-point="2" draw:end-shape="id1978" draw:end-glue-point="3" svg:d="M23260 9796v5316h508" svg:viewBox="0 0 509 5317">
          <text:p/>
        </draw:connector>
        <draw:custom-shape draw:style-name="gr551" draw:text-style-name="P141" draw:layer="layout" svg:width="5.672cm" svg:height="0.786cm" svg:x="-1.084cm" svg:y="5.872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onnector draw:style-name="gr87" draw:text-style-name="P57" draw:layer="layout" draw:type="curve" draw:line-skew="0.243cm" svg:x1="3.628cm" svg:y1="5.938cm" svg:x2="2.176cm" svg:y2="5.939cm" draw:start-shape="id1982" draw:start-glue-point="4" draw:end-shape="id1983" draw:end-glue-point="4" svg:d="M3628 5938c0-387-1452-387-1452 1" svg:viewBox="0 0 1453 292">
          <text:p/>
        </draw:connector>
        <draw:custom-shape draw:style-name="gr175" draw:text-style-name="P90" xml:id="id1982" draw:id="id1982" draw:layer="layout" svg:width="0.581cm" svg:height="0.59cm" svg:x="3.337cm" svg:y="5.93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1983" draw:id="id1983" draw:layer="layout" svg:width="0.581cm" svg:height="0.59cm" svg:x="1.885cm" svg:y="5.9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2" draw:text-style-name="P141" draw:layer="layout" svg:width="5.672cm" svg:height="0.786cm" svg:x="21.21cm" svg:y="5.87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1984" draw:id="id1984" draw:layer="layout" svg:width="0.581cm" svg:height="0.59cm" svg:x="27.979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85" draw:id="id1985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0.21cm" svg:x1="28.064cm" svg:y1="6.024cm" svg:x2="21.654cm" svg:y2="5.939cm" draw:start-shape="id1984" draw:start-glue-point="5" draw:end-shape="id1985" draw:end-glue-point="4" svg:d="M28064 6024c0-565-6410-523-6410-85" svg:viewBox="0 0 6411 420">
          <text:p/>
        </draw:connector>
        <draw:custom-shape draw:style-name="gr446" draw:text-style-name="P163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3.633cm" svg:y="11.74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4.659cm" svg:y="10.84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7.085cm" svg:y="13.26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7.811cm" svg:y="14.542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7.063cm" svg:y="15.01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draw:layer="layout" svg:width="0.581cm" svg:height="0.59cm" svg:x="14.063cm" svg:y="15.9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0.985cm" svg:y="9.5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4.085cm" svg:y="11.8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633cm" svg:y="10.74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3.175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859cm" svg:y="14.476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5.003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059cm" svg:y="15.87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7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3" draw:text-style-name="P172" draw:layer="layout" svg:width="6.318cm" svg:height="0.786cm" svg:x="-0.398cm" svg:y="3.806cm">
          <text:p text:style-name="P172"><text:span text:style-name="T29">Matching upward feature </text:span><text:span text:style-name="T29"><text:line-break/></text:span><text:span text:style-name="T29">to upward sub-tree</text:span></text:p>
          <draw:enhanced-geometry svg:viewBox="0 0 21600 21600" draw:type="rectangle" draw:enhanced-path="M 0 0 L 21600 0 21600 21600 0 21600 0 0 Z N"/>
        </draw:custom-shape>
        <draw:custom-shape draw:style-name="gr554" draw:text-style-name="P172" draw:layer="layout" svg:width="7.591cm" svg:height="0.786cm" svg:x="10.252cm" svg:y="3.806cm">
          <text:p text:style-name="P172"><text:span text:style-name="T29">Matching downward feature </text:span><text:span text:style-name="T29"><text:line-break/></text:span><text:span text:style-name="T29">to downward sub-tree</text:span></text:p>
          <draw:enhanced-geometry svg:viewBox="0 0 21600 21600" draw:type="rectangle" draw:enhanced-path="M 0 0 L 21600 0 21600 21600 0 21600 0 0 Z N"/>
        </draw:custom-shape>
        <draw:custom-shape draw:style-name="gr555" draw:text-style-name="P172" draw:layer="layout" svg:width="7.591cm" svg:height="0.786cm" svg:x="21.973cm" svg:y="3.806cm">
          <text:p text:style-name="P172"><text:span text:style-name="T29">Matching upward subject feature </text:span><text:span text:style-name="T29"><text:line-break/></text:span><text:span text:style-name="T29">to up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custom-shape draw:style-name="gr503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custom-shape draw:style-name="gr556" draw:text-style-name="P71" draw:layer="layout" svg:width="1.49cm" svg:height="3.346cm" draw:transform="skewX (0.000523598775598238) rotate (0.789237887751836) translate (9.401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8">Nesting of the Invalidation Directions</text:span><text:span text:style-name="T22"><text:line-break/></text:span><text:span text:style-name="T22"><text:line-break/></text:span><text:span text:style-name="T25">.g:has(.e:is(.c:has(.b .a) .d) .f)</text:span></text:p>
          </draw:text-box>
        </draw:frame>
        <draw:custom-shape draw:style-name="gr557" draw:text-style-name="P141" draw:layer="layout" svg:width="5.672cm" svg:height="0.786cm" svg:x="10.522cm" svg:y="5.9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505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171" xml:id="id1993" draw:id="id1993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71" xml:id="id1992" draw:id="id1992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99" draw:id="id1999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1989" draw:id="id1989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1990" draw:id="id1990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1994" draw:id="id1994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37" xml:id="id1987" draw:id="id1987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1988" draw:id="id1988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00" xml:id="id1995" draw:id="id1995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100" xml:id="id1997" draw:id="id1997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16cm" svg:y1="10.17cm" svg:x2="2.722cm" svg:y2="10.432cm" draw:start-shape="id1986" draw:start-glue-point="2" draw:end-shape="id1987" draw:end-glue-point="3" svg:d="M1616 10170v262h1106" svg:viewBox="0 0 1107 263">
          <text:p/>
        </draw:connector>
        <draw:connector draw:style-name="gr279" draw:text-style-name="P139" draw:layer="layout" svg:x1="3.01cm" svg:y1="10.567cm" svg:x2="3.476cm" svg:y2="10.786cm" draw:start-shape="id1987" draw:start-glue-point="2" draw:end-shape="id1988" draw:end-glue-point="3" svg:d="M3010 10567v219h466" svg:viewBox="0 0 467 220">
          <text:p/>
        </draw:connector>
        <draw:connector draw:style-name="gr279" draw:text-style-name="P139" draw:layer="layout" svg:x1="-0.626cm" svg:y1="7.856cm" svg:x2="-0.133cm" svg:y2="9.377cm" draw:start-shape="id1989" draw:start-glue-point="2" draw:end-shape="id1990" draw:end-glue-point="3" svg:d="M-626 7856v694h-8v827h501" svg:viewBox="0 0 502 1522">
          <text:p/>
        </draw:connector>
        <draw:connector draw:style-name="gr279" draw:text-style-name="P139" draw:layer="layout" svg:x1="3.165cm" svg:y1="11.788cm" svg:x2="3.588cm" svg:y2="12.042cm" draw:start-shape="id1991" draw:start-glue-point="2" draw:end-shape="id1992" draw:end-glue-point="3" svg:d="M3165 11788v254h423" svg:viewBox="0 0 424 255">
          <text:p/>
        </draw:connector>
        <draw:connector draw:style-name="gr279" draw:text-style-name="P139" draw:layer="layout" svg:x1="0.155cm" svg:y1="9.511cm" svg:x2="0.553cm" svg:y2="9.734cm" draw:start-shape="id1990" draw:start-glue-point="2" draw:end-shape="id1993" draw:end-glue-point="3" svg:d="M155 9511v223h398" svg:viewBox="0 0 399 224">
          <text:p/>
        </draw:connector>
        <draw:connector draw:style-name="gr279" draw:text-style-name="P139" draw:layer="layout" svg:x1="3.876cm" svg:y1="12.178cm" svg:x2="4.377cm" svg:y2="12.495cm" draw:start-shape="id1992" draw:start-glue-point="2" draw:end-shape="id1994" draw:end-glue-point="3" svg:d="M3876 12178v317h501" svg:viewBox="0 0 502 318">
          <text:p/>
        </draw:connector>
        <draw:connector draw:style-name="gr279" draw:text-style-name="P139" draw:layer="layout" svg:x1="3.764cm" svg:y1="10.921cm" svg:x2="4.221cm" svg:y2="11.141cm" draw:start-shape="id1988" draw:start-glue-point="2" draw:end-shape="id1995" draw:end-glue-point="3" svg:d="M3764 10921v220h457" svg:viewBox="0 0 458 221">
          <text:p/>
        </draw:connector>
        <draw:connector draw:style-name="gr279" draw:text-style-name="P139" draw:layer="layout" svg:x1="6.188cm" svg:y1="14.228cm" svg:x2="6.619cm" svg:y2="14.475cm" draw:start-shape="id1996" draw:start-glue-point="2" draw:end-shape="id1997" draw:end-glue-point="3" svg:d="M6188 14228v247h431" svg:viewBox="0 0 432 248">
          <text:p/>
        </draw:connector>
        <draw:custom-shape draw:style-name="gr514" draw:text-style-name="P100" xml:id="id1998" draw:id="id1998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906cm" svg:y1="14.611cm" svg:x2="7.356cm" svg:y2="14.838cm" draw:start-shape="id1997" draw:start-glue-point="2" draw:end-shape="id1998" draw:end-glue-point="3" svg:d="M6906 14611v227h450" svg:viewBox="0 0 451 228">
          <text:p/>
        </draw:connector>
        <draw:connector draw:style-name="gr279" draw:text-style-name="P139" draw:layer="layout" svg:x1="0.841cm" svg:y1="9.87cm" svg:x2="1.314cm" svg:y2="10.892cm" draw:start-shape="id1993" draw:start-glue-point="2" draw:end-shape="id1999" draw:end-glue-point="3" svg:d="M841 9870v1022h473" svg:viewBox="0 0 474 1023">
          <text:p/>
        </draw:connector>
        <draw:custom-shape draw:style-name="gr510" draw:text-style-name="P137" xml:id="id2000" draw:id="id2000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0" xml:id="id2001" draw:id="id2001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2.63cm" svg:x2="5.128cm" svg:y2="12.852cm" draw:start-shape="id1994" draw:start-glue-point="2" draw:end-shape="id2000" draw:end-glue-point="3" svg:d="M4665 12630v222h463" svg:viewBox="0 0 464 223">
          <text:p/>
        </draw:connector>
        <draw:connector draw:style-name="gr279" draw:text-style-name="P139" draw:layer="layout" svg:x1="5.416cm" svg:y1="12.987cm" svg:x2="5.9cm" svg:y2="13.207cm" draw:start-shape="id2000" draw:start-glue-point="2" draw:end-shape="id2001" draw:end-glue-point="3" svg:d="M5416 12987v220h484" svg:viewBox="0 0 485 221">
          <text:p/>
        </draw:connector>
        <draw:custom-shape draw:style-name="gr516" draw:text-style-name="P100" xml:id="id2003" draw:id="id2003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2004" draw:id="id2004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2002" draw:id="id2002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-0.626cm" svg:y1="7.856cm" svg:x2="-0.132cm" svg:y2="8.278cm" draw:start-shape="id1989" draw:start-glue-point="2" draw:end-shape="id2002" draw:end-glue-point="3" svg:d="M-626 7856v422h494" svg:viewBox="0 0 495 423">
          <text:p/>
        </draw:connector>
        <draw:connector draw:style-name="gr279" draw:text-style-name="P139" draw:layer="layout" svg:x1="0.156cm" svg:y1="8.412cm" svg:x2="1.153cm" svg:y2="8.63cm" draw:start-shape="id2002" draw:start-glue-point="2" draw:end-shape="id2003" draw:end-glue-point="3" svg:d="M156 8412v218h997" svg:viewBox="0 0 998 219">
          <text:p/>
        </draw:connector>
        <draw:connector draw:style-name="gr279" draw:text-style-name="P139" draw:layer="layout" svg:x1="1.442cm" svg:y1="8.766cm" svg:x2="1.929cm" svg:y2="8.988cm" draw:start-shape="id2003" draw:start-glue-point="2" draw:end-shape="id2004" draw:end-glue-point="3" svg:d="M1442 8766v222h487" svg:viewBox="0 0 488 223">
          <text:p/>
        </draw:connector>
        <draw:custom-shape draw:style-name="gr517" draw:text-style-name="P157" xml:id="id2005" draw:id="id2005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3.876cm" svg:y1="12.178cm" svg:x2="4.377cm" svg:y2="13.38cm" draw:start-shape="id1992" draw:start-glue-point="2" draw:end-shape="id2005" draw:end-glue-point="3" svg:d="M3876 12178v533h-1v669h502" svg:viewBox="0 0 503 1203">
          <text:p/>
        </draw:connector>
        <draw:custom-shape draw:style-name="gr511" draw:text-style-name="P100" xml:id="id2006" draw:id="id2006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8" draw:text-style-name="P137" xml:id="id1996" draw:id="id1996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65cm" svg:y1="13.515cm" svg:x2="5.128cm" svg:y2="13.737cm" draw:start-shape="id2005" draw:start-glue-point="2" draw:end-shape="id2006" draw:end-glue-point="3" svg:d="M4665 13515v222h463" svg:viewBox="0 0 464 223">
          <text:p/>
        </draw:connector>
        <draw:connector draw:style-name="gr279" draw:text-style-name="P139" draw:layer="layout" svg:x1="5.416cm" svg:y1="13.872cm" svg:x2="5.9cm" svg:y2="14.092cm" draw:start-shape="id2006" draw:start-glue-point="2" draw:end-shape="id1996" draw:end-glue-point="3" svg:d="M5416 13872v220h484" svg:viewBox="0 0 485 221">
          <text:p/>
        </draw:connector>
        <draw:custom-shape draw:style-name="gr515" draw:text-style-name="P100" xml:id="id2008" draw:id="id2008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2009" draw:id="id2009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137" xml:id="id2007" draw:id="id2007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157cm" svg:y1="16.813cm" svg:x2="0.554cm" svg:y2="17.031cm" draw:start-shape="id2007" draw:start-glue-point="2" draw:end-shape="id2008" draw:end-glue-point="3" svg:d="M157 16813v218h397" svg:viewBox="0 0 398 219">
          <text:p/>
        </draw:connector>
        <draw:connector draw:style-name="gr279" draw:text-style-name="P139" draw:layer="layout" svg:x1="0.842cm" svg:y1="17.167cm" svg:x2="1.316cm" svg:y2="17.389cm" draw:start-shape="id2008" draw:start-glue-point="2" draw:end-shape="id2009" draw:end-glue-point="3" svg:d="M842 17167v222h474" svg:viewBox="0 0 475 223">
          <text:p/>
        </draw:connector>
        <draw:connector draw:style-name="gr279" draw:text-style-name="P139" draw:layer="layout" svg:x1="-0.626cm" svg:y1="7.856cm" svg:x2="-0.131cm" svg:y2="16.679cm" draw:start-shape="id1989" draw:start-glue-point="2" draw:end-shape="id2007" draw:end-glue-point="3" svg:d="M-626 7856v4345h-6v4478h501" svg:viewBox="0 0 502 8824">
          <text:p/>
        </draw:connector>
        <draw:custom-shape draw:style-name="gr510" draw:text-style-name="P137" xml:id="id2010" draw:id="id2010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0" draw:text-style-name="P137" xml:id="id2011" draw:id="id2011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0" xml:id="id2012" draw:id="id2012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100" xml:id="id2013" draw:id="id2013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67cm" svg:y1="14.388cm" svg:x2="5.136cm" svg:y2="14.607cm" draw:start-shape="id2010" draw:start-glue-point="2" draw:end-shape="id2011" draw:end-glue-point="3" svg:d="M4670 14388v219h466" svg:viewBox="0 0 467 220">
          <text:p/>
        </draw:connector>
        <draw:connector draw:style-name="gr279" draw:text-style-name="P139" draw:layer="layout" svg:x1="5.424cm" svg:y1="14.742cm" svg:x2="5.902cm" svg:y2="14.962cm" draw:start-shape="id2011" draw:start-glue-point="2" draw:end-shape="id2012" draw:end-glue-point="3" svg:d="M5424 14742v220h478" svg:viewBox="0 0 479 221">
          <text:p/>
        </draw:connector>
        <draw:connector draw:style-name="gr279" draw:text-style-name="P139" draw:layer="layout" svg:x1="6.19cm" svg:y1="15.098cm" svg:x2="6.62cm" svg:y2="15.315cm" draw:start-shape="id2012" draw:start-glue-point="2" draw:end-shape="id2013" draw:end-glue-point="3" svg:d="M6190 15098v217h430" svg:viewBox="0 0 431 218">
          <text:p/>
        </draw:connector>
        <draw:custom-shape draw:style-name="gr521" draw:text-style-name="P100" xml:id="id2014" draw:id="id2014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188cm" svg:y1="13.343cm" svg:x2="6.651cm" svg:y2="13.591cm" draw:start-shape="id2001" draw:start-glue-point="2" draw:end-shape="id2014" draw:end-glue-point="3" svg:d="M6188 13343v248h463" svg:viewBox="0 0 464 249">
          <text:p/>
        </draw:connector>
        <draw:connector draw:style-name="gr279" draw:text-style-name="P139" draw:layer="layout" svg:x1="3.876cm" svg:y1="12.178cm" svg:x2="4.382cm" svg:y2="14.253cm" draw:start-shape="id1992" draw:start-glue-point="2" draw:end-shape="id2010" draw:end-glue-point="3" svg:d="M3876 12178v2075h506" svg:viewBox="0 0 507 2076">
          <text:p/>
        </draw:connector>
        <draw:custom-shape draw:style-name="gr522" draw:text-style-name="P149" xml:id="id1991" draw:id="id1991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.377cm" svg:y1="11.449cm" svg:x2="2.877cm" svg:y2="11.653cm" draw:start-shape="id2015" draw:start-glue-point="2" draw:end-shape="id1991" draw:end-glue-point="3" svg:d="M2377 11449v204h500" svg:viewBox="0 0 501 205">
          <text:p/>
        </draw:connector>
        <draw:custom-shape draw:style-name="gr508" draw:text-style-name="P158" xml:id="id2015" draw:id="id2015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02cm" svg:y1="11.027cm" svg:x2="2.089cm" svg:y2="11.314cm" draw:start-shape="id1999" draw:start-glue-point="2" draw:end-shape="id2015" draw:end-glue-point="3" svg:d="M1602 11027v287h487" svg:viewBox="0 0 488 288">
          <text:p/>
        </draw:connector>
        <draw:custom-shape draw:style-name="gr523" draw:text-style-name="P158" xml:id="id1986" draw:id="id1986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28cm" svg:y2="10.034cm" draw:start-shape="id1993" draw:start-glue-point="2" draw:end-shape="id1986" draw:end-glue-point="3" svg:d="M841 9870v164h487" svg:viewBox="0 0 488 165">
          <text:p/>
        </draw:connector>
        <draw:custom-shape draw:style-name="gr524" draw:text-style-name="P137" xml:id="id2017" draw:id="id2017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2018" draw:id="id2018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0" xml:id="id2019" draw:id="id2019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.637cm" svg:y1="15.322cm" svg:x2="2.144cm" svg:y2="15.55cm" draw:start-shape="id2016" draw:start-glue-point="2" draw:end-shape="id2017" draw:end-glue-point="3" svg:d="M1637 15322v228h507" svg:viewBox="0 0 508 229">
          <text:p/>
        </draw:connector>
        <draw:connector draw:style-name="gr279" draw:text-style-name="P139" draw:layer="layout" svg:x1="2.431cm" svg:y1="15.685cm" svg:x2="2.898cm" svg:y2="15.904cm" draw:start-shape="id2017" draw:start-glue-point="2" draw:end-shape="id2018" draw:end-glue-point="3" svg:d="M2431 15685v219h467" svg:viewBox="0 0 468 220">
          <text:p/>
        </draw:connector>
        <draw:connector draw:style-name="gr279" draw:text-style-name="P139" draw:layer="layout" svg:x1="3.186cm" svg:y1="16.039cm" svg:x2="3.642cm" svg:y2="16.259cm" draw:start-shape="id2018" draw:start-glue-point="2" draw:end-shape="id2019" draw:end-glue-point="3" svg:d="M3186 16039v220h456" svg:viewBox="0 0 457 221">
          <text:p/>
        </draw:connector>
        <draw:custom-shape draw:style-name="gr515" draw:text-style-name="P100" xml:id="id2016" draw:id="id2016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0.841cm" svg:y1="9.87cm" svg:x2="1.349cm" svg:y2="15.186cm" draw:start-shape="id1993" draw:start-glue-point="2" draw:end-shape="id2016" draw:end-glue-point="3" svg:d="M841 9870v5316h508" svg:viewBox="0 0 509 5317">
          <text:p/>
        </draw:connector>
        <draw:custom-shape draw:style-name="gr114" draw:text-style-name="P70" xml:id="id2020" draw:id="id2020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021" draw:id="id2021" draw:layer="layout" svg:width="0.581cm" svg:height="0.59cm" svg:x="10.691cm" svg:y="5.968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3.782cm" svg:y1="5.967cm" svg:x2="10.982cm" svg:y2="5.968cm" draw:start-shape="id2020" draw:start-glue-point="4" draw:end-shape="id2021" draw:end-glue-point="4" svg:d="M13782 5967c0-751-2800-752-2800 1" svg:viewBox="0 0 2801 565">
          <text:p/>
        </draw:connector>
        <draw:custom-shape draw:style-name="gr525" draw:text-style-name="P72" draw:layer="layout" svg:width="7.713cm" svg:height="7.112cm" svg:x="22.84cm" svg:y="9.46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159" xml:id="id2029" draw:id="id2029" draw:layer="layout" svg:width="0.577cm" svg:height="0.271cm" svg:x="11.6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59" xml:id="id2028" draw:id="id2028" draw:layer="layout" svg:width="0.577cm" svg:height="0.271cm" svg:x="14.7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2035" draw:id="id2035" draw:layer="layout" svg:width="0.577cm" svg:height="0.27cm" svg:x="12.4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2025" draw:id="id2025" draw:layer="layout" svg:width="0.576cm" svg:height="0.27cm" svg:x="10.2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02" xml:id="id2026" draw:id="id2026" draw:layer="layout" svg:width="0.576cm" svg:height="0.268cm" svg:x="10.9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2030" draw:id="id2030" draw:layer="layout" svg:width="0.577cm" svg:height="0.27cm" svg:x="15.5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2" draw:text-style-name="P149" xml:id="id2023" draw:id="id2023" draw:layer="layout" svg:width="0.576cm" svg:height="0.27cm" svg:x="13.8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2024" draw:id="id2024" draw:layer="layout" svg:width="0.576cm" svg:height="0.27cm" svg:x="14.6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171" xml:id="id2031" draw:id="id2031" draw:layer="layout" svg:width="0.576cm" svg:height="0.271cm" svg:x="15.3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158" xml:id="id2033" draw:id="id2033" draw:layer="layout" svg:width="0.574cm" svg:height="0.271cm" svg:x="17.7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744cm" svg:y1="10.18cm" svg:x2="13.85cm" svg:y2="10.442cm" draw:start-shape="id2022" draw:start-glue-point="2" draw:end-shape="id2023" draw:end-glue-point="3" svg:d="M12744 10180v262h1106" svg:viewBox="0 0 1107 263">
          <text:p/>
        </draw:connector>
        <draw:connector draw:style-name="gr279" draw:text-style-name="P139" draw:layer="layout" svg:x1="14.138cm" svg:y1="10.577cm" svg:x2="14.604cm" svg:y2="10.796cm" draw:start-shape="id2023" draw:start-glue-point="2" draw:end-shape="id2024" draw:end-glue-point="3" svg:d="M14138 10577v219h466" svg:viewBox="0 0 467 220">
          <text:p/>
        </draw:connector>
        <draw:connector draw:style-name="gr279" draw:text-style-name="P139" draw:layer="layout" svg:x1="10.502cm" svg:y1="7.866cm" svg:x2="10.995cm" svg:y2="9.387cm" draw:start-shape="id2025" draw:start-glue-point="2" draw:end-shape="id2026" draw:end-glue-point="3" svg:d="M10502 7866v694h-8v827h501" svg:viewBox="0 0 502 1522">
          <text:p/>
        </draw:connector>
        <draw:connector draw:style-name="gr279" draw:text-style-name="P139" draw:layer="layout" svg:x1="14.293cm" svg:y1="11.798cm" svg:x2="14.716cm" svg:y2="12.052cm" draw:start-shape="id2027" draw:start-glue-point="2" draw:end-shape="id2028" draw:end-glue-point="3" svg:d="M14293 11798v254h423" svg:viewBox="0 0 424 255">
          <text:p/>
        </draw:connector>
        <draw:connector draw:style-name="gr279" draw:text-style-name="P139" draw:layer="layout" svg:x1="11.283cm" svg:y1="9.521cm" svg:x2="11.681cm" svg:y2="9.744cm" draw:start-shape="id2026" draw:start-glue-point="2" draw:end-shape="id2029" draw:end-glue-point="3" svg:d="M11283 9521v223h398" svg:viewBox="0 0 399 224">
          <text:p/>
        </draw:connector>
        <draw:connector draw:style-name="gr279" draw:text-style-name="P139" draw:layer="layout" svg:x1="15.004cm" svg:y1="12.188cm" svg:x2="15.505cm" svg:y2="12.505cm" draw:start-shape="id2028" draw:start-glue-point="2" draw:end-shape="id2030" draw:end-glue-point="3" svg:d="M15004 12188v317h501" svg:viewBox="0 0 502 318">
          <text:p/>
        </draw:connector>
        <draw:connector draw:style-name="gr279" draw:text-style-name="P139" draw:layer="layout" svg:x1="14.892cm" svg:y1="10.931cm" svg:x2="15.349cm" svg:y2="11.151cm" draw:start-shape="id2024" draw:start-glue-point="2" draw:end-shape="id2031" draw:end-glue-point="3" svg:d="M14892 10931v220h457" svg:viewBox="0 0 458 221">
          <text:p/>
        </draw:connector>
        <draw:connector draw:style-name="gr279" draw:text-style-name="P139" draw:layer="layout" svg:x1="17.316cm" svg:y1="14.238cm" svg:x2="17.747cm" svg:y2="14.485cm" draw:start-shape="id2032" draw:start-glue-point="2" draw:end-shape="id2033" draw:end-glue-point="3" svg:d="M17316 14238v247h431" svg:viewBox="0 0 432 248">
          <text:p/>
        </draw:connector>
        <draw:custom-shape draw:style-name="gr530" draw:text-style-name="P171" xml:id="id2034" draw:id="id2034" draw:layer="layout" svg:width="0.577cm" svg:height="0.27cm" svg:x="18.4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034cm" svg:y1="14.621cm" svg:x2="18.484cm" svg:y2="14.848cm" draw:start-shape="id2033" draw:start-glue-point="2" draw:end-shape="id2034" draw:end-glue-point="3" svg:d="M18034 14621v227h450" svg:viewBox="0 0 451 228">
          <text:p/>
        </draw:connector>
        <draw:connector draw:style-name="gr279" draw:text-style-name="P139" draw:layer="layout" svg:x1="11.969cm" svg:y1="9.88cm" svg:x2="12.442cm" svg:y2="10.902cm" draw:start-shape="id2029" draw:start-glue-point="2" draw:end-shape="id2035" draw:end-glue-point="3" svg:d="M11969 9880v1022h473" svg:viewBox="0 0 474 1023">
          <text:p/>
        </draw:connector>
        <draw:custom-shape draw:style-name="gr522" draw:text-style-name="P149" xml:id="id2036" draw:id="id2036" draw:layer="layout" svg:width="0.576cm" svg:height="0.27cm" svg:x="16.2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158" xml:id="id2037" draw:id="id2037" draw:layer="layout" svg:width="0.577cm" svg:height="0.271cm" svg:x="17.0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793cm" svg:y1="12.64cm" svg:x2="16.256cm" svg:y2="12.862cm" draw:start-shape="id2030" draw:start-glue-point="2" draw:end-shape="id2036" draw:end-glue-point="3" svg:d="M15793 12640v222h463" svg:viewBox="0 0 464 223">
          <text:p/>
        </draw:connector>
        <draw:connector draw:style-name="gr279" draw:text-style-name="P139" draw:layer="layout" svg:x1="16.544cm" svg:y1="12.997cm" svg:x2="17.028cm" svg:y2="13.217cm" draw:start-shape="id2036" draw:start-glue-point="2" draw:end-shape="id2037" draw:end-glue-point="3" svg:d="M16544 12997v220h484" svg:viewBox="0 0 485 221">
          <text:p/>
        </draw:connector>
        <draw:custom-shape draw:style-name="gr516" draw:text-style-name="P100" xml:id="id2039" draw:id="id2039" draw:layer="layout" svg:width="0.578cm" svg:height="0.271cm" svg:x="12.2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2040" draw:id="id2040" draw:layer="layout" svg:width="0.576cm" svg:height="0.27cm" svg:x="13.0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2038" draw:id="id2038" draw:layer="layout" svg:width="0.576cm" svg:height="0.268cm" svg:x="10.9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502cm" svg:y1="7.866cm" svg:x2="10.996cm" svg:y2="8.288cm" draw:start-shape="id2025" draw:start-glue-point="2" draw:end-shape="id2038" draw:end-glue-point="3" svg:d="M10502 7866v422h494" svg:viewBox="0 0 495 423">
          <text:p/>
        </draw:connector>
        <draw:connector draw:style-name="gr279" draw:text-style-name="P139" draw:layer="layout" svg:x1="11.284cm" svg:y1="8.422cm" svg:x2="12.281cm" svg:y2="8.64cm" draw:start-shape="id2038" draw:start-glue-point="2" draw:end-shape="id2039" draw:end-glue-point="3" svg:d="M11284 8422v218h997" svg:viewBox="0 0 998 219">
          <text:p/>
        </draw:connector>
        <draw:connector draw:style-name="gr279" draw:text-style-name="P139" draw:layer="layout" svg:x1="12.57cm" svg:y1="8.776cm" svg:x2="13.057cm" svg:y2="8.998cm" draw:start-shape="id2039" draw:start-glue-point="2" draw:end-shape="id2040" draw:end-glue-point="3" svg:d="M12570 8776v222h487" svg:viewBox="0 0 488 223">
          <text:p/>
        </draw:connector>
        <draw:custom-shape draw:style-name="gr532" draw:text-style-name="P149" xml:id="id2041" draw:id="id2041" draw:layer="layout" svg:width="0.577cm" svg:height="0.27cm" svg:x="15.5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004cm" svg:y1="12.188cm" svg:x2="15.505cm" svg:y2="13.39cm" draw:start-shape="id2028" draw:start-glue-point="2" draw:end-shape="id2041" draw:end-glue-point="3" svg:d="M15004 12188v533h-1v669h502" svg:viewBox="0 0 503 1203">
          <text:p/>
        </draw:connector>
        <draw:custom-shape draw:style-name="gr508" draw:text-style-name="P158" xml:id="id2042" draw:id="id2042" draw:layer="layout" svg:width="0.576cm" svg:height="0.27cm" svg:x="16.2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2032" draw:id="id2032" draw:layer="layout" svg:width="0.577cm" svg:height="0.271cm" svg:x="17.0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793cm" svg:y1="13.525cm" svg:x2="16.256cm" svg:y2="13.747cm" draw:start-shape="id2041" draw:start-glue-point="2" draw:end-shape="id2042" draw:end-glue-point="3" svg:d="M15793 13525v222h463" svg:viewBox="0 0 464 223">
          <text:p/>
        </draw:connector>
        <draw:connector draw:style-name="gr279" draw:text-style-name="P139" draw:layer="layout" svg:x1="16.544cm" svg:y1="13.882cm" svg:x2="17.028cm" svg:y2="14.102cm" draw:start-shape="id2042" draw:start-glue-point="2" draw:end-shape="id2032" draw:end-glue-point="3" svg:d="M16544 13882v220h484" svg:viewBox="0 0 485 221">
          <text:p/>
        </draw:connector>
        <draw:custom-shape draw:style-name="gr515" draw:text-style-name="P100" xml:id="id2044" draw:id="id2044" draw:layer="layout" svg:width="0.577cm" svg:height="0.271cm" svg:x="11.6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2045" draw:id="id2045" draw:layer="layout" svg:width="0.577cm" svg:height="0.27cm" svg:x="12.4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137" xml:id="id2043" draw:id="id2043" draw:layer="layout" svg:width="0.576cm" svg:height="0.268cm" svg:x="10.9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285cm" svg:y1="16.823cm" svg:x2="11.682cm" svg:y2="17.041cm" draw:start-shape="id2043" draw:start-glue-point="2" draw:end-shape="id2044" draw:end-glue-point="3" svg:d="M11285 16823v218h397" svg:viewBox="0 0 398 219">
          <text:p/>
        </draw:connector>
        <draw:connector draw:style-name="gr279" draw:text-style-name="P139" draw:layer="layout" svg:x1="11.97cm" svg:y1="17.177cm" svg:x2="12.444cm" svg:y2="17.399cm" draw:start-shape="id2044" draw:start-glue-point="2" draw:end-shape="id2045" draw:end-glue-point="3" svg:d="M11970 17177v222h474" svg:viewBox="0 0 475 223">
          <text:p/>
        </draw:connector>
        <draw:connector draw:style-name="gr279" draw:text-style-name="P139" draw:layer="layout" svg:x1="10.502cm" svg:y1="7.866cm" svg:x2="10.997cm" svg:y2="16.689cm" draw:start-shape="id2025" draw:start-glue-point="2" draw:end-shape="id2043" draw:end-glue-point="3" svg:d="M10502 7866v4345h-6v4478h501" svg:viewBox="0 0 502 8824">
          <text:p/>
        </draw:connector>
        <draw:custom-shape draw:style-name="gr522" draw:text-style-name="P149" xml:id="id2046" draw:id="id2046" draw:layer="layout" svg:width="0.576cm" svg:height="0.27cm" svg:x="15.5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149" xml:id="id2047" draw:id="id2047" draw:layer="layout" svg:width="0.577cm" svg:height="0.27cm" svg:x="16.2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158" xml:id="id2048" draw:id="id2048" draw:layer="layout" svg:width="0.577cm" svg:height="0.271cm" svg:x="17.0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171" xml:id="id2049" draw:id="id2049" draw:layer="layout" svg:width="0.574cm" svg:height="0.271cm" svg:x="17.7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798cm" svg:y1="14.398cm" svg:x2="16.264cm" svg:y2="14.617cm" draw:start-shape="id2046" draw:start-glue-point="2" draw:end-shape="id2047" draw:end-glue-point="3" svg:d="M15798 14398v219h466" svg:viewBox="0 0 467 220">
          <text:p/>
        </draw:connector>
        <draw:connector draw:style-name="gr279" draw:text-style-name="P139" draw:layer="layout" svg:x1="16.552cm" svg:y1="14.752cm" svg:x2="17.03cm" svg:y2="14.972cm" draw:start-shape="id2047" draw:start-glue-point="2" draw:end-shape="id2048" draw:end-glue-point="3" svg:d="M16552 14752v220h478" svg:viewBox="0 0 479 221">
          <text:p/>
        </draw:connector>
        <draw:connector draw:style-name="gr279" draw:text-style-name="P139" draw:layer="layout" svg:x1="17.318cm" svg:y1="15.108cm" svg:x2="17.748cm" svg:y2="15.325cm" draw:start-shape="id2048" draw:start-glue-point="2" draw:end-shape="id2049" draw:end-glue-point="3" svg:d="M17318 15108v217h430" svg:viewBox="0 0 431 218">
          <text:p/>
        </draw:connector>
        <draw:custom-shape draw:style-name="gr535" draw:text-style-name="P171" xml:id="id2050" draw:id="id2050" draw:layer="layout" svg:width="0.575cm" svg:height="0.271cm" svg:x="17.7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316cm" svg:y1="13.353cm" svg:x2="17.779cm" svg:y2="13.601cm" draw:start-shape="id2037" draw:start-glue-point="2" draw:end-shape="id2050" draw:end-glue-point="3" svg:d="M17316 13353v248h463" svg:viewBox="0 0 464 249">
          <text:p/>
        </draw:connector>
        <draw:connector draw:style-name="gr279" draw:text-style-name="P139" draw:layer="layout" svg:x1="15.004cm" svg:y1="12.188cm" svg:x2="15.51cm" svg:y2="14.263cm" draw:start-shape="id2028" draw:start-glue-point="2" draw:end-shape="id2046" draw:end-glue-point="3" svg:d="M15004 12188v2075h506" svg:viewBox="0 0 507 2076">
          <text:p/>
        </draw:connector>
        <draw:custom-shape draw:style-name="gr522" draw:text-style-name="P149" xml:id="id2027" draw:id="id2027" draw:layer="layout" svg:width="0.576cm" svg:height="0.27cm" svg:x="14.0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505cm" svg:y1="11.459cm" svg:x2="14.005cm" svg:y2="11.663cm" draw:start-shape="id2051" draw:start-glue-point="2" draw:end-shape="id2027" draw:end-glue-point="3" svg:d="M13505 11459v204h500" svg:viewBox="0 0 501 205">
          <text:p/>
        </draw:connector>
        <draw:custom-shape draw:style-name="gr508" draw:text-style-name="P158" xml:id="id2051" draw:id="id2051" draw:layer="layout" svg:width="0.576cm" svg:height="0.27cm" svg:x="13.2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73cm" svg:y1="11.037cm" svg:x2="13.217cm" svg:y2="11.324cm" draw:start-shape="id2035" draw:start-glue-point="2" draw:end-shape="id2051" draw:end-glue-point="3" svg:d="M12730 11037v287h487" svg:viewBox="0 0 488 288">
          <text:p/>
        </draw:connector>
        <draw:custom-shape draw:style-name="gr523" draw:text-style-name="P158" xml:id="id2022" draw:id="id2022" draw:layer="layout" svg:width="0.576cm" svg:height="0.271cm" svg:x="12.4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969cm" svg:y1="9.88cm" svg:x2="12.456cm" svg:y2="10.044cm" draw:start-shape="id2029" draw:start-glue-point="2" draw:end-shape="id2022" draw:end-glue-point="3" svg:d="M11969 9880v164h487" svg:viewBox="0 0 488 165">
          <text:p/>
        </draw:connector>
        <draw:custom-shape draw:style-name="gr536" draw:text-style-name="P149" xml:id="id2053" draw:id="id2053" draw:layer="layout" svg:width="0.575cm" svg:height="0.27cm" svg:x="13.2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2054" draw:id="id2054" draw:layer="layout" svg:width="0.577cm" svg:height="0.27cm" svg:x="14.0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71" xml:id="id2055" draw:id="id2055" draw:layer="layout" svg:width="0.577cm" svg:height="0.271cm" svg:x="14.7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765cm" svg:y1="15.332cm" svg:x2="13.272cm" svg:y2="15.56cm" draw:start-shape="id2052" draw:start-glue-point="2" draw:end-shape="id2053" draw:end-glue-point="3" svg:d="M12765 15332v228h507" svg:viewBox="0 0 508 229">
          <text:p/>
        </draw:connector>
        <draw:connector draw:style-name="gr279" draw:text-style-name="P139" draw:layer="layout" svg:x1="13.559cm" svg:y1="15.695cm" svg:x2="14.026cm" svg:y2="15.914cm" draw:start-shape="id2053" draw:start-glue-point="2" draw:end-shape="id2054" draw:end-glue-point="3" svg:d="M13559 15695v219h467" svg:viewBox="0 0 468 220">
          <text:p/>
        </draw:connector>
        <draw:connector draw:style-name="gr279" draw:text-style-name="P139" draw:layer="layout" svg:x1="14.314cm" svg:y1="16.049cm" svg:x2="14.77cm" svg:y2="16.269cm" draw:start-shape="id2054" draw:start-glue-point="2" draw:end-shape="id2055" draw:end-glue-point="3" svg:d="M14314 16049v220h456" svg:viewBox="0 0 457 221">
          <text:p/>
        </draw:connector>
        <draw:custom-shape draw:style-name="gr531" draw:text-style-name="P158" xml:id="id2052" draw:id="id2052" draw:layer="layout" svg:width="0.577cm" svg:height="0.271cm" svg:x="12.4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969cm" svg:y1="9.88cm" svg:x2="12.477cm" svg:y2="15.196cm" draw:start-shape="id2029" draw:start-glue-point="2" draw:end-shape="id2052" draw:end-glue-point="3" svg:d="M11969 9880v5316h508" svg:viewBox="0 0 509 5317">
          <text:p/>
        </draw:connector>
        <draw:custom-shape draw:style-name="gr533" draw:text-style-name="P149" xml:id="id2063" draw:id="id2063" draw:layer="layout" svg:width="0.577cm" svg:height="0.271cm" svg:x="22.972cm" svg:y="9.6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2062" draw:id="id2062" draw:layer="layout" svg:width="0.577cm" svg:height="0.271cm" svg:x="26.007cm" svg:y="11.9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2069" draw:id="id2069" draw:layer="layout" svg:width="0.577cm" svg:height="0.27cm" svg:x="23.733cm" svg:y="10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2059" draw:id="id2059" draw:layer="layout" svg:width="0.576cm" svg:height="0.27cm" svg:x="21.505cm" svg:y="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8" draw:text-style-name="P103" xml:id="id2060" draw:id="id2060" draw:layer="layout" svg:width="0.576cm" svg:height="0.268cm" svg:x="22.286cm" svg:y="9.2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2064" draw:id="id2064" draw:layer="layout" svg:width="0.577cm" svg:height="0.27cm" svg:x="26.796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38" xml:id="id2057" draw:id="id2057" draw:layer="layout" svg:width="0.576cm" svg:height="0.27cm" svg:x="25.141cm" svg:y="10.3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158" xml:id="id2058" draw:id="id2058" draw:layer="layout" svg:width="0.576cm" svg:height="0.27cm" svg:x="25.895cm" svg:y="10.6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159" xml:id="id2065" draw:id="id2065" draw:layer="layout" svg:width="0.576cm" svg:height="0.271cm" svg:x="26.64cm" svg:y="11.0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158" xml:id="id2067" draw:id="id2067" draw:layer="layout" svg:width="0.574cm" svg:height="0.271cm" svg:x="29.038cm" svg:y="14.3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35cm" svg:y1="10.196cm" svg:x2="25.141cm" svg:y2="10.458cm" draw:start-shape="id2056" draw:start-glue-point="2" draw:end-shape="id2057" draw:end-glue-point="3" svg:d="M24035 10196v262h1106" svg:viewBox="0 0 1107 263">
          <text:p/>
        </draw:connector>
        <draw:connector draw:style-name="gr279" draw:text-style-name="P139" draw:layer="layout" svg:x1="25.429cm" svg:y1="10.593cm" svg:x2="25.895cm" svg:y2="10.812cm" draw:start-shape="id2057" draw:start-glue-point="2" draw:end-shape="id2058" draw:end-glue-point="3" svg:d="M25429 10593v219h466" svg:viewBox="0 0 467 220">
          <text:p/>
        </draw:connector>
        <draw:connector draw:style-name="gr279" draw:text-style-name="P139" draw:layer="layout" svg:x1="21.793cm" svg:y1="7.882cm" svg:x2="22.286cm" svg:y2="9.403cm" draw:start-shape="id2059" draw:start-glue-point="2" draw:end-shape="id2060" draw:end-glue-point="3" svg:d="M21793 7882v694h-8v827h501" svg:viewBox="0 0 502 1522">
          <text:p/>
        </draw:connector>
        <draw:connector draw:style-name="gr279" draw:text-style-name="P139" draw:layer="layout" svg:x1="25.584cm" svg:y1="11.814cm" svg:x2="26.007cm" svg:y2="12.068cm" draw:start-shape="id2061" draw:start-glue-point="2" draw:end-shape="id2062" draw:end-glue-point="3" svg:d="M25584 11814v254h423" svg:viewBox="0 0 424 255">
          <text:p/>
        </draw:connector>
        <draw:connector draw:style-name="gr279" draw:text-style-name="P139" draw:layer="layout" svg:x1="22.574cm" svg:y1="9.537cm" svg:x2="22.972cm" svg:y2="9.76cm" draw:start-shape="id2060" draw:start-glue-point="2" draw:end-shape="id2063" draw:end-glue-point="3" svg:d="M22574 9537v223h398" svg:viewBox="0 0 399 224">
          <text:p/>
        </draw:connector>
        <draw:connector draw:style-name="gr279" draw:text-style-name="P139" draw:layer="layout" svg:x1="26.295cm" svg:y1="12.204cm" svg:x2="26.796cm" svg:y2="12.521cm" draw:start-shape="id2062" draw:start-glue-point="2" draw:end-shape="id2064" draw:end-glue-point="3" svg:d="M26295 12204v317h501" svg:viewBox="0 0 502 318">
          <text:p/>
        </draw:connector>
        <draw:connector draw:style-name="gr279" draw:text-style-name="P139" draw:layer="layout" svg:x1="26.183cm" svg:y1="10.947cm" svg:x2="26.64cm" svg:y2="11.167cm" draw:start-shape="id2058" draw:start-glue-point="2" draw:end-shape="id2065" draw:end-glue-point="3" svg:d="M26183 10947v220h457" svg:viewBox="0 0 458 221">
          <text:p/>
        </draw:connector>
        <draw:connector draw:style-name="gr279" draw:text-style-name="P139" draw:layer="layout" svg:x1="28.607cm" svg:y1="14.254cm" svg:x2="29.038cm" svg:y2="14.501cm" draw:start-shape="id2066" draw:start-glue-point="2" draw:end-shape="id2067" draw:end-glue-point="3" svg:d="M28607 14254v247h431" svg:viewBox="0 0 432 248">
          <text:p/>
        </draw:connector>
        <draw:custom-shape draw:style-name="gr544" draw:text-style-name="P159" xml:id="id2068" draw:id="id2068" draw:layer="layout" svg:width="0.577cm" svg:height="0.27cm" svg:x="29.775cm" svg:y="14.7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9.325cm" svg:y1="14.637cm" svg:x2="29.775cm" svg:y2="14.864cm" draw:start-shape="id2067" draw:start-glue-point="2" draw:end-shape="id2068" draw:end-glue-point="3" svg:d="M29325 14637v227h450" svg:viewBox="0 0 451 228">
          <text:p/>
        </draw:connector>
        <draw:connector draw:style-name="gr279" draw:text-style-name="P139" draw:layer="layout" svg:x1="23.26cm" svg:y1="9.896cm" svg:x2="23.733cm" svg:y2="10.918cm" draw:start-shape="id2063" draw:start-glue-point="2" draw:end-shape="id2069" draw:end-glue-point="3" svg:d="M23260 9896v1022h473" svg:viewBox="0 0 474 1023">
          <text:p/>
        </draw:connector>
        <draw:custom-shape draw:style-name="gr542" draw:text-style-name="P138" xml:id="id2070" draw:id="id2070" draw:layer="layout" svg:width="0.576cm" svg:height="0.27cm" svg:x="27.547cm" svg:y="12.7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2071" draw:id="id2071" draw:layer="layout" svg:width="0.577cm" svg:height="0.271cm" svg:x="28.319cm" svg:y="13.0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2.656cm" svg:x2="27.547cm" svg:y2="12.878cm" draw:start-shape="id2064" draw:start-glue-point="2" draw:end-shape="id2070" draw:end-glue-point="3" svg:d="M27084 12656v222h463" svg:viewBox="0 0 464 223">
          <text:p/>
        </draw:connector>
        <draw:connector draw:style-name="gr279" draw:text-style-name="P139" draw:layer="layout" svg:x1="27.835cm" svg:y1="13.013cm" svg:x2="28.319cm" svg:y2="13.233cm" draw:start-shape="id2070" draw:start-glue-point="2" draw:end-shape="id2071" draw:end-glue-point="3" svg:d="M27835 13013v220h484" svg:viewBox="0 0 485 221">
          <text:p/>
        </draw:connector>
        <draw:custom-shape draw:style-name="gr516" draw:text-style-name="P100" xml:id="id2073" draw:id="id2073" draw:layer="layout" svg:width="0.578cm" svg:height="0.271cm" svg:x="23.572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00" xml:id="id2074" draw:id="id2074" draw:layer="layout" svg:width="0.576cm" svg:height="0.27cm" svg:x="24.348cm" svg:y="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49" xml:id="id2072" draw:id="id2072" draw:layer="layout" svg:width="0.576cm" svg:height="0.268cm" svg:x="22.287cm" svg:y="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1.793cm" svg:y1="7.882cm" svg:x2="22.287cm" svg:y2="8.304cm" draw:start-shape="id2059" draw:start-glue-point="2" draw:end-shape="id2072" draw:end-glue-point="3" svg:d="M21793 7882v422h494" svg:viewBox="0 0 495 423">
          <text:p/>
        </draw:connector>
        <draw:connector draw:style-name="gr279" draw:text-style-name="P139" draw:layer="layout" svg:x1="22.575cm" svg:y1="8.438cm" svg:x2="23.572cm" svg:y2="8.656cm" draw:start-shape="id2072" draw:start-glue-point="2" draw:end-shape="id2073" draw:end-glue-point="3" svg:d="M22575 8438v218h997" svg:viewBox="0 0 998 219">
          <text:p/>
        </draw:connector>
        <draw:connector draw:style-name="gr279" draw:text-style-name="P139" draw:layer="layout" svg:x1="23.861cm" svg:y1="8.792cm" svg:x2="24.348cm" svg:y2="9.014cm" draw:start-shape="id2073" draw:start-glue-point="2" draw:end-shape="id2074" draw:end-glue-point="3" svg:d="M23861 8792v222h487" svg:viewBox="0 0 488 223">
          <text:p/>
        </draw:connector>
        <draw:custom-shape draw:style-name="gr532" draw:text-style-name="P149" xml:id="id2075" draw:id="id2075" draw:layer="layout" svg:width="0.577cm" svg:height="0.27cm" svg:x="26.796cm" svg:y="13.2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6.295cm" svg:y1="12.204cm" svg:x2="26.796cm" svg:y2="13.406cm" draw:start-shape="id2062" draw:start-glue-point="2" draw:end-shape="id2075" draw:end-glue-point="3" svg:d="M26295 12204v533h-1v669h502" svg:viewBox="0 0 503 1203">
          <text:p/>
        </draw:connector>
        <draw:custom-shape draw:style-name="gr508" draw:text-style-name="P158" xml:id="id2076" draw:id="id2076" draw:layer="layout" svg:width="0.576cm" svg:height="0.27cm" svg:x="27.547cm" svg:y="13.6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38" xml:id="id2066" draw:id="id2066" draw:layer="layout" svg:width="0.577cm" svg:height="0.271cm" svg:x="28.319cm" svg:y="13.9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4cm" svg:y1="13.541cm" svg:x2="27.547cm" svg:y2="13.763cm" draw:start-shape="id2075" draw:start-glue-point="2" draw:end-shape="id2076" draw:end-glue-point="3" svg:d="M27084 13541v222h463" svg:viewBox="0 0 464 223">
          <text:p/>
        </draw:connector>
        <draw:connector draw:style-name="gr279" draw:text-style-name="P139" draw:layer="layout" svg:x1="27.835cm" svg:y1="13.898cm" svg:x2="28.319cm" svg:y2="14.118cm" draw:start-shape="id2076" draw:start-glue-point="2" draw:end-shape="id2066" draw:end-glue-point="3" svg:d="M27835 13898v220h484" svg:viewBox="0 0 485 221">
          <text:p/>
        </draw:connector>
        <draw:custom-shape draw:style-name="gr515" draw:text-style-name="P100" xml:id="id2078" draw:id="id2078" draw:layer="layout" svg:width="0.577cm" svg:height="0.271cm" svg:x="22.973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00" xml:id="id2079" draw:id="id2079" draw:layer="layout" svg:width="0.577cm" svg:height="0.27cm" svg:x="23.735cm" svg:y="17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137" xml:id="id2077" draw:id="id2077" draw:layer="layout" svg:width="0.576cm" svg:height="0.268cm" svg:x="22.288cm" svg:y="16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2.576cm" svg:y1="16.839cm" svg:x2="22.973cm" svg:y2="17.057cm" draw:start-shape="id2077" draw:start-glue-point="2" draw:end-shape="id2078" draw:end-glue-point="3" svg:d="M22576 16839v218h397" svg:viewBox="0 0 398 219">
          <text:p/>
        </draw:connector>
        <draw:connector draw:style-name="gr279" draw:text-style-name="P139" draw:layer="layout" svg:x1="23.261cm" svg:y1="17.193cm" svg:x2="23.735cm" svg:y2="17.415cm" draw:start-shape="id2078" draw:start-glue-point="2" draw:end-shape="id2079" draw:end-glue-point="3" svg:d="M23261 17193v222h474" svg:viewBox="0 0 475 223">
          <text:p/>
        </draw:connector>
        <draw:connector draw:style-name="gr279" draw:text-style-name="P139" draw:layer="layout" svg:x1="21.793cm" svg:y1="7.882cm" svg:x2="22.288cm" svg:y2="16.705cm" draw:start-shape="id2059" draw:start-glue-point="2" draw:end-shape="id2077" draw:end-glue-point="3" svg:d="M21793 7882v4345h-6v4478h501" svg:viewBox="0 0 502 8824">
          <text:p/>
        </draw:connector>
        <draw:custom-shape draw:style-name="gr522" draw:text-style-name="P149" xml:id="id2080" draw:id="id2080" draw:layer="layout" svg:width="0.576cm" svg:height="0.27cm" svg:x="26.801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02" xml:id="id2081" draw:id="id2081" draw:layer="layout" svg:width="0.577cm" svg:height="0.27cm" svg:x="27.555cm" svg:y="14.4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49" xml:id="id2082" draw:id="id2082" draw:layer="layout" svg:width="0.577cm" svg:height="0.271cm" svg:x="28.321cm" svg:y="14.8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159" xml:id="id2083" draw:id="id2083" draw:layer="layout" svg:width="0.574cm" svg:height="0.271cm" svg:x="29.039cm" svg:y="15.2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7.089cm" svg:y1="14.414cm" svg:x2="27.555cm" svg:y2="14.633cm" draw:start-shape="id2080" draw:start-glue-point="2" draw:end-shape="id2081" draw:end-glue-point="3" svg:d="M27089 14414v219h466" svg:viewBox="0 0 467 220">
          <text:p/>
        </draw:connector>
        <draw:connector draw:style-name="gr279" draw:text-style-name="P139" draw:layer="layout" svg:x1="27.843cm" svg:y1="14.768cm" svg:x2="28.321cm" svg:y2="14.988cm" draw:start-shape="id2081" draw:start-glue-point="2" draw:end-shape="id2082" draw:end-glue-point="3" svg:d="M27843 14768v220h478" svg:viewBox="0 0 479 221">
          <text:p/>
        </draw:connector>
        <draw:connector draw:style-name="gr279" draw:text-style-name="P139" draw:layer="layout" svg:x1="28.609cm" svg:y1="15.124cm" svg:x2="29.039cm" svg:y2="15.341cm" draw:start-shape="id2082" draw:start-glue-point="2" draw:end-shape="id2083" draw:end-glue-point="3" svg:d="M28609 15124v217h430" svg:viewBox="0 0 431 218">
          <text:p/>
        </draw:connector>
        <draw:custom-shape draw:style-name="gr548" draw:text-style-name="P159" xml:id="id2084" draw:id="id2084" draw:layer="layout" svg:width="0.575cm" svg:height="0.271cm" svg:x="29.07cm" svg:y="13.4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8.607cm" svg:y1="13.369cm" svg:x2="29.07cm" svg:y2="13.617cm" draw:start-shape="id2071" draw:start-glue-point="2" draw:end-shape="id2084" draw:end-glue-point="3" svg:d="M28607 13369v248h463" svg:viewBox="0 0 464 249">
          <text:p/>
        </draw:connector>
        <draw:connector draw:style-name="gr279" draw:text-style-name="P139" draw:layer="layout" svg:x1="26.295cm" svg:y1="12.204cm" svg:x2="26.801cm" svg:y2="14.279cm" draw:start-shape="id2062" draw:start-glue-point="2" draw:end-shape="id2080" draw:end-glue-point="3" svg:d="M26295 12204v2075h506" svg:viewBox="0 0 507 2076">
          <text:p/>
        </draw:connector>
        <draw:custom-shape draw:style-name="gr549" draw:text-style-name="P102" xml:id="id2061" draw:id="id2061" draw:layer="layout" svg:width="0.576cm" svg:height="0.27cm" svg:x="25.296cm" svg:y="11.5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796cm" svg:y1="11.475cm" svg:x2="25.296cm" svg:y2="11.679cm" draw:start-shape="id2085" draw:start-glue-point="2" draw:end-shape="id2061" draw:end-glue-point="3" svg:d="M24796 11475v204h500" svg:viewBox="0 0 501 205">
          <text:p/>
        </draw:connector>
        <draw:custom-shape draw:style-name="gr508" draw:text-style-name="P158" xml:id="id2085" draw:id="id2085" draw:layer="layout" svg:width="0.576cm" svg:height="0.27cm" svg:x="24.508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21cm" svg:y1="11.053cm" svg:x2="24.508cm" svg:y2="11.34cm" draw:start-shape="id2069" draw:start-glue-point="2" draw:end-shape="id2085" draw:end-glue-point="3" svg:d="M24021 11053v287h487" svg:viewBox="0 0 488 288">
          <text:p/>
        </draw:connector>
        <draw:custom-shape draw:style-name="gr523" draw:text-style-name="P158" xml:id="id2056" draw:id="id2056" draw:layer="layout" svg:width="0.576cm" svg:height="0.271cm" svg:x="23.747cm" svg:y="9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896cm" svg:x2="23.747cm" svg:y2="10.06cm" draw:start-shape="id2063" draw:start-glue-point="2" draw:end-shape="id2056" draw:end-glue-point="3" svg:d="M23260 9896v164h487" svg:viewBox="0 0 488 165">
          <text:p/>
        </draw:connector>
        <draw:custom-shape draw:style-name="gr550" draw:text-style-name="P138" xml:id="id2087" draw:id="id2087" draw:layer="layout" svg:width="0.575cm" svg:height="0.27cm" svg:x="24.563cm" svg:y="15.4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58" xml:id="id2088" draw:id="id2088" draw:layer="layout" svg:width="0.577cm" svg:height="0.27cm" svg:x="25.317cm" svg:y="15.7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59" xml:id="id2089" draw:id="id2089" draw:layer="layout" svg:width="0.577cm" svg:height="0.271cm" svg:x="26.061cm" svg:y="16.1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4.056cm" svg:y1="15.348cm" svg:x2="24.563cm" svg:y2="15.576cm" draw:start-shape="id2086" draw:start-glue-point="2" draw:end-shape="id2087" draw:end-glue-point="3" svg:d="M24056 15348v228h507" svg:viewBox="0 0 508 229">
          <text:p/>
        </draw:connector>
        <draw:connector draw:style-name="gr279" draw:text-style-name="P139" draw:layer="layout" svg:x1="24.85cm" svg:y1="15.711cm" svg:x2="25.317cm" svg:y2="15.93cm" draw:start-shape="id2087" draw:start-glue-point="2" draw:end-shape="id2088" draw:end-glue-point="3" svg:d="M24850 15711v219h467" svg:viewBox="0 0 468 220">
          <text:p/>
        </draw:connector>
        <draw:connector draw:style-name="gr279" draw:text-style-name="P139" draw:layer="layout" svg:x1="25.605cm" svg:y1="16.065cm" svg:x2="26.061cm" svg:y2="16.285cm" draw:start-shape="id2088" draw:start-glue-point="2" draw:end-shape="id2089" draw:end-glue-point="3" svg:d="M25605 16065v220h456" svg:viewBox="0 0 457 221">
          <text:p/>
        </draw:connector>
        <draw:custom-shape draw:style-name="gr531" draw:text-style-name="P158" xml:id="id2086" draw:id="id2086" draw:layer="layout" svg:width="0.577cm" svg:height="0.271cm" svg:x="23.768cm" svg:y="15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26cm" svg:y1="9.896cm" svg:x2="23.768cm" svg:y2="15.212cm" draw:start-shape="id2063" draw:start-glue-point="2" draw:end-shape="id2086" draw:end-glue-point="3" svg:d="M23260 9896v5316h508" svg:viewBox="0 0 509 5317">
          <text:p/>
        </draw:connector>
        <draw:custom-shape draw:style-name="gr559" draw:text-style-name="P141" draw:layer="layout" svg:width="5.672cm" svg:height="0.786cm" svg:x="-1.084cm" svg:y="5.872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560" draw:text-style-name="P141" draw:layer="layout" svg:width="5.672cm" svg:height="0.786cm" svg:x="21.21cm" svg:y="5.87cm">
          <text:p text:style-name="P141"><text:span text:style-name="T23">.g:has(.e:is(.c:has(.b .a) .d) </text:span><text:span text:style-name="T24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2090" draw:id="id2090" draw:layer="layout" svg:width="0.581cm" svg:height="0.59cm" svg:x="24.157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091" draw:id="id2091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1" draw:text-style-name="P57" draw:layer="layout" draw:type="curve" draw:line-skew="-0.188cm" svg:x1="24.448cm" svg:y1="6.528cm" svg:x2="21.654cm" svg:y2="6.529cm" draw:start-shape="id2090" draw:start-glue-point="8" draw:end-shape="id2091" draw:end-glue-point="8" svg:d="M24448 6528c0 472-2794 472-2794 1" svg:viewBox="0 0 2795 355">
          <text:p/>
        </draw:connector>
        <draw:custom-shape draw:style-name="gr446" draw:text-style-name="P163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2.985cm" svg:y="9.5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1.685cm" svg:y="9.4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6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7" draw:text-style-name="P57" draw:layer="layout" draw:type="curve" draw:line-skew="0.243cm" svg:x1="3.628cm" svg:y1="5.929cm" svg:x2="2.176cm" svg:y2="5.93cm" draw:start-shape="id2092" draw:start-glue-point="4" draw:end-shape="id2093" draw:end-glue-point="4" svg:d="M3628 5929c0-387-1452-387-1452 1" svg:viewBox="0 0 1453 292">
          <text:p/>
        </draw:connector>
        <draw:custom-shape draw:style-name="gr175" draw:text-style-name="P90" xml:id="id2092" draw:id="id2092" draw:layer="layout" svg:width="0.581cm" svg:height="0.59cm" svg:x="3.337cm" svg:y="5.9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163" xml:id="id2093" draw:id="id2093" draw:layer="layout" svg:width="0.581cm" svg:height="0.59cm" svg:x="1.885cm" svg:y="5.9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2" draw:text-style-name="P172" draw:layer="layout" svg:width="6.318cm" svg:height="1.738cm" svg:x="-0.32cm" svg:y="3.498cm">
          <text:p text:style-name="P172"><text:span text:style-name="T29">Matching upward feature </text:span><text:span text:style-name="T29"><text:line-break/></text:span><text:span text:style-name="T29">to upward sub-tree</text:span><text:span text:style-name="T29"><text:line-break/></text:span><text:span text:style-name="T29">(Find top-most matching element)</text:span></text:p>
          <draw:enhanced-geometry svg:viewBox="0 0 21600 21600" draw:type="rectangle" draw:enhanced-path="M 0 0 L 21600 0 21600 21600 0 21600 0 0 Z N"/>
        </draw:custom-shape>
        <draw:custom-shape draw:style-name="gr563" draw:text-style-name="P172" draw:layer="layout" svg:width="7.591cm" svg:height="0.786cm" svg:x="10.252cm" svg:y="3.85cm">
          <text:p text:style-name="P172"><text:span text:style-name="T29">Matching upward subject feature </text:span><text:span text:style-name="T29"><text:line-break/></text:span><text:span text:style-name="T29">to upward sub-tree</text:span></text:p>
          <draw:enhanced-geometry svg:viewBox="0 0 21600 21600" draw:type="rectangle" draw:enhanced-path="M 0 0 L 21600 0 21600 21600 0 21600 0 0 Z N"/>
        </draw:custom-shape>
        <draw:custom-shape draw:style-name="gr564" draw:text-style-name="P172" draw:layer="layout" svg:width="7.591cm" svg:height="0.786cm" svg:x="21.973cm" svg:y="3.85cm">
          <text:p text:style-name="P172"><text:span text:style-name="T29">Matching upward subject feature </text:span><text:span text:style-name="T29"><text:line-break/></text:span><text:span text:style-name="T29">to down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custom-shape draw:style-name="gr499" draw:text-style-name="P100" xml:id="id2101" draw:id="id2101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2100" draw:id="id2100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07" draw:id="id2107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097" draw:id="id2097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2098" draw:id="id2098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02" draw:id="id2102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2095" draw:id="id2095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096" draw:id="id2096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03" draw:id="id2103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2105" draw:id="id2105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47cm" svg:y1="8.311cm" svg:x2="12.935cm" svg:y2="8.539cm" draw:start-shape="id2094" draw:start-glue-point="2" draw:end-shape="id2095" draw:end-glue-point="3" svg:d="M12347 8311v228h588" svg:viewBox="0 0 589 229">
          <text:p/>
        </draw:connector>
        <draw:connector draw:style-name="gr279" draw:text-style-name="P139" draw:layer="layout" svg:x1="13.269cm" svg:y1="8.674cm" svg:x2="13.811cm" svg:y2="8.893cm" draw:start-shape="id2095" draw:start-glue-point="2" draw:end-shape="id2096" draw:end-glue-point="3" svg:d="M13269 8674v219h542" svg:viewBox="0 0 543 220">
          <text:p/>
        </draw:connector>
        <draw:connector draw:style-name="gr279" draw:text-style-name="P139" draw:layer="layout" svg:x1="9.742cm" svg:y1="5.997cm" svg:x2="10.316cm" svg:y2="7.518cm" draw:start-shape="id2097" draw:start-glue-point="2" draw:end-shape="id2098" draw:end-glue-point="3" svg:d="M9742 5997v1521h574" svg:viewBox="0 0 575 1522">
          <text:p/>
        </draw:connector>
        <draw:connector draw:style-name="gr279" draw:text-style-name="P139" draw:layer="layout" svg:x1="14.147cm" svg:y1="9.929cm" svg:x2="14.639cm" svg:y2="10.183cm" draw:start-shape="id2099" draw:start-glue-point="2" draw:end-shape="id2100" draw:end-glue-point="3" svg:d="M14147 9929v254h492" svg:viewBox="0 0 493 255">
          <text:p/>
        </draw:connector>
        <draw:connector draw:style-name="gr279" draw:text-style-name="P139" draw:layer="layout" svg:x1="10.65cm" svg:y1="7.652cm" svg:x2="11.112cm" svg:y2="7.875cm" draw:start-shape="id2098" draw:start-glue-point="2" draw:end-shape="id2101" draw:end-glue-point="3" svg:d="M10650 7652v223h462" svg:viewBox="0 0 463 224">
          <text:p/>
        </draw:connector>
        <draw:connector draw:style-name="gr279" draw:text-style-name="P139" draw:layer="layout" svg:x1="14.974cm" svg:y1="10.319cm" svg:x2="15.555cm" svg:y2="10.636cm" draw:start-shape="id2100" draw:start-glue-point="2" draw:end-shape="id2102" draw:end-glue-point="3" svg:d="M14974 10319v317h581" svg:viewBox="0 0 582 318">
          <text:p/>
        </draw:connector>
        <draw:connector draw:style-name="gr279" draw:text-style-name="P139" draw:layer="layout" svg:x1="14.146cm" svg:y1="9.028cm" svg:x2="14.676cm" svg:y2="9.248cm" draw:start-shape="id2096" draw:start-glue-point="2" draw:end-shape="id2103" draw:end-glue-point="3" svg:d="M14146 9028v220h530" svg:viewBox="0 0 531 221">
          <text:p/>
        </draw:connector>
        <draw:connector draw:style-name="gr279" draw:text-style-name="P139" draw:layer="layout" svg:x1="17.66cm" svg:y1="12.369cm" svg:x2="18.159cm" svg:y2="12.616cm" draw:start-shape="id2104" draw:start-glue-point="2" draw:end-shape="id2105" draw:end-glue-point="3" svg:d="M17660 12369v247h499" svg:viewBox="0 0 500 248">
          <text:p/>
        </draw:connector>
        <draw:custom-shape draw:style-name="gr500" draw:text-style-name="P100" xml:id="id2106" draw:id="id2106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8.493cm" svg:y1="12.752cm" svg:x2="19.016cm" svg:y2="12.979cm" draw:start-shape="id2105" draw:start-glue-point="2" draw:end-shape="id2106" draw:end-glue-point="3" svg:d="M18493 12752v227h523" svg:viewBox="0 0 524 228">
          <text:p/>
        </draw:connector>
        <draw:connector draw:style-name="gr279" draw:text-style-name="P139" draw:layer="layout" svg:x1="11.447cm" svg:y1="8.011cm" svg:x2="11.997cm" svg:y2="9.033cm" draw:start-shape="id2101" draw:start-glue-point="2" draw:end-shape="id2107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s</text:span><text:span text:style-name="T25"><text:line-break/></text:span><text:span text:style-name="T25"><text:line-break/></text:span><text:span text:style-name="T25">.d:has(:is(.b:has(.a) .c))</text:span></text:p>
          </draw:text-box>
        </draw:frame>
        <draw:custom-shape draw:style-name="gr436" draw:text-style-name="P137" xml:id="id2108" draw:id="id2108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09" draw:id="id2109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0.771cm" svg:x2="16.427cm" svg:y2="10.993cm" draw:start-shape="id2102" draw:start-glue-point="2" draw:end-shape="id2108" draw:end-glue-point="3" svg:d="M15890 10771v222h537" svg:viewBox="0 0 538 223">
          <text:p/>
        </draw:connector>
        <draw:connector draw:style-name="gr279" draw:text-style-name="P139" draw:layer="layout" svg:x1="16.762cm" svg:y1="11.128cm" svg:x2="17.325cm" svg:y2="11.348cm" draw:start-shape="id2108" draw:start-glue-point="2" draw:end-shape="id2109" draw:end-glue-point="3" svg:d="M16762 11128v220h563" svg:viewBox="0 0 564 221">
          <text:p/>
        </draw:connector>
        <draw:custom-shape draw:style-name="gr565" draw:text-style-name="P141" draw:layer="layout" svg:width="5.672cm" svg:height="0.786cm" svg:x="10.422cm" svg:y="4.7cm">
          <text:p text:style-name="P141"><text:span text:style-name="T23">.g:has(</text:span><text:span text:style-name="T26">.e</text:span><text:span text:style-name="T23">:is(.c:has(.b</text:span><text:span text:style-name="T26"> .a</text:span><text:span text:style-name="T23">)</text:span><text:span text:style-name="T26"> .d</text:span><text:span text:style-name="T23">)</text:span><text:span text:style-name="T26"> </text:span><text:span text:style-name="T27">.f</text:span><text:span text:style-name="T24">)</text:span></text:p>
          <draw:enhanced-geometry svg:viewBox="0 0 21600 21600" draw:type="rectangle" draw:enhanced-path="M 0 0 L 21600 0 21600 21600 0 21600 0 0 Z N"/>
        </draw:custom-shape>
        <draw:custom-shape draw:style-name="gr499" draw:text-style-name="P100" xml:id="id2111" draw:id="id2111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12" draw:id="id2112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2110" draw:id="id2110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742cm" svg:y1="5.997cm" svg:x2="10.317cm" svg:y2="6.419cm" draw:start-shape="id2097" draw:start-glue-point="2" draw:end-shape="id2110" draw:end-glue-point="3" svg:d="M9742 5997v422h575" svg:viewBox="0 0 576 423">
          <text:p/>
        </draw:connector>
        <draw:connector draw:style-name="gr279" draw:text-style-name="P139" draw:layer="layout" svg:x1="10.651cm" svg:y1="6.553cm" svg:x2="11.113cm" svg:y2="6.771cm" draw:start-shape="id2110" draw:start-glue-point="2" draw:end-shape="id2111" draw:end-glue-point="3" svg:d="M10651 6553v218h462" svg:viewBox="0 0 463 219">
          <text:p/>
        </draw:connector>
        <draw:connector draw:style-name="gr279" draw:text-style-name="P139" draw:layer="layout" svg:x1="11.448cm" svg:y1="6.907cm" svg:x2="12.013cm" svg:y2="7.129cm" draw:start-shape="id2111" draw:start-glue-point="2" draw:end-shape="id2112" draw:end-glue-point="3" svg:d="M11448 6907v222h565" svg:viewBox="0 0 566 223">
          <text:p/>
        </draw:connector>
        <draw:custom-shape draw:style-name="gr436" draw:text-style-name="P137" xml:id="id2113" draw:id="id2113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974cm" svg:y1="10.319cm" svg:x2="15.555cm" svg:y2="11.521cm" draw:start-shape="id2100" draw:start-glue-point="2" draw:end-shape="id2113" draw:end-glue-point="3" svg:d="M14974 10319v1202h581" svg:viewBox="0 0 582 1203">
          <text:p/>
        </draw:connector>
        <draw:custom-shape draw:style-name="gr500" draw:text-style-name="P100" xml:id="id2114" draw:id="id2114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37" xml:id="id2104" draw:id="id2104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cm" svg:y1="11.656cm" svg:x2="16.427cm" svg:y2="11.878cm" draw:start-shape="id2113" draw:start-glue-point="2" draw:end-shape="id2114" draw:end-glue-point="3" svg:d="M15890 11656v222h537" svg:viewBox="0 0 538 223">
          <text:p/>
        </draw:connector>
        <draw:connector draw:style-name="gr279" draw:text-style-name="P139" draw:layer="layout" svg:x1="16.762cm" svg:y1="12.013cm" svg:x2="17.325cm" svg:y2="12.233cm" draw:start-shape="id2114" draw:start-glue-point="2" draw:end-shape="id2104" draw:end-glue-point="3" svg:d="M16762 12013v220h563" svg:viewBox="0 0 564 221">
          <text:p/>
        </draw:connector>
        <draw:custom-shape draw:style-name="gr499" draw:text-style-name="P100" xml:id="id2116" draw:id="id2116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17" draw:id="id2117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7" xml:id="id2115" draw:id="id2115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652cm" svg:y1="14.054cm" svg:x2="11.114cm" svg:y2="14.272cm" draw:start-shape="id2115" draw:start-glue-point="2" draw:end-shape="id2116" draw:end-glue-point="3" svg:d="M10652 14054v218h462" svg:viewBox="0 0 463 219">
          <text:p/>
        </draw:connector>
        <draw:connector draw:style-name="gr279" draw:text-style-name="P139" draw:layer="layout" svg:x1="11.449cm" svg:y1="14.408cm" svg:x2="11.999cm" svg:y2="14.63cm" draw:start-shape="id2116" draw:start-glue-point="2" draw:end-shape="id2117" draw:end-glue-point="3" svg:d="M11449 14408v222h550" svg:viewBox="0 0 551 223">
          <text:p/>
        </draw:connector>
        <draw:connector draw:style-name="gr279" draw:text-style-name="P139" draw:layer="layout" svg:x1="9.742cm" svg:y1="5.997cm" svg:x2="10.318cm" svg:y2="13.92cm" draw:start-shape="id2097" draw:start-glue-point="2" draw:end-shape="id2115" draw:end-glue-point="3" svg:d="M9742 5997v7923h576" svg:viewBox="0 0 577 7924">
          <text:p/>
        </draw:connector>
        <draw:custom-shape draw:style-name="gr435" draw:text-style-name="P137" xml:id="id2118" draw:id="id2118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2119" draw:id="id2119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20" draw:id="id2120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2121" draw:id="id2121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895cm" svg:y1="12.529cm" svg:x2="16.437cm" svg:y2="12.748cm" draw:start-shape="id2118" draw:start-glue-point="2" draw:end-shape="id2119" draw:end-glue-point="3" svg:d="M15895 12529v219h542" svg:viewBox="0 0 543 220">
          <text:p/>
        </draw:connector>
        <draw:connector draw:style-name="gr279" draw:text-style-name="P139" draw:layer="layout" svg:x1="16.772cm" svg:y1="12.883cm" svg:x2="17.327cm" svg:y2="13.103cm" draw:start-shape="id2119" draw:start-glue-point="2" draw:end-shape="id2120" draw:end-glue-point="3" svg:d="M16772 12883v220h555" svg:viewBox="0 0 556 221">
          <text:p/>
        </draw:connector>
        <draw:connector draw:style-name="gr279" draw:text-style-name="P139" draw:layer="layout" svg:x1="17.662cm" svg:y1="13.239cm" svg:x2="18.16cm" svg:y2="13.456cm" draw:start-shape="id2120" draw:start-glue-point="2" draw:end-shape="id2121" draw:end-glue-point="3" svg:d="M17662 13239v217h498" svg:viewBox="0 0 499 218">
          <text:p/>
        </draw:connector>
        <draw:custom-shape draw:style-name="gr501" draw:text-style-name="P100" xml:id="id2122" draw:id="id2122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66cm" svg:y1="11.484cm" svg:x2="18.197cm" svg:y2="11.732cm" draw:start-shape="id2109" draw:start-glue-point="2" draw:end-shape="id2122" draw:end-glue-point="3" svg:d="M17660 11484v248h537" svg:viewBox="0 0 538 249">
          <text:p/>
        </draw:connector>
        <draw:connector draw:style-name="gr279" draw:text-style-name="P139" draw:layer="layout" svg:x1="14.974cm" svg:y1="10.319cm" svg:x2="15.561cm" svg:y2="12.394cm" draw:start-shape="id2100" draw:start-glue-point="2" draw:end-shape="id2118" draw:end-glue-point="3" svg:d="M14974 10319v2075h587" svg:viewBox="0 0 588 2076">
          <text:p/>
        </draw:connector>
        <draw:custom-shape draw:style-name="gr436" draw:text-style-name="P137" xml:id="id2099" draw:id="id2099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3.232cm" svg:y1="9.59cm" svg:x2="13.812cm" svg:y2="9.794cm" draw:start-shape="id2123" draw:start-glue-point="2" draw:end-shape="id2099" draw:end-glue-point="3" svg:d="M13232 9590v204h580" svg:viewBox="0 0 581 205">
          <text:p/>
        </draw:connector>
        <draw:custom-shape draw:style-name="gr500" draw:text-style-name="P100" xml:id="id2123" draw:id="id2123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2cm" svg:y1="9.168cm" svg:x2="12.897cm" svg:y2="9.455cm" draw:start-shape="id2107" draw:start-glue-point="2" draw:end-shape="id2123" draw:end-glue-point="3" svg:d="M12332 9168v287h565" svg:viewBox="0 0 566 288">
          <text:p/>
        </draw:connector>
        <draw:custom-shape draw:style-name="gr499" draw:text-style-name="P100" xml:id="id2094" draw:id="id2094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2.012cm" svg:y2="8.175cm" draw:start-shape="id2101" draw:start-glue-point="2" draw:end-shape="id2094" draw:end-glue-point="3" svg:d="M11447 8011v164h565" svg:viewBox="0 0 566 165">
          <text:p/>
        </draw:connector>
        <draw:custom-shape draw:style-name="gr435" draw:text-style-name="P137" xml:id="id2125" draw:id="id2125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26" draw:id="id2126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27" draw:id="id2127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333cm" svg:y1="12.163cm" svg:x2="12.921cm" svg:y2="12.391cm" draw:start-shape="id2124" draw:start-glue-point="2" draw:end-shape="id2125" draw:end-glue-point="3" svg:d="M12333 12163v228h588" svg:viewBox="0 0 589 229">
          <text:p/>
        </draw:connector>
        <draw:connector draw:style-name="gr279" draw:text-style-name="P139" draw:layer="layout" svg:x1="13.255cm" svg:y1="12.526cm" svg:x2="13.797cm" svg:y2="12.745cm" draw:start-shape="id2125" draw:start-glue-point="2" draw:end-shape="id2126" draw:end-glue-point="3" svg:d="M13255 12526v219h542" svg:viewBox="0 0 543 220">
          <text:p/>
        </draw:connector>
        <draw:connector draw:style-name="gr279" draw:text-style-name="P139" draw:layer="layout" svg:x1="14.132cm" svg:y1="12.88cm" svg:x2="14.662cm" svg:y2="13.1cm" draw:start-shape="id2126" draw:start-glue-point="2" draw:end-shape="id2127" draw:end-glue-point="3" svg:d="M14132 12880v220h530" svg:viewBox="0 0 531 221">
          <text:p/>
        </draw:connector>
        <draw:custom-shape draw:style-name="gr499" draw:text-style-name="P100" xml:id="id2124" draw:id="id2124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447cm" svg:y1="8.011cm" svg:x2="11.998cm" svg:y2="12.027cm" draw:start-shape="id2101" draw:start-glue-point="2" draw:end-shape="id2124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5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polygon draw:style-name="gr566" draw:text-style-name="P173" draw:layer="layout" svg:width="6.037cm" svg:height="4.166cm" svg:x="16.778cm" svg:y="5.455cm" svg:viewBox="0 0 6038 4167" draw:points="0,155 0,777 896,777 896,1504 1755,1504 1755,2050 2847,2050 2847,2827 3756,2827 3756,3175 4434,3175 4434,3886 5129,3886 5129,4167 6038,4167 6038,3638 5344,3638 5344,2976 4682,2976 4682,2546 3839,2546 3839,1835 3111,1835 3111,1008 2119,1008 2119,281 1210,281 1210,0 3,0 3,181">
          <text:p/>
        </draw:polygon>
        <draw:polygon draw:style-name="gr566" draw:text-style-name="P173" draw:layer="layout" svg:width="6.225cm" svg:height="6.134cm" svg:x="16.682cm" svg:y="5.305cm" svg:viewBox="0 0 6226 6135" draw:points="6226,6130 6226,5672 5474,5672 5474,4928 4677,4928 4677,2497 4101,2497 4101,1836 3374,1836 3374,1042 2365,1042 2365,264 1472,264 1472,0 0,0 0,1141 926,1141 926,1885 1770,1885 1770,2415 2894,2415 2894,3093 3771,3093 3771,5242 4564,5242 4564,5854 5226,5854 5226,6135 6226,6135">
          <text:p/>
        </draw:polygon>
        <draw:polygon draw:style-name="gr567" draw:text-style-name="P174" draw:layer="layout" svg:width="5.225cm" svg:height="5.68cm" svg:x="12.083cm" svg:y="6.372cm" svg:viewBox="0 0 5226 5681" draw:points="89,0 0,0 0,439 761,439 761,1398 1753,1398 1753,2076 2646,2076 2646,4242 3341,4242 3341,4953 4002,4953 4002,5681 5226,5681 5226,2671 4482,2671 4482,1993 3804,1993 3804,1447 2927,1447 2927,786 1985,786 1985,207 959,207 959,9 89,9">
          <text:p/>
        </draw:polygon>
        <draw:polygon draw:style-name="gr566" draw:text-style-name="P173" draw:layer="layout" svg:width="2.744cm" svg:height="1.531cm" svg:x="16.929cm" svg:y="5.586cm" svg:viewBox="0 0 2745 1532" draw:points="2626,1531 2712,1531 2712,1092 1786,1092 1786,381 860,381 860,0 0,0 0,513 876,513 876,1191 1769,1191 1769,1532 2745,1532">
          <text:p/>
        </draw:polygon>
        <draw:custom-shape draw:style-name="gr499" draw:text-style-name="P100" xml:id="id2134" draw:id="id2134" draw:layer="layout" svg:width="0.67cm" svg:height="0.271cm" svg:x="7.465cm" svg:y="7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30" draw:id="id2130" draw:layer="layout" svg:width="0.67cm" svg:height="0.271cm" svg:x="8.367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40" draw:id="id2140" draw:layer="layout" svg:width="0.67cm" svg:height="0.27cm" svg:x="8.37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140" xml:id="id2129" draw:id="id2129" draw:layer="layout" svg:width="0.669cm" svg:height="0.27cm" svg:x="6.561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100" xml:id="id2133" draw:id="id2133" draw:layer="layout" svg:width="0.668cm" svg:height="0.268cm" svg:x="7.469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35" draw:id="id2135" draw:layer="layout" svg:width="0.67cm" svg:height="0.27cm" svg:x="9.283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37" xml:id="id2131" draw:id="id2131" draw:layer="layout" svg:width="0.669cm" svg:height="0.27cm" svg:x="9.28cm" svg:y="1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32" draw:id="id2132" draw:layer="layout" svg:width="0.67cm" svg:height="0.27cm" svg:x="9.956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36" draw:id="id2136" draw:layer="layout" svg:width="0.67cm" svg:height="0.271cm" svg:x="9.956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2137" draw:id="id2137" draw:layer="layout" svg:width="0.668cm" svg:height="0.271cm" svg:x="10.659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38" draw:id="id2138" draw:layer="layout" svg:width="0.669cm" svg:height="0.27cm" svg:x="6.55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001cm" svg:y1="5.989cm" svg:x2="6.561cm" svg:y2="6.562cm" draw:start-shape="id2128" draw:start-glue-point="2" draw:end-shape="id2129" draw:end-glue-point="3" svg:d="M6001 5989v573h560" svg:viewBox="0 0 561 574">
          <text:p/>
        </draw:connector>
        <draw:connector draw:style-name="gr279" draw:text-style-name="P139" draw:layer="layout" svg:x1="8.702cm" svg:y1="8.119cm" svg:x2="9.28cm" svg:y2="10.169cm" draw:start-shape="id2130" draw:start-glue-point="2" draw:end-shape="id2131" draw:end-glue-point="3" svg:d="M8702 8119v2050h578" svg:viewBox="0 0 579 2051">
          <text:p/>
        </draw:connector>
        <draw:connector draw:style-name="gr279" draw:text-style-name="P139" draw:layer="layout" svg:x1="9.614cm" svg:y1="10.304cm" svg:x2="9.956cm" svg:y2="10.523cm" draw:start-shape="id2131" draw:start-glue-point="2" draw:end-shape="id2132" draw:end-glue-point="3" svg:d="M9614 10304v219h342" svg:viewBox="0 0 343 220">
          <text:p/>
        </draw:connector>
        <draw:connector draw:style-name="gr279" draw:text-style-name="P139" draw:layer="layout" svg:x1="6.895cm" svg:y1="6.697cm" svg:x2="7.469cm" svg:y2="6.918cm" draw:start-shape="id2129" draw:start-glue-point="2" draw:end-shape="id2133" draw:end-glue-point="3" svg:d="M6895 6697v221h574" svg:viewBox="0 0 575 222">
          <text:p/>
        </draw:connector>
        <draw:connector draw:style-name="gr279" draw:text-style-name="P139" draw:layer="layout" svg:x1="7.8cm" svg:y1="7.406cm" svg:x2="8.367cm" svg:y2="7.983cm" draw:start-shape="id2134" draw:start-glue-point="2" draw:end-shape="id2130" draw:end-glue-point="3" svg:d="M7800 7406v577h567" svg:viewBox="0 0 568 578">
          <text:p/>
        </draw:connector>
        <draw:connector draw:style-name="gr279" draw:text-style-name="P139" draw:layer="layout" svg:x1="6.895cm" svg:y1="6.697cm" svg:x2="7.465cm" svg:y2="7.27cm" draw:start-shape="id2129" draw:start-glue-point="2" draw:end-shape="id2134" draw:end-glue-point="3" svg:d="M6895 6697v573h570" svg:viewBox="0 0 571 574">
          <text:p/>
        </draw:connector>
        <draw:connector draw:style-name="gr279" draw:text-style-name="P139" draw:layer="layout" svg:x1="8.702cm" svg:y1="8.119cm" svg:x2="9.283cm" svg:y2="8.336cm" draw:start-shape="id2130" draw:start-glue-point="2" draw:end-shape="id2135" draw:end-glue-point="3" svg:d="M8702 8119v217h581" svg:viewBox="0 0 582 218">
          <text:p/>
        </draw:connector>
        <draw:connector draw:style-name="gr279" draw:text-style-name="P139" draw:layer="layout" svg:x1="9.614cm" svg:y1="10.304cm" svg:x2="9.956cm" svg:y2="10.878cm" draw:start-shape="id2131" draw:start-glue-point="2" draw:end-shape="id2136" draw:end-glue-point="3" svg:d="M9614 10304v574h342" svg:viewBox="0 0 343 575">
          <text:p/>
        </draw:connector>
        <draw:connector draw:style-name="gr279" draw:text-style-name="P139" draw:layer="layout" svg:x1="10.291cm" svg:y1="11.014cm" svg:x2="10.659cm" svg:y2="11.231cm" draw:start-shape="id2136" draw:start-glue-point="2" draw:end-shape="id2137" draw:end-glue-point="3" svg:d="M10291 11014v217h368" svg:viewBox="0 0 369 218">
          <text:p/>
        </draw:connector>
        <draw:custom-shape draw:style-name="gr570" draw:text-style-name="P100" xml:id="id2128" draw:id="id2128" draw:layer="layout" svg:width="0.667cm" svg:height="0.27cm" svg:x="5.668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6.001cm" svg:y1="5.989cm" svg:x2="6.557cm" svg:y2="6.2cm" draw:start-shape="id2128" draw:start-glue-point="2" draw:end-shape="id2138" draw:end-glue-point="3" svg:d="M6001 5989v211h556" svg:viewBox="0 0 557 212">
          <text:p/>
        </draw:connector>
        <draw:custom-shape draw:style-name="gr500" draw:text-style-name="P100" xml:id="id2139" draw:id="id2139" draw:layer="layout" svg:width="0.67cm" svg:height="0.27cm" svg:x="10.664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91cm" svg:y1="11.014cm" svg:x2="10.664cm" svg:y2="11.594cm" draw:start-shape="id2136" draw:start-glue-point="2" draw:end-shape="id2139" draw:end-glue-point="3" svg:d="M10291 11014v580h373" svg:viewBox="0 0 374 581">
          <text:p/>
        </draw:connector>
        <draw:connector draw:style-name="gr279" draw:text-style-name="P139" draw:layer="layout" svg:x1="7.8cm" svg:y1="7.406cm" svg:x2="8.37cm" svg:y2="7.628cm" draw:start-shape="id2134" draw:start-glue-point="2" draw:end-shape="id2140" draw:end-glue-point="3" svg:d="M7800 7406v222h570" svg:viewBox="0 0 571 2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s</text:span><text:span text:style-name="T25"><text:line-break/></text:span><text:span text:style-name="T25"><text:line-break/></text:span><text:span text:style-name="T25">.f:has(.e .d:is(.b .c))</text:span></text:p>
          </draw:text-box>
        </draw:frame>
        <draw:custom-shape draw:style-name="gr500" draw:text-style-name="P100" xml:id="id2141" draw:id="id2141" draw:layer="layout" svg:width="0.67cm" svg:height="0.27cm" svg:x="9.955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42" draw:id="id2142" draw:layer="layout" svg:width="0.67cm" svg:height="0.271cm" svg:x="9.955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2143" draw:id="id2143" draw:layer="layout" svg:width="0.668cm" svg:height="0.271cm" svg:x="10.658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618cm" svg:y1="8.471cm" svg:x2="9.955cm" svg:y2="8.693cm" draw:start-shape="id2135" draw:start-glue-point="2" draw:end-shape="id2141" draw:end-glue-point="3" svg:d="M9618 8471v222h337" svg:viewBox="0 0 338 223">
          <text:p/>
        </draw:connector>
        <draw:connector draw:style-name="gr279" draw:text-style-name="P139" draw:layer="layout" svg:x1="9.618cm" svg:y1="8.471cm" svg:x2="9.955cm" svg:y2="9.048cm" draw:start-shape="id2135" draw:start-glue-point="2" draw:end-shape="id2142" draw:end-glue-point="3" svg:d="M9618 8471v577h337" svg:viewBox="0 0 338 578">
          <text:p/>
        </draw:connector>
        <draw:connector draw:style-name="gr279" draw:text-style-name="P139" draw:layer="layout" svg:x1="10.29cm" svg:y1="9.184cm" svg:x2="10.658cm" svg:y2="9.401cm" draw:start-shape="id2142" draw:start-glue-point="2" draw:end-shape="id2143" draw:end-glue-point="3" svg:d="M10290 9184v217h368" svg:viewBox="0 0 369 218">
          <text:p/>
        </draw:connector>
        <draw:custom-shape draw:style-name="gr500" draw:text-style-name="P100" xml:id="id2144" draw:id="id2144" draw:layer="layout" svg:width="0.67cm" svg:height="0.27cm" svg:x="10.663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0.29cm" svg:y1="9.184cm" svg:x2="10.663cm" svg:y2="9.764cm" draw:start-shape="id2142" draw:start-glue-point="2" draw:end-shape="id2144" draw:end-glue-point="3" svg:d="M10290 9184v580h373" svg:viewBox="0 0 374 581">
          <text:p/>
        </draw:connector>
        <draw:custom-shape draw:style-name="gr571" draw:text-style-name="P175" xml:id="id2151" draw:id="id2151" draw:layer="layout" svg:width="0.67cm" svg:height="0.271cm" svg:x="13.151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5" xml:id="id2147" draw:id="id2147" draw:layer="layout" svg:width="0.67cm" svg:height="0.271cm" svg:x="14.053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175" xml:id="id2157" draw:id="id2157" draw:layer="layout" svg:width="0.67cm" svg:height="0.27cm" svg:x="14.056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175" xml:id="id2146" draw:id="id2146" draw:layer="layout" svg:width="0.669cm" svg:height="0.27cm" svg:x="12.247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175" xml:id="id2150" draw:id="id2150" draw:layer="layout" svg:width="0.668cm" svg:height="0.268cm" svg:x="13.155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175" xml:id="id2152" draw:id="id2152" draw:layer="layout" svg:width="0.67cm" svg:height="0.27cm" svg:x="14.969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175" xml:id="id2148" draw:id="id2148" draw:layer="layout" svg:width="0.669cm" svg:height="0.27cm" svg:x="14.966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175" xml:id="id2149" draw:id="id2149" draw:layer="layout" svg:width="0.67cm" svg:height="0.27cm" svg:x="15.64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5" xml:id="id2153" draw:id="id2153" draw:layer="layout" svg:width="0.67cm" svg:height="0.271cm" svg:x="15.642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175" xml:id="id2154" draw:id="id2154" draw:layer="layout" svg:width="0.668cm" svg:height="0.271cm" svg:x="16.345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55" draw:id="id2155" draw:layer="layout" svg:width="0.669cm" svg:height="0.27cm" svg:x="12.243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687cm" svg:y1="5.989cm" svg:x2="12.247cm" svg:y2="6.562cm" draw:start-shape="id2145" draw:start-glue-point="2" draw:end-shape="id2146" draw:end-glue-point="3" svg:d="M11687 5989v573h560" svg:viewBox="0 0 561 574">
          <text:p/>
        </draw:connector>
        <draw:connector draw:style-name="gr279" draw:text-style-name="P139" draw:layer="layout" svg:x1="14.388cm" svg:y1="8.119cm" svg:x2="14.966cm" svg:y2="10.169cm" draw:start-shape="id2147" draw:start-glue-point="2" draw:end-shape="id2148" draw:end-glue-point="3" svg:d="M14388 8119v2050h578" svg:viewBox="0 0 579 2051">
          <text:p/>
        </draw:connector>
        <draw:connector draw:style-name="gr279" draw:text-style-name="P139" draw:layer="layout" svg:x1="15.3cm" svg:y1="10.304cm" svg:x2="15.642cm" svg:y2="10.523cm" draw:start-shape="id2148" draw:start-glue-point="2" draw:end-shape="id2149" draw:end-glue-point="3" svg:d="M15300 10304v219h342" svg:viewBox="0 0 343 220">
          <text:p/>
        </draw:connector>
        <draw:connector draw:style-name="gr279" draw:text-style-name="P139" draw:layer="layout" svg:x1="12.581cm" svg:y1="6.697cm" svg:x2="13.155cm" svg:y2="6.918cm" draw:start-shape="id2146" draw:start-glue-point="2" draw:end-shape="id2150" draw:end-glue-point="3" svg:d="M12581 6697v221h574" svg:viewBox="0 0 575 222">
          <text:p/>
        </draw:connector>
        <draw:connector draw:style-name="gr279" draw:text-style-name="P139" draw:layer="layout" svg:x1="13.486cm" svg:y1="7.406cm" svg:x2="14.053cm" svg:y2="7.983cm" draw:start-shape="id2151" draw:start-glue-point="2" draw:end-shape="id2147" draw:end-glue-point="3" svg:d="M13486 7406v577h567" svg:viewBox="0 0 568 578">
          <text:p/>
        </draw:connector>
        <draw:connector draw:style-name="gr279" draw:text-style-name="P139" draw:layer="layout" svg:x1="12.581cm" svg:y1="6.697cm" svg:x2="13.151cm" svg:y2="7.27cm" draw:start-shape="id2146" draw:start-glue-point="2" draw:end-shape="id2151" draw:end-glue-point="3" svg:d="M12581 6697v573h570" svg:viewBox="0 0 571 574">
          <text:p/>
        </draw:connector>
        <draw:connector draw:style-name="gr279" draw:text-style-name="P139" draw:layer="layout" svg:x1="14.388cm" svg:y1="8.119cm" svg:x2="14.969cm" svg:y2="8.336cm" draw:start-shape="id2147" draw:start-glue-point="2" draw:end-shape="id2152" draw:end-glue-point="3" svg:d="M14388 8119v217h581" svg:viewBox="0 0 582 218">
          <text:p/>
        </draw:connector>
        <draw:connector draw:style-name="gr279" draw:text-style-name="P139" draw:layer="layout" svg:x1="15.3cm" svg:y1="10.304cm" svg:x2="15.642cm" svg:y2="10.878cm" draw:start-shape="id2148" draw:start-glue-point="2" draw:end-shape="id2153" draw:end-glue-point="3" svg:d="M15300 10304v574h342" svg:viewBox="0 0 343 575">
          <text:p/>
        </draw:connector>
        <draw:connector draw:style-name="gr279" draw:text-style-name="P139" draw:layer="layout" svg:x1="15.977cm" svg:y1="11.014cm" svg:x2="16.345cm" svg:y2="11.231cm" draw:start-shape="id2153" draw:start-glue-point="2" draw:end-shape="id2154" draw:end-glue-point="3" svg:d="M15977 11014v217h368" svg:viewBox="0 0 369 218">
          <text:p/>
        </draw:connector>
        <draw:custom-shape draw:style-name="gr570" draw:text-style-name="P100" xml:id="id2145" draw:id="id2145" draw:layer="layout" svg:width="0.667cm" svg:height="0.27cm" svg:x="11.354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1.687cm" svg:y1="5.989cm" svg:x2="12.243cm" svg:y2="6.2cm" draw:start-shape="id2145" draw:start-glue-point="2" draw:end-shape="id2155" draw:end-glue-point="3" svg:d="M11687 5989v211h556" svg:viewBox="0 0 557 212">
          <text:p/>
        </draw:connector>
        <draw:custom-shape draw:style-name="gr572" draw:text-style-name="P175" xml:id="id2156" draw:id="id2156" draw:layer="layout" svg:width="0.67cm" svg:height="0.27cm" svg:x="16.35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977cm" svg:y1="11.014cm" svg:x2="16.35cm" svg:y2="11.594cm" draw:start-shape="id2153" draw:start-glue-point="2" draw:end-shape="id2156" draw:end-glue-point="3" svg:d="M15977 11014v580h373" svg:viewBox="0 0 374 581">
          <text:p/>
        </draw:connector>
        <draw:connector draw:style-name="gr279" draw:text-style-name="P139" draw:layer="layout" svg:x1="13.486cm" svg:y1="7.406cm" svg:x2="14.056cm" svg:y2="7.628cm" draw:start-shape="id2151" draw:start-glue-point="2" draw:end-shape="id2157" draw:end-glue-point="3" svg:d="M13486 7406v222h570" svg:viewBox="0 0 571 223">
          <text:p/>
        </draw:connector>
        <draw:custom-shape draw:style-name="gr572" draw:text-style-name="P175" xml:id="id2158" draw:id="id2158" draw:layer="layout" svg:width="0.67cm" svg:height="0.27cm" svg:x="15.64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5" xml:id="id2159" draw:id="id2159" draw:layer="layout" svg:width="0.67cm" svg:height="0.271cm" svg:x="15.641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175" xml:id="id2160" draw:id="id2160" draw:layer="layout" svg:width="0.668cm" svg:height="0.271cm" svg:x="16.344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304cm" svg:y1="8.471cm" svg:x2="15.641cm" svg:y2="8.693cm" draw:start-shape="id2152" draw:start-glue-point="2" draw:end-shape="id2158" draw:end-glue-point="3" svg:d="M15304 8471v222h337" svg:viewBox="0 0 338 223">
          <text:p/>
        </draw:connector>
        <draw:connector draw:style-name="gr279" draw:text-style-name="P139" draw:layer="layout" svg:x1="15.304cm" svg:y1="8.471cm" svg:x2="15.641cm" svg:y2="9.048cm" draw:start-shape="id2152" draw:start-glue-point="2" draw:end-shape="id2159" draw:end-glue-point="3" svg:d="M15304 8471v577h337" svg:viewBox="0 0 338 578">
          <text:p/>
        </draw:connector>
        <draw:connector draw:style-name="gr279" draw:text-style-name="P139" draw:layer="layout" svg:x1="15.976cm" svg:y1="9.184cm" svg:x2="16.344cm" svg:y2="9.401cm" draw:start-shape="id2159" draw:start-glue-point="2" draw:end-shape="id2160" draw:end-glue-point="3" svg:d="M15976 9184v217h368" svg:viewBox="0 0 369 218">
          <text:p/>
        </draw:connector>
        <draw:custom-shape draw:style-name="gr572" draw:text-style-name="P175" xml:id="id2161" draw:id="id2161" draw:layer="layout" svg:width="0.67cm" svg:height="0.27cm" svg:x="16.349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5.976cm" svg:y1="9.184cm" svg:x2="16.349cm" svg:y2="9.764cm" draw:start-shape="id2159" draw:start-glue-point="2" draw:end-shape="id2161" draw:end-glue-point="3" svg:d="M15976 9184v580h373" svg:viewBox="0 0 374 581">
          <text:p/>
        </draw:connector>
        <draw:custom-shape draw:style-name="gr437" draw:text-style-name="P149" xml:id="id2168" draw:id="id2168" draw:layer="layout" svg:width="0.67cm" svg:height="0.271cm" svg:x="18.834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102" xml:id="id2164" draw:id="id2164" draw:layer="layout" svg:width="0.67cm" svg:height="0.271cm" svg:x="19.736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2174" draw:id="id2174" draw:layer="layout" svg:width="0.67cm" svg:height="0.27cm" svg:x="19.739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49" xml:id="id2163" draw:id="id2163" draw:layer="layout" svg:width="0.669cm" svg:height="0.27cm" svg:x="17.93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149" xml:id="id2167" draw:id="id2167" draw:layer="layout" svg:width="0.668cm" svg:height="0.268cm" svg:x="18.838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2169" draw:id="id2169" draw:layer="layout" svg:width="0.67cm" svg:height="0.27cm" svg:x="20.652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49" xml:id="id2165" draw:id="id2165" draw:layer="layout" svg:width="0.669cm" svg:height="0.27cm" svg:x="20.649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49" xml:id="id2166" draw:id="id2166" draw:layer="layout" svg:width="0.67cm" svg:height="0.27cm" svg:x="21.32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102" xml:id="id2170" draw:id="id2170" draw:layer="layout" svg:width="0.67cm" svg:height="0.271cm" svg:x="21.325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149" xml:id="id2171" draw:id="id2171" draw:layer="layout" svg:width="0.668cm" svg:height="0.271cm" svg:x="22.028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49" xml:id="id2172" draw:id="id2172" draw:layer="layout" svg:width="0.669cm" svg:height="0.27cm" svg:x="17.926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0" draw:text-style-name="P176" draw:layer="layout" svg:x1="17.37cm" svg:y1="5.989cm" svg:x2="17.93cm" svg:y2="6.562cm" draw:start-shape="id2162" draw:start-glue-point="2" draw:end-shape="id2163" draw:end-glue-point="3" svg:d="M17370 5989v573h560" svg:viewBox="0 0 561 574">
          <text:p/>
        </draw:connector>
        <draw:connector draw:style-name="gr580" draw:text-style-name="P176" draw:layer="layout" svg:x1="20.071cm" svg:y1="8.119cm" svg:x2="20.649cm" svg:y2="10.169cm" draw:start-shape="id2164" draw:start-glue-point="2" draw:end-shape="id2165" draw:end-glue-point="3" svg:d="M20071 8119v2050h578" svg:viewBox="0 0 579 2051">
          <text:p/>
        </draw:connector>
        <draw:connector draw:style-name="gr580" draw:text-style-name="P176" draw:layer="layout" svg:x1="20.983cm" svg:y1="10.304cm" svg:x2="21.325cm" svg:y2="10.523cm" draw:start-shape="id2165" draw:start-glue-point="2" draw:end-shape="id2166" draw:end-glue-point="3" svg:d="M20983 10304v219h342" svg:viewBox="0 0 343 220">
          <text:p/>
        </draw:connector>
        <draw:connector draw:style-name="gr580" draw:text-style-name="P176" draw:layer="layout" svg:x1="18.264cm" svg:y1="6.697cm" svg:x2="18.838cm" svg:y2="6.918cm" draw:start-shape="id2163" draw:start-glue-point="2" draw:end-shape="id2167" draw:end-glue-point="3" svg:d="M18264 6697v221h574" svg:viewBox="0 0 575 222">
          <text:p/>
        </draw:connector>
        <draw:connector draw:style-name="gr580" draw:text-style-name="P176" draw:layer="layout" svg:x1="19.169cm" svg:y1="7.406cm" svg:x2="19.736cm" svg:y2="7.983cm" draw:start-shape="id2168" draw:start-glue-point="2" draw:end-shape="id2164" draw:end-glue-point="3" svg:d="M19169 7406v577h567" svg:viewBox="0 0 568 578">
          <text:p/>
        </draw:connector>
        <draw:connector draw:style-name="gr580" draw:text-style-name="P176" draw:layer="layout" svg:x1="18.264cm" svg:y1="6.697cm" svg:x2="18.834cm" svg:y2="7.27cm" draw:start-shape="id2163" draw:start-glue-point="2" draw:end-shape="id2168" draw:end-glue-point="3" svg:d="M18264 6697v573h570" svg:viewBox="0 0 571 574">
          <text:p/>
        </draw:connector>
        <draw:connector draw:style-name="gr580" draw:text-style-name="P176" draw:layer="layout" svg:x1="20.071cm" svg:y1="8.119cm" svg:x2="20.652cm" svg:y2="8.336cm" draw:start-shape="id2164" draw:start-glue-point="2" draw:end-shape="id2169" draw:end-glue-point="3" svg:d="M20071 8119v217h581" svg:viewBox="0 0 582 218">
          <text:p/>
        </draw:connector>
        <draw:connector draw:style-name="gr580" draw:text-style-name="P176" draw:layer="layout" svg:x1="20.983cm" svg:y1="10.304cm" svg:x2="21.325cm" svg:y2="10.878cm" draw:start-shape="id2165" draw:start-glue-point="2" draw:end-shape="id2170" draw:end-glue-point="3" svg:d="M20983 10304v574h342" svg:viewBox="0 0 343 575">
          <text:p/>
        </draw:connector>
        <draw:connector draw:style-name="gr580" draw:text-style-name="P176" draw:layer="layout" svg:x1="21.66cm" svg:y1="11.014cm" svg:x2="22.028cm" svg:y2="11.231cm" draw:start-shape="id2170" draw:start-glue-point="2" draw:end-shape="id2171" draw:end-glue-point="3" svg:d="M21660 11014v217h368" svg:viewBox="0 0 369 218">
          <text:p/>
        </draw:connector>
        <draw:custom-shape draw:style-name="gr581" draw:text-style-name="P102" xml:id="id2162" draw:id="id2162" draw:layer="layout" svg:width="0.667cm" svg:height="0.27cm" svg:x="17.037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0" draw:text-style-name="P176" draw:layer="layout" svg:x1="17.37cm" svg:y1="5.989cm" svg:x2="17.926cm" svg:y2="6.2cm" draw:start-shape="id2162" draw:start-glue-point="2" draw:end-shape="id2172" draw:end-glue-point="3" svg:d="M17370 5989v211h556" svg:viewBox="0 0 557 212">
          <text:p/>
        </draw:connector>
        <draw:custom-shape draw:style-name="gr434" draw:text-style-name="P149" xml:id="id2173" draw:id="id2173" draw:layer="layout" svg:width="0.67cm" svg:height="0.27cm" svg:x="22.033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0" draw:text-style-name="P176" draw:layer="layout" svg:x1="21.66cm" svg:y1="11.014cm" svg:x2="22.033cm" svg:y2="11.594cm" draw:start-shape="id2170" draw:start-glue-point="2" draw:end-shape="id2173" draw:end-glue-point="3" svg:d="M21660 11014v580h373" svg:viewBox="0 0 374 581">
          <text:p/>
        </draw:connector>
        <draw:connector draw:style-name="gr580" draw:text-style-name="P176" draw:layer="layout" svg:x1="19.169cm" svg:y1="7.406cm" svg:x2="19.739cm" svg:y2="7.628cm" draw:start-shape="id2168" draw:start-glue-point="2" draw:end-shape="id2174" draw:end-glue-point="3" svg:d="M19169 7406v222h570" svg:viewBox="0 0 571 223">
          <text:p/>
        </draw:connector>
        <draw:custom-shape draw:style-name="gr434" draw:text-style-name="P149" xml:id="id2175" draw:id="id2175" draw:layer="layout" svg:width="0.67cm" svg:height="0.27cm" svg:x="21.324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102" xml:id="id2176" draw:id="id2176" draw:layer="layout" svg:width="0.67cm" svg:height="0.271cm" svg:x="21.324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149" xml:id="id2177" draw:id="id2177" draw:layer="layout" svg:width="0.668cm" svg:height="0.271cm" svg:x="22.027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0" draw:text-style-name="P176" draw:layer="layout" svg:x1="20.987cm" svg:y1="8.471cm" svg:x2="21.324cm" svg:y2="8.693cm" draw:start-shape="id2169" draw:start-glue-point="2" draw:end-shape="id2175" draw:end-glue-point="3" svg:d="M20987 8471v222h337" svg:viewBox="0 0 338 223">
          <text:p/>
        </draw:connector>
        <draw:connector draw:style-name="gr580" draw:text-style-name="P176" draw:layer="layout" svg:x1="20.987cm" svg:y1="8.471cm" svg:x2="21.324cm" svg:y2="9.048cm" draw:start-shape="id2169" draw:start-glue-point="2" draw:end-shape="id2176" draw:end-glue-point="3" svg:d="M20987 8471v577h337" svg:viewBox="0 0 338 578">
          <text:p/>
        </draw:connector>
        <draw:connector draw:style-name="gr580" draw:text-style-name="P176" draw:layer="layout" svg:x1="21.659cm" svg:y1="9.184cm" svg:x2="22.027cm" svg:y2="9.401cm" draw:start-shape="id2176" draw:start-glue-point="2" draw:end-shape="id2177" draw:end-glue-point="3" svg:d="M21659 9184v217h368" svg:viewBox="0 0 369 218">
          <text:p/>
        </draw:connector>
        <draw:custom-shape draw:style-name="gr434" draw:text-style-name="P149" xml:id="id2178" draw:id="id2178" draw:layer="layout" svg:width="0.67cm" svg:height="0.27cm" svg:x="22.032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0" draw:text-style-name="P176" draw:layer="layout" svg:x1="21.659cm" svg:y1="9.184cm" svg:x2="22.032cm" svg:y2="9.764cm" draw:start-shape="id2176" draw:start-glue-point="2" draw:end-shape="id2178" draw:end-glue-point="3" svg:d="M21659 9184v580h373" svg:viewBox="0 0 374 581">
          <text:p/>
        </draw:connector>
        <draw:custom-shape draw:style-name="gr582" draw:text-style-name="P31" draw:layer="layout" svg:width="0.568cm" svg:height="0.568cm" svg:x="16.417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2" draw:text-style-name="P31" draw:layer="layout" svg:width="0.568cm" svg:height="0.568cm" svg:x="16.418cm" svg:y="1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2" draw:text-style-name="P31" draw:layer="layout" svg:width="0.568cm" svg:height="0.568cm" svg:x="13.186cm" svg:y="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14" draw:layer="layout" svg:width="0.538cm" svg:height="0.327cm" svg:x="11.739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7.84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5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draw:style-name="gr423" draw:text-style-name="P51" draw:layer="layout" svg:width="27.991cm" svg:height="2.541cm" svg:x="0cm" svg:y="0.254cm">
          <draw:text-box>
            <text:p text:style-name="P14"><text:span text:style-name="T3">Nesting of the Invalidation Direction</text:span><text:span text:style-name="T25"><text:line-break/></text:span><text:span text:style-name="T25"><text:line-break/></text:span><text:span text:style-name="T25">.d:has(:is(.b:has(.a) .c))</text:span></text:p>
          </draw:text-box>
        </draw:frame>
        <draw:custom-shape draw:style-name="gr583" draw:text-style-name="P72" draw:layer="layout" svg:width="4.873cm" svg:height="4.265cm" svg:x="14.418cm" svg:y="10.97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4" draw:text-style-name="P72" draw:layer="layout" svg:width="3.834cm" svg:height="3.314cm" svg:x="15.212cm" svg:y="11.677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5" draw:text-style-name="P71" draw:layer="layout" svg:width="1.684cm" svg:height="4.752cm" draw:transform="skewX (-0.000349065850398825) rotate (0.703367688553715) translate (8.679cm 10.597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00" xml:id="id2185" draw:id="id2185" draw:layer="layout" svg:width="0.67cm" svg:height="0.271cm" svg:x="5.629cm" svg:y="11.7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81" draw:id="id2181" draw:layer="layout" svg:width="0.67cm" svg:height="0.271cm" svg:x="6.33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91" draw:id="id2191" draw:layer="layout" svg:width="0.67cm" svg:height="0.27cm" svg:x="6.33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80" draw:id="id2180" draw:layer="layout" svg:width="0.669cm" svg:height="0.27cm" svg:x="4.925cm" svg:y="11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100" xml:id="id2184" draw:id="id2184" draw:layer="layout" svg:width="0.668cm" svg:height="0.268cm" svg:x="5.633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86" draw:id="id2186" draw:layer="layout" svg:width="0.67cm" svg:height="0.27cm" svg:x="7.047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140" xml:id="id2182" draw:id="id2182" draw:layer="layout" svg:width="0.669cm" svg:height="0.27cm" svg:x="7.044cm" svg:y="13.15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00" xml:id="id2183" draw:id="id2183" draw:layer="layout" svg:width="0.67cm" svg:height="0.27cm" svg:x="7.72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100" xml:id="id2187" draw:id="id2187" draw:layer="layout" svg:width="0.67cm" svg:height="0.271cm" svg:x="7.72cm" svg:y="13.8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2188" draw:id="id2188" draw:layer="layout" svg:width="0.668cm" svg:height="0.271cm" svg:x="8.423cm" svg:y="14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89" draw:id="id2189" draw:layer="layout" svg:width="0.669cm" svg:height="0.27cm" svg:x="4.921cm" svg:y="1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565cm" svg:y1="10.589cm" svg:x2="4.925cm" svg:y2="11.162cm" draw:start-shape="id2179" draw:start-glue-point="2" draw:end-shape="id2180" draw:end-glue-point="3" svg:d="M4565 10589v573h360" svg:viewBox="0 0 361 574">
          <text:p/>
        </draw:connector>
        <draw:connector draw:style-name="gr279" draw:text-style-name="P139" draw:layer="layout" svg:x1="6.666cm" svg:y1="12.719cm" svg:x2="7.044cm" svg:y2="13.29cm" draw:start-shape="id2181" draw:start-glue-point="2" draw:end-shape="id2182" draw:end-glue-point="3" svg:d="M6666 12719v571h378" svg:viewBox="0 0 379 572">
          <text:p/>
        </draw:connector>
        <draw:connector draw:style-name="gr279" draw:text-style-name="P139" draw:layer="layout" svg:x1="7.378cm" svg:y1="13.425cm" svg:x2="7.72cm" svg:y2="13.644cm" draw:start-shape="id2182" draw:start-glue-point="2" draw:end-shape="id2183" draw:end-glue-point="3" svg:d="M7378 13425v219h342" svg:viewBox="0 0 343 220">
          <text:p/>
        </draw:connector>
        <draw:connector draw:style-name="gr279" draw:text-style-name="P139" draw:layer="layout" svg:x1="5.259cm" svg:y1="11.297cm" svg:x2="5.633cm" svg:y2="11.518cm" draw:start-shape="id2180" draw:start-glue-point="2" draw:end-shape="id2184" draw:end-glue-point="3" svg:d="M5259 11297v221h374" svg:viewBox="0 0 375 222">
          <text:p/>
        </draw:connector>
        <draw:connector draw:style-name="gr279" draw:text-style-name="P139" draw:layer="layout" svg:x1="5.964cm" svg:y1="12.006cm" svg:x2="6.331cm" svg:y2="12.583cm" draw:start-shape="id2185" draw:start-glue-point="2" draw:end-shape="id2181" draw:end-glue-point="3" svg:d="M5964 12006v577h367" svg:viewBox="0 0 368 578">
          <text:p/>
        </draw:connector>
        <draw:connector draw:style-name="gr279" draw:text-style-name="P139" draw:layer="layout" svg:x1="5.259cm" svg:y1="11.297cm" svg:x2="5.629cm" svg:y2="11.87cm" draw:start-shape="id2180" draw:start-glue-point="2" draw:end-shape="id2185" draw:end-glue-point="3" svg:d="M5259 11297v573h370" svg:viewBox="0 0 371 574">
          <text:p/>
        </draw:connector>
        <draw:connector draw:style-name="gr279" draw:text-style-name="P139" draw:layer="layout" svg:x1="6.666cm" svg:y1="12.719cm" svg:x2="7.047cm" svg:y2="12.936cm" draw:start-shape="id2181" draw:start-glue-point="2" draw:end-shape="id2186" draw:end-glue-point="3" svg:d="M6666 12719v217h381" svg:viewBox="0 0 382 218">
          <text:p/>
        </draw:connector>
        <draw:connector draw:style-name="gr279" draw:text-style-name="P139" draw:layer="layout" svg:x1="7.378cm" svg:y1="13.425cm" svg:x2="7.72cm" svg:y2="13.999cm" draw:start-shape="id2182" draw:start-glue-point="2" draw:end-shape="id2187" draw:end-glue-point="3" svg:d="M7378 13425v574h342" svg:viewBox="0 0 343 575">
          <text:p/>
        </draw:connector>
        <draw:connector draw:style-name="gr279" draw:text-style-name="P139" draw:layer="layout" svg:x1="8.055cm" svg:y1="14.135cm" svg:x2="8.423cm" svg:y2="14.352cm" draw:start-shape="id2187" draw:start-glue-point="2" draw:end-shape="id2188" draw:end-glue-point="3" svg:d="M8055 14135v217h368" svg:viewBox="0 0 369 218">
          <text:p/>
        </draw:connector>
        <draw:custom-shape draw:style-name="gr570" draw:text-style-name="P100" xml:id="id2179" draw:id="id2179" draw:layer="layout" svg:width="0.667cm" svg:height="0.27cm" svg:x="4.232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4.565cm" svg:y1="10.589cm" svg:x2="4.921cm" svg:y2="10.8cm" draw:start-shape="id2179" draw:start-glue-point="2" draw:end-shape="id2189" draw:end-glue-point="3" svg:d="M4565 10589v211h356" svg:viewBox="0 0 357 212">
          <text:p/>
        </draw:connector>
        <draw:custom-shape draw:style-name="gr500" draw:text-style-name="P100" xml:id="id2190" draw:id="id2190" draw:layer="layout" svg:width="0.67cm" svg:height="0.27cm" svg:x="8.428cm" svg:y="14.5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8.055cm" svg:y1="14.135cm" svg:x2="8.428cm" svg:y2="14.715cm" draw:start-shape="id2187" draw:start-glue-point="2" draw:end-shape="id2190" draw:end-glue-point="3" svg:d="M8055 14135v580h373" svg:viewBox="0 0 374 581">
          <text:p/>
        </draw:connector>
        <draw:connector draw:style-name="gr279" draw:text-style-name="P139" draw:layer="layout" svg:x1="5.964cm" svg:y1="12.006cm" svg:x2="6.334cm" svg:y2="12.228cm" draw:start-shape="id2185" draw:start-glue-point="2" draw:end-shape="id2191" draw:end-glue-point="3" svg:d="M5964 12006v222h370" svg:viewBox="0 0 371 223">
          <text:p/>
        </draw:connector>
        <draw:custom-shape draw:style-name="gr586" draw:text-style-name="P177" xml:id="id2198" draw:id="id2198" draw:layer="layout" svg:width="0.671cm" svg:height="0.268cm" svg:x="10.524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7" draw:text-style-name="P177" xml:id="id2194" draw:id="id2194" draw:layer="layout" svg:width="0.667cm" svg:height="0.271cm" svg:x="11.228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8" draw:text-style-name="P177" xml:id="id2204" draw:id="id2204" draw:layer="layout" svg:width="0.669cm" svg:height="0.27cm" svg:x="11.23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9" draw:text-style-name="P177" xml:id="id2193" draw:id="id2193" draw:layer="layout" svg:width="0.671cm" svg:height="0.269cm" svg:x="9.82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0" draw:text-style-name="P177" xml:id="id2197" draw:id="id2197" draw:layer="layout" svg:width="0.668cm" svg:height="0.27cm" svg:x="10.528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8" draw:text-style-name="P177" xml:id="id2199" draw:id="id2199" draw:layer="layout" svg:width="0.669cm" svg:height="0.27cm" svg:x="11.943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1" draw:text-style-name="P177" xml:id="id2195" draw:id="id2195" draw:layer="layout" svg:width="0.668cm" svg:height="0.269cm" svg:x="11.939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2" draw:text-style-name="P100" xml:id="id2196" draw:id="id2196" draw:layer="layout" svg:width="0.668cm" svg:height="0.269cm" svg:x="12.617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2200" draw:id="id2200" draw:layer="layout" svg:width="0.668cm" svg:height="0.271cm" svg:x="12.617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3" draw:text-style-name="P100" xml:id="id2201" draw:id="id2201" draw:layer="layout" svg:width="0.668cm" svg:height="0.27cm" svg:x="13.318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8" draw:text-style-name="P177" xml:id="id2202" draw:id="id2202" draw:layer="layout" svg:width="0.669cm" svg:height="0.27cm" svg:x="9.817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461cm" svg:y1="10.59cm" svg:x2="9.82cm" svg:y2="11.163cm" draw:start-shape="id2192" draw:start-glue-point="2" draw:end-shape="id2193" draw:end-glue-point="3" svg:d="M9461 10590v573h359" svg:viewBox="0 0 360 574">
          <text:p/>
        </draw:connector>
        <draw:connector draw:style-name="gr279" draw:text-style-name="P139" draw:layer="layout" svg:x1="11.561cm" svg:y1="12.719cm" svg:x2="11.939cm" svg:y2="13.29cm" draw:start-shape="id2194" draw:start-glue-point="2" draw:end-shape="id2195" draw:end-glue-point="3" svg:d="M11561 12719v571h378" svg:viewBox="0 0 379 572">
          <text:p/>
        </draw:connector>
        <draw:connector draw:style-name="gr279" draw:text-style-name="P139" draw:layer="layout" svg:x1="12.273cm" svg:y1="13.425cm" svg:x2="12.617cm" svg:y2="13.644cm" draw:start-shape="id2195" draw:start-glue-point="2" draw:end-shape="id2196" draw:end-glue-point="3" svg:d="M12273 13425v219h344" svg:viewBox="0 0 345 220">
          <text:p/>
        </draw:connector>
        <draw:connector draw:style-name="gr279" draw:text-style-name="P139" draw:layer="layout" svg:x1="10.155cm" svg:y1="11.298cm" svg:x2="10.528cm" svg:y2="11.519cm" draw:start-shape="id2193" draw:start-glue-point="2" draw:end-shape="id2197" draw:end-glue-point="3" svg:d="M10155 11298v221h373" svg:viewBox="0 0 374 222">
          <text:p/>
        </draw:connector>
        <draw:connector draw:style-name="gr279" draw:text-style-name="P139" draw:layer="layout" svg:x1="10.859cm" svg:y1="12.006cm" svg:x2="11.228cm" svg:y2="12.583cm" draw:start-shape="id2198" draw:start-glue-point="2" draw:end-shape="id2194" draw:end-glue-point="3" svg:d="M10859 12006v577h369" svg:viewBox="0 0 370 578">
          <text:p/>
        </draw:connector>
        <draw:connector draw:style-name="gr279" draw:text-style-name="P139" draw:layer="layout" svg:x1="10.155cm" svg:y1="11.298cm" svg:x2="10.524cm" svg:y2="11.872cm" draw:start-shape="id2193" draw:start-glue-point="2" draw:end-shape="id2198" draw:end-glue-point="3" svg:d="M10155 11298v574h369" svg:viewBox="0 0 370 575">
          <text:p/>
        </draw:connector>
        <draw:connector draw:style-name="gr279" draw:text-style-name="P139" draw:layer="layout" svg:x1="11.561cm" svg:y1="12.719cm" svg:x2="11.943cm" svg:y2="12.937cm" draw:start-shape="id2194" draw:start-glue-point="2" draw:end-shape="id2199" draw:end-glue-point="3" svg:d="M11561 12719v218h382" svg:viewBox="0 0 383 219">
          <text:p/>
        </draw:connector>
        <draw:connector draw:style-name="gr279" draw:text-style-name="P139" draw:layer="layout" svg:x1="12.273cm" svg:y1="13.425cm" svg:x2="12.617cm" svg:y2="14cm" draw:start-shape="id2195" draw:start-glue-point="2" draw:end-shape="id2200" draw:end-glue-point="3" svg:d="M12273 13425v575h344" svg:viewBox="0 0 345 576">
          <text:p/>
        </draw:connector>
        <draw:connector draw:style-name="gr279" draw:text-style-name="P139" draw:layer="layout" svg:x1="12.951cm" svg:y1="14.136cm" svg:x2="13.318cm" svg:y2="14.353cm" draw:start-shape="id2200" draw:start-glue-point="2" draw:end-shape="id2201" draw:end-glue-point="3" svg:d="M12951 14136v217h367" svg:viewBox="0 0 368 218">
          <text:p/>
        </draw:connector>
        <draw:custom-shape draw:style-name="gr594" draw:text-style-name="P177" xml:id="id2192" draw:id="id2192" draw:layer="layout" svg:width="0.67cm" svg:height="0.271cm" svg:x="9.126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9.461cm" svg:y1="10.59cm" svg:x2="9.817cm" svg:y2="10.801cm" draw:start-shape="id2192" draw:start-glue-point="2" draw:end-shape="id2202" draw:end-glue-point="3" svg:d="M9461 10590v211h356" svg:viewBox="0 0 357 212">
          <text:p/>
        </draw:connector>
        <draw:custom-shape draw:style-name="gr595" draw:text-style-name="P100" xml:id="id2203" draw:id="id2203" draw:layer="layout" svg:width="0.669cm" svg:height="0.269cm" svg:x="13.324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2.951cm" svg:y1="14.136cm" svg:x2="13.324cm" svg:y2="14.715cm" draw:start-shape="id2200" draw:start-glue-point="2" draw:end-shape="id2203" draw:end-glue-point="3" svg:d="M12951 14136v579h373" svg:viewBox="0 0 374 580">
          <text:p/>
        </draw:connector>
        <draw:connector draw:style-name="gr279" draw:text-style-name="P139" draw:layer="layout" svg:x1="10.859cm" svg:y1="12.006cm" svg:x2="11.23cm" svg:y2="12.229cm" draw:start-shape="id2198" draw:start-glue-point="2" draw:end-shape="id2204" draw:end-glue-point="3" svg:d="M10859 12006v223h371" svg:viewBox="0 0 372 224">
          <text:p/>
        </draw:connector>
        <draw:custom-shape draw:style-name="gr261" draw:text-style-name="P14" draw:layer="layout" svg:width="0.538cm" svg:height="0.327cm" svg:x="6.984cm" svg:y="10.3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6" draw:text-style-name="P178" xml:id="id2211" draw:id="id2211" draw:layer="layout" svg:width="0.672cm" svg:height="0.268cm" svg:x="15.376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7" draw:text-style-name="P178" xml:id="id2207" draw:id="id2207" draw:layer="layout" svg:width="0.668cm" svg:height="0.271cm" svg:x="16.08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8" draw:text-style-name="P178" xml:id="id2217" draw:id="id2217" draw:layer="layout" svg:width="0.67cm" svg:height="0.27cm" svg:x="16.082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9" draw:text-style-name="P178" xml:id="id2206" draw:id="id2206" draw:layer="layout" svg:width="0.669cm" svg:height="0.269cm" svg:x="14.673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0" draw:text-style-name="P178" xml:id="id2210" draw:id="id2210" draw:layer="layout" svg:width="0.667cm" svg:height="0.27cm" svg:x="15.381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1" draw:text-style-name="P178" xml:id="id2212" draw:id="id2212" draw:layer="layout" svg:width="0.669cm" svg:height="0.27cm" svg:x="16.795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2" draw:text-style-name="P178" xml:id="id2208" draw:id="id2208" draw:layer="layout" svg:width="0.67cm" svg:height="0.269cm" svg:x="16.791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2" draw:text-style-name="P178" xml:id="id2209" draw:id="id2209" draw:layer="layout" svg:width="0.67cm" svg:height="0.269cm" svg:x="17.469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3" draw:text-style-name="P178" xml:id="id2213" draw:id="id2213" draw:layer="layout" svg:width="0.67cm" svg:height="0.271cm" svg:x="17.469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1" draw:text-style-name="P178" xml:id="id2214" draw:id="id2214" draw:layer="layout" svg:width="0.669cm" svg:height="0.27cm" svg:x="18.17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3" draw:text-style-name="P100" xml:id="id2215" draw:id="id2215" draw:layer="layout" svg:width="0.668cm" svg:height="0.27cm" svg:x="14.671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314cm" svg:y1="10.59cm" svg:x2="14.673cm" svg:y2="11.163cm" draw:start-shape="id2205" draw:start-glue-point="2" draw:end-shape="id2206" draw:end-glue-point="3" svg:d="M14314 10590v573h359" svg:viewBox="0 0 360 574">
          <text:p/>
        </draw:connector>
        <draw:connector draw:style-name="gr279" draw:text-style-name="P139" draw:layer="layout" svg:x1="16.415cm" svg:y1="12.719cm" svg:x2="16.791cm" svg:y2="13.29cm" draw:start-shape="id2207" draw:start-glue-point="2" draw:end-shape="id2208" draw:end-glue-point="3" svg:d="M16415 12719v571h376" svg:viewBox="0 0 377 572">
          <text:p/>
        </draw:connector>
        <draw:connector draw:style-name="gr279" draw:text-style-name="P139" draw:layer="layout" svg:x1="17.126cm" svg:y1="13.425cm" svg:x2="17.469cm" svg:y2="13.644cm" draw:start-shape="id2208" draw:start-glue-point="2" draw:end-shape="id2209" draw:end-glue-point="3" svg:d="M17126 13425v219h343" svg:viewBox="0 0 344 220">
          <text:p/>
        </draw:connector>
        <draw:connector draw:style-name="gr279" draw:text-style-name="P139" draw:layer="layout" svg:x1="15.007cm" svg:y1="11.298cm" svg:x2="15.381cm" svg:y2="11.519cm" draw:start-shape="id2206" draw:start-glue-point="2" draw:end-shape="id2210" draw:end-glue-point="3" svg:d="M15007 11298v221h374" svg:viewBox="0 0 375 222">
          <text:p/>
        </draw:connector>
        <draw:connector draw:style-name="gr279" draw:text-style-name="P139" draw:layer="layout" svg:x1="15.712cm" svg:y1="12.006cm" svg:x2="16.081cm" svg:y2="12.583cm" draw:start-shape="id2211" draw:start-glue-point="2" draw:end-shape="id2207" draw:end-glue-point="3" svg:d="M15712 12006v577h369" svg:viewBox="0 0 370 578">
          <text:p/>
        </draw:connector>
        <draw:connector draw:style-name="gr279" draw:text-style-name="P139" draw:layer="layout" svg:x1="15.007cm" svg:y1="11.298cm" svg:x2="15.376cm" svg:y2="11.872cm" draw:start-shape="id2206" draw:start-glue-point="2" draw:end-shape="id2211" draw:end-glue-point="3" svg:d="M15007 11298v574h369" svg:viewBox="0 0 370 575">
          <text:p/>
        </draw:connector>
        <draw:connector draw:style-name="gr279" draw:text-style-name="P139" draw:layer="layout" svg:x1="16.415cm" svg:y1="12.719cm" svg:x2="16.795cm" svg:y2="12.937cm" draw:start-shape="id2207" draw:start-glue-point="2" draw:end-shape="id2212" draw:end-glue-point="3" svg:d="M16415 12719v218h380" svg:viewBox="0 0 381 219">
          <text:p/>
        </draw:connector>
        <draw:connector draw:style-name="gr279" draw:text-style-name="P139" draw:layer="layout" svg:x1="17.126cm" svg:y1="13.425cm" svg:x2="17.469cm" svg:y2="14cm" draw:start-shape="id2208" draw:start-glue-point="2" draw:end-shape="id2213" draw:end-glue-point="3" svg:d="M17126 13425v575h343" svg:viewBox="0 0 344 576">
          <text:p/>
        </draw:connector>
        <draw:connector draw:style-name="gr279" draw:text-style-name="P139" draw:layer="layout" svg:x1="17.804cm" svg:y1="14.136cm" svg:x2="18.17cm" svg:y2="14.353cm" draw:start-shape="id2213" draw:start-glue-point="2" draw:end-shape="id2214" draw:end-glue-point="3" svg:d="M17804 14136v217h366" svg:viewBox="0 0 367 218">
          <text:p/>
        </draw:connector>
        <draw:custom-shape draw:style-name="gr604" draw:text-style-name="P100" xml:id="id2205" draw:id="id2205" draw:layer="layout" svg:width="0.666cm" svg:height="0.271cm" svg:x="13.98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4.314cm" svg:y1="10.59cm" svg:x2="14.671cm" svg:y2="10.801cm" draw:start-shape="id2205" draw:start-glue-point="2" draw:end-shape="id2215" draw:end-glue-point="3" svg:d="M14314 10590v211h357" svg:viewBox="0 0 358 212">
          <text:p/>
        </draw:connector>
        <draw:custom-shape draw:style-name="gr599" draw:text-style-name="P178" xml:id="id2216" draw:id="id2216" draw:layer="layout" svg:width="0.669cm" svg:height="0.269cm" svg:x="18.177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7.804cm" svg:y1="14.136cm" svg:x2="18.177cm" svg:y2="14.715cm" draw:start-shape="id2213" draw:start-glue-point="2" draw:end-shape="id2216" draw:end-glue-point="3" svg:d="M17804 14136v579h373" svg:viewBox="0 0 374 580">
          <text:p/>
        </draw:connector>
        <draw:connector draw:style-name="gr279" draw:text-style-name="P139" draw:layer="layout" svg:x1="15.712cm" svg:y1="12.006cm" svg:x2="16.082cm" svg:y2="12.229cm" draw:start-shape="id2211" draw:start-glue-point="2" draw:end-shape="id2217" draw:end-glue-point="3" svg:d="M15712 12006v223h370" svg:viewBox="0 0 371 224">
          <text:p/>
        </draw:connector>
        <draw:custom-shape draw:style-name="gr261" draw:text-style-name="P14" draw:layer="layout" svg:width="0.54cm" svg:height="0.327cm" svg:x="16.732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1.838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2" draw:text-style-name="P31" draw:layer="layout" svg:width="0.568cm" svg:height="0.568cm" svg:x="9.861cm" svg:y="1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5" draw:text-style-name="P31" draw:layer="layout" svg:width="0.569cm" svg:height="0.569cm" svg:x="10.571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6" draw:text-style-name="P31" draw:layer="layout" svg:width="0.567cm" svg:height="0.567cm" svg:x="15.447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7" draw:text-style-name="P71" draw:layer="layout" svg:width="1.33cm" svg:height="2.561cm" draw:transform="skewX (0.000349065850398827) rotate (0.703367688553715) translate (18.947cm 10.299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37" xml:id="id2224" draw:id="id2224" draw:layer="layout" svg:width="0.669cm" svg:height="0.27cm" svg:x="20.708cm" svg:y="11.76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8" draw:text-style-name="P137" xml:id="id2220" draw:id="id2220" draw:layer="layout" svg:width="0.669cm" svg:height="0.271cm" svg:x="21.41cm" svg:y="12.47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8" draw:text-style-name="P137" xml:id="id2230" draw:id="id2230" draw:layer="layout" svg:width="0.669cm" svg:height="0.271cm" svg:x="21.412cm" svg:y="1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4" draw:text-style-name="P177" xml:id="id2219" draw:id="id2219" draw:layer="layout" svg:width="0.67cm" svg:height="0.271cm" svg:x="20.004cm" svg:y="11.05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9" draw:text-style-name="P177" xml:id="id2223" draw:id="id2223" draw:layer="layout" svg:width="0.668cm" svg:height="0.272cm" svg:x="20.711cm" svg:y="11.40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0" draw:text-style-name="P137" xml:id="id2225" draw:id="id2225" draw:layer="layout" svg:width="0.668cm" svg:height="0.269cm" svg:x="22.126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7" xml:id="id2221" draw:id="id2221" draw:layer="layout" svg:width="0.67cm" svg:height="0.27cm" svg:x="22.122cm" svg:y="13.17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1" draw:text-style-name="P137" xml:id="id2222" draw:id="id2222" draw:layer="layout" svg:width="0.668cm" svg:height="0.27cm" svg:x="22.801cm" svg:y="1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2" draw:text-style-name="P137" xml:id="id2226" draw:id="id2226" draw:layer="layout" svg:width="0.668cm" svg:height="0.271cm" svg:x="22.801cm" svg:y="13.88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3" draw:text-style-name="P137" xml:id="id2227" draw:id="id2227" draw:layer="layout" svg:width="0.67cm" svg:height="0.268cm" svg:x="23.5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1" draw:text-style-name="P177" xml:id="id2228" draw:id="id2228" draw:layer="layout" svg:width="0.668cm" svg:height="0.269cm" svg:x="20.001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644cm" svg:y1="10.614cm" svg:x2="20.004cm" svg:y2="11.187cm" draw:start-shape="id2218" draw:start-glue-point="2" draw:end-shape="id2219" draw:end-glue-point="3" svg:d="M19644 10614v573h360" svg:viewBox="0 0 361 574">
          <text:p/>
        </draw:connector>
        <draw:connector draw:style-name="gr279" draw:text-style-name="P139" draw:layer="layout" svg:x1="21.744cm" svg:y1="12.743cm" svg:x2="22.122cm" svg:y2="13.314cm" draw:start-shape="id2220" draw:start-glue-point="2" draw:end-shape="id2221" draw:end-glue-point="3" svg:d="M21744 12743v571h378" svg:viewBox="0 0 379 572">
          <text:p/>
        </draw:connector>
        <draw:connector draw:style-name="gr279" draw:text-style-name="P139" draw:layer="layout" svg:x1="22.457cm" svg:y1="13.449cm" svg:x2="22.801cm" svg:y2="13.669cm" draw:start-shape="id2221" draw:start-glue-point="2" draw:end-shape="id2222" draw:end-glue-point="3" svg:d="M22457 13449v220h344" svg:viewBox="0 0 345 221">
          <text:p/>
        </draw:connector>
        <draw:connector draw:style-name="gr279" draw:text-style-name="P139" draw:layer="layout" svg:x1="20.339cm" svg:y1="11.323cm" svg:x2="20.711cm" svg:y2="11.542cm" draw:start-shape="id2219" draw:start-glue-point="2" draw:end-shape="id2223" draw:end-glue-point="3" svg:d="M20339 11323v219h372" svg:viewBox="0 0 373 220">
          <text:p/>
        </draw:connector>
        <draw:connector draw:style-name="gr279" draw:text-style-name="P139" draw:layer="layout" svg:x1="21.042cm" svg:y1="12.031cm" svg:x2="21.41cm" svg:y2="12.607cm" draw:start-shape="id2224" draw:start-glue-point="2" draw:end-shape="id2220" draw:end-glue-point="3" svg:d="M21042 12031v576h368" svg:viewBox="0 0 369 577">
          <text:p/>
        </draw:connector>
        <draw:connector draw:style-name="gr279" draw:text-style-name="P139" draw:layer="layout" svg:x1="20.339cm" svg:y1="11.323cm" svg:x2="20.708cm" svg:y2="11.896cm" draw:start-shape="id2219" draw:start-glue-point="2" draw:end-shape="id2224" draw:end-glue-point="3" svg:d="M20339 11323v573h369" svg:viewBox="0 0 370 574">
          <text:p/>
        </draw:connector>
        <draw:connector draw:style-name="gr279" draw:text-style-name="P139" draw:layer="layout" svg:x1="21.744cm" svg:y1="12.743cm" svg:x2="22.126cm" svg:y2="12.959cm" draw:start-shape="id2220" draw:start-glue-point="2" draw:end-shape="id2225" draw:end-glue-point="3" svg:d="M21744 12743v216h382" svg:viewBox="0 0 383 217">
          <text:p/>
        </draw:connector>
        <draw:connector draw:style-name="gr279" draw:text-style-name="P139" draw:layer="layout" svg:x1="22.457cm" svg:y1="13.449cm" svg:x2="22.801cm" svg:y2="14.023cm" draw:start-shape="id2221" draw:start-glue-point="2" draw:end-shape="id2226" draw:end-glue-point="3" svg:d="M22457 13449v574h344" svg:viewBox="0 0 345 575">
          <text:p/>
        </draw:connector>
        <draw:connector draw:style-name="gr279" draw:text-style-name="P139" draw:layer="layout" svg:x1="23.135cm" svg:y1="14.159cm" svg:x2="23.5cm" svg:y2="14.378cm" draw:start-shape="id2226" draw:start-glue-point="2" draw:end-shape="id2227" draw:end-glue-point="3" svg:d="M23135 14159v219h365" svg:viewBox="0 0 366 220">
          <text:p/>
        </draw:connector>
        <draw:custom-shape draw:style-name="gr614" draw:text-style-name="P138" xml:id="id2218" draw:id="id2218" draw:layer="layout" svg:width="0.667cm" svg:height="0.272cm" svg:x="19.311cm" svg:y="10.34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19.644cm" svg:y1="10.614cm" svg:x2="20.001cm" svg:y2="10.823cm" draw:start-shape="id2218" draw:start-glue-point="2" draw:end-shape="id2228" draw:end-glue-point="3" svg:d="M19644 10614v209h357" svg:viewBox="0 0 358 210">
          <text:p/>
        </draw:connector>
        <draw:custom-shape draw:style-name="gr419" draw:text-style-name="P100" xml:id="id2229" draw:id="id2229" draw:layer="layout" svg:width="0.669cm" svg:height="0.27cm" svg:x="23.508cm" svg:y="14.60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39" draw:layer="layout" svg:x1="23.135cm" svg:y1="14.159cm" svg:x2="23.508cm" svg:y2="14.739cm" draw:start-shape="id2226" draw:start-glue-point="2" draw:end-shape="id2229" draw:end-glue-point="3" svg:d="M23135 14159v580h373" svg:viewBox="0 0 374 581">
          <text:p/>
        </draw:connector>
        <draw:connector draw:style-name="gr279" draw:text-style-name="P139" draw:layer="layout" svg:x1="21.042cm" svg:y1="12.031cm" svg:x2="21.412cm" svg:y2="12.251cm" draw:start-shape="id2224" draw:start-glue-point="2" draw:end-shape="id2230" draw:end-glue-point="3" svg:d="M21042 12031v220h370" svg:viewBox="0 0 371 221">
          <text:p/>
        </draw:connector>
        <presentation:notes draw:style-name="dp2">
          <draw:page-thumbnail draw:style-name="gr33" draw:layer="layout" svg:width="18.624cm" svg:height="10.476cm" svg:x="1.482cm" svg:y="2.123cm" draw:page-number="52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23T00:47:38.850724863</dc:date>
    <meta:editing-duration>P11DT8H53M15S</meta:editing-duration>
    <meta:editing-cycles>1509</meta:editing-cycles>
    <meta:generator>LibreOffice/6.4.6.2$Linux_X86_64 LibreOffice_project/40$Build-2</meta:generator>
    <meta:document-statistic meta:object-count="5416"/>
  </office:meta>
</office:document-meta>
</file>